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text-align="center" style:justify-single-word="false"/>
      <style:text-properties fo:color="#0000ff" officeooo:rsid="0041616e" officeooo:paragraph-rsid="0041616e"/>
    </style:style>
    <style:style style:name="P2" style:family="paragraph" style:parent-style-name="Footer">
      <style:paragraph-properties fo:text-align="center" style:justify-single-word="false"/>
      <style:text-properties fo:color="#0000ff" fo:font-size="14pt" fo:font-weight="bold" officeooo:rsid="001b617f" officeooo:paragraph-rsid="001b617f" style:font-size-asian="14pt" style:font-weight-asian="bold" style:font-size-complex="14pt" style:font-weight-complex="bold"/>
    </style:style>
    <style:style style:name="P3" style:family="paragraph" style:parent-style-name="Footer">
      <style:paragraph-properties fo:text-align="center" style:justify-single-word="false"/>
      <style:text-properties fo:color="#0000ff" fo:font-weight="bold" style:font-weight-asian="bold" style:font-weight-complex="bold"/>
    </style:style>
    <style:style style:name="P4" style:family="paragraph" style:parent-style-name="Standard">
      <style:text-properties fo:color="#0000ff"/>
    </style:style>
    <style:style style:name="P5" style:family="paragraph" style:parent-style-name="Standard">
      <style:text-properties fo:color="#0000ff" style:font-name="Liberation Sans" fo:font-size="10pt" fo:font-weight="bold" officeooo:rsid="01f613cd" officeooo:paragraph-rsid="001b617f" style:font-size-asian="10pt" style:font-weight-asian="bold" style:font-size-complex="10pt" style:font-weight-complex="bold"/>
    </style:style>
    <style:style style:name="P6" style:family="paragraph" style:parent-style-name="Standard">
      <loext:graphic-properties draw:fill="none"/>
      <style:paragraph-properties fo:line-height="200%" fo:background-color="transparent"/>
      <style:text-properties fo:color="#0000ff" style:font-name="Liberation Sans" fo:font-size="10pt" fo:font-weight="bold" officeooo:rsid="01fd61e0" officeooo:paragraph-rsid="001b617f" style:font-size-asian="10pt" style:font-weight-asian="bold" style:font-size-complex="10pt" style:font-weight-complex="bold"/>
    </style:style>
    <style:style style:name="P7" style:family="paragraph" style:parent-style-name="Standard">
      <loext:graphic-properties draw:fill="none"/>
      <style:paragraph-properties fo:line-height="200%" fo:background-color="transparent"/>
      <style:text-properties fo:color="#0000ff" style:font-name="Liberation Sans" fo:font-size="10pt" fo:font-weight="bold" officeooo:rsid="003ebed6" officeooo:paragraph-rsid="003ebed6" style:font-size-asian="10pt" style:font-weight-asian="bold" style:font-size-complex="10pt" style:font-weight-complex="bold"/>
    </style:style>
    <style:style style:name="P8" style:family="paragraph" style:parent-style-name="Standard">
      <style:paragraph-properties fo:text-align="center" style:justify-single-word="false"/>
      <style:text-properties fo:color="#0000ff" style:font-name="Liberation Sans" fo:font-size="10pt" fo:font-weight="bold" officeooo:rsid="0036dca1" officeooo:paragraph-rsid="0036dca1" style:font-size-asian="10pt" style:font-weight-asian="bold" style:font-size-complex="10pt" style:font-weight-complex="bold"/>
    </style:style>
    <style:style style:name="P9" style:family="paragraph" style:parent-style-name="Standard">
      <style:paragraph-properties fo:text-align="start" style:justify-single-word="false"/>
      <style:text-properties fo:color="#0000ff" style:font-name="Liberation Sans" fo:font-size="10pt" fo:font-weight="bold" officeooo:rsid="0036dca1" officeooo:paragraph-rsid="0036dca1" style:font-size-asian="10pt" style:font-weight-asian="bold" style:font-size-complex="10pt" style:font-weight-complex="bold"/>
    </style:style>
    <style:style style:name="P10" style:family="paragraph" style:parent-style-name="Standard">
      <style:paragraph-properties fo:line-height="200%" fo:text-align="start" style:justify-single-word="false"/>
      <style:text-properties fo:color="#0000ff" style:font-name="Liberation Sans" fo:font-size="10pt" fo:font-weight="bold" officeooo:rsid="0036dca1" officeooo:paragraph-rsid="0036dca1" style:font-size-asian="10pt" style:font-weight-asian="bold" style:font-size-complex="10pt" style:font-weight-complex="bold"/>
    </style:style>
    <style:style style:name="P11" style:family="paragraph" style:parent-style-name="Standard">
      <loext:graphic-properties draw:fill="none"/>
      <style:paragraph-properties fo:line-height="200%" fo:background-color="transparent"/>
      <style:text-properties fo:color="#0000ff" style:font-name="Liberation Sans" fo:font-size="10pt" fo:font-weight="bold" officeooo:rsid="0036dca1" officeooo:paragraph-rsid="01451bd3" style:font-size-asian="10pt" style:font-weight-asian="bold" style:font-size-complex="10pt" style:font-weight-complex="bold"/>
    </style:style>
    <style:style style:name="P12" style:family="paragraph" style:parent-style-name="Standard">
      <style:paragraph-properties fo:line-height="115%" fo:text-align="justify" style:justify-single-word="false"/>
      <style:text-properties fo:color="#0000ff" style:font-name="Liberation Sans" fo:font-size="10pt" fo:font-weight="bold" officeooo:rsid="001743f2" officeooo:paragraph-rsid="001b617f" style:font-size-asian="10pt" style:font-weight-asian="bold" style:font-size-complex="10pt" style:font-weight-complex="bold"/>
    </style:style>
    <style:style style:name="P13" style:family="paragraph" style:parent-style-name="Standard">
      <loext:graphic-properties draw:fill="none"/>
      <style:paragraph-properties fo:line-height="200%" fo:background-color="transparent"/>
      <style:text-properties fo:color="#0000ff" style:font-name="Liberation Sans" fo:font-size="10pt" fo:font-weight="bold" officeooo:rsid="0160c213" officeooo:paragraph-rsid="0160c213" style:font-size-asian="10pt" style:font-weight-asian="bold" style:font-size-complex="10pt" style:font-weight-complex="bold"/>
    </style:style>
    <style:style style:name="P14" style:family="paragraph" style:parent-style-name="Standard">
      <style:paragraph-properties fo:line-height="115%" fo:text-align="justify" style:justify-single-word="false"/>
      <style:text-properties fo:color="#0000ff" style:font-name="Liberation Sans" fo:font-size="10pt" fo:font-weight="bold" officeooo:rsid="01892a8b" officeooo:paragraph-rsid="01718326" style:font-size-asian="10pt" style:font-weight-asian="bold" style:font-size-complex="10pt" style:font-weight-complex="bold"/>
    </style:style>
    <style:style style:name="P15" style:family="paragraph" style:parent-style-name="Standard">
      <style:paragraph-properties fo:text-align="center" style:justify-single-word="false"/>
      <style:text-properties fo:color="#0000ff" style:font-name="Liberation Sans" fo:font-size="10pt" fo:font-weight="bold" officeooo:rsid="01ff569e" officeooo:paragraph-rsid="001b617f" style:font-size-asian="10pt" style:font-weight-asian="bold" style:font-size-complex="10pt" style:font-weight-complex="bold"/>
    </style:style>
    <style:style style:name="P16" style:family="paragraph" style:parent-style-name="Standard">
      <style:text-properties fo:color="#0000ff" style:font-name="Liberation Sans" fo:font-size="10pt" fo:font-weight="normal" officeooo:rsid="01feeca5" officeooo:paragraph-rsid="001b617f" style:font-size-asian="10pt" style:font-weight-asian="normal" style:font-size-complex="10pt" style:font-weight-complex="normal"/>
    </style:style>
    <style:style style:name="P17" style:family="paragraph" style:parent-style-name="Standard">
      <style:paragraph-properties fo:line-height="200%"/>
      <style:text-properties fo:color="#0000ff" style:font-name="Liberation Sans" fo:font-size="10pt" fo:font-weight="normal" officeooo:rsid="01feeca5" officeooo:paragraph-rsid="001b617f" style:font-size-asian="10pt" style:font-weight-asian="normal" style:font-size-complex="10pt" style:font-weight-complex="normal"/>
    </style:style>
    <style:style style:name="P18" style:family="paragraph" style:parent-style-name="Standard">
      <style:text-properties fo:color="#0000ff" style:font-name="Liberation Sans" fo:font-size="10pt" fo:font-weight="normal" officeooo:rsid="01ff569e" officeooo:paragraph-rsid="001b617f" style:font-size-asian="10pt" style:font-weight-asian="normal" style:font-size-complex="10pt" style:font-weight-complex="normal"/>
    </style:style>
    <style:style style:name="P19" style:family="paragraph" style:parent-style-name="Standard">
      <style:paragraph-properties fo:line-height="115%" fo:text-align="justify" style:justify-single-word="false"/>
      <style:text-properties fo:color="#0000ff" style:font-name="Liberation Sans" fo:font-size="10pt" fo:font-weight="normal" officeooo:rsid="01ff569e" officeooo:paragraph-rsid="001b617f" style:font-size-asian="10pt" style:font-weight-asian="normal" style:font-size-complex="10pt" style:font-weight-complex="normal"/>
    </style:style>
    <style:style style:name="P20" style:family="paragraph" style:parent-style-name="Standard">
      <style:paragraph-properties fo:line-height="115%" fo:text-align="justify" style:justify-single-word="false"/>
      <style:text-properties fo:color="#0000ff" style:font-name="Liberation Sans" fo:font-size="10pt" fo:font-weight="normal" officeooo:rsid="0200ed6f" officeooo:paragraph-rsid="001b617f" style:font-size-asian="10pt" style:font-weight-asian="normal" style:font-size-complex="10pt" style:font-weight-complex="normal"/>
    </style:style>
    <style:style style:name="P21" style:family="paragraph" style:parent-style-name="Standard">
      <style:paragraph-properties fo:line-height="115%" fo:text-align="justify" style:justify-single-word="false"/>
      <style:text-properties fo:color="#0000ff" style:font-name="Liberation Sans" fo:font-size="10pt" fo:font-weight="normal" officeooo:rsid="00292877" officeooo:paragraph-rsid="01158d82" style:font-size-asian="10pt" style:font-weight-asian="normal" style:font-size-complex="10pt" style:font-weight-complex="normal"/>
    </style:style>
    <style:style style:name="P22" style:family="paragraph" style:parent-style-name="Standard">
      <style:paragraph-properties fo:line-height="115%" fo:text-align="justify" style:justify-single-word="false"/>
      <style:text-properties fo:color="#0000ff" style:font-name="Liberation Sans" fo:font-size="10pt" fo:font-weight="normal" officeooo:rsid="00292877" officeooo:paragraph-rsid="01271d68" style:font-size-asian="10pt" style:font-weight-asian="normal" style:font-size-complex="10pt" style:font-weight-complex="normal"/>
    </style:style>
    <style:style style:name="P23" style:family="paragraph" style:parent-style-name="Standard">
      <style:paragraph-properties fo:line-height="115%" fo:text-align="justify" style:justify-single-word="false"/>
      <style:text-properties fo:color="#0000ff" style:font-name="Liberation Sans" fo:font-size="10pt" fo:font-weight="normal" officeooo:rsid="002c6567" officeooo:paragraph-rsid="01271d68" style:font-size-asian="10pt" style:font-weight-asian="normal" style:font-size-complex="10pt" style:font-weight-complex="normal"/>
    </style:style>
    <style:style style:name="P24" style:family="paragraph" style:parent-style-name="Standard">
      <style:paragraph-properties fo:line-height="115%" fo:text-align="center" style:justify-single-word="false"/>
      <style:text-properties fo:color="#0000ff" style:font-name="Liberation Sans" fo:font-size="10pt" fo:font-weight="normal" officeooo:rsid="01a4beef" officeooo:paragraph-rsid="01706e73" style:font-size-asian="10pt" style:font-weight-asian="normal" style:font-size-complex="10pt" style:font-weight-complex="normal"/>
    </style:style>
    <style:style style:name="P25" style:family="paragraph" style:parent-style-name="Standard">
      <style:paragraph-properties fo:line-height="115%" fo:text-align="justify" style:justify-single-word="false"/>
      <style:text-properties fo:color="#0000ff" style:font-name="Liberation Sans" fo:font-size="10pt" fo:font-weight="normal" officeooo:rsid="01a4beef" officeooo:paragraph-rsid="01706e73" style:font-size-asian="10pt" style:font-weight-asian="normal" style:font-size-complex="10pt" style:font-weight-complex="normal"/>
    </style:style>
    <style:style style:name="P26" style:family="paragraph" style:parent-style-name="Standard">
      <style:paragraph-properties fo:line-height="115%" fo:text-align="justify" style:justify-single-word="false"/>
      <style:text-properties fo:color="#0000ff" style:font-name="Liberation Sans" fo:font-size="10pt" fo:font-weight="normal" officeooo:rsid="00215d5f" officeooo:paragraph-rsid="001b617f" style:font-size-asian="10pt" style:font-weight-asian="normal" style:font-size-complex="10pt" style:font-weight-complex="normal"/>
    </style:style>
    <style:style style:name="P27" style:family="paragraph" style:parent-style-name="Standard">
      <style:paragraph-properties fo:line-height="115%" fo:text-align="justify" style:justify-single-word="false"/>
      <style:text-properties fo:color="#0000ff" style:font-name="Liberation Sans" fo:font-size="10pt" fo:font-weight="normal" officeooo:rsid="0164a4b1" officeooo:paragraph-rsid="018246b6" style:font-size-asian="10pt" style:font-weight-asian="normal" style:font-size-complex="10pt" style:font-weight-complex="normal"/>
    </style:style>
    <style:style style:name="P28" style:family="paragraph" style:parent-style-name="Standard">
      <style:paragraph-properties fo:line-height="115%"/>
      <style:text-properties fo:color="#0000ff" style:font-name="Liberation Sans" fo:font-size="10pt" fo:font-weight="normal" officeooo:rsid="0164a4b1" officeooo:paragraph-rsid="018246b6" style:font-size-asian="10pt" style:font-weight-asian="normal" style:font-size-complex="10pt" style:font-weight-complex="normal"/>
    </style:style>
    <style:style style:name="P29" style:family="paragraph" style:parent-style-name="Standard">
      <style:paragraph-properties fo:line-height="115%" fo:text-align="justify" style:justify-single-word="false"/>
      <style:text-properties fo:color="#0000ff" style:font-name="Liberation Sans" fo:font-size="10pt" fo:font-weight="normal" officeooo:rsid="00e23fa6" officeooo:paragraph-rsid="01e4ef70" style:font-size-asian="10pt" style:font-weight-asian="normal" style:font-size-complex="10pt" style:font-weight-complex="normal"/>
    </style:style>
    <style:style style:name="P30" style:family="paragraph" style:parent-style-name="Standard">
      <style:paragraph-properties fo:line-height="115%" fo:text-align="justify" style:justify-single-word="false"/>
      <style:text-properties fo:color="#0000ff" style:font-name="Liberation Sans" fo:font-size="10pt" fo:font-weight="normal" officeooo:rsid="0027f3ab" officeooo:paragraph-rsid="00389e59" style:font-size-asian="10pt" style:font-weight-asian="normal" style:font-size-complex="10pt" style:font-weight-complex="normal"/>
    </style:style>
    <style:style style:name="P31" style:family="paragraph" style:parent-style-name="Standard">
      <style:paragraph-properties fo:line-height="115%" fo:text-align="justify" style:justify-single-word="false"/>
      <style:text-properties fo:color="#0000ff" style:font-name="Liberation Sans" fo:font-size="10pt" fo:font-weight="normal" officeooo:rsid="0149d439" officeooo:paragraph-rsid="01f0a472" style:font-size-asian="10pt" style:font-weight-asian="normal" style:font-size-complex="10pt" style:font-weight-complex="normal"/>
    </style:style>
    <style:style style:name="P32" style:family="paragraph" style:parent-style-name="Standard">
      <style:paragraph-properties fo:line-height="115%" fo:text-align="justify" style:justify-single-word="false"/>
      <style:text-properties fo:color="#0000ff" style:font-name="Liberation Sans" fo:font-size="10pt" officeooo:rsid="008c404d" officeooo:paragraph-rsid="008c404d" style:font-size-asian="10pt" style:font-size-complex="10pt"/>
    </style:style>
    <style:style style:name="P33" style:family="paragraph" style:parent-style-name="Standard">
      <style:paragraph-properties fo:line-height="115%" fo:text-align="center" style:justify-single-word="false"/>
      <style:text-properties fo:color="#0000ff" style:font-name="Liberation Sans" fo:font-size="10pt" officeooo:rsid="008c404d" officeooo:paragraph-rsid="0152e678" style:font-size-asian="10pt" style:font-size-complex="10pt"/>
    </style:style>
    <style:style style:name="P34" style:family="paragraph" style:parent-style-name="Standard">
      <style:paragraph-properties fo:line-height="115%" fo:text-align="justify" style:justify-single-word="false"/>
      <style:text-properties fo:color="#0000ff" style:font-name="Liberation Sans" fo:font-size="10pt" officeooo:rsid="00942dd0" officeooo:paragraph-rsid="00942dd0" style:font-size-asian="10pt" style:font-size-complex="10pt"/>
    </style:style>
    <style:style style:name="P35" style:family="paragraph" style:parent-style-name="Standard">
      <style:paragraph-properties fo:line-height="115%" fo:text-align="center" style:justify-single-word="false"/>
      <style:text-properties fo:color="#0000ff" style:font-name="Liberation Sans" fo:font-size="10pt" officeooo:rsid="00942dd0" officeooo:paragraph-rsid="015323bd" style:font-size-asian="10pt" style:font-size-complex="10pt"/>
    </style:style>
    <style:style style:name="P36" style:family="paragraph" style:parent-style-name="Standard">
      <style:paragraph-properties fo:line-height="115%" fo:text-align="justify" style:justify-single-word="false"/>
      <style:text-properties fo:color="#0000ff" style:font-name="Liberation Sans" fo:font-size="10pt" officeooo:rsid="00c651d4" officeooo:paragraph-rsid="00c651d4" style:font-size-asian="10pt" style:font-size-complex="10pt"/>
    </style:style>
    <style:style style:name="P37" style:family="paragraph" style:parent-style-name="Standard">
      <style:paragraph-properties fo:line-height="115%" fo:text-align="center" style:justify-single-word="false"/>
      <style:text-properties fo:color="#0000ff" style:font-name="Liberation Sans" fo:font-size="10pt" officeooo:rsid="00c651d4" officeooo:paragraph-rsid="0155189c" style:font-size-asian="10pt" style:font-size-complex="10pt"/>
    </style:style>
    <style:style style:name="P38" style:family="paragraph" style:parent-style-name="Standard">
      <style:paragraph-properties fo:line-height="115%" fo:text-align="justify" style:justify-single-word="false"/>
      <style:text-properties fo:color="#0000ff" style:font-name="Liberation Sans" fo:font-size="10pt" officeooo:paragraph-rsid="01177ff9" style:font-size-asian="10pt" style:font-size-complex="10pt"/>
    </style:style>
    <style:style style:name="P39" style:family="paragraph" style:parent-style-name="Standard">
      <style:paragraph-properties fo:line-height="115%" fo:text-align="justify" style:justify-single-word="false"/>
      <style:text-properties fo:color="#0000ff" style:font-name="Liberation Sans" fo:font-size="10pt" officeooo:paragraph-rsid="001b617f" style:font-size-asian="10pt" style:font-size-complex="10pt"/>
    </style:style>
    <style:style style:name="P40" style:family="paragraph" style:parent-style-name="Standard">
      <style:paragraph-properties fo:line-height="115%" fo:text-align="justify" style:justify-single-word="false"/>
      <style:text-properties fo:color="#0000ff" style:font-name="Liberation Sans" fo:font-size="10pt" officeooo:paragraph-rsid="002696fd" style:font-size-asian="10pt" style:font-size-complex="10pt"/>
    </style:style>
    <style:style style:name="P41" style:family="paragraph" style:parent-style-name="Standard">
      <style:paragraph-properties fo:line-height="115%" fo:text-align="justify" style:justify-single-word="false"/>
      <style:text-properties fo:color="#0000ff" style:font-name="Liberation Sans" fo:font-size="10pt" officeooo:paragraph-rsid="01271d68" style:font-size-asian="10pt" style:font-size-complex="10pt"/>
    </style:style>
    <style:style style:name="P42" style:family="paragraph" style:parent-style-name="Standard">
      <style:paragraph-properties fo:line-height="115%" fo:text-align="justify" style:justify-single-word="false"/>
      <style:text-properties fo:color="#0000ff" style:font-name="Liberation Sans" fo:font-size="10pt" officeooo:paragraph-rsid="01706e73" style:font-size-asian="10pt" style:font-size-complex="10pt"/>
    </style:style>
    <style:style style:name="P43" style:family="paragraph" style:parent-style-name="Standard">
      <style:paragraph-properties fo:line-height="115%"/>
      <style:text-properties fo:color="#0000ff" style:font-name="Liberation Sans" fo:font-size="10pt" officeooo:paragraph-rsid="001b617f" style:font-size-asian="10pt" style:font-size-complex="10pt"/>
    </style:style>
    <style:style style:name="P44" style:family="paragraph" style:parent-style-name="Standard">
      <style:paragraph-properties fo:line-height="115%" fo:text-align="justify" style:justify-single-word="false"/>
      <style:text-properties fo:color="#0000ff" style:font-name="Liberation Sans" fo:font-size="10pt" officeooo:rsid="001d36b3" officeooo:paragraph-rsid="001b617f" style:font-size-asian="10pt" style:font-size-complex="10pt"/>
    </style:style>
    <style:style style:name="P45" style:family="paragraph" style:parent-style-name="Standard">
      <style:paragraph-properties fo:line-height="115%" fo:text-align="justify" style:justify-single-word="false"/>
      <style:text-properties fo:color="#0000ff" style:font-name="Liberation Sans" fo:font-size="10pt" officeooo:rsid="001d36b3" officeooo:paragraph-rsid="01646f9f" style:font-size-asian="10pt" style:font-size-complex="10pt"/>
    </style:style>
    <style:style style:name="P46" style:family="paragraph" style:parent-style-name="Standard">
      <style:paragraph-properties fo:line-height="115%" fo:text-align="justify" style:justify-single-word="false"/>
      <style:text-properties fo:color="#0000ff" style:font-name="Liberation Sans" fo:font-size="10pt" officeooo:rsid="002006fd" officeooo:paragraph-rsid="001b617f" style:font-size-asian="10pt" style:font-size-complex="10pt"/>
    </style:style>
    <style:style style:name="P47" style:family="paragraph" style:parent-style-name="Standard">
      <style:paragraph-properties fo:line-height="115%" fo:text-align="justify" style:justify-single-word="false"/>
      <style:text-properties fo:color="#0000ff" style:font-name="Liberation Sans" fo:font-size="10pt" officeooo:rsid="001278ea" officeooo:paragraph-rsid="001b617f" style:font-size-asian="10pt" style:font-size-complex="10pt"/>
    </style:style>
    <style:style style:name="P48" style:family="paragraph" style:parent-style-name="Standard">
      <style:paragraph-properties fo:line-height="115%" fo:text-align="justify" style:justify-single-word="false"/>
      <style:text-properties fo:color="#0000ff" style:font-name="Liberation Sans" fo:font-size="10pt" officeooo:rsid="001278ea" officeooo:paragraph-rsid="01271d68" style:font-size-asian="10pt" style:font-size-complex="10pt"/>
    </style:style>
    <style:style style:name="P49" style:family="paragraph" style:parent-style-name="Standard">
      <style:paragraph-properties fo:line-height="115%" fo:text-align="justify" style:justify-single-word="false"/>
      <style:text-properties fo:color="#0000ff" style:font-name="Liberation Sans" fo:font-size="10pt" officeooo:rsid="0015bf39" officeooo:paragraph-rsid="001b617f" style:font-size-asian="10pt" style:font-size-complex="10pt"/>
    </style:style>
    <style:style style:name="P50" style:family="paragraph" style:parent-style-name="Standard">
      <style:paragraph-properties fo:line-height="115%" fo:text-align="justify" style:justify-single-word="false"/>
      <style:text-properties fo:color="#0000ff" style:font-name="Liberation Sans" fo:font-size="10pt" officeooo:rsid="001743f2" officeooo:paragraph-rsid="001b617f" style:font-size-asian="10pt" style:font-size-complex="10pt"/>
    </style:style>
    <style:style style:name="P51" style:family="paragraph" style:parent-style-name="Standard">
      <style:paragraph-properties fo:line-height="115%" fo:text-align="justify" style:justify-single-word="false"/>
      <style:text-properties fo:color="#0000ff" style:font-name="Liberation Sans" fo:font-size="10pt" officeooo:rsid="00b6b6e6" officeooo:paragraph-rsid="001b617f" style:font-size-asian="10pt" style:font-size-complex="10pt"/>
    </style:style>
    <style:style style:name="P52" style:family="paragraph" style:parent-style-name="Standard">
      <style:paragraph-properties fo:line-height="115%" fo:text-align="justify" style:justify-single-word="false"/>
      <style:text-properties fo:color="#0000ff" style:font-name="Liberation Sans" fo:font-size="10pt" officeooo:rsid="0037ae36" officeooo:paragraph-rsid="001b617f" style:font-size-asian="10pt" style:font-size-complex="10pt"/>
    </style:style>
    <style:style style:name="P53" style:family="paragraph" style:parent-style-name="Standard">
      <style:paragraph-properties fo:line-height="115%" fo:text-align="justify" style:justify-single-word="false"/>
      <style:text-properties fo:color="#0000ff" style:font-name="Liberation Sans" fo:font-size="10pt" officeooo:rsid="0037ae36" officeooo:paragraph-rsid="012aec7b" style:font-size-asian="10pt" style:font-size-complex="10pt"/>
    </style:style>
    <style:style style:name="P54" style:family="paragraph" style:parent-style-name="Standard">
      <style:paragraph-properties fo:line-height="115%" fo:text-align="justify" style:justify-single-word="false"/>
      <style:text-properties fo:color="#0000ff" style:font-name="Liberation Sans" fo:font-size="10pt" officeooo:rsid="0027517d" officeooo:paragraph-rsid="001b617f" style:font-size-asian="10pt" style:font-size-complex="10pt"/>
    </style:style>
    <style:style style:name="P55" style:family="paragraph" style:parent-style-name="Standard">
      <style:paragraph-properties fo:line-height="115%" fo:text-align="justify" style:justify-single-word="false"/>
      <style:text-properties fo:color="#0000ff" style:font-name="Liberation Sans" fo:font-size="10pt" officeooo:rsid="0029af86" officeooo:paragraph-rsid="001b617f" style:font-size-asian="10pt" style:font-size-complex="10pt"/>
    </style:style>
    <style:style style:name="P56" style:family="paragraph" style:parent-style-name="Standard">
      <style:paragraph-properties fo:line-height="115%" fo:text-align="justify" style:justify-single-word="false"/>
      <style:text-properties fo:color="#0000ff" style:font-name="Liberation Sans" fo:font-size="10pt" officeooo:rsid="002a53de" officeooo:paragraph-rsid="001b617f" style:font-size-asian="10pt" style:font-size-complex="10pt"/>
    </style:style>
    <style:style style:name="P57" style:family="paragraph" style:parent-style-name="Standard">
      <style:paragraph-properties fo:line-height="115%" fo:text-align="justify" style:justify-single-word="false"/>
      <style:text-properties fo:color="#0000ff" style:font-name="Liberation Sans" fo:font-size="10pt" officeooo:rsid="002d21c0" officeooo:paragraph-rsid="001b617f" style:font-size-asian="10pt" style:font-size-complex="10pt"/>
    </style:style>
    <style:style style:name="P58" style:family="paragraph" style:parent-style-name="Standard">
      <style:paragraph-properties fo:line-height="115%" fo:text-align="justify" style:justify-single-word="false"/>
      <style:text-properties fo:color="#0000ff" style:font-name="Liberation Sans" fo:font-size="10pt" officeooo:rsid="00597211" officeooo:paragraph-rsid="012c538e" style:font-size-asian="10pt" style:font-size-complex="10pt"/>
    </style:style>
    <style:style style:name="P59" style:family="paragraph" style:parent-style-name="Standard">
      <style:paragraph-properties fo:line-height="115%" fo:text-align="justify" style:justify-single-word="false"/>
      <style:text-properties fo:color="#0000ff" style:font-name="Liberation Sans" fo:font-size="10pt" officeooo:rsid="006393bb" officeooo:paragraph-rsid="012c538e" style:font-size-asian="10pt" style:font-size-complex="10pt"/>
    </style:style>
    <style:style style:name="P60" style:family="paragraph" style:parent-style-name="Standard">
      <style:paragraph-properties fo:line-height="115%" fo:text-align="justify" style:justify-single-word="false"/>
      <style:text-properties fo:color="#0000ff" style:font-name="Liberation Sans" fo:font-size="10pt" officeooo:rsid="006393bb" officeooo:paragraph-rsid="001b617f" style:font-size-asian="10pt" style:font-size-complex="10pt"/>
    </style:style>
    <style:style style:name="P61" style:family="paragraph" style:parent-style-name="Standard">
      <style:paragraph-properties fo:line-height="115%" fo:text-align="justify" style:justify-single-word="false"/>
      <style:text-properties fo:color="#0000ff" style:font-name="Liberation Sans" fo:font-size="10pt" officeooo:rsid="00662709" officeooo:paragraph-rsid="012c9fe7" style:font-size-asian="10pt" style:font-size-complex="10pt"/>
    </style:style>
    <style:style style:name="P62" style:family="paragraph" style:parent-style-name="Standard">
      <style:paragraph-properties fo:line-height="115%" fo:text-align="justify" style:justify-single-word="false"/>
      <style:text-properties fo:color="#0000ff" style:font-name="Liberation Sans" fo:font-size="10pt" officeooo:rsid="0063bc11" officeooo:paragraph-rsid="001b617f" style:font-size-asian="10pt" style:font-size-complex="10pt"/>
    </style:style>
    <style:style style:name="P63" style:family="paragraph" style:parent-style-name="Standard">
      <style:paragraph-properties fo:line-height="115%"/>
      <style:text-properties fo:color="#0000ff" style:font-name="Liberation Sans" fo:font-size="10pt" officeooo:rsid="0063bc11" officeooo:paragraph-rsid="001b617f" style:font-size-asian="10pt" style:font-size-complex="10pt"/>
    </style:style>
    <style:style style:name="P64" style:family="paragraph" style:parent-style-name="Standard">
      <style:paragraph-properties fo:line-height="115%" fo:text-align="justify" style:justify-single-word="false"/>
      <style:text-properties fo:color="#0000ff" style:font-name="Liberation Sans" fo:font-size="10pt" officeooo:rsid="007b9d0b" officeooo:paragraph-rsid="001b617f" style:font-size-asian="10pt" style:font-size-complex="10pt"/>
    </style:style>
    <style:style style:name="P65" style:family="paragraph" style:parent-style-name="Standard">
      <style:paragraph-properties fo:line-height="115%" fo:text-align="justify" style:justify-single-word="false"/>
      <style:text-properties fo:color="#0000ff" style:font-name="Liberation Sans" fo:font-size="10pt" officeooo:rsid="007d9ee4" officeooo:paragraph-rsid="001b617f" style:font-size-asian="10pt" style:font-size-complex="10pt"/>
    </style:style>
    <style:style style:name="P66" style:family="paragraph" style:parent-style-name="Standard">
      <style:paragraph-properties fo:line-height="115%" fo:text-align="justify" style:justify-single-word="false"/>
      <style:text-properties fo:color="#0000ff" style:font-name="Liberation Sans" fo:font-size="10pt" officeooo:rsid="00811e4f" officeooo:paragraph-rsid="001b617f" style:font-size-asian="10pt" style:font-size-complex="10pt"/>
    </style:style>
    <style:style style:name="P67" style:family="paragraph" style:parent-style-name="Standard">
      <style:paragraph-properties fo:line-height="115%" fo:text-align="justify" style:justify-single-word="false"/>
      <style:text-properties fo:color="#0000ff" style:font-name="Liberation Sans" fo:font-size="10pt" officeooo:rsid="0081bacc" officeooo:paragraph-rsid="001b617f" style:font-size-asian="10pt" style:font-size-complex="10pt"/>
    </style:style>
    <style:style style:name="P68" style:family="paragraph" style:parent-style-name="Standard">
      <style:paragraph-properties fo:line-height="115%" fo:text-align="justify" style:justify-single-word="false"/>
      <style:text-properties fo:color="#0000ff" style:font-name="Liberation Sans" fo:font-size="10pt" officeooo:rsid="0087983c" officeooo:paragraph-rsid="001b617f" style:font-size-asian="10pt" style:font-size-complex="10pt"/>
    </style:style>
    <style:style style:name="P69" style:family="paragraph" style:parent-style-name="Standard">
      <style:paragraph-properties fo:line-height="115%" fo:text-align="justify" style:justify-single-word="false"/>
      <style:text-properties fo:color="#0000ff" style:font-name="Liberation Sans" fo:font-size="10pt" officeooo:rsid="0087983c" officeooo:paragraph-rsid="0133578c" style:font-size-asian="10pt" style:font-size-complex="10pt"/>
    </style:style>
    <style:style style:name="P70" style:family="paragraph" style:parent-style-name="Standard">
      <style:paragraph-properties fo:line-height="115%"/>
      <style:text-properties fo:color="#0000ff" style:font-name="Liberation Sans" fo:font-size="10pt" officeooo:rsid="0087983c" officeooo:paragraph-rsid="001b617f" style:font-size-asian="10pt" style:font-size-complex="10pt"/>
    </style:style>
    <style:style style:name="P71" style:family="paragraph" style:parent-style-name="Standard">
      <style:paragraph-properties fo:line-height="115%" fo:text-align="justify" style:justify-single-word="false"/>
      <style:text-properties fo:color="#0000ff" style:font-name="Liberation Sans" fo:font-size="10pt" officeooo:rsid="0087bab8" officeooo:paragraph-rsid="001b617f" style:font-size-asian="10pt" style:font-size-complex="10pt"/>
    </style:style>
    <style:style style:name="P72" style:family="paragraph" style:parent-style-name="Standard">
      <style:paragraph-properties fo:line-height="115%" fo:text-align="center" style:justify-single-word="false"/>
      <style:text-properties fo:color="#0000ff" style:font-name="Liberation Sans" fo:font-size="10pt" officeooo:rsid="0087bab8" officeooo:paragraph-rsid="014b0f08" style:font-size-asian="10pt" style:font-size-complex="10pt"/>
    </style:style>
    <style:style style:name="P73" style:family="paragraph" style:parent-style-name="Standard">
      <style:paragraph-properties fo:line-height="115%" fo:text-align="justify" style:justify-single-word="false"/>
      <style:text-properties fo:color="#0000ff" style:font-name="Liberation Sans" fo:font-size="10pt" officeooo:rsid="0089afab" officeooo:paragraph-rsid="001b617f" style:font-size-asian="10pt" style:font-size-complex="10pt"/>
    </style:style>
    <style:style style:name="P74" style:family="paragraph" style:parent-style-name="Standard">
      <style:paragraph-properties fo:line-height="115%" fo:text-align="justify" style:justify-single-word="false"/>
      <style:text-properties fo:color="#0000ff" style:font-name="Liberation Sans" fo:font-size="10pt" officeooo:rsid="00c74c17" officeooo:paragraph-rsid="001b617f" style:font-size-asian="10pt" style:font-size-complex="10pt"/>
    </style:style>
    <style:style style:name="P75" style:family="paragraph" style:parent-style-name="Standard">
      <style:paragraph-properties fo:line-height="115%" fo:text-align="justify" style:justify-single-word="false"/>
      <style:text-properties fo:color="#0000ff" style:font-name="Liberation Sans" fo:font-size="10pt" officeooo:rsid="00916e9c" officeooo:paragraph-rsid="001b617f" style:font-size-asian="10pt" style:font-size-complex="10pt"/>
    </style:style>
    <style:style style:name="P76" style:family="paragraph" style:parent-style-name="Standard">
      <style:paragraph-properties fo:line-height="115%" fo:text-align="justify" style:justify-single-word="false"/>
      <style:text-properties fo:color="#0000ff" style:font-name="Liberation Sans" fo:font-size="10pt" officeooo:rsid="00d07c7e" officeooo:paragraph-rsid="001b617f" style:font-size-asian="10pt" style:font-size-complex="10pt"/>
    </style:style>
    <style:style style:name="P77" style:family="paragraph" style:parent-style-name="Standard">
      <style:paragraph-properties fo:line-height="115%" fo:text-align="justify" style:justify-single-word="false"/>
      <style:text-properties fo:color="#0000ff" style:font-name="Liberation Sans" fo:font-size="10pt" officeooo:rsid="00dfd4ca" officeooo:paragraph-rsid="001b617f" style:font-size-asian="10pt" style:font-size-complex="10pt"/>
    </style:style>
    <style:style style:name="P78" style:family="paragraph" style:parent-style-name="Standard">
      <style:paragraph-properties fo:line-height="115%" fo:text-align="justify" style:justify-single-word="false"/>
      <style:text-properties fo:color="#0000ff" style:font-name="Liberation Sans" fo:font-size="10pt" officeooo:rsid="016d8778" officeooo:paragraph-rsid="01364518" style:font-size-asian="10pt" style:font-size-complex="10pt"/>
    </style:style>
    <style:style style:name="P79" style:family="paragraph" style:parent-style-name="Standard">
      <style:paragraph-properties fo:line-height="115%" fo:text-align="justify" style:justify-single-word="false"/>
      <style:text-properties fo:color="#0000ff" style:font-name="Liberation Sans" fo:font-size="10pt" officeooo:rsid="01058f08" officeooo:paragraph-rsid="001b617f" style:font-size-asian="10pt" style:font-size-complex="10pt"/>
    </style:style>
    <style:style style:name="P80" style:family="paragraph" style:parent-style-name="Standard">
      <style:paragraph-properties fo:line-height="115%" fo:text-align="justify" style:justify-single-word="false"/>
      <style:text-properties fo:color="#0000ff" style:font-name="Liberation Sans" fo:font-size="10pt" officeooo:rsid="010d209b" officeooo:paragraph-rsid="001b617f" style:font-size-asian="10pt" style:font-size-complex="10pt"/>
    </style:style>
    <style:style style:name="P81" style:family="paragraph" style:parent-style-name="Standard">
      <style:paragraph-properties fo:line-height="115%" fo:text-align="justify" style:justify-single-word="false"/>
      <style:text-properties fo:color="#0000ff" style:font-name="Liberation Sans" fo:font-size="10pt" officeooo:rsid="001c877d" officeooo:paragraph-rsid="001b617f" style:font-size-asian="10pt" style:font-size-complex="10pt"/>
    </style:style>
    <style:style style:name="P82" style:family="paragraph" style:parent-style-name="Standard">
      <style:paragraph-properties fo:line-height="115%" fo:text-align="justify" style:justify-single-word="false"/>
      <style:text-properties fo:color="#0000ff" style:font-name="Liberation Sans" fo:font-size="10pt" officeooo:rsid="010efdc5" officeooo:paragraph-rsid="004c9ae7" style:font-size-asian="10pt" style:font-size-complex="10pt"/>
    </style:style>
    <style:style style:name="P83" style:family="paragraph" style:parent-style-name="Standard">
      <style:paragraph-properties fo:line-height="115%" fo:text-align="justify" style:justify-single-word="false"/>
      <style:text-properties fo:color="#0000ff" style:font-name="Liberation Sans" fo:font-size="10pt" officeooo:rsid="0113c372" officeooo:paragraph-rsid="001b617f" style:font-size-asian="10pt" style:font-size-complex="10pt"/>
    </style:style>
    <style:style style:name="P84" style:family="paragraph" style:parent-style-name="Standard">
      <style:paragraph-properties fo:line-height="115%"/>
      <style:text-properties fo:color="#0000ff" style:font-name="Liberation Sans" fo:font-size="10pt" officeooo:rsid="0113c372" officeooo:paragraph-rsid="001b617f" style:font-size-asian="10pt" style:font-size-complex="10pt"/>
    </style:style>
    <style:style style:name="P85" style:family="paragraph" style:parent-style-name="Standard">
      <style:paragraph-properties fo:line-height="115%" fo:text-align="justify" style:justify-single-word="false"/>
      <style:text-properties fo:color="#0000ff" style:font-name="Liberation Sans" fo:font-size="10pt" officeooo:rsid="01199c2c" officeooo:paragraph-rsid="001b617f" style:font-size-asian="10pt" style:font-size-complex="10pt"/>
    </style:style>
    <style:style style:name="P86" style:family="paragraph" style:parent-style-name="Standard">
      <style:paragraph-properties fo:line-height="115%" fo:text-align="justify" style:justify-single-word="false"/>
      <style:text-properties fo:color="#0000ff" style:font-name="Liberation Sans" fo:font-size="10pt" officeooo:rsid="011b4551" officeooo:paragraph-rsid="001b617f" style:font-size-asian="10pt" style:font-size-complex="10pt"/>
    </style:style>
    <style:style style:name="P87" style:family="paragraph" style:parent-style-name="Standard">
      <style:paragraph-properties fo:line-height="115%" fo:text-align="justify" style:justify-single-word="false"/>
      <style:text-properties fo:color="#0000ff" style:font-name="Liberation Sans" fo:font-size="10pt" officeooo:rsid="011e98d9" officeooo:paragraph-rsid="001b617f" style:font-size-asian="10pt" style:font-size-complex="10pt"/>
    </style:style>
    <style:style style:name="P88" style:family="paragraph" style:parent-style-name="Standard">
      <style:paragraph-properties fo:line-height="115%" fo:text-align="justify" style:justify-single-word="false"/>
      <style:text-properties fo:color="#0000ff" style:font-name="Liberation Sans" fo:font-size="10pt" officeooo:rsid="007bfd0a" officeooo:paragraph-rsid="007bfd0a" style:font-size-asian="10pt" style:font-size-complex="10pt"/>
    </style:style>
    <style:style style:name="P89" style:family="paragraph" style:parent-style-name="Standard">
      <style:paragraph-properties fo:line-height="115%" fo:text-align="justify" style:justify-single-word="false"/>
      <style:text-properties fo:color="#0000ff" style:font-name="Liberation Sans" fo:font-size="10pt" officeooo:rsid="00bde008" officeooo:paragraph-rsid="00bde008" style:font-size-asian="10pt" style:font-size-complex="10pt"/>
    </style:style>
    <style:style style:name="P90" style:family="paragraph" style:parent-style-name="Standard">
      <style:paragraph-properties fo:line-height="115%" fo:text-align="justify" style:justify-single-word="false"/>
      <style:text-properties fo:color="#0000ff" style:font-name="Liberation Sans" fo:font-size="10pt" officeooo:rsid="0081f621" officeooo:paragraph-rsid="0081f621" style:font-size-asian="10pt" style:font-size-complex="10pt"/>
    </style:style>
    <style:style style:name="P91" style:family="paragraph" style:parent-style-name="Standard">
      <style:paragraph-properties fo:line-height="115%" fo:text-align="justify" style:justify-single-word="false"/>
      <style:text-properties fo:color="#0000ff" style:font-name="Liberation Sans" fo:font-size="10pt" officeooo:rsid="00c1edbc" officeooo:paragraph-rsid="00f5af02" style:font-size-asian="10pt" style:font-size-complex="10pt"/>
    </style:style>
    <style:style style:name="P92" style:family="paragraph" style:parent-style-name="Standard">
      <style:paragraph-properties fo:line-height="115%" fo:text-align="justify" style:justify-single-word="false"/>
      <style:text-properties fo:color="#0000ff" style:font-name="Liberation Sans" fo:font-size="10pt" officeooo:rsid="00174cfc" officeooo:paragraph-rsid="001b617f" style:font-size-asian="10pt" style:font-size-complex="10pt"/>
    </style:style>
    <style:style style:name="P93" style:family="paragraph" style:parent-style-name="Standard">
      <style:paragraph-properties fo:line-height="115%" fo:text-align="justify" style:justify-single-word="false"/>
      <style:text-properties fo:color="#0000ff" style:font-name="Liberation Sans" fo:font-size="10pt" officeooo:rsid="0050c532" officeooo:paragraph-rsid="012c538e" style:font-size-asian="10pt" style:font-size-complex="10pt"/>
    </style:style>
    <style:style style:name="P94" style:family="paragraph" style:parent-style-name="Standard">
      <style:paragraph-properties fo:line-height="115%" fo:text-align="justify" style:justify-single-word="false"/>
      <style:text-properties fo:color="#0000ff" style:font-name="Liberation Sans" fo:font-size="10pt" officeooo:rsid="005aac57" officeooo:paragraph-rsid="012c538e" style:font-size-asian="10pt" style:font-size-complex="10pt"/>
    </style:style>
    <style:style style:name="P95" style:family="paragraph" style:parent-style-name="Standard">
      <style:paragraph-properties fo:line-height="115%" fo:text-align="justify" style:justify-single-word="false"/>
      <style:text-properties fo:color="#0000ff" style:font-name="Liberation Sans" fo:font-size="10pt" officeooo:rsid="006aebaf" officeooo:paragraph-rsid="012c9fe7" style:font-size-asian="10pt" style:font-size-complex="10pt"/>
    </style:style>
    <style:style style:name="P96" style:family="paragraph" style:parent-style-name="Standard">
      <style:paragraph-properties fo:line-height="115%" fo:text-align="justify" style:justify-single-word="false"/>
      <style:text-properties fo:color="#0000ff" style:font-name="Liberation Sans" fo:font-size="10pt" officeooo:rsid="0045de1c" officeooo:paragraph-rsid="01271d68" style:font-size-asian="10pt" style:font-size-complex="10pt"/>
    </style:style>
    <style:style style:name="P97" style:family="paragraph" style:parent-style-name="Standard">
      <style:paragraph-properties fo:line-height="115%" fo:text-align="justify" style:justify-single-word="false"/>
      <style:text-properties fo:color="#0000ff" style:font-name="Liberation Sans" fo:font-size="10pt" officeooo:rsid="006e81ae" officeooo:paragraph-rsid="001b617f" style:font-size-asian="10pt" style:font-size-complex="10pt"/>
    </style:style>
    <style:style style:name="P98" style:family="paragraph" style:parent-style-name="Standard">
      <style:paragraph-properties fo:line-height="115%" fo:text-align="justify" style:justify-single-word="false"/>
      <style:text-properties fo:color="#0000ff" style:font-name="Liberation Sans" fo:font-size="10pt" officeooo:rsid="00d6216e" officeooo:paragraph-rsid="0135d383" style:font-size-asian="10pt" style:font-size-complex="10pt"/>
    </style:style>
    <style:style style:name="P99" style:family="paragraph" style:parent-style-name="Standard">
      <style:paragraph-properties fo:line-height="115%" fo:text-align="justify" style:justify-single-word="false"/>
      <style:text-properties fo:color="#0000ff" style:font-name="Liberation Sans" fo:font-size="10pt" officeooo:rsid="00e1566f" officeooo:paragraph-rsid="01364518" style:font-size-asian="10pt" style:font-size-complex="10pt"/>
    </style:style>
    <style:style style:name="P100" style:family="paragraph" style:parent-style-name="Standard">
      <style:paragraph-properties fo:line-height="115%" fo:text-align="justify" style:justify-single-word="false"/>
      <style:text-properties fo:color="#0000ff" style:font-name="Liberation Sans" fo:font-size="10pt" officeooo:rsid="00898d5b" officeooo:paragraph-rsid="015f6a55" style:font-size-asian="10pt" style:font-size-complex="10pt"/>
    </style:style>
    <style:style style:name="P101" style:family="paragraph" style:parent-style-name="Standard">
      <style:paragraph-properties fo:line-height="115%" fo:text-align="justify" style:justify-single-word="false"/>
      <style:text-properties fo:color="#0000ff" style:font-name="Liberation Sans" fo:font-size="10pt" officeooo:rsid="00ad5ac0" officeooo:paragraph-rsid="00ad5ac0" style:font-size-asian="10pt" style:font-size-complex="10pt"/>
    </style:style>
    <style:style style:name="P102" style:family="paragraph" style:parent-style-name="Standard">
      <style:paragraph-properties fo:line-height="115%" fo:text-align="justify" style:justify-single-word="false"/>
      <style:text-properties fo:color="#0000ff" style:font-name="Liberation Sans" fo:font-size="10pt" officeooo:rsid="0058221d" officeooo:paragraph-rsid="012c538e" style:font-size-asian="10pt" style:font-size-complex="10pt"/>
    </style:style>
    <style:style style:name="P103" style:family="paragraph" style:parent-style-name="Standard">
      <style:paragraph-properties fo:line-height="115%" fo:text-align="justify" style:justify-single-word="false"/>
      <style:text-properties fo:color="#0000ff" style:font-name="Liberation Sans" fo:font-size="10pt" officeooo:rsid="01ad129c" officeooo:paragraph-rsid="01706e73" style:font-size-asian="10pt" style:font-size-complex="10pt"/>
    </style:style>
    <style:style style:name="P104" style:family="paragraph" style:parent-style-name="Standard">
      <style:paragraph-properties fo:line-height="115%" fo:text-align="justify" style:justify-single-word="false"/>
      <style:text-properties fo:color="#0000ff" style:font-name="Liberation Sans" fo:font-size="10pt" officeooo:rsid="01e28a6e" officeooo:paragraph-rsid="013cb1c8" style:font-size-asian="10pt" style:font-size-complex="10pt"/>
    </style:style>
    <style:style style:name="P105" style:family="paragraph" style:parent-style-name="Standard">
      <style:paragraph-properties fo:line-height="115%" fo:text-align="justify" style:justify-single-word="false"/>
      <style:text-properties fo:color="#0000ff" style:font-name="Liberation Sans" fo:font-size="10pt" officeooo:rsid="01e28a6e" officeooo:paragraph-rsid="01718326" style:font-size-asian="10pt" style:font-size-complex="10pt"/>
    </style:style>
    <style:style style:name="P106" style:family="paragraph" style:parent-style-name="Standard">
      <style:paragraph-properties fo:line-height="115%" fo:text-align="justify" style:justify-single-word="false"/>
      <style:text-properties fo:color="#0000ff" style:font-name="Liberation Sans" fo:font-size="10pt" officeooo:rsid="01e28a6e" officeooo:paragraph-rsid="018246b6" style:font-size-asian="10pt" style:font-size-complex="10pt"/>
    </style:style>
    <style:style style:name="P107" style:family="paragraph" style:parent-style-name="Standard">
      <style:paragraph-properties fo:line-height="115%" fo:text-align="justify" style:justify-single-word="false"/>
      <style:text-properties fo:color="#0000ff" style:font-name="Liberation Sans" fo:font-size="10pt" officeooo:rsid="01e28a6e" officeooo:paragraph-rsid="0183acb2" style:font-size-asian="10pt" style:font-size-complex="10pt"/>
    </style:style>
    <style:style style:name="P108" style:family="paragraph" style:parent-style-name="Standard">
      <style:paragraph-properties fo:line-height="115%" fo:text-align="justify" style:justify-single-word="false"/>
      <style:text-properties fo:color="#0000ff" style:font-name="Liberation Sans" fo:font-size="10pt" officeooo:rsid="0087f5cc" officeooo:paragraph-rsid="016e8d36" style:font-size-asian="10pt" style:font-size-complex="10pt"/>
    </style:style>
    <style:style style:name="P109" style:family="paragraph" style:parent-style-name="Standard">
      <style:paragraph-properties fo:line-height="115%" fo:text-align="center" style:justify-single-word="false"/>
      <style:text-properties fo:color="#0000ff" style:font-name="Liberation Sans" fo:font-size="10pt" officeooo:rsid="00846b03" officeooo:paragraph-rsid="016e8d36" style:font-size-asian="10pt" style:font-size-complex="10pt"/>
    </style:style>
    <style:style style:name="P110" style:family="paragraph" style:parent-style-name="Standard">
      <style:paragraph-properties fo:line-height="115%" fo:text-align="justify" style:justify-single-word="false"/>
      <style:text-properties fo:color="#0000ff" style:font-name="Liberation Sans" fo:font-size="10pt" officeooo:rsid="007d8e2c" officeooo:paragraph-rsid="016e8d36" style:font-size-asian="10pt" style:font-size-complex="10pt"/>
    </style:style>
    <style:style style:name="P111" style:family="paragraph" style:parent-style-name="Standard">
      <style:paragraph-properties fo:line-height="115%" fo:text-align="justify" style:justify-single-word="false"/>
      <style:text-properties fo:color="#0000ff" style:font-name="Liberation Sans" fo:font-size="10pt" officeooo:rsid="018051a1" officeooo:paragraph-rsid="01706e73" style:font-size-asian="10pt" style:font-size-complex="10pt"/>
    </style:style>
    <style:style style:name="P112" style:family="paragraph" style:parent-style-name="Standard">
      <style:paragraph-properties fo:line-height="115%" fo:text-align="justify" style:justify-single-word="false"/>
      <style:text-properties fo:color="#0000ff" style:font-name="Liberation Sans" fo:font-size="10pt" officeooo:rsid="014b055f" officeooo:paragraph-rsid="01706e73" style:font-size-asian="10pt" style:font-size-complex="10pt"/>
    </style:style>
    <style:style style:name="P113" style:family="paragraph" style:parent-style-name="Standard">
      <style:paragraph-properties fo:line-height="115%" fo:text-align="justify" style:justify-single-word="false"/>
      <style:text-properties fo:color="#0000ff" style:font-name="Liberation Sans" fo:font-size="10pt" officeooo:rsid="014ee6e3" officeooo:paragraph-rsid="01706e73" style:font-size-asian="10pt" style:font-size-complex="10pt"/>
    </style:style>
    <style:style style:name="P114" style:family="paragraph" style:parent-style-name="Standard">
      <style:paragraph-properties fo:line-height="115%" fo:text-align="justify" style:justify-single-word="false"/>
      <style:text-properties fo:color="#0000ff" style:font-name="Liberation Sans" fo:font-size="10pt" officeooo:rsid="0149d439" officeooo:paragraph-rsid="01706e73" style:font-size-asian="10pt" style:font-size-complex="10pt"/>
    </style:style>
    <style:style style:name="P115" style:family="paragraph" style:parent-style-name="Standard">
      <style:paragraph-properties fo:line-height="115%" fo:text-align="justify" style:justify-single-word="false"/>
      <style:text-properties fo:color="#0000ff" style:font-name="Liberation Sans" fo:font-size="10pt" officeooo:rsid="0153a005" officeooo:paragraph-rsid="01706e73" style:font-size-asian="10pt" style:font-size-complex="10pt"/>
    </style:style>
    <style:style style:name="P116" style:family="paragraph" style:parent-style-name="Standard">
      <style:paragraph-properties fo:line-height="115%" fo:text-align="justify" style:justify-single-word="false"/>
      <style:text-properties fo:color="#0000ff" style:font-name="Liberation Sans" fo:font-size="10pt" officeooo:rsid="0155e160" officeooo:paragraph-rsid="01706e73" style:font-size-asian="10pt" style:font-size-complex="10pt"/>
    </style:style>
    <style:style style:name="P117" style:family="paragraph" style:parent-style-name="Standard">
      <style:paragraph-properties fo:line-height="115%" fo:text-align="justify" style:justify-single-word="false"/>
      <style:text-properties fo:color="#0000ff" style:font-name="Liberation Sans" fo:font-size="10pt" officeooo:rsid="0157664f" officeooo:paragraph-rsid="01706e73" style:font-size-asian="10pt" style:font-size-complex="10pt"/>
    </style:style>
    <style:style style:name="P118" style:family="paragraph" style:parent-style-name="Standard">
      <style:paragraph-properties fo:line-height="115%" fo:text-align="justify" style:justify-single-word="false"/>
      <style:text-properties fo:color="#0000ff" style:font-name="Liberation Sans" fo:font-size="10pt" officeooo:rsid="01e93e80" officeooo:paragraph-rsid="01718326" style:font-size-asian="10pt" style:font-size-complex="10pt"/>
    </style:style>
    <style:style style:name="P119" style:family="paragraph" style:parent-style-name="Standard">
      <style:paragraph-properties fo:line-height="115%" fo:text-align="justify" style:justify-single-word="false"/>
      <style:text-properties fo:color="#0000ff" style:font-name="Liberation Sans" fo:font-size="10pt" officeooo:rsid="01e93e80" officeooo:paragraph-rsid="018246b6" style:font-size-asian="10pt" style:font-size-complex="10pt"/>
    </style:style>
    <style:style style:name="P120" style:family="paragraph" style:parent-style-name="Standard">
      <style:paragraph-properties fo:line-height="115%" fo:text-align="justify" style:justify-single-word="false"/>
      <style:text-properties fo:color="#0000ff" style:font-name="Liberation Sans" fo:font-size="10pt" officeooo:rsid="01e93e80" officeooo:paragraph-rsid="0183acb2" style:font-size-asian="10pt" style:font-size-complex="10pt"/>
    </style:style>
    <style:style style:name="P121" style:family="paragraph" style:parent-style-name="Standard">
      <style:paragraph-properties fo:line-height="115%"/>
      <style:text-properties fo:color="#0000ff" style:font-name="Liberation Sans" fo:font-size="10pt" officeooo:rsid="01e93e80" officeooo:paragraph-rsid="01718326" style:font-size-asian="10pt" style:font-size-complex="10pt"/>
    </style:style>
    <style:style style:name="P122" style:family="paragraph" style:parent-style-name="Standard">
      <style:paragraph-properties fo:line-height="115%" fo:text-align="justify" style:justify-single-word="false"/>
      <style:text-properties fo:color="#0000ff" style:font-name="Liberation Sans" fo:font-size="10pt" officeooo:rsid="00f3fa9e" officeooo:paragraph-rsid="01718326" style:font-size-asian="10pt" style:font-size-complex="10pt"/>
    </style:style>
    <style:style style:name="P123" style:family="paragraph" style:parent-style-name="Standard">
      <style:paragraph-properties fo:line-height="115%" fo:text-align="justify" style:justify-single-word="false"/>
      <style:text-properties fo:color="#0000ff" style:font-name="Liberation Sans" fo:font-size="10pt" officeooo:rsid="00fa9814" officeooo:paragraph-rsid="01718326" style:font-size-asian="10pt" style:font-size-complex="10pt"/>
    </style:style>
    <style:style style:name="P124" style:family="paragraph" style:parent-style-name="Standard">
      <style:paragraph-properties fo:line-height="115%" fo:text-align="justify" style:justify-single-word="false"/>
      <style:text-properties fo:color="#0000ff" style:font-name="Liberation Sans" fo:font-size="10pt" officeooo:rsid="00fbbd77" officeooo:paragraph-rsid="01718326" style:font-size-asian="10pt" style:font-size-complex="10pt"/>
    </style:style>
    <style:style style:name="P125" style:family="paragraph" style:parent-style-name="Standard">
      <style:paragraph-properties fo:line-height="115%" fo:text-align="justify" style:justify-single-word="false"/>
      <style:text-properties fo:color="#0000ff" style:font-name="Liberation Sans" fo:font-size="10pt" officeooo:rsid="01892a8b" officeooo:paragraph-rsid="01718326" style:font-size-asian="10pt" style:font-size-complex="10pt"/>
    </style:style>
    <style:style style:name="P126" style:family="paragraph" style:parent-style-name="Standard">
      <style:paragraph-properties fo:line-height="115%" fo:text-align="justify" style:justify-single-word="false"/>
      <style:text-properties fo:color="#0000ff" style:font-name="Liberation Sans" fo:font-size="10pt" officeooo:rsid="018f00e9" officeooo:paragraph-rsid="01718326" style:font-size-asian="10pt" style:font-size-complex="10pt"/>
    </style:style>
    <style:style style:name="P127" style:family="paragraph" style:parent-style-name="Standard">
      <style:paragraph-properties fo:line-height="115%" fo:text-align="justify" style:justify-single-word="false"/>
      <style:text-properties fo:color="#0000ff" style:font-name="Liberation Sans" fo:font-size="10pt" officeooo:rsid="01937d19" officeooo:paragraph-rsid="01718326" style:font-size-asian="10pt" style:font-size-complex="10pt"/>
    </style:style>
    <style:style style:name="P128" style:family="paragraph" style:parent-style-name="Standard">
      <style:paragraph-properties fo:line-height="115%" fo:text-align="justify" style:justify-single-word="false"/>
      <style:text-properties fo:color="#0000ff" style:font-name="Liberation Sans" fo:font-size="10pt" officeooo:rsid="0194d8bb" officeooo:paragraph-rsid="01718326" style:font-size-asian="10pt" style:font-size-complex="10pt"/>
    </style:style>
    <style:style style:name="P129" style:family="paragraph" style:parent-style-name="Standard">
      <style:paragraph-properties fo:line-height="115%" fo:text-align="justify" style:justify-single-word="false"/>
      <style:text-properties fo:color="#0000ff" style:font-name="Liberation Sans" fo:font-size="10pt" officeooo:rsid="01963e1a" officeooo:paragraph-rsid="01718326" style:font-size-asian="10pt" style:font-size-complex="10pt"/>
    </style:style>
    <style:style style:name="P130" style:family="paragraph" style:parent-style-name="Standard">
      <style:paragraph-properties fo:line-height="115%" fo:text-align="justify" style:justify-single-word="false"/>
      <style:text-properties fo:color="#0000ff" style:font-name="Liberation Sans" fo:font-size="10pt" officeooo:rsid="01b8f851" officeooo:paragraph-rsid="01718326" style:font-size-asian="10pt" style:font-size-complex="10pt"/>
    </style:style>
    <style:style style:name="P131" style:family="paragraph" style:parent-style-name="Standard">
      <style:paragraph-properties fo:line-height="115%" fo:text-align="justify" style:justify-single-word="false"/>
      <style:text-properties fo:color="#0000ff" style:font-name="Liberation Sans" fo:font-size="10pt" officeooo:rsid="01ba1472" officeooo:paragraph-rsid="01718326" style:font-size-asian="10pt" style:font-size-complex="10pt"/>
    </style:style>
    <style:style style:name="P132" style:family="paragraph" style:parent-style-name="Standard">
      <style:paragraph-properties fo:line-height="115%" fo:text-align="justify" style:justify-single-word="false"/>
      <style:text-properties fo:color="#0000ff" style:font-name="Liberation Sans" fo:font-size="10pt" officeooo:rsid="01e092a4" officeooo:paragraph-rsid="01718326" style:font-size-asian="10pt" style:font-size-complex="10pt"/>
    </style:style>
    <style:style style:name="P133" style:family="paragraph" style:parent-style-name="Standard">
      <style:paragraph-properties fo:line-height="115%" fo:text-align="justify" style:justify-single-word="false"/>
      <style:text-properties fo:color="#0000ff" style:font-name="Liberation Sans" fo:font-size="10pt" officeooo:rsid="0028b186" officeooo:paragraph-rsid="01718326" style:font-size-asian="10pt" style:font-size-complex="10pt"/>
    </style:style>
    <style:style style:name="P134" style:family="paragraph" style:parent-style-name="Standard">
      <style:paragraph-properties fo:line-height="115%" fo:text-align="justify" style:justify-single-word="false"/>
      <style:text-properties fo:color="#0000ff" style:font-name="Liberation Sans" fo:font-size="10pt" officeooo:rsid="004c5871" officeooo:paragraph-rsid="001b617f" style:font-size-asian="10pt" style:font-size-complex="10pt"/>
    </style:style>
    <style:style style:name="P135" style:family="paragraph" style:parent-style-name="Standard">
      <style:paragraph-properties fo:line-height="115%" fo:text-align="justify" style:justify-single-word="false"/>
      <style:text-properties fo:color="#0000ff" style:font-name="Liberation Sans" fo:font-size="10pt" officeooo:rsid="0142043f" officeooo:paragraph-rsid="01ca07ff" style:font-size-asian="10pt" style:font-size-complex="10pt"/>
    </style:style>
    <style:style style:name="P136" style:family="paragraph" style:parent-style-name="Standard">
      <style:paragraph-properties fo:line-height="115%" fo:text-align="center" style:justify-single-word="false"/>
      <style:text-properties fo:color="#0000ff" style:font-name="Liberation Sans" fo:font-size="10pt" officeooo:rsid="0142043f" officeooo:paragraph-rsid="01ca07ff" style:font-size-asian="10pt" style:font-size-complex="10pt"/>
    </style:style>
    <style:style style:name="P137" style:family="paragraph" style:parent-style-name="Standard">
      <style:paragraph-properties fo:line-height="115%" fo:text-align="start" style:justify-single-word="false"/>
      <style:text-properties fo:color="#0000ff" style:font-name="Liberation Sans" fo:font-size="10pt" officeooo:rsid="0160c3fa" officeooo:paragraph-rsid="01ce6917" style:font-size-asian="10pt" style:font-size-complex="10pt"/>
    </style:style>
    <style:style style:name="P138" style:family="paragraph" style:parent-style-name="Standard">
      <style:paragraph-properties fo:line-height="115%" fo:text-align="start" style:justify-single-word="false"/>
      <style:text-properties fo:color="#0000ff" style:font-name="Liberation Sans" fo:font-size="10pt" officeooo:rsid="017cda52" officeooo:paragraph-rsid="01ce6917" style:font-size-asian="10pt" style:font-size-complex="10pt"/>
    </style:style>
    <style:style style:name="P139" style:family="paragraph" style:parent-style-name="Standard">
      <style:paragraph-properties fo:line-height="115%" fo:text-align="justify" style:justify-single-word="false"/>
      <style:text-properties fo:color="#0000ff" style:font-name="Liberation Sans" fo:font-size="10pt" fo:font-style="italic" officeooo:rsid="00c3e0d5" officeooo:paragraph-rsid="011d23ec" style:font-size-asian="10pt" style:font-style-asian="italic" style:font-size-complex="10pt" style:font-style-complex="italic"/>
    </style:style>
    <style:style style:name="P140" style:family="paragraph" style:parent-style-name="Standard">
      <style:paragraph-properties fo:line-height="115%" fo:text-align="justify" style:justify-single-word="false"/>
      <style:text-properties fo:color="#0000ff" style:font-name="Liberation Sans" fo:font-size="10pt" fo:font-style="italic" officeooo:rsid="00c3e0d5" officeooo:paragraph-rsid="001b617f" style:font-size-asian="10pt" style:font-style-asian="italic" style:font-size-complex="10pt" style:font-style-complex="italic"/>
    </style:style>
    <style:style style:name="P141" style:family="paragraph" style:parent-style-name="Standard">
      <style:paragraph-properties fo:line-height="115%" fo:text-align="justify" style:justify-single-word="false"/>
      <style:text-properties fo:color="#0000ff" style:font-name="Liberation Sans" fo:font-size="10pt" fo:font-style="italic" officeooo:rsid="00c3e0d5" officeooo:paragraph-rsid="01271d68" style:font-size-asian="10pt" style:font-style-asian="italic" style:font-size-complex="10pt" style:font-style-complex="italic"/>
    </style:style>
    <style:style style:name="P142" style:family="paragraph" style:parent-style-name="Standard">
      <style:paragraph-properties fo:line-height="115%" fo:text-align="justify" style:justify-single-word="false"/>
      <style:text-properties fo:color="#0000ff" style:font-name="Liberation Sans" fo:font-size="10pt" fo:font-style="italic" officeooo:paragraph-rsid="001b617f" style:font-size-asian="10pt" style:font-style-asian="italic" style:font-size-complex="10pt" style:font-style-complex="italic"/>
    </style:style>
    <style:style style:name="P143" style:family="paragraph" style:parent-style-name="Standard">
      <style:paragraph-properties fo:line-height="115%" fo:text-align="justify" style:justify-single-word="false"/>
      <style:text-properties fo:color="#0000ff" style:font-name="Liberation Sans" fo:font-size="10pt" fo:font-style="italic" style:text-underline-style="none" fo:font-weight="normal" officeooo:rsid="0035aef8" officeooo:paragraph-rsid="001b617f" style:font-size-asian="10pt" style:font-weight-asian="normal" style:font-size-complex="10pt" style:font-weight-complex="normal"/>
    </style:style>
    <style:style style:name="P144" style:family="paragraph" style:parent-style-name="Standard">
      <style:paragraph-properties fo:line-height="115%" fo:text-align="justify" style:justify-single-word="false"/>
      <style:text-properties fo:color="#0000ff" style:font-name="Liberation Sans" fo:font-size="10pt" fo:font-style="italic" style:text-underline-style="none" fo:font-weight="normal" officeooo:rsid="0023207f" officeooo:paragraph-rsid="01706e73" style:font-size-asian="10pt" style:font-style-asian="italic" style:font-weight-asian="normal" style:font-size-complex="10pt" style:font-style-complex="italic" style:font-weight-complex="normal"/>
    </style:style>
    <style:style style:name="P145" style:family="paragraph" style:parent-style-name="Standard">
      <style:paragraph-properties fo:line-height="115%" fo:text-align="justify" style:justify-single-word="false"/>
      <style:text-properties fo:color="#0000ff" style:font-name="Liberation Sans" fo:font-size="10pt" fo:font-style="normal" officeooo:rsid="001da03b" officeooo:paragraph-rsid="001b617f" style:font-size-asian="10pt" style:font-style-asian="normal" style:font-size-complex="10pt" style:font-style-complex="normal"/>
    </style:style>
    <style:style style:name="P146" style:family="paragraph" style:parent-style-name="Standard">
      <style:paragraph-properties fo:line-height="115%" fo:text-align="justify" style:justify-single-word="false"/>
      <style:text-properties fo:color="#0000ff" style:font-name="Liberation Sans" fo:font-size="10pt" fo:font-style="normal" officeooo:rsid="00218241" officeooo:paragraph-rsid="001b617f" style:font-size-asian="10pt" style:font-style-asian="normal" style:font-size-complex="10pt" style:font-style-complex="normal"/>
    </style:style>
    <style:style style:name="P147" style:family="paragraph" style:parent-style-name="Standard">
      <style:paragraph-properties fo:line-height="115%" fo:text-align="justify" style:justify-single-word="false"/>
      <style:text-properties fo:color="#0000ff" style:font-name="Liberation Sans" fo:font-size="10pt" fo:font-style="normal" officeooo:rsid="0042e52f" officeooo:paragraph-rsid="001b617f" style:font-size-asian="10pt" style:font-style-asian="normal" style:font-size-complex="10pt" style:font-style-complex="normal"/>
    </style:style>
    <style:style style:name="P148" style:family="paragraph" style:parent-style-name="Standard">
      <style:paragraph-properties fo:line-height="115%" fo:text-align="justify" style:justify-single-word="false"/>
      <style:text-properties fo:color="#0000ff" style:font-name="Liberation Sans" fo:font-size="10pt" fo:font-style="normal" officeooo:rsid="0183acb2" officeooo:paragraph-rsid="0183acb2" style:font-size-asian="10pt" style:font-style-asian="normal" style:font-size-complex="10pt" style:font-style-complex="normal"/>
    </style:style>
    <style:style style:name="P149" style:family="paragraph" style:parent-style-name="Standard">
      <style:paragraph-properties fo:line-height="115%" fo:text-align="justify" style:justify-single-word="false"/>
      <style:text-properties fo:color="#0000ff" style:font-name="Liberation Sans" fo:font-size="10pt" fo:font-style="normal" officeooo:rsid="01c89da9" officeooo:paragraph-rsid="01c89da9" style:font-size-asian="10pt" style:font-style-asian="normal" style:font-size-complex="10pt" style:font-style-complex="normal"/>
    </style:style>
    <style:style style:name="P150" style:family="paragraph" style:parent-style-name="Standard">
      <style:paragraph-properties fo:line-height="115%" fo:text-align="justify" style:justify-single-word="false"/>
      <style:text-properties fo:color="#0000ff" style:font-name="Liberation Sans" fo:font-size="10pt" fo:font-style="normal" fo:font-weight="normal" officeooo:rsid="01ce6917" officeooo:paragraph-rsid="01ce6917" style:font-size-asian="10pt" style:font-style-asian="normal" style:font-weight-asian="normal" style:font-size-complex="10pt" style:font-style-complex="normal" style:font-weight-complex="normal"/>
    </style:style>
    <style:style style:name="P151" style:family="paragraph" style:parent-style-name="Standard">
      <style:paragraph-properties fo:line-height="115%" fo:text-align="justify" style:justify-single-word="false"/>
      <style:text-properties fo:color="#0000ff" style:font-name="Liberation Sans" fo:font-size="10pt" style:text-underline-style="none" fo:font-weight="normal" officeooo:rsid="0035aef8" officeooo:paragraph-rsid="001b617f" style:font-size-asian="10pt" style:font-weight-asian="normal" style:font-size-complex="10pt" style:font-weight-complex="normal"/>
    </style:style>
    <style:style style:name="P152" style:family="paragraph" style:parent-style-name="Standard">
      <style:paragraph-properties fo:line-height="115%" fo:text-align="justify" style:justify-single-word="false"/>
      <style:text-properties fo:color="#0000ff" style:font-name="Liberation Sans" fo:font-size="10pt" style:text-underline-style="none" fo:font-weight="normal" officeooo:rsid="001c877d" officeooo:paragraph-rsid="001b617f" style:font-size-asian="10pt" style:font-weight-asian="normal" style:font-size-complex="10pt" style:font-weight-complex="normal"/>
    </style:style>
    <style:style style:name="P153" style:family="paragraph" style:parent-style-name="Standard">
      <style:paragraph-properties fo:line-height="115%" fo:text-align="justify" style:justify-single-word="false"/>
      <style:text-properties fo:color="#0000ff" style:font-name="Liberation Sans" fo:font-size="10pt" style:text-underline-style="none" fo:font-weight="normal" officeooo:rsid="001c877d" officeooo:paragraph-rsid="01ca07ff" style:font-size-asian="10pt" style:font-weight-asian="normal" style:font-size-complex="10pt" style:font-weight-complex="normal"/>
    </style:style>
    <style:style style:name="P154" style:family="paragraph" style:parent-style-name="Standard">
      <style:paragraph-properties fo:line-height="115%" fo:text-align="justify" style:justify-single-word="false"/>
      <style:text-properties fo:color="#0000ff" style:font-name="Liberation Sans" fo:font-size="10pt" style:text-underline-style="none" fo:font-weight="normal" officeooo:rsid="001829d6" officeooo:paragraph-rsid="001b617f" style:font-size-asian="10pt" style:font-weight-asian="normal" style:font-size-complex="10pt" style:font-weight-complex="normal"/>
    </style:style>
    <style:style style:name="P155" style:family="paragraph" style:parent-style-name="Standard">
      <style:paragraph-properties fo:line-height="115%" fo:text-align="center" style:justify-single-word="false"/>
      <style:text-properties fo:color="#0000ff" style:font-name="Liberation Sans" fo:font-size="10pt" style:text-underline-style="none" fo:font-weight="normal" officeooo:rsid="001829d6" officeooo:paragraph-rsid="0151ec4b" style:font-size-asian="10pt" style:font-weight-asian="normal" style:font-size-complex="10pt" style:font-weight-complex="normal"/>
    </style:style>
    <style:style style:name="P156" style:family="paragraph" style:parent-style-name="Standard">
      <style:paragraph-properties fo:line-height="115%" fo:text-align="justify" style:justify-single-word="false"/>
      <style:text-properties fo:color="#0000ff" style:font-name="Liberation Sans" fo:font-size="10pt" style:text-underline-style="none" fo:font-weight="normal" officeooo:rsid="0023207f" officeooo:paragraph-rsid="001b617f" style:font-size-asian="10pt" style:font-weight-asian="normal" style:font-size-complex="10pt" style:font-weight-complex="normal"/>
    </style:style>
    <style:style style:name="P157" style:family="paragraph" style:parent-style-name="Standard">
      <style:paragraph-properties fo:line-height="115%" fo:text-align="justify" style:justify-single-word="false"/>
      <style:text-properties fo:color="#0000ff" style:font-name="Liberation Sans" fo:font-size="10pt" style:text-underline-style="none" officeooo:rsid="0063bc11" officeooo:paragraph-rsid="013569f8" style:font-size-asian="10pt" style:font-size-complex="10pt"/>
    </style:style>
    <style:style style:name="P158" style:family="paragraph" style:parent-style-name="Standard">
      <style:paragraph-properties fo:line-height="115%" fo:text-align="center" style:justify-single-word="false"/>
      <style:text-properties fo:color="#0000ff" style:font-name="Liberation Sans" fo:font-size="8pt" fo:font-weight="bold" officeooo:rsid="01466a7b" officeooo:paragraph-rsid="01466a7b" style:font-size-asian="8pt" style:font-weight-asian="bold" style:font-size-complex="8pt" style:font-weight-complex="bold"/>
    </style:style>
    <style:style style:name="P159" style:family="paragraph" style:parent-style-name="Standard">
      <loext:graphic-properties draw:fill="none"/>
      <style:paragraph-properties fo:line-height="200%" fo:text-align="center" style:justify-single-word="false" fo:background-color="transparent"/>
      <style:text-properties fo:color="#0000ff" style:font-name="Liberation Sans" fo:font-size="14pt" fo:font-weight="bold" officeooo:rsid="0036dca1" officeooo:paragraph-rsid="01451bd3" style:font-size-asian="14pt" style:font-weight-asian="bold" style:font-size-complex="14pt" style:font-weight-complex="bold"/>
    </style:style>
    <style:style style:name="P160" style:family="paragraph" style:parent-style-name="Standard">
      <style:paragraph-properties fo:line-height="115%" fo:text-align="center" style:justify-single-word="false"/>
      <style:text-properties fo:color="#0000ff" style:font-name="Liberation Sans" fo:font-size="9pt" officeooo:rsid="01e93e80" officeooo:paragraph-rsid="018246b6" style:font-size-asian="9pt" style:font-size-complex="9pt"/>
    </style:style>
    <style:style style:name="P161" style:family="paragraph" style:parent-style-name="Standard">
      <style:paragraph-properties fo:line-height="115%" fo:text-align="justify"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026e0a6" officeooo:paragraph-rsid="001b617f" style:font-size-asian="10pt" style:font-style-asian="normal" style:font-weight-asian="normal" style:font-size-complex="10pt" style:text-emphasize="none"/>
    </style:style>
    <style:style style:name="P162" style:family="paragraph" style:parent-style-name="Standard">
      <style:paragraph-properties fo:line-height="115%" fo:text-align="justify"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039c2cb" officeooo:paragraph-rsid="001b617f" style:font-size-asian="10pt" style:font-style-asian="normal" style:font-weight-asian="normal" style:font-size-complex="10pt" style:text-emphasize="none"/>
    </style:style>
    <style:style style:name="P163" style:family="paragraph" style:parent-style-name="Standard">
      <style:paragraph-properties fo:line-height="115%" fo:text-align="justify"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05ff965" officeooo:paragraph-rsid="001b617f" style:font-size-asian="10pt" style:font-style-asian="normal" style:font-weight-asian="normal" style:font-size-complex="10pt" style:text-emphasize="none"/>
    </style:style>
    <style:style style:name="P164" style:family="paragraph" style:parent-style-name="Standard">
      <style:paragraph-properties fo:line-height="115%" fo:text-align="justify"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0307fe1" officeooo:paragraph-rsid="001b617f" style:font-size-asian="10pt" style:font-style-asian="normal" style:font-weight-asian="normal" style:font-size-complex="10pt" style:text-emphasize="none"/>
    </style:style>
    <style:style style:name="P165" style:family="paragraph" style:parent-style-name="Standard">
      <style:paragraph-properties fo:line-height="115%" fo:text-align="justify"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02a53de" officeooo:paragraph-rsid="001b617f" style:font-size-asian="10pt" style:font-style-asian="normal" style:font-weight-asian="normal" style:font-size-complex="10pt" style:text-emphasize="none"/>
    </style:style>
    <style:style style:name="P166" style:family="paragraph" style:parent-style-name="Standard">
      <style:paragraph-properties fo:line-height="115%" fo:text-align="justify"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02d7897" officeooo:paragraph-rsid="001b617f" style:font-size-asian="10pt" style:font-style-asian="normal" style:font-weight-asian="normal" style:font-size-complex="10pt" style:text-emphasize="none"/>
    </style:style>
    <style:style style:name="P167" style:family="paragraph" style:parent-style-name="Standard">
      <style:paragraph-properties fo:line-height="115%" fo:text-align="justify"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0410813" officeooo:paragraph-rsid="001b617f" style:font-size-asian="10pt" style:font-style-asian="normal" style:font-weight-asian="normal" style:font-size-complex="10pt" style:text-emphasize="none"/>
    </style:style>
    <style:style style:name="P168" style:family="paragraph" style:parent-style-name="Standard">
      <style:paragraph-properties fo:line-height="115%" fo:text-align="justify"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0384317" officeooo:paragraph-rsid="001b617f" style:font-size-asian="10pt" style:font-style-asian="normal" style:font-weight-asian="normal" style:font-size-complex="10pt" style:text-emphasize="none"/>
    </style:style>
    <style:style style:name="P169" style:family="paragraph" style:parent-style-name="Standard">
      <style:paragraph-properties fo:line-height="115%" fo:text-align="justify"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03d89a9" officeooo:paragraph-rsid="001b617f" style:font-size-asian="10pt" style:font-style-asian="normal" style:font-weight-asian="normal" style:font-size-complex="10pt" style:text-emphasize="none"/>
    </style:style>
    <style:style style:name="P170" style:family="paragraph" style:parent-style-name="Standard">
      <style:paragraph-properties fo:line-height="115%" fo:text-align="center"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03d89a9" officeooo:paragraph-rsid="014939c7" style:font-size-asian="10pt" style:font-style-asian="normal" style:font-weight-asian="normal" style:font-size-complex="10pt" style:text-emphasize="none"/>
    </style:style>
    <style:style style:name="P171" style:family="paragraph" style:parent-style-name="Standard">
      <style:paragraph-properties fo:line-height="115%" fo:text-align="justify"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063bc11" officeooo:paragraph-rsid="012c538e" style:font-size-asian="10pt" style:font-style-asian="normal" style:font-weight-asian="normal" style:font-size-complex="10pt" style:text-emphasize="none"/>
    </style:style>
    <style:style style:name="P172" style:family="paragraph" style:parent-style-name="Standard">
      <style:paragraph-properties fo:line-height="115%" fo:text-align="justify"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0c1c800" officeooo:paragraph-rsid="01c4dce3" fo:background-color="#0000ff" style:font-size-asian="10pt" style:font-style-asian="normal" style:font-weight-asian="normal" style:font-size-complex="10pt" style:font-style-complex="italic" style:text-emphasize="none"/>
    </style:style>
    <style:style style:name="P173" style:family="paragraph" style:parent-style-name="Standard">
      <style:paragraph-properties fo:line-height="115%" fo:text-align="center" style:justify-single-word="false"/>
      <style:text-properties fo:color="#0000ff" style:text-outline="false" style:text-line-through-style="none" style:text-line-through-type="none" style:font-name="Ubuntu1" fo:font-size="11pt" fo:letter-spacing="normal" fo:font-style="normal" fo:text-shadow="none" style:text-underline-style="none" fo:font-weight="normal" officeooo:rsid="003d89a9" officeooo:paragraph-rsid="001b617f" style:letter-kerning="true" style:font-size-asian="11pt" style:font-style-asian="normal" style:font-weight-asian="normal" style:font-size-complex="10pt" style:text-emphasize="none"/>
    </style:style>
    <style:style style:name="P174" style:family="paragraph" style:parent-style-name="Standard">
      <style:paragraph-properties fo:line-height="115%" fo:text-align="justify" style:justify-single-word="false"/>
      <style:text-properties fo:color="#0000ff" officeooo:paragraph-rsid="018246b6"/>
    </style:style>
    <style:style style:name="P175" style:family="paragraph" style:parent-style-name="Standard">
      <style:paragraph-properties fo:line-height="115%" fo:text-align="justify" style:justify-single-word="false"/>
      <style:text-properties fo:color="#0000ff" officeooo:paragraph-rsid="01271d68"/>
    </style:style>
    <style:style style:name="P176" style:family="paragraph" style:parent-style-name="Standard">
      <style:paragraph-properties fo:line-height="115%" fo:text-align="justify" style:justify-single-word="false"/>
      <style:text-properties fo:color="#0000ff" officeooo:paragraph-rsid="01c4dce3"/>
    </style:style>
    <style:style style:name="P177" style:family="paragraph" style:parent-style-name="Standard">
      <style:text-properties fo:color="#0000ff" officeooo:rsid="019fea54" officeooo:paragraph-rsid="019fea54"/>
    </style:style>
    <style:style style:name="P178" style:family="paragraph" style:parent-style-name="Standard">
      <loext:graphic-properties draw:fill="none"/>
      <style:paragraph-properties fo:line-height="150%" fo:text-align="center" style:justify-single-word="false" fo:background-color="transparent"/>
      <style:text-properties fo:color="#ff0000" style:font-name="Liberation Sans" fo:font-size="18pt" fo:font-weight="bold" officeooo:rsid="003408dc" officeooo:paragraph-rsid="003b31d1" style:font-size-asian="18pt" style:font-weight-asian="bold" style:font-size-complex="18pt" style:font-weight-complex="bold"/>
    </style:style>
    <style:style style:name="P179" style:family="paragraph" style:parent-style-name="Standard">
      <loext:graphic-properties draw:fill="none"/>
      <style:paragraph-properties fo:line-height="150%" fo:text-align="center" style:justify-single-word="false" fo:background-color="transparent"/>
      <style:text-properties fo:color="#ff0000" style:font-name="Liberation Sans" fo:font-size="24pt" fo:font-weight="bold" officeooo:rsid="01f9cd45" officeooo:paragraph-rsid="001b617f" style:font-size-asian="24pt" style:font-weight-asian="bold" style:font-size-complex="24pt" style:font-weight-complex="bold"/>
    </style:style>
    <style:style style:name="P180" style:family="paragraph" style:parent-style-name="Standard">
      <style:paragraph-properties fo:line-height="115%" fo:text-align="justify" style:justify-single-word="false"/>
      <style:text-properties officeooo:rsid="0063bc11" officeooo:paragraph-rsid="013569f8"/>
    </style:style>
    <style:style style:name="P181" style:family="paragraph" style:parent-style-name="Standard">
      <style:text-properties fo:color="#4c4c4c" style:text-outline="false" style:text-line-through-style="none" style:text-line-through-type="none" style:font-name="Ubuntu1" fo:font-size="11pt" fo:letter-spacing="normal" fo:font-style="normal" fo:text-shadow="none" style:text-underline-style="none" fo:font-weight="normal" officeooo:rsid="01f613cd" officeooo:paragraph-rsid="001b617f" style:letter-kerning="true" style:font-size-asian="11pt" style:font-style-asian="normal" style:font-weight-asian="normal" style:font-size-complex="10pt" style:font-weight-complex="bold" style:text-emphasize="none"/>
    </style:style>
    <style:style style:name="P182" style:family="paragraph" style:parent-style-name="Standard">
      <style:paragraph-properties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3d89a9" officeooo:paragraph-rsid="001b617f" style:letter-kerning="true" style:font-size-asian="11pt" style:font-style-asian="normal" style:font-weight-asian="normal" style:font-size-complex="10pt" style:text-emphasize="none"/>
    </style:style>
    <style:style style:name="P183" style:family="paragraph" style:parent-style-name="Standard">
      <style:paragraph-properties fo:line-height="115%" fo:text-align="justify"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3d89a9" officeooo:paragraph-rsid="001b617f" style:letter-kerning="true" style:font-size-asian="11pt" style:font-style-asian="normal" style:font-weight-asian="normal" style:font-size-complex="10pt" style:text-emphasize="none"/>
    </style:style>
    <style:style style:name="P184" style:family="paragraph" style:parent-style-name="Standard">
      <style:paragraph-properties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8c404d" officeooo:paragraph-rsid="0152e678" style:letter-kerning="true" style:font-size-asian="11pt" style:font-style-asian="normal" style:font-weight-asian="normal" style:font-size-complex="10pt" style:text-emphasize="none"/>
    </style:style>
    <style:style style:name="P185" style:family="paragraph" style:parent-style-name="Standard">
      <style:paragraph-properties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942dd0" officeooo:paragraph-rsid="015323bd" style:letter-kerning="true" style:font-size-asian="11pt" style:font-style-asian="normal" style:font-weight-asian="normal" style:font-size-complex="10pt" style:text-emphasize="none"/>
    </style:style>
    <style:style style:name="P186" style:family="paragraph" style:parent-style-name="Standard">
      <style:paragraph-properties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c67f26" officeooo:paragraph-rsid="0154b7a9" style:letter-kerning="true" style:font-size-asian="11pt" style:font-style-asian="normal" style:font-weight-asian="normal" style:font-size-complex="10pt" style:text-emphasize="none"/>
    </style:style>
    <style:style style:name="P187" style:family="paragraph" style:parent-style-name="Standard">
      <style:paragraph-properties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c651d4" officeooo:paragraph-rsid="0155189c" style:letter-kerning="true" style:font-size-asian="11pt" style:font-style-asian="normal" style:font-weight-asian="normal" style:font-size-complex="10pt" style:text-emphasize="none"/>
    </style:style>
    <style:style style:name="P188" style:family="paragraph" style:parent-style-name="Standard">
      <style:paragraph-properties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846b03" officeooo:paragraph-rsid="016e8d36" style:letter-kerning="true" style:font-size-asian="11pt" style:font-style-asian="normal" style:font-weight-asian="normal" style:font-size-complex="10pt" style:text-emphasize="none"/>
    </style:style>
    <style:style style:name="P189" style:family="paragraph" style:parent-style-name="Standard">
      <style:paragraph-properties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1829d6" officeooo:paragraph-rsid="0151ec4b" style:letter-kerning="true" style:font-size-asian="11pt" style:font-style-asian="normal" style:font-weight-asian="normal" style:font-size-complex="10pt" style:font-weight-complex="normal" style:text-emphasize="none"/>
    </style:style>
    <style:style style:name="P190" style:family="paragraph" style:parent-style-name="Standard">
      <style:paragraph-properties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a4beef" officeooo:paragraph-rsid="01706e73" style:letter-kerning="true" style:font-size-asian="11pt" style:font-style-asian="normal" style:font-weight-asian="normal" style:font-size-complex="10pt" style:font-weight-complex="normal" style:text-emphasize="none"/>
    </style:style>
    <style:style style:name="P191" style:family="paragraph" style:parent-style-name="Standard">
      <style:paragraph-properties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c67f26" officeooo:paragraph-rsid="0155189c" style:letter-kerning="true" style:font-size-asian="11pt" style:font-style-asian="normal" style:font-weight-asian="normal" style:font-size-complex="10pt" style:font-style-complex="italic" style:text-emphasize="none"/>
    </style:style>
    <style:style style:name="P192" style:family="paragraph" style:parent-style-name="Standard">
      <style:paragraph-properties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466a7b" officeooo:paragraph-rsid="01466a7b" style:letter-kerning="true" style:font-size-asian="11pt" style:font-style-asian="normal" style:font-weight-asian="normal" style:font-size-complex="8pt" style:font-weight-complex="bold" style:text-emphasize="none"/>
    </style:style>
    <style:style style:name="P193" style:family="paragraph" style:parent-style-name="Standard">
      <style:paragraph-properties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e93e80" officeooo:paragraph-rsid="018246b6" style:letter-kerning="true" style:font-size-asian="11pt" style:font-style-asian="normal" style:font-weight-asian="normal" style:font-size-complex="9pt" style:text-emphasize="none"/>
    </style:style>
    <style:style style:name="P194" style:family="paragraph" style:parent-style-name="Standard">
      <style:paragraph-properties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462690" officeooo:paragraph-rsid="01ca07ff" style:letter-kerning="true" style:font-size-asian="11pt" style:font-style-asian="normal" style:font-weight-asian="normal" style:font-size-complex="6pt" style:font-weight-complex="normal" style:text-emphasize="none"/>
    </style:style>
    <style:style style:name="P195" style:family="paragraph" style:parent-style-name="Standard">
      <style:paragraph-properties fo:line-height="115%" fo:text-align="justify" style:justify-single-word="false"/>
      <style:text-properties officeooo:paragraph-rsid="015b52cd"/>
    </style:style>
    <style:style style:name="P196" style:family="paragraph" style:parent-style-name="Standard">
      <style:paragraph-properties fo:line-height="115%" fo:text-align="justify" style:justify-single-word="false"/>
      <style:text-properties officeooo:paragraph-rsid="018246b6"/>
    </style:style>
    <style:style style:name="P197" style:family="paragraph" style:parent-style-name="Standard">
      <style:paragraph-properties fo:line-height="115%" fo:text-align="justify" style:justify-single-word="false"/>
      <style:text-properties officeooo:paragraph-rsid="01cb5051"/>
    </style:style>
    <style:style style:name="P198" style:family="paragraph" style:parent-style-name="Standard">
      <style:paragraph-properties fo:line-height="115%" fo:text-align="center" style:justify-single-word="false"/>
      <style:text-properties officeooo:paragraph-rsid="015b52cd"/>
    </style:style>
    <style:style style:name="P199" style:family="paragraph" style:parent-style-name="Standard">
      <style:text-properties style:font-name="Liberation Sans" officeooo:rsid="016f813c" officeooo:paragraph-rsid="01eedb33"/>
    </style:style>
    <style:style style:name="P200" style:family="paragraph" style:parent-style-name="Standard">
      <style:paragraph-properties fo:line-height="115%" fo:text-align="justify" style:justify-single-word="false"/>
      <style:text-properties fo:font-size="10pt" officeooo:rsid="001da03b" officeooo:paragraph-rsid="001b617f" style:font-size-asian="10pt" style:font-size-complex="10pt"/>
    </style:style>
    <style:style style:name="P201" style:family="paragraph" style:parent-style-name="Illustration">
      <style:paragraph-properties fo:margin-top="0cm" fo:margin-bottom="0cm" loext:contextual-spacing="false" fo:text-align="center" style:justify-single-word="false"/>
      <style:text-properties officeooo:paragraph-rsid="01466a7b"/>
    </style:style>
    <style:style style:name="P202" style:family="paragraph" style:parent-style-name="Illustration">
      <style:paragraph-properties fo:margin-top="0cm" fo:margin-bottom="0cm" loext:contextual-spacing="false" fo:text-align="center" style:justify-single-word="false"/>
      <style:text-properties officeooo:paragraph-rsid="014ac46e"/>
    </style:style>
    <style:style style:name="P203" style:family="paragraph" style:parent-style-name="Illustration">
      <style:paragraph-properties fo:margin-top="0cm" fo:margin-bottom="0cm" loext:contextual-spacing="false" fo:text-align="center" style:justify-single-word="false"/>
      <style:text-properties officeooo:paragraph-rsid="01500a9f"/>
    </style:style>
    <style:style style:name="P204" style:family="paragraph" style:parent-style-name="Illustration">
      <style:paragraph-properties fo:margin-top="0cm" fo:margin-bottom="0cm" loext:contextual-spacing="false" fo:text-align="center" style:justify-single-word="false"/>
      <style:text-properties officeooo:paragraph-rsid="019db7d7"/>
    </style:style>
    <style:style style:name="P205" style:family="paragraph" style:parent-style-name="Illustration">
      <style:paragraph-properties fo:margin-top="0cm" fo:margin-bottom="0cm" loext:contextual-spacing="false" fo:text-align="center" style:justify-single-word="false"/>
      <style:text-properties fo:color="#0000ff" fo:font-size="10pt" officeooo:paragraph-rsid="01500a9f" style:font-size-asian="10pt" style:font-size-complex="10pt"/>
    </style:style>
    <style:style style:name="P206" style:family="paragraph" style:parent-style-name="Illustration">
      <style:paragraph-properties fo:margin-top="0cm" fo:margin-bottom="0cm" loext:contextual-spacing="false" fo:text-align="center" style:justify-single-word="false"/>
      <style:text-properties fo:color="#0000ff" fo:font-size="10pt" officeooo:paragraph-rsid="0155189c" style:font-size-asian="10pt" style:font-size-complex="10pt"/>
    </style:style>
    <style:style style:name="P207" style:family="paragraph" style:parent-style-name="Illustration">
      <style:paragraph-properties fo:margin-top="0cm" fo:margin-bottom="0cm" loext:contextual-spacing="false" fo:text-align="center" style:justify-single-word="false"/>
      <style:text-properties fo:color="#0000ff" fo:font-size="10pt" officeooo:paragraph-rsid="018246b6" style:font-size-asian="10pt" style:font-size-complex="10pt"/>
    </style:style>
    <style:style style:name="P208" style:family="paragraph" style:parent-style-name="Illustration">
      <style:paragraph-properties fo:margin-top="0cm" fo:margin-bottom="0cm" loext:contextual-spacing="false" fo:text-align="center" style:justify-single-word="false"/>
      <style:text-properties fo:color="#0000ff" officeooo:paragraph-rsid="01451bd3"/>
    </style:style>
    <style:style style:name="P209" style:family="paragraph" style:parent-style-name="Illustration">
      <style:paragraph-properties fo:margin-top="0cm" fo:margin-bottom="0cm" loext:contextual-spacing="false" fo:text-align="center" style:justify-single-word="false"/>
      <style:text-properties fo:color="#0000ff" officeooo:paragraph-rsid="01466a7b"/>
    </style:style>
    <style:style style:name="P210" style:family="paragraph" style:parent-style-name="Illustration">
      <style:paragraph-properties fo:margin-top="0cm" fo:margin-bottom="0cm" loext:contextual-spacing="false" fo:text-align="center" style:justify-single-word="false"/>
      <style:text-properties fo:color="#0000ff" officeooo:paragraph-rsid="014939c7"/>
    </style:style>
    <style:style style:name="P211" style:family="paragraph" style:parent-style-name="Illustration">
      <style:paragraph-properties fo:margin-top="0cm" fo:margin-bottom="0cm" loext:contextual-spacing="false" fo:text-align="center" style:justify-single-word="false"/>
      <style:text-properties fo:color="#0000ff" officeooo:paragraph-rsid="014ac46e"/>
    </style:style>
    <style:style style:name="P212" style:family="paragraph" style:parent-style-name="Illustration">
      <style:paragraph-properties fo:margin-top="0cm" fo:margin-bottom="0cm" loext:contextual-spacing="false" fo:text-align="center" style:justify-single-word="false"/>
      <style:text-properties fo:color="#0000ff" officeooo:paragraph-rsid="014b0f08"/>
    </style:style>
    <style:style style:name="P213" style:family="paragraph" style:parent-style-name="Illustration">
      <style:paragraph-properties fo:margin-top="0cm" fo:margin-bottom="0cm" loext:contextual-spacing="false" fo:text-align="center" style:justify-single-word="false"/>
      <style:text-properties fo:color="#0000ff" officeooo:paragraph-rsid="01706e73"/>
    </style:style>
    <style:style style:name="P214" style:family="paragraph" style:parent-style-name="Illustration">
      <style:paragraph-properties fo:margin-top="0cm" fo:margin-bottom="0cm" loext:contextual-spacing="false" fo:text-align="center" style:justify-single-word="false"/>
      <style:text-properties fo:color="#0000ff" officeooo:paragraph-rsid="01718326"/>
    </style:style>
    <style:style style:name="P215" style:family="paragraph" style:parent-style-name="Illustration">
      <style:paragraph-properties fo:margin-top="0cm" fo:margin-bottom="0cm" loext:contextual-spacing="false" fo:text-align="center" style:justify-single-word="false"/>
      <style:text-properties fo:color="#0000ff" officeooo:paragraph-rsid="018246b6"/>
    </style:style>
    <style:style style:name="P216" style:family="paragraph" style:parent-style-name="Illustration">
      <style:paragraph-properties fo:margin-top="0cm" fo:margin-bottom="0cm" loext:contextual-spacing="false" fo:text-align="center" style:justify-single-word="false"/>
      <style:text-properties fo:color="#0000ff" officeooo:paragraph-rsid="01c58ec7"/>
    </style:style>
    <style:style style:name="P217" style:family="paragraph" style:parent-style-name="Illustration">
      <style:paragraph-properties fo:margin-top="0cm" fo:margin-bottom="0cm" loext:contextual-spacing="false" fo:text-align="center" style:justify-single-word="false"/>
      <style:text-properties fo:color="#0000ff" fo:font-weight="bold" officeooo:paragraph-rsid="01500a9f" style:font-weight-asian="bold" style:font-weight-complex="bold"/>
    </style:style>
    <style:style style:name="P218" style:family="paragraph" style:parent-style-name="Illustration">
      <style:paragraph-properties fo:margin-top="0cm" fo:margin-bottom="0cm" loext:contextual-spacing="false" fo:text-align="center" style:justify-single-word="false"/>
      <style:text-properties fo:color="#0000ff" fo:font-weight="bold" officeooo:paragraph-rsid="01706e73" style:font-weight-asian="bold" style:font-weight-complex="bold"/>
    </style:style>
    <style:style style:name="P219" style:family="paragraph" style:parent-style-name="Illustration">
      <style:paragraph-properties fo:margin-top="0cm" fo:margin-bottom="0cm" loext:contextual-spacing="false" fo:text-align="center" style:justify-single-word="false"/>
      <style:text-properties fo:color="#0000ff" fo:font-weight="bold" officeooo:paragraph-rsid="018246b6" style:font-weight-asian="bold" style:font-weight-complex="bold"/>
    </style:style>
    <style:style style:name="P220"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fo:font-weight="normal" officeooo:rsid="00292877" officeooo:paragraph-rsid="01451bd3" style:font-size-asian="10pt" style:font-weight-asian="normal" style:font-size-complex="10pt" style:font-weight-complex="normal"/>
    </style:style>
    <style:style style:name="P221"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fo:font-weight="normal" officeooo:rsid="01a4beef" officeooo:paragraph-rsid="01706e73" style:font-size-asian="10pt" style:font-weight-asian="normal" style:font-size-complex="10pt" style:font-weight-complex="normal"/>
    </style:style>
    <style:style style:name="P222"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fo:font-weight="normal" officeooo:rsid="0164a4b1" officeooo:paragraph-rsid="018246b6" style:font-size-asian="10pt" style:font-weight-asian="normal" style:font-size-complex="10pt" style:font-weight-complex="normal"/>
    </style:style>
    <style:style style:name="P223"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fo:font-weight="normal" officeooo:rsid="006611c9" officeooo:paragraph-rsid="018246b6" style:font-size-asian="10pt" style:font-weight-asian="normal" style:font-size-complex="10pt" style:font-weight-complex="normal"/>
    </style:style>
    <style:style style:name="P224"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paragraph-rsid="01451bd3" style:font-size-asian="10pt" style:font-size-complex="10pt"/>
    </style:style>
    <style:style style:name="P225"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paragraph-rsid="01500a9f" style:font-size-asian="10pt" style:font-size-complex="10pt"/>
    </style:style>
    <style:style style:name="P226"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paragraph-rsid="01706e73" style:font-size-asian="10pt" style:font-size-complex="10pt"/>
    </style:style>
    <style:style style:name="P227"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015bf39" officeooo:paragraph-rsid="01466a7b" style:font-size-asian="10pt" style:font-size-complex="10pt"/>
    </style:style>
    <style:style style:name="P228"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128b7d4" officeooo:paragraph-rsid="01466a7b" style:font-size-asian="10pt" style:font-size-complex="10pt"/>
    </style:style>
    <style:style style:name="P229"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06393bb" officeooo:paragraph-rsid="014ac46e" style:font-size-asian="10pt" style:font-size-complex="10pt"/>
    </style:style>
    <style:style style:name="P230"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087983c" officeooo:paragraph-rsid="014b0f08" style:font-size-asian="10pt" style:font-size-complex="10pt"/>
    </style:style>
    <style:style style:name="P231"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0916e9c" officeooo:paragraph-rsid="014ccd6f" style:font-size-asian="10pt" style:font-size-complex="10pt"/>
    </style:style>
    <style:style style:name="P232"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0e1566f" officeooo:paragraph-rsid="014ccd6f" style:font-size-asian="10pt" style:font-size-complex="10pt"/>
    </style:style>
    <style:style style:name="P233"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16d8778" officeooo:paragraph-rsid="014d12f3" style:font-size-asian="10pt" style:font-size-complex="10pt"/>
    </style:style>
    <style:style style:name="P234"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1e28a6e" officeooo:paragraph-rsid="015d30f6" style:font-size-asian="10pt" style:font-size-complex="10pt"/>
    </style:style>
    <style:style style:name="P235"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1e28a6e" officeooo:paragraph-rsid="018246b6" style:font-size-asian="10pt" style:font-size-complex="10pt"/>
    </style:style>
    <style:style style:name="P236"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1058f08" officeooo:paragraph-rsid="01500a9f" style:font-size-asian="10pt" style:font-size-complex="10pt"/>
    </style:style>
    <style:style style:name="P237"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06d74f4" officeooo:paragraph-rsid="01500a9f" style:font-size-asian="10pt" style:font-size-complex="10pt"/>
    </style:style>
    <style:style style:name="P238"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113c372" officeooo:paragraph-rsid="0150736b" style:font-size-asian="10pt" style:font-size-complex="10pt"/>
    </style:style>
    <style:style style:name="P239"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12379e1" officeooo:paragraph-rsid="0150736b" style:font-size-asian="10pt" style:font-size-complex="10pt"/>
    </style:style>
    <style:style style:name="P240"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04c9ae7" officeooo:paragraph-rsid="0150736b" style:font-size-asian="10pt" style:font-size-complex="10pt"/>
    </style:style>
    <style:style style:name="P241"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08c404d" officeooo:paragraph-rsid="0152e678" style:font-size-asian="10pt" style:font-size-complex="10pt"/>
    </style:style>
    <style:style style:name="P242"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0942dd0" officeooo:paragraph-rsid="015323bd" style:font-size-asian="10pt" style:font-size-complex="10pt"/>
    </style:style>
    <style:style style:name="P243"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0ad5ac0" officeooo:paragraph-rsid="01538a68" style:font-size-asian="10pt" style:font-size-complex="10pt"/>
    </style:style>
    <style:style style:name="P244"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0abe9fd" officeooo:paragraph-rsid="01538a68" style:font-size-asian="10pt" style:font-size-complex="10pt"/>
    </style:style>
    <style:style style:name="P245"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0d830ee" officeooo:paragraph-rsid="0154b7a9" style:font-size-asian="10pt" style:font-size-complex="10pt"/>
    </style:style>
    <style:style style:name="P246"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0c651d4" officeooo:paragraph-rsid="0155189c" style:font-size-asian="10pt" style:font-size-complex="10pt"/>
    </style:style>
    <style:style style:name="P247"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18051a1" officeooo:paragraph-rsid="01706e73" style:font-size-asian="10pt" style:font-size-complex="10pt"/>
    </style:style>
    <style:style style:name="P248"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17a6b22" officeooo:paragraph-rsid="01706e73" style:font-size-asian="10pt" style:font-size-complex="10pt"/>
    </style:style>
    <style:style style:name="P249"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142043f" officeooo:paragraph-rsid="01706e73" style:font-size-asian="10pt" style:font-size-complex="10pt"/>
    </style:style>
    <style:style style:name="P250"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1ad129c" officeooo:paragraph-rsid="01706e73" style:font-size-asian="10pt" style:font-size-complex="10pt"/>
    </style:style>
    <style:style style:name="P251"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1af210a" officeooo:paragraph-rsid="01706e73" style:font-size-asian="10pt" style:font-size-complex="10pt"/>
    </style:style>
    <style:style style:name="P252"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1892a8b" officeooo:paragraph-rsid="01718326" style:font-size-asian="10pt" style:font-size-complex="10pt"/>
    </style:style>
    <style:style style:name="P253"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195d993" officeooo:paragraph-rsid="01718326" style:font-size-asian="10pt" style:font-size-complex="10pt"/>
    </style:style>
    <style:style style:name="P254"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1963e1a" officeooo:paragraph-rsid="01718326" style:font-size-asian="10pt" style:font-size-complex="10pt"/>
    </style:style>
    <style:style style:name="P255"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1e93e80" officeooo:paragraph-rsid="018246b6" style:font-size-asian="10pt" style:font-size-complex="10pt"/>
    </style:style>
    <style:style style:name="P256"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officeooo:rsid="00d6216e" officeooo:paragraph-rsid="01c58ec7" style:font-size-asian="10pt" style:font-size-complex="10pt"/>
    </style:style>
    <style:style style:name="P257"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fo:font-style="italic" officeooo:rsid="00c3e0d5" officeooo:paragraph-rsid="01466a7b" style:font-size-asian="10pt" style:font-style-asian="italic" style:font-size-complex="10pt" style:font-style-complex="italic"/>
    </style:style>
    <style:style style:name="P258"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fo:font-style="italic" officeooo:rsid="00c3e0d5" officeooo:paragraph-rsid="01451bd3" style:font-size-asian="10pt" style:font-style-asian="italic" style:font-size-complex="10pt" style:font-style-complex="italic"/>
    </style:style>
    <style:style style:name="P259"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style:text-underline-style="none" officeooo:rsid="0063bc11" officeooo:paragraph-rsid="014ccd6f" style:font-size-asian="10pt" style:font-size-complex="10pt"/>
    </style:style>
    <style:style style:name="P260"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style:text-underline-style="none" fo:font-weight="normal" officeooo:rsid="013601f8" officeooo:paragraph-rsid="0150736b" style:font-size-asian="10pt" style:font-weight-asian="normal" style:font-size-complex="10pt" style:font-weight-complex="normal"/>
    </style:style>
    <style:style style:name="P261"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style:text-underline-style="none" fo:font-weight="normal" officeooo:rsid="001829d6" officeooo:paragraph-rsid="0150ef1d" style:font-size-asian="10pt" style:font-weight-asian="normal" style:font-size-complex="10pt" style:font-weight-complex="normal"/>
    </style:style>
    <style:style style:name="P262"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style:text-underline-style="none" fo:font-weight="normal" officeooo:rsid="001ac8a0" officeooo:paragraph-rsid="0150736b" style:font-size-asian="10pt" style:font-weight-asian="normal" style:font-size-complex="10pt" style:font-weight-complex="normal"/>
    </style:style>
    <style:style style:name="P263" style:family="paragraph" style:parent-style-name="Illustration">
      <style:paragraph-properties fo:margin-top="0cm" fo:margin-bottom="0cm" loext:contextual-spacing="false" fo:line-height="115%" fo:text-align="center" style:justify-single-word="false"/>
      <style:text-properties fo:color="#0000ff" style:font-name="Liberation Sans" fo:font-size="10pt" fo:font-weight="bold" officeooo:rsid="01a1bfcf" officeooo:paragraph-rsid="01706e73" style:font-size-asian="10pt" style:font-size-complex="10pt"/>
    </style:style>
    <style:style style:name="P264" style:family="paragraph" style:parent-style-name="Illustration">
      <style:paragraph-properties fo:margin-top="0cm" fo:margin-bottom="0cm" loext:contextual-spacing="false" fo:line-height="115%" fo:text-align="center" style:justify-single-word="false"/>
      <style:text-properties fo:color="#0000ff" style:font-name="Liberation Sans" fo:font-size="8pt" officeooo:rsid="008dd951" officeooo:paragraph-rsid="01466a7b" style:font-size-asian="8pt" style:font-size-complex="8pt"/>
    </style:style>
    <style:style style:name="P265" style:family="paragraph" style:parent-style-name="Illustration">
      <style:paragraph-properties fo:margin-top="0cm" fo:margin-bottom="0cm" loext:contextual-spacing="false" fo:line-height="115%" fo:text-align="center" style:justify-single-word="false"/>
      <style:text-properties fo:color="#0000ff" style:font-name="Liberation Sans" fo:font-size="8pt" officeooo:rsid="005fe994" officeooo:paragraph-rsid="018246b6" style:font-size-asian="8pt" style:font-size-complex="8pt"/>
    </style:style>
    <style:style style:name="P266" style:family="paragraph" style:parent-style-name="Illustration">
      <style:paragraph-properties fo:margin-top="0cm" fo:margin-bottom="0cm" loext:contextual-spacing="false" fo:line-height="115%" fo:text-align="center" style:justify-single-word="false"/>
      <style:text-properties fo:color="#0000ff" style:font-name="Liberation Sans" fo:font-size="8pt" officeooo:rsid="01e28a6e" officeooo:paragraph-rsid="018246b6" style:font-size-asian="8pt" style:font-size-complex="8pt"/>
    </style:style>
    <style:style style:name="P267" style:family="paragraph" style:parent-style-name="Illustration">
      <style:paragraph-properties fo:margin-top="0cm" fo:margin-bottom="0cm" loext:contextual-spacing="false" fo:line-height="115%" fo:text-align="center" style:justify-single-word="false"/>
      <style:text-properties fo:color="#0000ff" style:font-name="Liberation Sans" fo:font-size="8pt" officeooo:rsid="01e93e80" officeooo:paragraph-rsid="0183acb2" style:font-size-asian="8pt" style:font-size-complex="8pt"/>
    </style:style>
    <style:style style:name="P268" style:family="paragraph" style:parent-style-name="Illustration">
      <style:paragraph-properties fo:margin-top="0cm" fo:margin-bottom="0cm" loext:contextual-spacing="false" fo:line-height="115%" fo:text-align="center" style:justify-single-word="false"/>
      <style:text-properties fo:color="#0000ff" style:font-name="Liberation Sans" fo:font-size="6pt" officeooo:rsid="0153a005" officeooo:paragraph-rsid="01ca07ff" style:font-size-asian="6pt" style:font-size-complex="6pt"/>
    </style:style>
    <style:style style:name="P269" style:family="paragraph" style:parent-style-name="Illustration">
      <style:paragraph-properties fo:margin-top="0cm" fo:margin-bottom="0cm" loext:contextual-spacing="false" fo:line-height="115%" fo:text-align="center"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0307fe1" officeooo:paragraph-rsid="014939c7" style:font-size-asian="10pt" style:font-style-asian="normal" style:font-weight-asian="normal" style:font-size-complex="10pt" style:text-emphasize="none"/>
    </style:style>
    <style:style style:name="P270" style:family="paragraph" style:parent-style-name="Illustration">
      <style:paragraph-properties fo:margin-top="0cm" fo:margin-bottom="0cm" loext:contextual-spacing="false" fo:line-height="115%" fo:text-align="center"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063bc11" officeooo:paragraph-rsid="014ac46e" style:font-size-asian="10pt" style:font-style-asian="normal" style:font-weight-asian="normal" style:font-size-complex="10pt" style:text-emphasize="none"/>
    </style:style>
    <style:style style:name="P271" style:family="paragraph" style:parent-style-name="Illustration">
      <style:paragraph-properties fo:margin-top="0cm" fo:margin-bottom="0cm" loext:contextual-spacing="false" fo:line-height="115%" fo:text-align="center"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1ca574c" officeooo:paragraph-rsid="014939c7" style:font-size-asian="10pt" style:font-style-asian="normal" style:font-weight-asian="normal" style:font-size-complex="10pt" style:text-emphasize="none"/>
    </style:style>
    <style:style style:name="P272" style:family="paragraph" style:parent-style-name="Illustration">
      <style:paragraph-properties fo:margin-top="0cm" fo:margin-bottom="0cm" loext:contextual-spacing="false" fo:line-height="115%" fo:text-align="center"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0512308" officeooo:paragraph-rsid="014939c7" style:font-size-asian="10pt" style:font-style-asian="normal" style:font-weight-asian="normal" style:font-size-complex="10pt" style:text-emphasize="none"/>
    </style:style>
    <style:style style:name="P273" style:family="paragraph" style:parent-style-name="Illustration">
      <style:paragraph-properties fo:margin-top="0cm" fo:margin-bottom="0cm" loext:contextual-spacing="false" fo:line-height="115%" fo:text-align="center" style:justify-single-word="false"/>
      <style:text-properties fo:color="#0000ff" style:text-outline="false" style:text-line-through-style="none" style:text-line-through-type="none" style:font-name="Ubuntu1" fo:font-size="11pt" fo:letter-spacing="normal" fo:font-style="normal" fo:text-shadow="none" style:text-underline-style="none" fo:font-weight="normal" officeooo:rsid="01a4beef" officeooo:paragraph-rsid="01706e73" style:letter-kerning="true" style:font-size-asian="11pt" style:font-style-asian="normal" style:font-weight-asian="normal" style:font-size-complex="10pt" style:font-weight-complex="normal" style:text-emphasize="none"/>
    </style:style>
    <style:style style:name="P274" style:family="paragraph" style:parent-style-name="Illustration">
      <style:paragraph-properties fo:margin-top="0cm" fo:margin-bottom="0cm" loext:contextual-spacing="false" fo:text-align="center" style:justify-single-word="false"/>
      <style:text-properties fo:color="#0000ff" fo:font-size="12pt" officeooo:paragraph-rsid="014b0f08" style:font-size-asian="12pt" style:font-size-complex="12pt"/>
    </style:style>
    <style:style style:name="P275" style:family="paragraph" style:parent-style-name="Illustration">
      <style:paragraph-properties fo:margin-top="0cm" fo:margin-bottom="0cm" loext:contextual-spacing="false" fo:text-align="center" style:justify-single-word="false"/>
      <style:text-properties fo:color="#0000ff" officeooo:rsid="019cf987" officeooo:paragraph-rsid="019cf987"/>
    </style:style>
    <style:style style:name="P276" style:family="paragraph" style:parent-style-name="Illustration">
      <style:paragraph-properties fo:margin-top="0cm" fo:margin-bottom="0cm" loext:contextual-spacing="false" fo:text-align="center" style:justify-single-word="false"/>
      <style:text-properties fo:color="#0000ff" officeooo:rsid="019db7d7" officeooo:paragraph-rsid="019db7d7"/>
    </style:style>
    <style:style style:name="P277" style:family="paragraph" style:parent-style-name="Illustration">
      <style:paragraph-properties fo:margin-top="0cm" fo:margin-bottom="0cm" loext:contextual-spacing="false" fo:text-align="start" style:justify-single-word="false"/>
      <style:text-properties fo:color="#0000ff" officeooo:rsid="019db7d7" officeooo:paragraph-rsid="019db7d7"/>
    </style:style>
    <style:style style:name="P278" style:family="paragraph" style:parent-style-name="Illustration">
      <style:paragraph-properties fo:margin-top="0cm" fo:margin-bottom="0cm" loext:contextual-spacing="false" fo:line-height="115%" fo:text-align="center" style:justify-single-word="false"/>
      <style:text-properties officeooo:paragraph-rsid="014ac46e"/>
    </style:style>
    <style:style style:name="P279" style:family="paragraph" style:parent-style-name="Illustration">
      <style:paragraph-properties fo:margin-top="0cm" fo:margin-bottom="0cm" loext:contextual-spacing="false" fo:line-height="115%" fo:text-align="center" style:justify-single-word="false"/>
      <style:text-properties officeooo:rsid="0063bc11" officeooo:paragraph-rsid="014ccd6f"/>
    </style:style>
    <style:style style:name="P280" style:family="paragraph" style:parent-style-name="Illustration">
      <style:paragraph-properties fo:margin-top="0cm" fo:margin-bottom="0cm" loext:contextual-spacing="false" fo:line-height="115%" fo:text-align="center" style:justify-single-word="false"/>
      <style:text-properties fo:font-size="10pt" officeooo:paragraph-rsid="0155189c" style:font-size-asian="10pt" style:font-size-complex="10pt"/>
    </style:style>
    <style:style style:name="P281" style:family="paragraph" style:parent-style-name="Illustration">
      <style:paragraph-properties fo:margin-top="0cm" fo:margin-bottom="0cm" loext:contextual-spacing="false" fo:text-align="center" style:justify-single-word="false"/>
      <style:text-properties fo:font-size="8pt" officeooo:paragraph-rsid="018246b6" style:font-size-asian="8pt" style:font-size-complex="8pt"/>
    </style:style>
    <style:style style:name="P282" style:family="paragraph" style:parent-style-name="Illustration">
      <style:paragraph-properties fo:margin-top="0cm" fo:margin-bottom="0cm" loext:contextual-spacing="false" fo:text-align="center" style:justify-single-word="false"/>
      <style:text-properties officeooo:rsid="01997f3b" officeooo:paragraph-rsid="019cf987"/>
    </style:style>
    <style:style style:name="P283" style:family="paragraph" style:parent-style-name="Standard">
      <style:paragraph-properties fo:margin-top="0cm" fo:margin-bottom="0cm" loext:contextual-spacing="false" fo:text-align="center" style:justify-single-word="false"/>
      <style:text-properties officeooo:paragraph-rsid="01451bd3"/>
    </style:style>
    <style:style style:name="P284" style:family="paragraph" style:parent-style-name="Standard">
      <style:paragraph-properties fo:margin-top="0cm" fo:margin-bottom="0cm" loext:contextual-spacing="false" fo:text-align="center" style:justify-single-word="false"/>
      <style:text-properties officeooo:paragraph-rsid="01466a7b"/>
    </style:style>
    <style:style style:name="P285" style:family="paragraph" style:parent-style-name="Standard">
      <style:paragraph-properties fo:margin-top="0cm" fo:margin-bottom="0cm" loext:contextual-spacing="false" fo:text-align="center" style:justify-single-word="false"/>
      <style:text-properties officeooo:paragraph-rsid="014939c7"/>
    </style:style>
    <style:style style:name="P286" style:family="paragraph" style:parent-style-name="Standard">
      <style:paragraph-properties fo:margin-top="0cm" fo:margin-bottom="0cm" loext:contextual-spacing="false" fo:text-align="center" style:justify-single-word="false"/>
      <style:text-properties officeooo:paragraph-rsid="014ac46e"/>
    </style:style>
    <style:style style:name="P287" style:family="paragraph" style:parent-style-name="Standard">
      <style:paragraph-properties fo:margin-top="0cm" fo:margin-bottom="0cm" loext:contextual-spacing="false" fo:text-align="center" style:justify-single-word="false"/>
      <style:text-properties officeooo:paragraph-rsid="014b0f08"/>
    </style:style>
    <style:style style:name="P288" style:family="paragraph" style:parent-style-name="Standard">
      <style:paragraph-properties fo:margin-top="0cm" fo:margin-bottom="0cm" loext:contextual-spacing="false" fo:text-align="center" style:justify-single-word="false"/>
      <style:text-properties officeooo:paragraph-rsid="014ccd6f"/>
    </style:style>
    <style:style style:name="P289" style:family="paragraph" style:parent-style-name="Standard">
      <style:paragraph-properties fo:margin-top="0cm" fo:margin-bottom="0cm" loext:contextual-spacing="false" fo:text-align="center" style:justify-single-word="false"/>
      <style:text-properties officeooo:paragraph-rsid="014d12f3"/>
    </style:style>
    <style:style style:name="P290" style:family="paragraph" style:parent-style-name="Standard">
      <style:paragraph-properties fo:margin-top="0cm" fo:margin-bottom="0cm" loext:contextual-spacing="false" fo:text-align="center" style:justify-single-word="false"/>
      <style:text-properties officeooo:paragraph-rsid="01500a9f"/>
    </style:style>
    <style:style style:name="P291" style:family="paragraph" style:parent-style-name="Standard">
      <style:paragraph-properties fo:margin-top="0cm" fo:margin-bottom="0cm" loext:contextual-spacing="false" fo:text-align="center" style:justify-single-word="false"/>
      <style:text-properties officeooo:paragraph-rsid="0150736b"/>
    </style:style>
    <style:style style:name="P292" style:family="paragraph" style:parent-style-name="Standard">
      <style:paragraph-properties fo:margin-top="0cm" fo:margin-bottom="0cm" loext:contextual-spacing="false" fo:text-align="center" style:justify-single-word="false"/>
      <style:text-properties officeooo:paragraph-rsid="0152e678"/>
    </style:style>
    <style:style style:name="P293" style:family="paragraph" style:parent-style-name="Standard">
      <style:paragraph-properties fo:margin-top="0cm" fo:margin-bottom="0cm" loext:contextual-spacing="false" fo:text-align="center" style:justify-single-word="false"/>
      <style:text-properties officeooo:paragraph-rsid="0154b7a9"/>
    </style:style>
    <style:style style:name="P294" style:family="paragraph" style:parent-style-name="Standard">
      <style:paragraph-properties fo:margin-top="0cm" fo:margin-bottom="0cm" loext:contextual-spacing="false" fo:text-align="center" style:justify-single-word="false"/>
      <style:text-properties officeooo:paragraph-rsid="0155189c"/>
    </style:style>
    <style:style style:name="P295" style:family="paragraph" style:parent-style-name="Standard">
      <style:paragraph-properties fo:margin-top="0cm" fo:margin-bottom="0cm" loext:contextual-spacing="false" fo:text-align="center" style:justify-single-word="false"/>
      <style:text-properties officeooo:paragraph-rsid="015d30f6"/>
    </style:style>
    <style:style style:name="P296" style:family="paragraph" style:parent-style-name="Standard">
      <style:paragraph-properties fo:margin-top="0cm" fo:margin-bottom="0cm" loext:contextual-spacing="false" fo:text-align="center" style:justify-single-word="false"/>
      <style:text-properties officeooo:paragraph-rsid="01706e73"/>
    </style:style>
    <style:style style:name="P297" style:family="paragraph" style:parent-style-name="Standard">
      <style:paragraph-properties fo:margin-top="0cm" fo:margin-bottom="0cm" loext:contextual-spacing="false" fo:text-align="center" style:justify-single-word="false"/>
      <style:text-properties officeooo:paragraph-rsid="01718326"/>
    </style:style>
    <style:style style:name="P298" style:family="paragraph" style:parent-style-name="Standard">
      <style:paragraph-properties fo:margin-top="0cm" fo:margin-bottom="0cm" loext:contextual-spacing="false" fo:text-align="center" style:justify-single-word="false"/>
      <style:text-properties officeooo:paragraph-rsid="018246b6"/>
    </style:style>
    <style:style style:name="P299" style:family="paragraph" style:parent-style-name="Standard">
      <style:paragraph-properties fo:margin-top="0cm" fo:margin-bottom="0cm" loext:contextual-spacing="false" fo:text-align="center" style:justify-single-word="false"/>
      <style:text-properties officeooo:paragraph-rsid="0183acb2"/>
    </style:style>
    <style:style style:name="P300" style:family="paragraph" style:parent-style-name="Standard">
      <style:paragraph-properties fo:margin-top="0cm" fo:margin-bottom="0cm" loext:contextual-spacing="false" fo:text-align="center" style:justify-single-word="false"/>
      <style:text-properties officeooo:paragraph-rsid="01c58ec7"/>
    </style:style>
    <style:style style:name="P301" style:family="paragraph" style:parent-style-name="Standard">
      <style:paragraph-properties fo:margin-top="0cm" fo:margin-bottom="0cm" loext:contextual-spacing="false" fo:line-height="115%" fo:text-align="center" style:justify-single-word="false"/>
      <style:text-properties fo:color="#0000ff" style:font-name="Liberation Sans" fo:font-size="10pt" fo:font-style="italic" officeooo:rsid="00c3e0d5" officeooo:paragraph-rsid="01466a7b" style:font-size-asian="10pt" style:font-style-asian="italic" style:font-size-complex="10pt" style:font-style-complex="italic"/>
    </style:style>
    <style:style style:name="P302"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paragraph-rsid="01451bd3" style:font-size-asian="10pt" style:font-size-complex="10pt"/>
    </style:style>
    <style:style style:name="P303"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paragraph-rsid="01706e73" style:font-size-asian="10pt" style:font-size-complex="10pt"/>
    </style:style>
    <style:style style:name="P304"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015bf39" officeooo:paragraph-rsid="01466a7b" style:font-size-asian="10pt" style:font-size-complex="10pt"/>
    </style:style>
    <style:style style:name="P305"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128b7d4" officeooo:paragraph-rsid="01466a7b" style:font-size-asian="10pt" style:font-size-complex="10pt"/>
    </style:style>
    <style:style style:name="P306"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06393bb" officeooo:paragraph-rsid="014ac46e" style:font-size-asian="10pt" style:font-size-complex="10pt"/>
    </style:style>
    <style:style style:name="P307"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087983c" officeooo:paragraph-rsid="014b0f08" style:font-size-asian="10pt" style:font-size-complex="10pt"/>
    </style:style>
    <style:style style:name="P308"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0916e9c" officeooo:paragraph-rsid="014ccd6f" style:font-size-asian="10pt" style:font-size-complex="10pt"/>
    </style:style>
    <style:style style:name="P309"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0e1566f" officeooo:paragraph-rsid="014ccd6f" style:font-size-asian="10pt" style:font-size-complex="10pt"/>
    </style:style>
    <style:style style:name="P310"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16d8778" officeooo:paragraph-rsid="014d12f3" style:font-size-asian="10pt" style:font-size-complex="10pt"/>
    </style:style>
    <style:style style:name="P311"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1058f08" officeooo:paragraph-rsid="01500a9f" style:font-size-asian="10pt" style:font-size-complex="10pt"/>
    </style:style>
    <style:style style:name="P312"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06d74f4" officeooo:paragraph-rsid="01500a9f" style:font-size-asian="10pt" style:font-size-complex="10pt"/>
    </style:style>
    <style:style style:name="P313"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12379e1" officeooo:paragraph-rsid="0150736b" style:font-size-asian="10pt" style:font-size-complex="10pt"/>
    </style:style>
    <style:style style:name="P314"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04c9ae7" officeooo:paragraph-rsid="0150736b" style:font-size-asian="10pt" style:font-size-complex="10pt"/>
    </style:style>
    <style:style style:name="P315"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113c372" officeooo:paragraph-rsid="0150736b" style:font-size-asian="10pt" style:font-size-complex="10pt"/>
    </style:style>
    <style:style style:name="P316"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08c404d" officeooo:paragraph-rsid="0152e678" style:font-size-asian="10pt" style:font-size-complex="10pt"/>
    </style:style>
    <style:style style:name="P317"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0942dd0" officeooo:paragraph-rsid="015323bd" style:font-size-asian="10pt" style:font-size-complex="10pt"/>
    </style:style>
    <style:style style:name="P318"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0ad5ac0" officeooo:paragraph-rsid="01538a68" style:font-size-asian="10pt" style:font-size-complex="10pt"/>
    </style:style>
    <style:style style:name="P319"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0abe9fd" officeooo:paragraph-rsid="01538a68" style:font-size-asian="10pt" style:font-size-complex="10pt"/>
    </style:style>
    <style:style style:name="P320"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0d830ee" officeooo:paragraph-rsid="0154b7a9" style:font-size-asian="10pt" style:font-size-complex="10pt"/>
    </style:style>
    <style:style style:name="P321" style:family="paragraph" style:parent-style-name="Standard">
      <style:paragraph-properties fo:margin-top="0cm" fo:margin-bottom="0cm" loext:contextual-spacing="false" fo:text-align="center" style:justify-single-word="false"/>
      <style:text-properties fo:color="#0000ff" style:font-name="Liberation Sans" fo:font-size="10pt" officeooo:rsid="00c651d4" officeooo:paragraph-rsid="0155189c" style:font-size-asian="10pt" style:font-size-complex="10pt"/>
    </style:style>
    <style:style style:name="P322"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0c651d4" officeooo:paragraph-rsid="0155189c" style:font-size-asian="10pt" style:font-size-complex="10pt"/>
    </style:style>
    <style:style style:name="P323"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18051a1" officeooo:paragraph-rsid="01706e73" style:font-size-asian="10pt" style:font-size-complex="10pt"/>
    </style:style>
    <style:style style:name="P324"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17a6b22" officeooo:paragraph-rsid="01706e73" style:font-size-asian="10pt" style:font-size-complex="10pt"/>
    </style:style>
    <style:style style:name="P325"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142043f" officeooo:paragraph-rsid="01706e73" style:font-size-asian="10pt" style:font-size-complex="10pt"/>
    </style:style>
    <style:style style:name="P326"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1ad129c" officeooo:paragraph-rsid="01706e73" style:font-size-asian="10pt" style:font-size-complex="10pt"/>
    </style:style>
    <style:style style:name="P327"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1af210a" officeooo:paragraph-rsid="01706e73" style:font-size-asian="10pt" style:font-size-complex="10pt"/>
    </style:style>
    <style:style style:name="P328"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1892a8b" officeooo:paragraph-rsid="01718326" style:font-size-asian="10pt" style:font-size-complex="10pt"/>
    </style:style>
    <style:style style:name="P329"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195d993" officeooo:paragraph-rsid="01718326" style:font-size-asian="10pt" style:font-size-complex="10pt"/>
    </style:style>
    <style:style style:name="P330"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1963e1a" officeooo:paragraph-rsid="01718326" style:font-size-asian="10pt" style:font-size-complex="10pt"/>
    </style:style>
    <style:style style:name="P331" style:family="paragraph" style:parent-style-name="Standard">
      <style:paragraph-properties fo:margin-top="0cm" fo:margin-bottom="0cm" loext:contextual-spacing="false" fo:line-height="115%" fo:text-align="center" style:justify-single-word="false"/>
      <style:text-properties fo:color="#0000ff" style:font-name="Liberation Sans" fo:font-size="10pt" officeooo:rsid="01e28a6e" officeooo:paragraph-rsid="018246b6" style:font-size-asian="10pt" style:font-size-complex="10pt"/>
    </style:style>
    <style:style style:name="P332" style:family="paragraph" style:parent-style-name="Standard">
      <style:paragraph-properties fo:margin-top="0cm" fo:margin-bottom="0cm" loext:contextual-spacing="false" fo:line-height="115%" fo:text-align="center" style:justify-single-word="false"/>
      <style:text-properties fo:color="#0000ff" style:font-name="Liberation Sans" fo:font-size="10pt" fo:font-weight="normal" officeooo:rsid="00292877" officeooo:paragraph-rsid="01451bd3" style:font-size-asian="10pt" style:font-weight-asian="normal" style:font-size-complex="10pt" style:font-weight-complex="normal"/>
    </style:style>
    <style:style style:name="P333" style:family="paragraph" style:parent-style-name="Standard">
      <style:paragraph-properties fo:margin-top="0cm" fo:margin-bottom="0cm" loext:contextual-spacing="false" fo:line-height="115%" fo:text-align="center" style:justify-single-word="false"/>
      <style:text-properties fo:color="#0000ff" style:font-name="Liberation Sans" fo:font-size="10pt" fo:font-weight="normal" officeooo:rsid="0164a4b1" officeooo:paragraph-rsid="018246b6" style:font-size-asian="10pt" style:font-weight-asian="normal" style:font-size-complex="10pt" style:font-weight-complex="normal"/>
    </style:style>
    <style:style style:name="P334" style:family="paragraph" style:parent-style-name="Standard">
      <style:paragraph-properties fo:margin-top="0cm" fo:margin-bottom="0cm" loext:contextual-spacing="false" fo:line-height="115%" fo:text-align="center" style:justify-single-word="false"/>
      <style:text-properties fo:color="#0000ff" style:font-name="Liberation Sans" fo:font-size="10pt" fo:font-weight="normal" officeooo:rsid="006611c9" officeooo:paragraph-rsid="018246b6" style:font-size-asian="10pt" style:font-weight-asian="normal" style:font-size-complex="10pt" style:font-weight-complex="normal"/>
    </style:style>
    <style:style style:name="P335" style:family="paragraph" style:parent-style-name="Standard">
      <style:paragraph-properties fo:margin-top="0cm" fo:margin-bottom="0cm" loext:contextual-spacing="false" fo:line-height="115%" fo:text-align="center" style:justify-single-word="false"/>
      <style:text-properties fo:color="#0000ff" style:font-name="Liberation Sans" fo:font-size="10pt" style:text-underline-style="none" officeooo:rsid="0063bc11" officeooo:paragraph-rsid="014ccd6f" style:font-size-asian="10pt" style:font-size-complex="10pt"/>
    </style:style>
    <style:style style:name="P336" style:family="paragraph" style:parent-style-name="Standard">
      <style:paragraph-properties fo:margin-top="0cm" fo:margin-bottom="0cm" loext:contextual-spacing="false" fo:line-height="115%" fo:text-align="center" style:justify-single-word="false"/>
      <style:text-properties fo:color="#0000ff" style:font-name="Liberation Sans" fo:font-size="10pt" style:text-underline-style="none" fo:font-weight="normal" officeooo:rsid="013601f8" officeooo:paragraph-rsid="0150736b" style:font-size-asian="10pt" style:font-weight-asian="normal" style:font-size-complex="10pt" style:font-weight-complex="normal"/>
    </style:style>
    <style:style style:name="P337" style:family="paragraph" style:parent-style-name="Standard">
      <style:paragraph-properties fo:margin-top="0cm" fo:margin-bottom="0cm" loext:contextual-spacing="false" fo:line-height="115%" fo:text-align="center" style:justify-single-word="false"/>
      <style:text-properties fo:color="#0000ff" style:font-name="Liberation Sans" fo:font-size="10pt" style:text-underline-style="none" fo:font-weight="normal" officeooo:rsid="001829d6" officeooo:paragraph-rsid="0150ef1d" style:font-size-asian="10pt" style:font-weight-asian="normal" style:font-size-complex="10pt" style:font-weight-complex="normal"/>
    </style:style>
    <style:style style:name="P338" style:family="paragraph" style:parent-style-name="Standard">
      <style:paragraph-properties fo:margin-top="0cm" fo:margin-bottom="0cm" loext:contextual-spacing="false" fo:line-height="115%" fo:text-align="center" style:justify-single-word="false"/>
      <style:text-properties fo:color="#0000ff" style:font-name="Liberation Sans" fo:font-size="10pt" style:text-underline-style="none" fo:font-weight="normal" officeooo:rsid="001ac8a0" officeooo:paragraph-rsid="0150736b" style:font-size-asian="10pt" style:font-weight-asian="normal" style:font-size-complex="10pt" style:font-weight-complex="normal"/>
    </style:style>
    <style:style style:name="P339" style:family="paragraph" style:parent-style-name="Standard">
      <style:paragraph-properties fo:margin-top="0cm" fo:margin-bottom="0cm" loext:contextual-spacing="false" fo:line-height="115%" fo:text-align="center" style:justify-single-word="false"/>
      <style:text-properties fo:color="#0000ff" style:font-name="Liberation Sans" fo:font-size="8pt" officeooo:rsid="008dd951" officeooo:paragraph-rsid="01466a7b" style:font-size-asian="8pt" style:font-size-complex="8pt"/>
    </style:style>
    <style:style style:name="P340" style:family="paragraph" style:parent-style-name="Standard">
      <style:paragraph-properties fo:margin-top="0cm" fo:margin-bottom="0cm" loext:contextual-spacing="false" fo:line-height="115%" fo:text-align="center" style:justify-single-word="false"/>
      <style:text-properties fo:color="#0000ff" style:font-name="Liberation Sans" fo:font-size="8pt" officeooo:rsid="005fe994" officeooo:paragraph-rsid="018246b6" style:font-size-asian="8pt" style:font-size-complex="8pt"/>
    </style:style>
    <style:style style:name="P341" style:family="paragraph" style:parent-style-name="Standard">
      <style:paragraph-properties fo:margin-top="0cm" fo:margin-bottom="0cm" loext:contextual-spacing="false" fo:line-height="115%" fo:text-align="center" style:justify-single-word="false"/>
      <style:text-properties fo:color="#0000ff" style:font-name="Liberation Sans" fo:font-size="8pt" officeooo:rsid="01e93e80" officeooo:paragraph-rsid="018246b6" style:font-size-asian="8pt" style:font-size-complex="8pt"/>
    </style:style>
    <style:style style:name="P342" style:family="paragraph" style:parent-style-name="Standard">
      <style:paragraph-properties fo:margin-top="0cm" fo:margin-bottom="0cm" loext:contextual-spacing="false" fo:line-height="115%" fo:text-align="center" style:justify-single-word="false"/>
      <style:text-properties fo:color="#0000ff" style:font-name="Liberation Sans" fo:font-size="8pt" officeooo:rsid="01e93e80" officeooo:paragraph-rsid="0183acb2" style:font-size-asian="8pt" style:font-size-complex="8pt"/>
    </style:style>
    <style:style style:name="P343" style:family="paragraph" style:parent-style-name="Standard">
      <style:paragraph-properties fo:margin-top="0cm" fo:margin-bottom="0cm" loext:contextual-spacing="false" fo:line-height="115%" fo:text-align="center" style:justify-single-word="false"/>
      <style:text-properties fo:color="#0000ff" style:font-name="Liberation Sans" fo:font-size="8pt" officeooo:rsid="01e28a6e" officeooo:paragraph-rsid="018246b6" style:font-size-asian="8pt" style:font-size-complex="8pt"/>
    </style:style>
    <style:style style:name="P344" style:family="paragraph" style:parent-style-name="Standard">
      <style:paragraph-properties fo:margin-top="0cm" fo:margin-bottom="0cm" loext:contextual-spacing="false" fo:line-height="115%" fo:text-align="center" style:justify-single-word="false"/>
      <style:text-properties fo:color="#0000ff" style:font-name="Liberation Sans" fo:font-size="8pt" fo:font-style="normal" fo:font-weight="normal" officeooo:rsid="00f864f3" officeooo:paragraph-rsid="0155189c" style:font-size-asian="8pt" style:font-style-asian="normal" style:font-weight-asian="normal" style:font-size-complex="8pt" style:font-style-complex="normal" style:font-weight-complex="normal"/>
    </style:style>
    <style:style style:name="P345" style:family="paragraph" style:parent-style-name="Standard">
      <style:paragraph-properties fo:margin-top="0cm" fo:margin-bottom="0cm" loext:contextual-spacing="false" fo:text-align="center" style:justify-single-word="false"/>
      <style:text-properties fo:color="#0000ff" style:font-name="Liberation Sans" fo:font-size="8pt" fo:font-style="italic" officeooo:rsid="01e93e80" officeooo:paragraph-rsid="01718326" style:font-size-asian="8pt" style:font-style-asian="italic" style:font-size-complex="8pt" style:font-style-complex="italic"/>
    </style:style>
    <style:style style:name="P346" style:family="paragraph" style:parent-style-name="Standard">
      <style:paragraph-properties fo:margin-top="0cm" fo:margin-bottom="0cm" loext:contextual-spacing="false" fo:line-height="115%" fo:text-align="center"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0307fe1" officeooo:paragraph-rsid="014939c7" style:font-size-asian="10pt" style:font-style-asian="normal" style:font-weight-asian="normal" style:font-size-complex="10pt" style:text-emphasize="none"/>
    </style:style>
    <style:style style:name="P347" style:family="paragraph" style:parent-style-name="Standard">
      <style:paragraph-properties fo:margin-top="0cm" fo:margin-bottom="0cm" loext:contextual-spacing="false" fo:line-height="115%" fo:text-align="center"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063bc11" officeooo:paragraph-rsid="014ac46e" style:font-size-asian="10pt" style:font-style-asian="normal" style:font-weight-asian="normal" style:font-size-complex="10pt" style:text-emphasize="none"/>
    </style:style>
    <style:style style:name="P348" style:family="paragraph" style:parent-style-name="Standard">
      <style:paragraph-properties fo:margin-top="0cm" fo:margin-bottom="0cm" loext:contextual-spacing="false" fo:line-height="115%" fo:text-align="center"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1ca574c" officeooo:paragraph-rsid="014939c7" style:font-size-asian="10pt" style:font-style-asian="normal" style:font-weight-asian="normal" style:font-size-complex="10pt" style:text-emphasize="none"/>
    </style:style>
    <style:style style:name="P349" style:family="paragraph" style:parent-style-name="Standard">
      <style:paragraph-properties fo:margin-top="0cm" fo:margin-bottom="0cm" loext:contextual-spacing="false" fo:line-height="115%" fo:text-align="center" style:justify-single-word="false"/>
      <style:text-properties fo:color="#0000ff" style:text-outline="false" style:text-line-through-style="none" style:text-line-through-type="none" style:font-name="Liberation Sans" fo:font-size="10pt" fo:font-style="normal" fo:text-shadow="none" style:text-underline-style="none" fo:font-weight="normal" officeooo:rsid="00512308" officeooo:paragraph-rsid="014939c7" style:font-size-asian="10pt" style:font-style-asian="normal" style:font-weight-asian="normal" style:font-size-complex="10pt" style:text-emphasize="none"/>
    </style:style>
    <style:style style:name="P350" style:family="paragraph" style:parent-style-name="Standard">
      <style:paragraph-properties fo:margin-top="0cm" fo:margin-bottom="0cm" loext:contextual-spacing="false" fo:line-height="115%" fo:text-align="center" style:justify-single-word="false"/>
      <style:text-properties fo:color="#0000ff" style:text-outline="false" style:text-line-through-style="none" style:text-line-through-type="none" style:font-name="Ubuntu1" fo:font-size="11pt" fo:letter-spacing="normal" fo:font-style="normal" fo:text-shadow="none" style:text-underline-style="none" fo:font-weight="normal" officeooo:rsid="01a4beef" officeooo:paragraph-rsid="01706e73" style:letter-kerning="true" style:font-size-asian="11pt" style:font-style-asian="normal" style:font-weight-asian="normal" style:font-size-complex="10pt" style:font-weight-complex="normal" style:text-emphasize="none"/>
    </style:style>
    <style:style style:name="P351" style:family="paragraph" style:parent-style-name="Standard">
      <style:paragraph-properties fo:margin-top="0cm" fo:margin-bottom="0cm" loext:contextual-spacing="false" fo:text-align="center" style:justify-single-word="false"/>
      <style:text-properties fo:color="#0000ff" fo:font-size="12pt" officeooo:paragraph-rsid="014b0f08" style:font-size-asian="12pt" style:font-size-complex="12pt"/>
    </style:style>
    <style:style style:name="P352" style:family="paragraph" style:parent-style-name="Standard">
      <style:paragraph-properties fo:margin-top="0cm" fo:margin-bottom="0cm" loext:contextual-spacing="false" fo:text-align="center" style:justify-single-word="false"/>
      <style:text-properties fo:color="#0000ff" officeooo:paragraph-rsid="0150736b"/>
    </style:style>
    <style:style style:name="P353" style:family="paragraph" style:parent-style-name="Standard">
      <style:paragraph-properties fo:margin-top="0cm" fo:margin-bottom="0cm" loext:contextual-spacing="false" fo:text-align="center" style:justify-single-word="false"/>
      <style:text-properties fo:color="#0000ff" officeooo:paragraph-rsid="01466a7b"/>
    </style:style>
    <style:style style:name="P354" style:family="paragraph" style:parent-style-name="Standard">
      <style:paragraph-properties fo:margin-top="0cm" fo:margin-bottom="0cm" loext:contextual-spacing="false" fo:text-align="start" style:justify-single-word="false"/>
      <style:text-properties fo:color="#0000ff" officeooo:paragraph-rsid="01718326"/>
    </style:style>
    <style:style style:name="P355"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292877" officeooo:paragraph-rsid="01451bd3" style:letter-kerning="true" style:font-size-asian="11pt" style:font-style-asian="normal" style:font-weight-asian="normal" style:font-size-complex="10pt" style:font-weight-complex="normal" style:text-emphasize="none"/>
    </style:style>
    <style:style style:name="P356"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1ac8a0" officeooo:paragraph-rsid="0150736b" style:letter-kerning="true" style:font-size-asian="11pt" style:font-style-asian="normal" style:font-weight-asian="normal" style:font-size-complex="10pt" style:font-weight-complex="normal" style:text-emphasize="none"/>
    </style:style>
    <style:style style:name="P357"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3601f8" officeooo:paragraph-rsid="0150736b" style:letter-kerning="true" style:font-size-asian="11pt" style:font-style-asian="normal" style:font-weight-asian="normal" style:font-size-complex="10pt" style:font-weight-complex="normal" style:text-emphasize="none"/>
    </style:style>
    <style:style style:name="P358"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1829d6" officeooo:paragraph-rsid="0150ef1d" style:letter-kerning="true" style:font-size-asian="11pt" style:font-style-asian="normal" style:font-weight-asian="normal" style:font-size-complex="10pt" style:font-weight-complex="normal" style:text-emphasize="none"/>
    </style:style>
    <style:style style:name="P359"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a4beef" officeooo:paragraph-rsid="01706e73" style:letter-kerning="true" style:font-size-asian="11pt" style:font-style-asian="normal" style:font-weight-asian="normal" style:font-size-complex="10pt" style:font-weight-complex="normal" style:text-emphasize="none"/>
    </style:style>
    <style:style style:name="P360"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64a4b1" officeooo:paragraph-rsid="018246b6" style:letter-kerning="true" style:font-size-asian="11pt" style:font-style-asian="normal" style:font-weight-asian="normal" style:font-size-complex="10pt" style:font-weight-complex="normal" style:text-emphasize="none"/>
    </style:style>
    <style:style style:name="P361"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6611c9" officeooo:paragraph-rsid="018246b6" style:letter-kerning="true" style:font-size-asian="11pt" style:font-style-asian="normal" style:font-weight-asian="normal" style:font-size-complex="10pt" style:font-weight-complex="normal" style:text-emphasize="none"/>
    </style:style>
    <style:style style:name="P362"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paragraph-rsid="01451bd3" style:letter-kerning="true" style:font-size-asian="11pt" style:font-style-asian="normal" style:font-weight-asian="normal" style:font-size-complex="10pt" style:text-emphasize="none"/>
    </style:style>
    <style:style style:name="P363"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paragraph-rsid="01500a9f" style:letter-kerning="true" style:font-size-asian="11pt" style:font-style-asian="normal" style:font-weight-asian="normal" style:font-size-complex="10pt" style:text-emphasize="none"/>
    </style:style>
    <style:style style:name="P364"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paragraph-rsid="01706e73" style:letter-kerning="true" style:font-size-asian="11pt" style:font-style-asian="normal" style:font-weight-asian="normal" style:font-size-complex="10pt" style:text-emphasize="none"/>
    </style:style>
    <style:style style:name="P365"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15bf39" officeooo:paragraph-rsid="01466a7b" style:letter-kerning="true" style:font-size-asian="11pt" style:font-style-asian="normal" style:font-weight-asian="normal" style:font-size-complex="10pt" style:text-emphasize="none"/>
    </style:style>
    <style:style style:name="P366"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28b7d4" officeooo:paragraph-rsid="01466a7b" style:letter-kerning="true" style:font-size-asian="11pt" style:font-style-asian="normal" style:font-weight-asian="normal" style:font-size-complex="10pt" style:text-emphasize="none"/>
    </style:style>
    <style:style style:name="P367"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307fe1" officeooo:paragraph-rsid="014939c7" style:letter-kerning="true" style:font-size-asian="11pt" style:font-style-asian="normal" style:font-weight-asian="normal" style:font-size-complex="10pt" style:text-emphasize="none"/>
    </style:style>
    <style:style style:name="P368"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ca574c" officeooo:paragraph-rsid="014939c7" style:letter-kerning="true" style:font-size-asian="11pt" style:font-style-asian="normal" style:font-weight-asian="normal" style:font-size-complex="10pt" style:text-emphasize="none"/>
    </style:style>
    <style:style style:name="P369"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512308" officeooo:paragraph-rsid="014939c7" style:letter-kerning="true" style:font-size-asian="11pt" style:font-style-asian="normal" style:font-weight-asian="normal" style:font-size-complex="10pt" style:text-emphasize="none"/>
    </style:style>
    <style:style style:name="P370"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63bc11" officeooo:paragraph-rsid="014ac46e" style:letter-kerning="true" style:font-size-asian="11pt" style:font-style-asian="normal" style:font-weight-asian="normal" style:font-size-complex="10pt" style:text-emphasize="none"/>
    </style:style>
    <style:style style:name="P371"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6393bb" officeooo:paragraph-rsid="014ac46e" style:letter-kerning="true" style:font-size-asian="11pt" style:font-style-asian="normal" style:font-weight-asian="normal" style:font-size-complex="10pt" style:text-emphasize="none"/>
    </style:style>
    <style:style style:name="P372"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87983c" officeooo:paragraph-rsid="014b0f08" style:letter-kerning="true" style:font-size-asian="11pt" style:font-style-asian="normal" style:font-weight-asian="normal" style:font-size-complex="10pt" style:text-emphasize="none"/>
    </style:style>
    <style:style style:name="P373"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916e9c" officeooo:paragraph-rsid="014ccd6f" style:letter-kerning="true" style:font-size-asian="11pt" style:font-style-asian="normal" style:font-weight-asian="normal" style:font-size-complex="10pt" style:text-emphasize="none"/>
    </style:style>
    <style:style style:name="P374"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e1566f" officeooo:paragraph-rsid="014ccd6f" style:letter-kerning="true" style:font-size-asian="11pt" style:font-style-asian="normal" style:font-weight-asian="normal" style:font-size-complex="10pt" style:text-emphasize="none"/>
    </style:style>
    <style:style style:name="P375"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6d8778" officeooo:paragraph-rsid="014d12f3" style:letter-kerning="true" style:font-size-asian="11pt" style:font-style-asian="normal" style:font-weight-asian="normal" style:font-size-complex="10pt" style:text-emphasize="none"/>
    </style:style>
    <style:style style:name="P376"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e28a6e" officeooo:paragraph-rsid="015d30f6" style:letter-kerning="true" style:font-size-asian="11pt" style:font-style-asian="normal" style:font-weight-asian="normal" style:font-size-complex="10pt" style:text-emphasize="none"/>
    </style:style>
    <style:style style:name="P377"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e28a6e" officeooo:paragraph-rsid="018246b6" style:letter-kerning="true" style:font-size-asian="11pt" style:font-style-asian="normal" style:font-weight-asian="normal" style:font-size-complex="10pt" style:text-emphasize="none"/>
    </style:style>
    <style:style style:name="P378"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058f08" officeooo:paragraph-rsid="01500a9f" style:letter-kerning="true" style:font-size-asian="11pt" style:font-style-asian="normal" style:font-weight-asian="normal" style:font-size-complex="10pt" style:text-emphasize="none"/>
    </style:style>
    <style:style style:name="P379"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6d74f4" officeooo:paragraph-rsid="01500a9f" style:letter-kerning="true" style:font-size-asian="11pt" style:font-style-asian="normal" style:font-weight-asian="normal" style:font-size-complex="10pt" style:text-emphasize="none"/>
    </style:style>
    <style:style style:name="P380"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2379e1" officeooo:paragraph-rsid="0150736b" style:letter-kerning="true" style:font-size-asian="11pt" style:font-style-asian="normal" style:font-weight-asian="normal" style:font-size-complex="10pt" style:text-emphasize="none"/>
    </style:style>
    <style:style style:name="P381"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13c372" officeooo:paragraph-rsid="0150736b" style:letter-kerning="true" style:font-size-asian="11pt" style:font-style-asian="normal" style:font-weight-asian="normal" style:font-size-complex="10pt" style:text-emphasize="none"/>
    </style:style>
    <style:style style:name="P382"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4c9ae7" officeooo:paragraph-rsid="0150736b" style:letter-kerning="true" style:font-size-asian="11pt" style:font-style-asian="normal" style:font-weight-asian="normal" style:font-size-complex="10pt" style:text-emphasize="none"/>
    </style:style>
    <style:style style:name="P383"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8c404d" officeooo:paragraph-rsid="0152e678" style:letter-kerning="true" style:font-size-asian="11pt" style:font-style-asian="normal" style:font-weight-asian="normal" style:font-size-complex="10pt" style:text-emphasize="none"/>
    </style:style>
    <style:style style:name="P384"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942dd0" officeooo:paragraph-rsid="015323bd" style:letter-kerning="true" style:font-size-asian="11pt" style:font-style-asian="normal" style:font-weight-asian="normal" style:font-size-complex="10pt" style:text-emphasize="none"/>
    </style:style>
    <style:style style:name="P385"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ad5ac0" officeooo:paragraph-rsid="01538a68" style:letter-kerning="true" style:font-size-asian="11pt" style:font-style-asian="normal" style:font-weight-asian="normal" style:font-size-complex="10pt" style:text-emphasize="none"/>
    </style:style>
    <style:style style:name="P386"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abe9fd" officeooo:paragraph-rsid="01538a68" style:letter-kerning="true" style:font-size-asian="11pt" style:font-style-asian="normal" style:font-weight-asian="normal" style:font-size-complex="10pt" style:text-emphasize="none"/>
    </style:style>
    <style:style style:name="P387"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d830ee" officeooo:paragraph-rsid="0154b7a9" style:letter-kerning="true" style:font-size-asian="11pt" style:font-style-asian="normal" style:font-weight-asian="normal" style:font-size-complex="10pt" style:text-emphasize="none"/>
    </style:style>
    <style:style style:name="P388"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c651d4" officeooo:paragraph-rsid="0155189c" style:letter-kerning="true" style:font-size-asian="11pt" style:font-style-asian="normal" style:font-weight-asian="normal" style:font-size-complex="10pt" style:text-emphasize="none"/>
    </style:style>
    <style:style style:name="P389"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a1bfcf" officeooo:paragraph-rsid="01706e73" style:letter-kerning="true" style:font-size-asian="11pt" style:font-style-asian="normal" style:font-weight-asian="normal" style:font-size-complex="10pt" style:text-emphasize="none"/>
    </style:style>
    <style:style style:name="P390"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8051a1" officeooo:paragraph-rsid="01706e73" style:letter-kerning="true" style:font-size-asian="11pt" style:font-style-asian="normal" style:font-weight-asian="normal" style:font-size-complex="10pt" style:text-emphasize="none"/>
    </style:style>
    <style:style style:name="P391"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7a6b22" officeooo:paragraph-rsid="01706e73" style:letter-kerning="true" style:font-size-asian="11pt" style:font-style-asian="normal" style:font-weight-asian="normal" style:font-size-complex="10pt" style:text-emphasize="none"/>
    </style:style>
    <style:style style:name="P392"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42043f" officeooo:paragraph-rsid="01706e73" style:letter-kerning="true" style:font-size-asian="11pt" style:font-style-asian="normal" style:font-weight-asian="normal" style:font-size-complex="10pt" style:text-emphasize="none"/>
    </style:style>
    <style:style style:name="P393"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ad129c" officeooo:paragraph-rsid="01706e73" style:letter-kerning="true" style:font-size-asian="11pt" style:font-style-asian="normal" style:font-weight-asian="normal" style:font-size-complex="10pt" style:text-emphasize="none"/>
    </style:style>
    <style:style style:name="P394"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892a8b" officeooo:paragraph-rsid="01718326" style:letter-kerning="true" style:font-size-asian="11pt" style:font-style-asian="normal" style:font-weight-asian="normal" style:font-size-complex="10pt" style:text-emphasize="none"/>
    </style:style>
    <style:style style:name="P395"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95d993" officeooo:paragraph-rsid="01718326" style:letter-kerning="true" style:font-size-asian="11pt" style:font-style-asian="normal" style:font-weight-asian="normal" style:font-size-complex="10pt" style:text-emphasize="none"/>
    </style:style>
    <style:style style:name="P396"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963e1a" officeooo:paragraph-rsid="01718326" style:letter-kerning="true" style:font-size-asian="11pt" style:font-style-asian="normal" style:font-weight-asian="normal" style:font-size-complex="10pt" style:text-emphasize="none"/>
    </style:style>
    <style:style style:name="P397"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d6216e" officeooo:paragraph-rsid="01c58ec7" style:letter-kerning="true" style:font-size-asian="11pt" style:font-style-asian="normal" style:font-weight-asian="normal" style:font-size-complex="10pt" style:text-emphasize="none"/>
    </style:style>
    <style:style style:name="P398"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c3e0d5" officeooo:paragraph-rsid="01451bd3" style:letter-kerning="true" style:font-size-asian="11pt" style:font-style-asian="normal" style:font-weight-asian="normal" style:font-size-complex="10pt" style:font-style-complex="italic" style:text-emphasize="none"/>
    </style:style>
    <style:style style:name="P399"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c3e0d5" officeooo:paragraph-rsid="01466a7b" style:letter-kerning="true" style:font-size-asian="11pt" style:font-style-asian="normal" style:font-weight-asian="normal" style:font-size-complex="10pt" style:font-style-complex="italic" style:text-emphasize="none"/>
    </style:style>
    <style:style style:name="P400"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8dd951" officeooo:paragraph-rsid="01466a7b" style:letter-kerning="true" style:font-size-asian="11pt" style:font-style-asian="normal" style:font-weight-asian="normal" style:font-size-complex="8pt" style:text-emphasize="none"/>
    </style:style>
    <style:style style:name="P401"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5fe994" officeooo:paragraph-rsid="018246b6" style:letter-kerning="true" style:font-size-asian="11pt" style:font-style-asian="normal" style:font-weight-asian="normal" style:font-size-complex="8pt" style:text-emphasize="none"/>
    </style:style>
    <style:style style:name="P402"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e93e80" officeooo:paragraph-rsid="018246b6" style:letter-kerning="true" style:font-size-asian="11pt" style:font-style-asian="normal" style:font-weight-asian="normal" style:font-size-complex="8pt" style:text-emphasize="none"/>
    </style:style>
    <style:style style:name="P403"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e93e80" officeooo:paragraph-rsid="0183acb2" style:letter-kerning="true" style:font-size-asian="11pt" style:font-style-asian="normal" style:font-weight-asian="normal" style:font-size-complex="8pt" style:text-emphasize="none"/>
    </style:style>
    <style:style style:name="P404"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1e28a6e" officeooo:paragraph-rsid="018246b6" style:letter-kerning="true" style:font-size-asian="11pt" style:font-style-asian="normal" style:font-weight-asian="normal" style:font-size-complex="8pt" style:text-emphasize="none"/>
    </style:style>
    <style:style style:name="P405" style:family="paragraph" style:parent-style-name="Standard">
      <style:paragraph-properties fo:margin-top="0cm" fo:margin-bottom="0cm" loext:contextual-spacing="false"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paragraph-rsid="014b0f08" style:letter-kerning="true" style:font-size-asian="11pt" style:font-style-asian="normal" style:font-weight-asian="normal" style:font-size-complex="12pt" style:text-emphasize="none"/>
    </style:style>
    <style:style style:name="P406"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 fo:font-size="11pt" fo:letter-spacing="normal" fo:font-style="normal" fo:text-shadow="none" style:text-underline-style="none" fo:font-weight="normal" officeooo:rsid="0063bc11" officeooo:paragraph-rsid="014ccd6f" style:letter-kerning="true" style:font-size-asian="11pt" style:font-style-asian="normal" style:font-weight-asian="normal" style:font-size-complex="10pt" style:text-emphasize="none"/>
    </style:style>
    <style:style style:name="P407" style:family="paragraph" style:parent-style-name="Standard">
      <style:paragraph-properties fo:margin-top="0cm" fo:margin-bottom="0cm" loext:contextual-spacing="false" fo:line-height="115%" fo:text-align="center" style:justify-single-word="false"/>
      <style:text-properties fo:color="#4c4c4c" style:text-outline="false" style:text-line-through-style="none" style:text-line-through-type="none" style:font-name="Ubuntu" fo:font-size="11pt" fo:letter-spacing="normal" fo:font-style="normal" fo:text-shadow="none" style:text-underline-style="none" fo:font-weight="normal" officeooo:rsid="01af210a" officeooo:paragraph-rsid="01706e73" style:letter-kerning="true" style:font-size-asian="11pt" style:font-style-asian="normal" style:font-weight-asian="normal" style:font-size-complex="10pt" style:text-emphasize="none"/>
    </style:style>
    <style:style style:name="P408" style:family="paragraph" style:parent-style-name="Standard">
      <style:paragraph-properties fo:margin-top="0cm" fo:margin-bottom="0cm" loext:contextual-spacing="false" fo:line-height="115%" fo:text-align="center" style:justify-single-word="false"/>
      <style:text-properties fo:font-size="10pt" officeooo:paragraph-rsid="0155189c" style:font-size-asian="10pt" style:font-size-complex="10pt"/>
    </style:style>
    <style:style style:name="P409" style:family="paragraph" style:parent-style-name="Standard">
      <style:paragraph-properties fo:margin-top="0cm" fo:margin-bottom="0cm" loext:contextual-spacing="false" fo:text-align="center" style:justify-single-word="false" fo:break-before="page"/>
      <style:text-properties officeooo:paragraph-rsid="01451bd3"/>
    </style:style>
    <style:style style:name="P410" style:family="paragraph" style:parent-style-name="Standard">
      <style:paragraph-properties fo:margin-top="0cm" fo:margin-bottom="0cm" loext:contextual-spacing="false" fo:text-align="center" style:justify-single-word="false" fo:break-before="page"/>
      <style:text-properties officeooo:paragraph-rsid="018246b6"/>
    </style:style>
    <style:style style:name="P411" style:family="paragraph" style:parent-style-name="Standard">
      <style:paragraph-properties fo:margin-top="0cm" fo:margin-bottom="0cm" loext:contextual-spacing="false" fo:text-align="center" style:justify-single-word="false" fo:break-before="page"/>
      <style:text-properties fo:color="#0000ff" style:font-name="Liberation Sans" fo:font-size="8pt" fo:font-weight="normal" officeooo:rsid="0164a4b1" officeooo:paragraph-rsid="01718326" style:font-size-asian="8pt" style:font-weight-asian="normal" style:font-size-complex="8pt" style:font-weight-complex="normal"/>
    </style:style>
    <style:style style:name="P412" style:family="paragraph" style:parent-style-name="Illustration">
      <style:paragraph-properties fo:line-height="115%" fo:text-align="center" style:justify-single-word="false"/>
      <style:text-properties fo:color="#0000ff" style:font-name="Liberation Sans" fo:font-size="10pt" officeooo:rsid="0087bab8" officeooo:paragraph-rsid="014b0f08" style:font-size-asian="10pt" style:font-size-complex="10pt"/>
    </style:style>
    <style:style style:name="P413" style:family="paragraph" style:parent-style-name="Illustration">
      <style:paragraph-properties fo:line-height="115%" fo:text-align="center" style:justify-single-word="false"/>
      <style:text-properties fo:color="#0000ff" style:font-name="Liberation Sans" fo:font-size="10pt" officeooo:rsid="00942dd0" officeooo:paragraph-rsid="015323bd" style:font-size-asian="10pt" style:font-size-complex="10pt"/>
    </style:style>
    <style:style style:name="P414" style:family="paragraph" style:parent-style-name="Illustration">
      <style:paragraph-properties fo:line-height="115%" fo:text-align="center" style:justify-single-word="false"/>
      <style:text-properties fo:color="#0000ff" style:font-name="Liberation Sans" fo:font-size="10pt" officeooo:rsid="00c67f26" officeooo:paragraph-rsid="0154b7a9" style:font-size-asian="10pt" style:font-size-complex="10pt"/>
    </style:style>
    <style:style style:name="P415" style:family="paragraph" style:parent-style-name="Illustration">
      <style:paragraph-properties fo:line-height="115%" fo:text-align="center" style:justify-single-word="false"/>
      <style:text-properties fo:color="#0000ff" style:font-name="Liberation Sans" fo:font-size="10pt" officeooo:rsid="00c67f26" officeooo:paragraph-rsid="0155189c" style:font-size-asian="10pt" style:font-size-complex="10pt"/>
    </style:style>
    <style:style style:name="P416" style:family="paragraph" style:parent-style-name="Illustration">
      <style:paragraph-properties fo:line-height="115%" fo:text-align="center" style:justify-single-word="false"/>
      <style:text-properties fo:color="#0000ff" style:font-name="Liberation Sans" fo:font-size="10pt" officeooo:rsid="00846b03" officeooo:paragraph-rsid="016e8d36" style:font-size-asian="10pt" style:font-size-complex="10pt"/>
    </style:style>
    <style:style style:name="P417" style:family="paragraph" style:parent-style-name="Illustration">
      <style:paragraph-properties fo:line-height="115%" fo:text-align="center" style:justify-single-word="false"/>
      <style:text-properties fo:color="#0000ff" style:font-name="Liberation Sans" fo:font-size="10pt" officeooo:rsid="01e93e80" officeooo:paragraph-rsid="018246b6" style:font-size-asian="10pt" style:font-size-complex="10pt"/>
    </style:style>
    <style:style style:name="P418" style:family="paragraph" style:parent-style-name="Illustration">
      <style:paragraph-properties fo:line-height="115%" fo:text-align="center" style:justify-single-word="false"/>
      <style:text-properties fo:color="#0000ff" style:font-name="Liberation Sans" fo:font-size="10pt" fo:font-weight="bold" officeooo:rsid="001743f2" officeooo:paragraph-rsid="01466a7b" style:font-size-asian="10pt" style:font-weight-asian="bold" style:font-size-complex="10pt" style:font-weight-complex="bold"/>
    </style:style>
    <style:style style:name="P419" style:family="paragraph" style:parent-style-name="Illustration">
      <style:paragraph-properties fo:line-height="115%" fo:text-align="center" style:justify-single-word="false"/>
      <style:text-properties fo:color="#0000ff" style:font-name="Liberation Sans" fo:font-size="10pt" style:text-underline-style="none" fo:font-weight="normal" officeooo:rsid="001829d6" officeooo:paragraph-rsid="0151ec4b" style:font-size-asian="10pt" style:font-weight-asian="normal" style:font-size-complex="10pt" style:font-weight-complex="normal"/>
    </style:style>
    <style:style style:name="P420" style:family="paragraph" style:parent-style-name="Illustration">
      <style:paragraph-properties fo:line-height="115%" fo:text-align="center" style:justify-single-word="false"/>
      <style:text-properties fo:color="#0000ff" style:font-name="Liberation Sans" fo:font-size="10pt" fo:font-weight="normal" officeooo:rsid="01a4beef" officeooo:paragraph-rsid="01706e73" style:font-size-asian="10pt" style:font-weight-asian="normal" style:font-size-complex="10pt" style:font-weight-complex="normal"/>
    </style:style>
    <style:style style:name="P421" style:family="paragraph" style:parent-style-name="Illustration">
      <style:text-properties fo:color="#0000ff" officeooo:rsid="01997f3b" officeooo:paragraph-rsid="019cf372"/>
    </style:style>
    <style:style style:name="P422" style:family="paragraph" style:parent-style-name="Illustration">
      <style:paragraph-properties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87bab8" officeooo:paragraph-rsid="014b0f08" style:letter-kerning="true" style:font-size-asian="11pt" style:font-style-asian="normal" style:font-weight-asian="normal" style:font-size-complex="10pt" style:text-emphasize="none"/>
    </style:style>
    <style:style style:name="P423" style:family="paragraph" style:parent-style-name="Standard">
      <style:paragraph-properties fo:margin-left="0cm" fo:margin-right="0cm" fo:line-height="115%" fo:text-indent="0cm" style:auto-text-indent="false"/>
      <style:text-properties fo:color="#0000ff" style:font-name="Liberation Sans" fo:font-size="10pt" officeooo:paragraph-rsid="001b617f" style:font-size-asian="10pt" style:font-size-complex="10pt"/>
    </style:style>
    <style:style style:name="P424" style:family="paragraph" style:parent-style-name="Standard">
      <style:paragraph-properties fo:margin-left="0cm" fo:margin-right="0cm" fo:line-height="115%" fo:text-align="justify" style:justify-single-word="false" fo:text-indent="0cm" style:auto-text-indent="false"/>
      <style:text-properties fo:color="#0000ff" style:font-name="Liberation Sans" fo:font-size="10pt" officeooo:paragraph-rsid="001b617f" style:font-size-asian="10pt" style:font-size-complex="10pt"/>
    </style:style>
    <style:style style:name="P425" style:family="paragraph" style:parent-style-name="Standard">
      <style:paragraph-properties fo:margin-left="0cm" fo:margin-right="0cm" fo:line-height="115%" fo:text-indent="0cm" style:auto-text-indent="false"/>
      <style:text-properties fo:color="#0000ff" style:font-name="Liberation Sans" fo:font-size="10pt" style:text-underline-style="none" fo:font-weight="normal" officeooo:rsid="00112581" officeooo:paragraph-rsid="001b617f" style:font-size-asian="10pt" style:font-weight-asian="normal" style:font-size-complex="10pt" style:font-weight-complex="normal"/>
    </style:style>
    <style:style style:name="P426" style:family="paragraph" style:parent-style-name="Standard">
      <style:paragraph-properties fo:margin-left="0cm" fo:margin-right="0cm" fo:line-height="115%" fo:text-align="justify" style:justify-single-word="false" fo:text-indent="0cm" style:auto-text-indent="false"/>
      <style:text-properties fo:color="#0000ff" style:font-name="Liberation Sans" fo:font-size="10pt" style:text-underline-style="none" fo:font-weight="normal" officeooo:rsid="00215d5f" officeooo:paragraph-rsid="001b617f" style:font-size-asian="10pt" style:font-weight-asian="normal" style:font-size-complex="10pt" style:font-weight-complex="normal"/>
    </style:style>
    <style:style style:name="P427" style:family="paragraph" style:parent-style-name="Standard">
      <style:paragraph-properties fo:margin-left="0cm" fo:margin-right="0cm" fo:line-height="115%" fo:text-align="justify" style:justify-single-word="false" fo:text-indent="0cm" style:auto-text-indent="false"/>
      <style:text-properties fo:color="#0000ff" style:font-name="Liberation Sans" fo:font-size="10pt" style:text-underline-style="none" fo:font-weight="normal" officeooo:rsid="0011619f" officeooo:paragraph-rsid="001b617f" style:font-size-asian="10pt" style:font-weight-asian="normal" style:font-size-complex="10pt" style:font-weight-complex="normal"/>
    </style:style>
    <style:style style:name="P428" style:family="paragraph" style:parent-style-name="Standard">
      <style:paragraph-properties fo:margin-left="0cm" fo:margin-right="0cm" fo:line-height="115%" fo:text-indent="0cm" style:auto-text-indent="false"/>
      <style:text-properties fo:color="#0000ff" style:font-name="Liberation Sans" fo:font-size="10pt" style:text-underline-style="none" fo:font-weight="bold" officeooo:rsid="00112581" officeooo:paragraph-rsid="001b617f" style:font-size-asian="10pt" style:font-weight-asian="bold" style:font-size-complex="10pt" style:font-weight-complex="bold"/>
    </style:style>
    <style:style style:name="P429" style:family="paragraph" style:parent-style-name="Standard">
      <style:paragraph-properties fo:margin-left="0cm" fo:margin-right="0cm" fo:line-height="115%" fo:text-indent="0cm" style:auto-text-indent="false"/>
      <style:text-properties fo:color="#0000ff" style:font-name="Liberation Sans" fo:font-size="10pt" fo:font-weight="bold" officeooo:paragraph-rsid="001b617f" style:font-size-asian="10pt" style:font-weight-asian="bold" style:font-size-complex="10pt" style:font-weight-complex="bold"/>
    </style:style>
    <style:style style:name="P430" style:family="paragraph" style:parent-style-name="Standard">
      <style:paragraph-properties fo:margin-left="0cm" fo:margin-right="0cm" fo:line-height="115%" fo:text-indent="0cm" style:auto-text-indent="false"/>
      <style:text-properties fo:color="#0000ff" style:font-name="Liberation Sans" fo:font-size="10pt" style:text-underline-style="solid" style:text-underline-width="auto" style:text-underline-color="font-color" fo:font-weight="bold" officeooo:paragraph-rsid="001b617f" style:font-size-asian="10pt" style:font-weight-asian="bold" style:font-size-complex="10pt" style:font-weight-complex="bold"/>
    </style:style>
    <style:style style:name="P431" style:family="paragraph" style:parent-style-name="Standard">
      <style:paragraph-properties fo:margin-left="0cm" fo:margin-right="0cm" fo:margin-top="0cm" fo:margin-bottom="0cm" loext:contextual-spacing="false" fo:line-height="115%" fo:text-align="center" style:justify-single-word="false" fo:text-indent="0cm" style:auto-text-indent="false"/>
      <style:text-properties fo:color="#0000ff" style:font-name="Liberation Sans" fo:font-size="10pt" style:text-underline-style="none" fo:font-weight="normal" officeooo:rsid="00215d5f" officeooo:paragraph-rsid="0150ef1d" style:font-size-asian="10pt" style:font-weight-asian="normal" style:font-size-complex="10pt" style:font-weight-complex="normal"/>
    </style:style>
    <style:style style:name="P432" style:family="paragraph" style:parent-style-name="Standard">
      <style:paragraph-properties fo:margin-left="0cm" fo:margin-right="0cm" fo:margin-top="0cm" fo:margin-bottom="0cm" loext:contextual-spacing="false" fo:line-height="115%" fo:text-align="center" style:justify-single-word="false" fo:text-indent="0cm" style:auto-text-indent="false"/>
      <style:text-properties fo:color="#4c4c4c" style:text-outline="false" style:text-line-through-style="none" style:text-line-through-type="none" style:font-name="Ubuntu1" fo:font-size="11pt" fo:letter-spacing="normal" fo:font-style="normal" fo:text-shadow="none" style:text-underline-style="none" fo:font-weight="normal" officeooo:rsid="00215d5f" officeooo:paragraph-rsid="0150ef1d" style:letter-kerning="true" style:font-size-asian="11pt" style:font-style-asian="normal" style:font-weight-asian="normal" style:font-size-complex="10pt" style:font-weight-complex="normal" style:text-emphasize="none"/>
    </style:style>
    <style:style style:name="P433" style:family="paragraph" style:parent-style-name="Illustration">
      <style:paragraph-properties fo:margin-left="0cm" fo:margin-right="0cm" fo:margin-top="0cm" fo:margin-bottom="0cm" loext:contextual-spacing="false" fo:line-height="115%" fo:text-align="center" style:justify-single-word="false" fo:text-indent="0cm" style:auto-text-indent="false"/>
      <style:text-properties fo:color="#0000ff" style:font-name="Liberation Sans" fo:font-size="10pt" style:text-underline-style="none" fo:font-weight="normal" officeooo:rsid="00215d5f" officeooo:paragraph-rsid="0150ef1d" style:font-size-asian="10pt" style:font-weight-asian="normal" style:font-size-complex="10pt" style:font-weight-complex="normal"/>
    </style:style>
    <style:style style:name="P434" style:family="paragraph" style:parent-style-name="Footnote">
      <style:paragraph-properties fo:margin-left="0cm" fo:margin-right="0cm" fo:text-indent="0cm" style:auto-text-indent="false"/>
      <style:text-properties fo:color="#0000ff" officeooo:rsid="01eee118" officeooo:paragraph-rsid="01eee118"/>
    </style:style>
    <style:style style:name="P435" style:family="paragraph" style:parent-style-name="Footnote">
      <style:text-properties fo:color="#0000ff"/>
    </style:style>
    <style:style style:name="P436" style:family="paragraph" style:parent-style-name="Footnote">
      <style:text-properties fo:color="#0000ff" officeooo:rsid="00f12634" officeooo:paragraph-rsid="00f12634"/>
    </style:style>
    <style:style style:name="P437" style:family="paragraph" style:parent-style-name="Footnote">
      <style:text-properties fo:color="#0000ff" officeooo:rsid="011b4551" officeooo:paragraph-rsid="011b4551"/>
    </style:style>
    <style:style style:name="P438" style:family="paragraph" style:parent-style-name="Footnote">
      <style:text-properties fo:color="#0000ff" officeooo:rsid="0033411b" officeooo:paragraph-rsid="0033411b"/>
    </style:style>
    <style:style style:name="P439" style:family="paragraph" style:parent-style-name="Footnote">
      <style:text-properties fo:color="#0000ff" fo:font-weight="normal" style:font-weight-asian="normal" style:font-weight-complex="normal"/>
    </style:style>
    <style:style style:name="P440" style:family="paragraph" style:parent-style-name="Footnote">
      <style:text-properties fo:color="#0000ff" officeooo:rsid="00fdb6af" officeooo:paragraph-rsid="00fdb6af"/>
    </style:style>
    <style:style style:name="P441" style:family="paragraph" style:parent-style-name="Footnote">
      <style:text-properties fo:color="#0000ff" officeooo:rsid="0100c603" officeooo:paragraph-rsid="0100c603"/>
    </style:style>
    <style:style style:name="P442" style:family="paragraph" style:parent-style-name="Footnote">
      <style:text-properties fo:color="#0000ff" officeooo:rsid="018b283f" officeooo:paragraph-rsid="018b283f"/>
    </style:style>
    <style:style style:name="P443" style:family="paragraph" style:parent-style-name="Footnote">
      <style:text-properties fo:color="#0000ff" officeooo:rsid="018c2d64" officeooo:paragraph-rsid="018c2d64"/>
    </style:style>
    <style:style style:name="P444" style:family="paragraph" style:parent-style-name="Footnote">
      <style:text-properties fo:color="#0000ff" officeooo:rsid="018d1fca" officeooo:paragraph-rsid="018d1fca"/>
    </style:style>
    <style:style style:name="P445" style:family="paragraph" style:parent-style-name="Footnote">
      <style:text-properties fo:color="#0000ff" officeooo:rsid="018e4e47" officeooo:paragraph-rsid="018e4e47"/>
    </style:style>
    <style:style style:name="P446" style:family="paragraph" style:parent-style-name="Footnote">
      <style:text-properties fo:color="#0000ff" officeooo:rsid="018f00e9" officeooo:paragraph-rsid="018f00e9"/>
    </style:style>
    <style:style style:name="P447" style:family="paragraph" style:parent-style-name="Footnote">
      <style:text-properties fo:color="#0000ff" officeooo:rsid="01918b09" officeooo:paragraph-rsid="01918b09"/>
    </style:style>
    <style:style style:name="P448" style:family="paragraph" style:parent-style-name="Footnote">
      <style:text-properties fo:color="#0000ff" officeooo:rsid="01eee118" officeooo:paragraph-rsid="01eee118"/>
    </style:style>
    <style:style style:name="P449" style:family="paragraph" style:parent-style-name="Footnote">
      <style:text-properties fo:color="#0000ff" officeooo:rsid="01ef24c6" officeooo:paragraph-rsid="01ef24c6"/>
    </style:style>
    <style:style style:name="P450" style:family="paragraph" style:parent-style-name="Footnote">
      <style:text-properties fo:color="#0000ff" officeooo:rsid="01efbbdf" officeooo:paragraph-rsid="01efbbdf"/>
    </style:style>
    <style:style style:name="P451" style:family="paragraph" style:parent-style-name="Footnote">
      <style:text-properties fo:color="#0000ff" officeooo:rsid="004c1b6d" officeooo:paragraph-rsid="004c1b6d"/>
    </style:style>
    <style:style style:name="P452" style:family="paragraph" style:parent-style-name="Footnote">
      <style:text-properties fo:color="#0000ff" officeooo:rsid="00fe8cf7" officeooo:paragraph-rsid="00fe8cf7"/>
    </style:style>
    <style:style style:name="P453" style:family="paragraph" style:parent-style-name="Footnote">
      <style:text-properties fo:color="#0000ff" officeooo:rsid="00694107" officeooo:paragraph-rsid="00fcf6a8"/>
    </style:style>
    <style:style style:name="P454" style:family="paragraph" style:parent-style-name="Footnote">
      <style:text-properties fo:color="#0000ff" officeooo:rsid="01f0860c" officeooo:paragraph-rsid="01f0860c"/>
    </style:style>
    <style:style style:name="P455" style:family="paragraph" style:parent-style-name="Footnote">
      <style:text-properties fo:color="#0000ff" officeooo:rsid="0183b2ff" officeooo:paragraph-rsid="0183b2ff"/>
    </style:style>
    <style:style style:name="P456" style:family="paragraph" style:parent-style-name="Footnote">
      <style:text-properties fo:color="#0000ff" officeooo:rsid="0184fce6" officeooo:paragraph-rsid="0184fce6"/>
    </style:style>
    <style:style style:name="P457" style:family="paragraph" style:parent-style-name="Footnote">
      <style:text-properties fo:color="#0000ff" officeooo:rsid="01865266" officeooo:paragraph-rsid="01865266"/>
    </style:style>
    <style:style style:name="P458" style:family="paragraph" style:parent-style-name="Footnote">
      <style:text-properties fo:color="#0000ff" officeooo:rsid="01884dbb" officeooo:paragraph-rsid="018dea68"/>
    </style:style>
    <style:style style:name="P459" style:family="paragraph" style:parent-style-name="Footnote">
      <style:text-properties fo:color="#0000ff" officeooo:rsid="018a30a9" officeooo:paragraph-rsid="018a30a9"/>
    </style:style>
    <style:style style:name="P460" style:family="paragraph" style:parent-style-name="Footnote">
      <style:text-properties fo:color="#0000ff" officeooo:rsid="01a5ad3d" officeooo:paragraph-rsid="01a5ad3d"/>
    </style:style>
    <style:style style:name="P461" style:family="paragraph" style:parent-style-name="Footnote">
      <style:text-properties fo:color="#0000ff" officeooo:rsid="01a60c2c" officeooo:paragraph-rsid="01a60c2c"/>
    </style:style>
    <style:style style:name="P462" style:family="paragraph" style:parent-style-name="Footnote">
      <style:text-properties fo:color="#0000ff" officeooo:rsid="01b6c4ca" officeooo:paragraph-rsid="01b6c4ca"/>
    </style:style>
    <style:style style:name="P463" style:family="paragraph" style:parent-style-name="Footnote">
      <style:text-properties fo:color="#0000ff" officeooo:rsid="01bd5ae6" officeooo:paragraph-rsid="01bd5ae6"/>
    </style:style>
    <style:style style:name="P464" style:family="paragraph" style:parent-style-name="Footnote">
      <style:text-properties fo:color="#0000ff" officeooo:rsid="01be80dd" officeooo:paragraph-rsid="01be80dd"/>
    </style:style>
    <style:style style:name="P465" style:family="paragraph" style:parent-style-name="Footnote">
      <style:text-properties fo:color="#0000ff" officeooo:rsid="01c89da9" officeooo:paragraph-rsid="01c89da9"/>
    </style:style>
    <style:style style:name="P466" style:family="paragraph" style:parent-style-name="Footnote">
      <style:text-properties fo:color="#0000ff" officeooo:rsid="01cb5051" officeooo:paragraph-rsid="01cb5051"/>
    </style:style>
    <style:style style:name="P467" style:family="paragraph" style:parent-style-name="Footnote">
      <style:text-properties fo:color="#0000ff" fo:font-size="8pt" fo:font-weight="normal" style:font-size-asian="8pt" style:font-weight-asian="normal" style:font-size-complex="8pt" style:font-weight-complex="normal"/>
    </style:style>
    <style:style style:name="P468" style:family="paragraph" style:parent-style-name="Footnote">
      <style:text-properties fo:color="#0000ff" officeooo:rsid="01e936b4" officeooo:paragraph-rsid="01eae4f5"/>
    </style:style>
    <style:style style:name="P469" style:family="paragraph" style:parent-style-name="Footnote">
      <style:text-properties officeooo:rsid="00fcf6a8" officeooo:paragraph-rsid="00fcf6a8"/>
    </style:style>
    <style:style style:name="P470" style:family="paragraph" style:parent-style-name="Footnote">
      <style:paragraph-properties fo:text-align="start" style:justify-single-word="false"/>
      <style:text-properties officeooo:paragraph-rsid="0183b2ff"/>
    </style:style>
    <style:style style:name="P471" style:family="paragraph" style:parent-style-name="Standard">
      <loext:graphic-properties draw:fill="none"/>
      <style:paragraph-properties fo:line-height="200%" fo:break-before="page" fo:background-color="transparent"/>
      <style:text-properties fo:color="#0000ff" style:font-name="Liberation Sans" fo:font-size="10pt" fo:font-weight="bold" officeooo:rsid="01fd61e0" officeooo:paragraph-rsid="001b617f" style:font-size-asian="10pt" style:font-weight-asian="bold" style:font-size-complex="10pt" style:font-weight-complex="bold"/>
    </style:style>
    <style:style style:name="P472" style:family="paragraph" style:parent-style-name="Standard">
      <style:paragraph-properties fo:text-align="center" style:justify-single-word="false" fo:break-before="page"/>
      <style:text-properties fo:color="#0000ff" style:font-name="Liberation Sans" fo:font-size="10pt" fo:font-weight="bold" officeooo:rsid="01ff569e" officeooo:paragraph-rsid="001b617f" style:font-size-asian="10pt" style:font-weight-asian="bold" style:font-size-complex="10pt" style:font-weight-complex="bold"/>
    </style:style>
    <style:style style:name="P473" style:family="paragraph" style:parent-style-name="Standard">
      <style:paragraph-properties fo:line-height="115%" fo:text-align="justify" style:justify-single-word="false" fo:break-before="page"/>
      <style:text-properties fo:color="#0000ff" style:font-name="Liberation Sans" fo:font-size="10pt" officeooo:paragraph-rsid="001b617f" style:font-size-asian="10pt" style:font-size-complex="10pt"/>
    </style:style>
    <style:style style:name="P474" style:family="paragraph" style:parent-style-name="Standard">
      <style:paragraph-properties fo:line-height="115%" fo:text-align="justify" style:justify-single-word="false" fo:break-before="page"/>
      <style:text-properties fo:color="#0000ff" style:font-name="Liberation Sans" fo:font-size="10pt" officeooo:rsid="001743f2" officeooo:paragraph-rsid="001b617f" style:font-size-asian="10pt" style:font-size-complex="10pt"/>
    </style:style>
    <style:style style:name="P475" style:family="paragraph" style:parent-style-name="Standard">
      <style:paragraph-properties fo:line-height="115%" fo:text-align="justify" style:justify-single-word="false" fo:break-before="page"/>
      <style:text-properties fo:color="#0000ff" style:font-name="Liberation Sans" fo:font-size="10pt" officeooo:rsid="0038732f" officeooo:paragraph-rsid="001b617f" style:font-size-asian="10pt" style:font-size-complex="10pt"/>
    </style:style>
    <style:style style:name="P476" style:family="paragraph" style:parent-style-name="Standard">
      <style:paragraph-properties fo:line-height="115%" fo:text-align="justify" style:justify-single-word="false" fo:break-before="page"/>
      <style:text-properties fo:color="#0000ff" style:font-name="Liberation Sans" fo:font-size="10pt" officeooo:rsid="007bfd0a" officeooo:paragraph-rsid="007bfd0a" style:font-size-asian="10pt" style:font-size-complex="10pt"/>
    </style:style>
    <style:style style:name="P477" style:family="paragraph" style:parent-style-name="Standard">
      <style:paragraph-properties fo:line-height="115%" fo:text-align="justify" style:justify-single-word="false" fo:break-before="page"/>
      <style:text-properties fo:color="#0000ff" style:font-name="Liberation Sans" fo:font-size="10pt" officeooo:rsid="00174cfc" officeooo:paragraph-rsid="001b617f" style:font-size-asian="10pt" style:font-size-complex="10pt"/>
    </style:style>
    <style:style style:name="P478" style:family="paragraph" style:parent-style-name="Standard">
      <style:paragraph-properties fo:line-height="115%" fo:text-align="justify" style:justify-single-word="false" fo:break-before="page"/>
      <style:text-properties fo:color="#0000ff" style:font-name="Liberation Sans" fo:font-size="10pt" officeooo:rsid="0039c2cb" officeooo:paragraph-rsid="001b617f" style:font-size-asian="10pt" style:font-size-complex="10pt"/>
    </style:style>
    <style:style style:name="P479" style:family="paragraph" style:parent-style-name="Standard">
      <style:paragraph-properties fo:line-height="115%" fo:text-align="justify" style:justify-single-word="false" fo:break-before="page"/>
      <style:text-properties fo:color="#0000ff" style:font-name="Liberation Sans" fo:font-size="10pt" officeooo:rsid="006393bb" officeooo:paragraph-rsid="001b617f" style:font-size-asian="10pt" style:font-size-complex="10pt"/>
    </style:style>
    <style:style style:name="P480" style:family="paragraph" style:parent-style-name="Standard">
      <style:paragraph-properties fo:line-height="115%" fo:text-align="justify" style:justify-single-word="false" fo:break-before="page"/>
      <style:text-properties fo:color="#0000ff" style:font-name="Liberation Sans" fo:font-size="10pt" officeooo:rsid="00761b31" officeooo:paragraph-rsid="001b617f" style:font-size-asian="10pt" style:font-size-complex="10pt"/>
    </style:style>
    <style:style style:name="P481" style:family="paragraph" style:parent-style-name="Standard">
      <style:paragraph-properties fo:line-height="115%" fo:text-align="justify" style:justify-single-word="false" fo:break-before="page"/>
      <style:text-properties fo:color="#0000ff" style:font-name="Liberation Sans" fo:font-size="10pt" officeooo:rsid="00e1566f" officeooo:paragraph-rsid="01364518" style:font-size-asian="10pt" style:font-size-complex="10pt"/>
    </style:style>
    <style:style style:name="P482" style:family="paragraph" style:parent-style-name="Standard">
      <style:paragraph-properties fo:line-height="115%" fo:text-align="justify" style:justify-single-word="false" fo:break-before="page"/>
      <style:text-properties fo:color="#0000ff" style:font-name="Liberation Sans" fo:font-size="10pt" officeooo:rsid="01892a8b" officeooo:paragraph-rsid="01718326" style:font-size-asian="10pt" style:font-size-complex="10pt"/>
    </style:style>
    <style:style style:name="P483" style:family="paragraph" style:parent-style-name="Standard">
      <style:paragraph-properties fo:line-height="115%" fo:text-align="justify" style:justify-single-word="false" fo:break-before="page"/>
      <style:text-properties fo:color="#0000ff" style:font-name="Liberation Sans" fo:font-size="10pt" officeooo:rsid="018e4e47" officeooo:paragraph-rsid="01718326" style:font-size-asian="10pt" style:font-size-complex="10pt"/>
    </style:style>
    <style:style style:name="P484" style:family="paragraph" style:parent-style-name="Standard">
      <style:paragraph-properties fo:line-height="115%" fo:text-align="justify" style:justify-single-word="false" fo:break-before="page"/>
      <style:text-properties fo:color="#0000ff" style:font-name="Liberation Sans" fo:font-size="10pt" officeooo:rsid="0195d993" officeooo:paragraph-rsid="01718326" style:font-size-asian="10pt" style:font-size-complex="10pt"/>
    </style:style>
    <style:style style:name="P485" style:family="paragraph" style:parent-style-name="Standard">
      <style:paragraph-properties fo:line-height="115%" fo:text-align="justify" style:justify-single-word="false" fo:break-before="page"/>
      <style:text-properties fo:color="#0000ff" style:font-name="Liberation Sans" fo:font-size="10pt" officeooo:rsid="01e93e80" officeooo:paragraph-rsid="01718326" style:font-size-asian="10pt" style:font-size-complex="10pt"/>
    </style:style>
    <style:style style:name="P486" style:family="paragraph" style:parent-style-name="Standard">
      <style:paragraph-properties fo:line-height="115%" fo:text-align="justify" style:justify-single-word="false" fo:break-before="page"/>
      <style:text-properties fo:color="#0000ff" style:font-name="Liberation Sans" fo:font-size="10pt" fo:font-style="italic" officeooo:rsid="01e93e80" officeooo:paragraph-rsid="01718326" style:font-size-asian="10pt" style:font-style-asian="italic" style:font-size-complex="10pt" style:font-style-complex="italic"/>
    </style:style>
    <style:style style:name="P487" style:family="paragraph" style:parent-style-name="Standard">
      <style:paragraph-properties fo:line-height="115%" fo:text-align="justify" style:justify-single-word="false" fo:break-before="page"/>
      <style:text-properties fo:color="#0000ff" style:font-name="Liberation Sans" fo:font-size="10pt" fo:font-style="normal" officeooo:rsid="018057dc" officeooo:paragraph-rsid="018057dc" style:font-size-asian="10pt" style:font-style-asian="normal" style:font-size-complex="10pt" style:font-style-complex="normal"/>
    </style:style>
    <style:style style:name="P488" style:family="paragraph" style:parent-style-name="Standard">
      <style:paragraph-properties fo:line-height="115%" fo:text-align="justify" style:justify-single-word="false" fo:break-before="page"/>
      <style:text-properties fo:color="#0000ff" style:text-outline="false" style:text-line-through-style="none" style:text-line-through-type="none" style:font-name="Liberation Sans" fo:font-size="10pt" fo:font-style="normal" fo:text-shadow="none" style:text-underline-style="none" fo:font-weight="normal" officeooo:rsid="01ca574c" officeooo:paragraph-rsid="012aec7b" style:font-size-asian="10pt" style:font-style-asian="normal" style:font-weight-asian="normal" style:font-size-complex="10pt" style:text-emphasize="none"/>
    </style:style>
    <style:style style:name="P489" style:family="paragraph" style:parent-style-name="Standard">
      <style:paragraph-properties fo:line-height="115%" fo:text-align="justify" style:justify-single-word="false" fo:break-before="page"/>
      <style:text-properties officeooo:rsid="0063bc11" officeooo:paragraph-rsid="013569f8"/>
    </style:style>
    <style:style style:name="P490" style:family="paragraph" style:parent-style-name="Illustration">
      <style:paragraph-properties fo:line-height="115%" fo:text-align="center" style:justify-single-word="false" fo:break-before="page"/>
      <style:text-properties fo:color="#0000ff" style:font-name="Liberation Sans" fo:font-size="10pt" officeooo:rsid="00c651d4" officeooo:paragraph-rsid="0155189c" style:font-size-asian="10pt" style:font-size-complex="10pt"/>
    </style:style>
    <style:style style:name="P491" style:family="paragraph" style:parent-style-name="Illustration">
      <style:paragraph-properties fo:line-height="115%" fo:text-align="center" style:justify-single-word="false" fo:break-before="page"/>
      <style:text-properties fo:color="#0000ff" style:font-name="Liberation Sans" fo:font-size="10pt" fo:font-weight="normal" officeooo:rsid="01a4beef" officeooo:paragraph-rsid="01706e73" style:font-size-asian="10pt" style:font-weight-asian="normal" style:font-size-complex="10pt" style:font-weight-complex="normal"/>
    </style:style>
    <style:style style:name="P492" style:family="paragraph" style:parent-style-name="Heading_20_1">
      <style:paragraph-properties fo:break-before="page"/>
      <style:text-properties fo:color="#0000ff"/>
    </style:style>
    <style:style style:name="P493" style:family="paragraph" style:parent-style-name="Heading_20_1">
      <style:paragraph-properties fo:text-align="center" style:justify-single-word="false" fo:break-before="page"/>
      <style:text-properties fo:color="#0000ff"/>
    </style:style>
    <style:style style:name="P494" style:family="paragraph" style:parent-style-name="Heading_20_1">
      <style:paragraph-properties fo:break-before="page"/>
      <style:text-properties fo:color="#0000ff" officeooo:paragraph-rsid="01706e73"/>
    </style:style>
    <style:style style:name="P495" style:family="paragraph" style:parent-style-name="Heading_20_1">
      <style:paragraph-properties fo:break-before="page"/>
      <style:text-properties fo:color="#0000ff" officeooo:rsid="016e8d36" officeooo:paragraph-rsid="016e8d36"/>
    </style:style>
    <style:style style:name="P496" style:family="paragraph" style:parent-style-name="Heading_20_1">
      <style:paragraph-properties fo:break-before="page"/>
      <style:text-properties fo:color="#0000ff" officeooo:paragraph-rsid="01718326"/>
    </style:style>
    <style:style style:name="P497" style:family="paragraph" style:parent-style-name="Contents_20_Heading">
      <style:paragraph-properties fo:break-before="page"/>
    </style:style>
    <style:style style:name="P498" style:family="paragraph" style:parent-style-name="Quotations">
      <style:paragraph-properties fo:line-height="115%"/>
      <style:text-properties fo:color="#0000ff" style:font-name="Liberation Sans" fo:font-size="10pt" officeooo:paragraph-rsid="001b617f" style:font-size-asian="10pt" style:font-size-complex="10pt"/>
    </style:style>
    <style:style style:name="P499" style:family="paragraph" style:parent-style-name="Standard">
      <style:paragraph-properties fo:margin-top="0cm" fo:margin-bottom="0.21cm" loext:contextual-spacing="false" fo:line-height="115%" fo:text-align="center" style:justify-single-word="false"/>
      <style:text-properties fo:color="#0000ff" style:font-name="Liberation Sans" fo:font-size="10pt" officeooo:rsid="00b7355b" officeooo:paragraph-rsid="0154b7a9" style:font-size-asian="10pt" style:font-size-complex="10pt"/>
    </style:style>
    <style:style style:name="P500" style:family="paragraph" style:parent-style-name="Standard">
      <style:paragraph-properties fo:margin-top="0cm" fo:margin-bottom="0.21cm" loext:contextual-spacing="false" fo:line-height="115%" fo:text-align="center" style:justify-single-word="false"/>
      <style:text-properties fo:color="#4c4c4c" style:text-outline="false" style:text-line-through-style="none" style:text-line-through-type="none" style:font-name="Ubuntu1" fo:font-size="11pt" fo:letter-spacing="normal" fo:font-style="normal" fo:text-shadow="none" style:text-underline-style="none" fo:font-weight="normal" officeooo:rsid="00b7355b" officeooo:paragraph-rsid="0154b7a9" style:letter-kerning="true" style:font-size-asian="11pt" style:font-style-asian="normal" style:font-weight-asian="normal" style:font-size-complex="10pt" style:text-emphasize="none"/>
    </style:style>
    <style:style style:name="P501" style:family="paragraph" style:parent-style-name="Illustration">
      <style:paragraph-properties fo:margin-top="0cm" fo:margin-bottom="0.21cm" loext:contextual-spacing="false" fo:line-height="115%" fo:text-align="center" style:justify-single-word="false"/>
      <style:text-properties fo:color="#0000ff" style:font-name="Liberation Sans" fo:font-size="10pt" officeooo:rsid="00b7355b" officeooo:paragraph-rsid="0154b7a9" style:font-size-asian="10pt" style:font-size-complex="10pt"/>
    </style:style>
    <style:style style:name="P502" style:family="paragraph" style:parent-style-name="Heading_20_1">
      <style:paragraph-properties fo:text-align="center" style:justify-single-word="false"/>
      <style:text-properties fo:color="#0000ff"/>
    </style:style>
    <style:style style:name="P503" style:family="paragraph" style:parent-style-name="Text_20_body">
      <style:text-properties officeooo:rsid="0195cc7b" officeooo:paragraph-rsid="0195cc7b"/>
    </style:style>
    <style:style style:name="P504" style:family="paragraph" style:parent-style-name="Text_20_body">
      <style:text-properties officeooo:rsid="0196dcff" officeooo:paragraph-rsid="0196dcff"/>
    </style:style>
    <style:style style:name="P505" style:family="paragraph" style:parent-style-name="Text_20_body">
      <style:text-properties officeooo:rsid="01997f3b" officeooo:paragraph-rsid="01997f3b"/>
    </style:style>
    <style:style style:name="P506" style:family="paragraph" style:parent-style-name="Text_20_body">
      <style:text-properties officeooo:rsid="01a7e8a5" officeooo:paragraph-rsid="01a7e8a5"/>
    </style:style>
    <style:style style:name="P507" style:family="paragraph" style:parent-style-name="Text_20_body">
      <style:text-properties officeooo:rsid="01ad5755" officeooo:paragraph-rsid="01ad5755"/>
    </style:style>
    <style:style style:name="P508" style:family="paragraph" style:parent-style-name="Text_20_body">
      <style:text-properties officeooo:rsid="01b0bf42" officeooo:paragraph-rsid="01b0bf42"/>
    </style:style>
    <style:style style:name="P509" style:family="paragraph" style:parent-style-name="Text_20_body">
      <style:text-properties fo:color="#0000ff" officeooo:rsid="01b0bf42" officeooo:paragraph-rsid="01b0bf42"/>
    </style:style>
    <style:style style:name="P510" style:family="paragraph" style:parent-style-name="Text_20_body">
      <style:text-properties fo:color="#0000ff" fo:font-style="normal" officeooo:rsid="00160428" officeooo:paragraph-rsid="01e0c297" style:font-style-asian="normal" style:font-style-complex="normal"/>
    </style:style>
    <style:style style:name="P511" style:family="paragraph" style:parent-style-name="Text_20_body">
      <style:paragraph-properties fo:line-height="115%" fo:text-align="justify" style:justify-single-word="false"/>
      <style:text-properties fo:color="#0000ff" style:font-name="Liberation Sans" fo:font-size="10pt" fo:font-style="normal" fo:font-weight="normal" officeooo:rsid="001cb5ee" officeooo:paragraph-rsid="01e0c297" style:font-size-asian="10pt" style:font-style-asian="normal" style:font-weight-asian="normal" style:font-size-complex="10pt" style:font-style-complex="normal" style:font-weight-complex="normal"/>
    </style:style>
    <style:style style:name="P512" style:family="paragraph" style:parent-style-name="Text_20_body">
      <style:text-properties fo:color="#0000ff" fo:font-size="10pt" fo:font-style="normal" officeooo:rsid="0018fd1c" officeooo:paragraph-rsid="01e0c297" style:font-size-asian="10pt" style:font-style-asian="normal" style:font-size-complex="10pt" style:font-style-complex="normal"/>
    </style:style>
    <style:style style:name="P513" style:family="paragraph" style:parent-style-name="Text_20_body">
      <style:text-properties fo:color="#0000ff" fo:font-size="10pt" fo:font-style="normal" officeooo:rsid="001cb5ee" officeooo:paragraph-rsid="01e0c297" style:font-size-asian="10pt" style:font-style-asian="normal" style:font-size-complex="10pt" style:font-style-complex="normal"/>
    </style:style>
    <style:style style:name="P514" style:family="paragraph" style:parent-style-name="Text_20_body">
      <style:text-properties fo:color="#0000ff" fo:font-size="10pt" fo:font-style="normal" officeooo:rsid="00130058" officeooo:paragraph-rsid="01e0c297" style:font-size-asian="10pt" style:font-style-asian="normal" style:font-size-complex="10pt" style:font-style-complex="normal"/>
    </style:style>
    <style:style style:name="P515" style:family="paragraph" style:parent-style-name="Text_20_body">
      <style:text-properties fo:color="#0000ff" fo:font-size="10pt" fo:font-style="normal" officeooo:rsid="00160428" officeooo:paragraph-rsid="01e0c297" style:font-size-asian="10pt" style:font-style-asian="normal" style:font-size-complex="10pt" style:font-style-complex="normal"/>
    </style:style>
    <style:style style:name="P516" style:family="paragraph" style:parent-style-name="Text_20_body">
      <style:text-properties officeooo:rsid="01b12763" officeooo:paragraph-rsid="01b12763"/>
    </style:style>
    <style:style style:name="P517" style:family="paragraph" style:parent-style-name="Text_20_body">
      <style:text-properties officeooo:rsid="01b6c4ca" officeooo:paragraph-rsid="01b6c4ca"/>
    </style:style>
    <style:style style:name="P518" style:family="paragraph" style:parent-style-name="Text_20_body">
      <style:text-properties officeooo:rsid="01d72e89" officeooo:paragraph-rsid="01d72e89"/>
    </style:style>
    <style:style style:name="P519" style:family="paragraph" style:parent-style-name="Text_20_body">
      <style:text-properties officeooo:rsid="01d8523c" officeooo:paragraph-rsid="01d8523c"/>
    </style:style>
    <style:style style:name="P520" style:family="paragraph" style:parent-style-name="Standard" style:master-page-name="">
      <style:paragraph-properties fo:line-height="115%" fo:text-align="start" style:justify-single-word="false" style:page-number="auto"/>
      <style:text-properties fo:color="#0000ff" style:font-name="Liberation Sans" fo:font-size="8pt" officeooo:rsid="017cda52" officeooo:paragraph-rsid="01ca07ff" style:font-size-asian="8pt" style:font-size-complex="8pt"/>
    </style:style>
    <style:style style:name="P521" style:family="paragraph" style:parent-style-name="Contents_20_1">
      <style:paragraph-properties>
        <style:tab-stops>
          <style:tab-stop style:position="10.8cm" style:type="right" style:leader-style="dotted" style:leader-text="."/>
        </style:tab-stops>
      </style:paragraph-properties>
    </style:style>
    <style:style style:name="P522" style:family="paragraph" style:parent-style-name="Contents_20_2">
      <style:paragraph-properties>
        <style:tab-stops>
          <style:tab-stop style:position="10.8cm" style:type="right" style:leader-style="dotted" style:leader-text="."/>
        </style:tab-stops>
      </style:paragraph-properties>
    </style:style>
    <style:style style:name="P523" style:family="paragraph" style:parent-style-name="Heading_20_2">
      <style:text-properties fo:color="#0000ff"/>
    </style:style>
    <style:style style:name="P524" style:family="paragraph" style:parent-style-name="Heading_20_2">
      <style:text-properties fo:color="#0000ff" fo:font-size="16pt" style:font-size-asian="16pt" style:font-size-complex="16pt"/>
    </style:style>
    <style:style style:name="P525" style:family="paragraph" style:parent-style-name="Heading_20_2">
      <style:text-properties fo:color="#0000ff" fo:font-size="12pt" style:font-size-asian="12pt" style:font-size-complex="12pt"/>
    </style:style>
    <style:style style:name="P526" style:family="paragraph" style:parent-style-name="Heading_20_2">
      <style:text-properties fo:color="#0000ff" fo:font-size="14pt" style:font-size-asian="14pt" style:font-size-complex="14pt"/>
    </style:style>
    <style:style style:name="P527" style:family="paragraph" style:parent-style-name="Heading_20_2">
      <style:text-properties fo:color="#0000ff" officeooo:rsid="01835de1" officeooo:paragraph-rsid="01835de1"/>
    </style:style>
    <style:style style:name="P528" style:family="paragraph" style:parent-style-name="Heading_20_2">
      <style:text-properties fo:color="#0000ff" officeooo:rsid="018057dc" officeooo:paragraph-rsid="01835de1"/>
    </style:style>
    <style:style style:name="P529" style:family="paragraph" style:parent-style-name="Heading_20_2">
      <style:text-properties fo:color="#0000ff" officeooo:paragraph-rsid="01835de1"/>
    </style:style>
    <style:style style:name="P530" style:family="paragraph" style:parent-style-name="Heading_20_2">
      <style:text-properties fo:color="#0000ff" officeooo:rsid="0183acb2" officeooo:paragraph-rsid="0183acb2"/>
    </style:style>
    <style:style style:name="P531" style:family="paragraph" style:parent-style-name="Heading_20_2">
      <style:text-properties officeooo:paragraph-rsid="01835de1"/>
    </style:style>
    <style:style style:name="P532" style:family="paragraph" style:parent-style-name="Heading_20_2">
      <style:paragraph-properties fo:break-before="page"/>
      <style:text-properties fo:color="#0000ff"/>
    </style:style>
    <style:style style:name="P533" style:family="paragraph" style:parent-style-name="Heading_20_3">
      <style:text-properties fo:color="#0000ff"/>
    </style:style>
    <style:style style:name="P534" style:family="paragraph" style:parent-style-name="Preformatted_20_Text" style:list-style-name="L5">
      <style:paragraph-properties fo:line-height="115%" fo:text-align="justify" style:justify-single-word="false"/>
      <style:text-properties fo:color="#0000ff" style:font-name="Liberation Sans" fo:font-size="10pt" officeooo:paragraph-rsid="01cb5051" style:font-size-asian="10pt" style:font-size-complex="10pt"/>
    </style:style>
    <style:style style:name="P535" style:family="paragraph" style:parent-style-name="Standard" style:master-page-name="First_20_Page">
      <loext:graphic-properties draw:fill="none"/>
      <style:paragraph-properties fo:line-height="100%" fo:text-align="center" style:justify-single-word="false" style:page-number="auto" fo:background-color="transparent"/>
      <style:text-properties fo:color="#0000ff" style:font-name="Liberation Sans" fo:font-size="10pt" fo:font-weight="bold" officeooo:rsid="01f9cd45" officeooo:paragraph-rsid="001b617f" style:font-size-asian="10pt" style:font-weight-asian="bold" style:font-size-complex="10pt" style:font-weight-complex="bold"/>
    </style:style>
    <style:style style:name="P536" style:family="paragraph" style:parent-style-name="Standard" style:list-style-name="L1">
      <loext:graphic-properties draw:fill="none"/>
      <style:paragraph-properties fo:line-height="200%" fo:background-color="transparent"/>
      <style:text-properties fo:color="#0000ff" style:font-name="Liberation Sans" fo:font-size="10pt" fo:font-weight="normal" officeooo:rsid="01fd61e0" officeooo:paragraph-rsid="001b617f" style:font-size-asian="10pt" style:font-weight-asian="normal" style:font-size-complex="10pt" style:font-weight-complex="normal"/>
    </style:style>
    <style:style style:name="P537" style:family="paragraph" style:parent-style-name="Standard" style:list-style-name="L2">
      <loext:graphic-properties draw:fill="none"/>
      <style:paragraph-properties fo:line-height="200%" fo:background-color="transparent"/>
      <style:text-properties fo:color="#0000ff" style:font-name="Liberation Sans" fo:font-size="10pt" fo:font-weight="normal" officeooo:rsid="01fd61e0" officeooo:paragraph-rsid="01451bd3" style:font-size-asian="10pt" style:font-weight-asian="normal" style:font-size-complex="10pt" style:font-weight-complex="normal"/>
    </style:style>
    <style:style style:name="P538" style:family="paragraph" style:parent-style-name="Standard" style:list-style-name="L2">
      <loext:graphic-properties draw:fill="none"/>
      <style:paragraph-properties fo:line-height="200%" fo:background-color="transparent"/>
      <style:text-properties fo:color="#0000ff" style:font-name="Liberation Sans" fo:font-size="10pt" fo:font-weight="normal" officeooo:rsid="017f9c01" officeooo:paragraph-rsid="017f9c01" style:font-size-asian="10pt" style:font-weight-asian="normal" style:font-size-complex="10pt" style:font-weight-complex="normal"/>
    </style:style>
    <style:style style:name="P539" style:family="paragraph" style:parent-style-name="Standard" style:list-style-name="L3">
      <style:paragraph-properties fo:line-height="200%"/>
      <style:text-properties fo:color="#0000ff" style:font-name="Liberation Sans" fo:font-size="10pt" fo:font-weight="normal" officeooo:rsid="015a6f9d" officeooo:paragraph-rsid="015a6f9d" style:font-size-asian="10pt" style:font-weight-asian="normal" style:font-size-complex="10pt" style:font-weight-complex="normal"/>
    </style:style>
    <style:style style:name="P540" style:family="paragraph" style:parent-style-name="Standard" style:list-style-name="L3">
      <style:paragraph-properties fo:line-height="200%"/>
      <style:text-properties fo:color="#0000ff" style:font-name="Liberation Sans" fo:font-size="10pt" fo:font-weight="normal" officeooo:rsid="0061bf2d" officeooo:paragraph-rsid="0061bf2d" style:font-size-asian="10pt" style:font-weight-asian="normal" style:font-size-complex="10pt" style:font-weight-complex="normal"/>
    </style:style>
    <style:style style:name="P541" style:family="paragraph" style:parent-style-name="Standard" style:list-style-name="L3">
      <style:paragraph-properties fo:line-height="200%"/>
      <style:text-properties fo:color="#0000ff" style:font-name="Liberation Sans" fo:font-size="10pt" fo:font-weight="normal" officeooo:rsid="002fc29c" officeooo:paragraph-rsid="002fc29c" style:font-size-asian="10pt" style:font-weight-asian="normal" style:font-size-complex="10pt" style:font-weight-complex="normal"/>
    </style:style>
    <style:style style:name="P542" style:family="paragraph" style:parent-style-name="Standard" style:list-style-name="L3">
      <style:paragraph-properties fo:line-height="200%"/>
      <style:text-properties fo:color="#0000ff" style:font-name="Liberation Sans" fo:font-size="10pt" fo:font-weight="normal" officeooo:rsid="01feeca5" officeooo:paragraph-rsid="003053b4" style:font-size-asian="10pt" style:font-weight-asian="normal" style:font-size-complex="10pt" style:font-weight-complex="normal"/>
    </style:style>
    <style:style style:name="P543" style:family="paragraph" style:parent-style-name="Standard" style:list-style-name="L3">
      <style:paragraph-properties fo:line-height="200%"/>
      <style:text-properties fo:color="#0000ff" style:font-name="Liberation Sans" fo:font-size="10pt" fo:font-weight="normal" officeooo:rsid="01feeca5" officeooo:paragraph-rsid="001b617f" style:font-size-asian="10pt" style:font-weight-asian="normal" style:font-size-complex="10pt" style:font-weight-complex="normal"/>
    </style:style>
    <style:style style:name="P544" style:family="paragraph" style:parent-style-name="Standard" style:list-style-name="L3">
      <style:paragraph-properties fo:line-height="200%"/>
      <style:text-properties fo:color="#0000ff" style:font-name="Liberation Sans" fo:font-size="10pt" fo:font-weight="normal" officeooo:rsid="01feeca5" officeooo:paragraph-rsid="00e85821" style:font-size-asian="10pt" style:font-weight-asian="normal" style:font-size-complex="10pt" style:font-weight-complex="normal"/>
    </style:style>
    <style:style style:name="P545" style:family="paragraph" style:parent-style-name="Standard" style:list-style-name="L3">
      <style:paragraph-properties fo:line-height="200%"/>
      <style:text-properties fo:color="#0000ff" style:font-name="Liberation Sans" fo:font-size="10pt" fo:font-weight="normal" officeooo:rsid="02010c4b" officeooo:paragraph-rsid="003053b4" style:font-size-asian="10pt" style:font-weight-asian="normal" style:font-size-complex="10pt" style:font-weight-complex="normal"/>
    </style:style>
    <style:style style:name="P546" style:family="paragraph" style:parent-style-name="Standard" style:list-style-name="L3">
      <style:paragraph-properties fo:line-height="200%"/>
      <style:text-properties fo:color="#0000ff" style:font-name="Liberation Sans" fo:font-size="10pt" fo:font-weight="normal" officeooo:rsid="004d86d3" officeooo:paragraph-rsid="004d86d3" style:font-size-asian="10pt" style:font-weight-asian="normal" style:font-size-complex="10pt" style:font-weight-complex="normal"/>
    </style:style>
    <style:style style:name="P547" style:family="paragraph" style:parent-style-name="Standard" style:list-style-name="L3">
      <style:paragraph-properties fo:line-height="200%"/>
      <style:text-properties fo:color="#0000ff" style:font-name="Liberation Sans" fo:font-size="10pt" fo:font-weight="normal" officeooo:rsid="003053b4" officeooo:paragraph-rsid="003053b4" style:font-size-asian="10pt" style:font-weight-asian="normal" style:font-size-complex="10pt" style:font-weight-complex="normal"/>
    </style:style>
    <style:style style:name="P548" style:family="paragraph" style:parent-style-name="Standard" style:list-style-name="L5">
      <style:paragraph-properties fo:line-height="115%" fo:text-align="justify" style:justify-single-word="false"/>
      <style:text-properties fo:color="#0000ff" style:font-name="Liberation Sans" fo:font-size="10pt" fo:font-weight="normal" officeooo:rsid="00215d5f" officeooo:paragraph-rsid="01706e73" style:font-size-asian="10pt" style:font-weight-asian="normal" style:font-size-complex="10pt" style:font-weight-complex="normal"/>
    </style:style>
    <style:style style:name="P549" style:family="paragraph" style:parent-style-name="Standard" style:list-style-name="L1">
      <loext:graphic-properties draw:fill="none"/>
      <style:paragraph-properties fo:line-height="200%" fo:background-color="transparent"/>
      <style:text-properties fo:color="#0000ff" style:font-name="Liberation Sans" fo:font-size="10pt" officeooo:paragraph-rsid="001b617f" style:font-size-asian="10pt" style:font-size-complex="10pt"/>
    </style:style>
    <style:style style:name="P550" style:family="paragraph" style:parent-style-name="Standard" style:list-style-name="L5">
      <style:paragraph-properties fo:line-height="115%" fo:text-align="justify" style:justify-single-word="false"/>
      <style:text-properties fo:color="#0000ff" style:font-name="Liberation Sans" fo:font-size="10pt" officeooo:rsid="01ad129c" officeooo:paragraph-rsid="01cae0a1" style:font-size-asian="10pt" style:font-size-complex="10pt"/>
    </style:style>
    <style:style style:name="P551" style:family="paragraph" style:parent-style-name="Standard" style:list-style-name="L5">
      <style:paragraph-properties fo:line-height="115%" fo:text-align="justify" style:justify-single-word="false"/>
      <style:text-properties fo:color="#0000ff" style:font-name="Liberation Sans" fo:font-size="10pt" officeooo:rsid="01ad129c" officeooo:paragraph-rsid="01706e73" style:font-size-asian="10pt" style:font-size-complex="10pt"/>
    </style:style>
    <style:style style:name="P552" style:family="paragraph" style:parent-style-name="Standard" style:list-style-name="L5">
      <style:paragraph-properties fo:line-height="115%" fo:text-align="justify" style:justify-single-word="false"/>
      <style:text-properties fo:color="#0000ff" style:font-name="Liberation Sans" fo:font-size="10pt" officeooo:paragraph-rsid="01706e73" style:font-size-asian="10pt" style:font-size-complex="10pt"/>
    </style:style>
    <style:style style:name="P553" style:family="paragraph" style:parent-style-name="Standard" style:list-style-name="L6">
      <style:paragraph-properties fo:line-height="115%" fo:text-align="justify" style:justify-single-word="false"/>
      <style:text-properties fo:color="#0000ff" style:font-name="Liberation Sans" fo:font-size="10pt" officeooo:rsid="007839c8" officeooo:paragraph-rsid="007839c8" style:font-size-asian="10pt" style:font-size-complex="10pt"/>
    </style:style>
    <style:style style:name="P554" style:family="paragraph" style:parent-style-name="Standard" style:list-style-name="L6">
      <style:paragraph-properties fo:line-height="115%" fo:text-align="justify" style:justify-single-word="false"/>
      <style:text-properties fo:color="#0000ff" style:font-name="Liberation Sans" fo:font-size="10pt" officeooo:rsid="00790c1e" officeooo:paragraph-rsid="00790c1e" style:font-size-asian="10pt" style:font-size-complex="10pt"/>
    </style:style>
    <style:style style:name="P555" style:family="paragraph" style:parent-style-name="Standard" style:list-style-name="L6">
      <style:paragraph-properties fo:line-height="115%" fo:text-align="justify" style:justify-single-word="false"/>
      <style:text-properties fo:color="#0000ff" style:font-name="Liberation Sans" fo:font-size="10pt" officeooo:rsid="007ad6af" officeooo:paragraph-rsid="007ad6af" style:font-size-asian="10pt" style:font-size-complex="10pt"/>
    </style:style>
    <style:style style:name="P556" style:family="paragraph" style:parent-style-name="Standard" style:list-style-name="L7">
      <style:paragraph-properties fo:line-height="115%" fo:text-align="justify" style:justify-single-word="false"/>
      <style:text-properties fo:color="#0000ff" style:font-name="Liberation Sans" fo:font-size="10pt" officeooo:rsid="00937178" officeooo:paragraph-rsid="00937178" style:font-size-asian="10pt" style:font-size-complex="10pt"/>
    </style:style>
    <style:style style:name="P557" style:family="paragraph" style:parent-style-name="Standard" style:list-style-name="L7">
      <style:paragraph-properties fo:line-height="115%" fo:text-align="justify" style:justify-single-word="false"/>
      <style:text-properties fo:color="#0000ff" style:font-name="Liberation Sans" fo:font-size="10pt" officeooo:rsid="008c404d" officeooo:paragraph-rsid="008c404d" style:font-size-asian="10pt" style:font-size-complex="10pt"/>
    </style:style>
    <style:style style:name="P558" style:family="paragraph" style:parent-style-name="Standard" style:list-style-name="L7">
      <style:paragraph-properties fo:line-height="115%" fo:text-align="justify" style:justify-single-word="false"/>
      <style:text-properties fo:color="#0000ff" style:font-name="Liberation Sans" fo:font-size="10pt" officeooo:rsid="008c404d" officeooo:paragraph-rsid="0152e678" style:font-size-asian="10pt" style:font-size-complex="10pt"/>
    </style:style>
    <style:style style:name="P559" style:family="paragraph" style:parent-style-name="Standard" style:list-style-name="L7">
      <style:paragraph-properties fo:line-height="115%" fo:text-align="justify" style:justify-single-word="false"/>
      <style:text-properties fo:color="#0000ff" style:font-name="Liberation Sans" fo:font-size="10pt" officeooo:rsid="00942dd0" officeooo:paragraph-rsid="00942dd0" style:font-size-asian="10pt" style:font-size-complex="10pt"/>
    </style:style>
    <style:style style:name="P560" style:family="paragraph" style:parent-style-name="Standard" style:list-style-name="L7">
      <style:paragraph-properties fo:line-height="115%" fo:text-align="justify" style:justify-single-word="false"/>
      <style:text-properties fo:color="#0000ff" style:font-name="Liberation Sans" fo:font-size="10pt" officeooo:rsid="00942dd0" officeooo:paragraph-rsid="00943eae" style:font-size-asian="10pt" style:font-size-complex="10pt"/>
    </style:style>
    <style:style style:name="P561" style:family="paragraph" style:parent-style-name="Standard" style:list-style-name="L7">
      <style:paragraph-properties fo:line-height="115%" fo:text-align="justify" style:justify-single-word="false"/>
      <style:text-properties fo:color="#0000ff" style:font-name="Liberation Sans" fo:font-size="10pt" officeooo:rsid="00942dd0" officeooo:paragraph-rsid="00aefa34" style:font-size-asian="10pt" style:font-size-complex="10pt"/>
    </style:style>
    <style:style style:name="P562" style:family="paragraph" style:parent-style-name="Standard" style:list-style-name="L7">
      <style:paragraph-properties fo:line-height="115%" fo:text-align="justify" style:justify-single-word="false"/>
      <style:text-properties fo:color="#0000ff" style:font-name="Liberation Sans" fo:font-size="10pt" officeooo:rsid="00ad5ac0" officeooo:paragraph-rsid="00ad5ac0" style:font-size-asian="10pt" style:font-size-complex="10pt"/>
    </style:style>
    <style:style style:name="P563" style:family="paragraph" style:parent-style-name="Standard" style:list-style-name="L7">
      <style:paragraph-properties fo:line-height="115%" fo:text-align="justify" style:justify-single-word="false"/>
      <style:text-properties fo:color="#0000ff" style:font-name="Liberation Sans" fo:font-size="10pt" officeooo:rsid="00ad784d" officeooo:paragraph-rsid="00ad784d" style:font-size-asian="10pt" style:font-size-complex="10pt"/>
    </style:style>
    <style:style style:name="P564" style:family="paragraph" style:parent-style-name="Standard" style:list-style-name="L8">
      <style:paragraph-properties fo:line-height="115%" fo:text-align="justify" style:justify-single-word="false"/>
      <style:text-properties fo:color="#0000ff" style:font-name="Liberation Sans" fo:font-size="10pt" officeooo:rsid="00c651d4" officeooo:paragraph-rsid="00c651d4" style:font-size-asian="10pt" style:font-size-complex="10pt"/>
    </style:style>
    <style:style style:name="P565" style:family="paragraph" style:parent-style-name="Standard" style:list-style-name="L9">
      <style:paragraph-properties fo:line-height="115%" fo:text-align="justify" style:justify-single-word="false"/>
      <style:text-properties fo:color="#0000ff" style:font-name="Liberation Sans" fo:font-size="10pt" officeooo:rsid="00c651d4" officeooo:paragraph-rsid="00d00806" style:font-size-asian="10pt" style:font-size-complex="10pt"/>
    </style:style>
    <style:style style:name="P566" style:family="paragraph" style:parent-style-name="Standard" style:list-style-name="L9">
      <style:paragraph-properties fo:line-height="115%" fo:text-align="justify" style:justify-single-word="false"/>
      <style:text-properties fo:color="#0000ff" style:font-name="Liberation Sans" fo:font-size="10pt" officeooo:rsid="00c651d4" officeooo:paragraph-rsid="00c651d4" style:font-size-asian="10pt" style:font-size-complex="10pt"/>
    </style:style>
    <style:style style:name="P567" style:family="paragraph" style:parent-style-name="Standard" style:list-style-name="L9">
      <style:paragraph-properties fo:line-height="115%" fo:text-align="justify" style:justify-single-word="false"/>
      <style:text-properties fo:color="#0000ff" style:font-name="Liberation Sans" fo:font-size="10pt" officeooo:rsid="00d03784" officeooo:paragraph-rsid="00c651d4" style:font-size-asian="10pt" style:font-size-complex="10pt"/>
    </style:style>
    <style:style style:name="P568" style:family="paragraph" style:parent-style-name="Standard" style:list-style-name="L9">
      <style:paragraph-properties fo:line-height="115%" fo:text-align="justify" style:justify-single-word="false"/>
      <style:text-properties fo:color="#0000ff" style:font-name="Liberation Sans" fo:font-size="10pt" officeooo:rsid="00d830ee" officeooo:paragraph-rsid="00e009dd" style:font-size-asian="10pt" style:font-size-complex="10pt"/>
    </style:style>
    <style:style style:name="P569" style:family="paragraph" style:parent-style-name="Standard" style:list-style-name="L9">
      <style:paragraph-properties fo:line-height="115%" fo:text-align="justify" style:justify-single-word="false"/>
      <style:text-properties fo:color="#0000ff" style:font-name="Liberation Sans" fo:font-size="10pt" officeooo:rsid="00c67f26" officeooo:paragraph-rsid="00cfb214" style:font-size-asian="10pt" style:font-size-complex="10pt"/>
    </style:style>
    <style:style style:name="P570" style:family="paragraph" style:parent-style-name="Standard" style:list-style-name="L9">
      <style:paragraph-properties fo:line-height="115%" fo:text-align="justify" style:justify-single-word="false"/>
      <style:text-properties fo:color="#0000ff" style:font-name="Liberation Sans" fo:font-size="10pt" officeooo:rsid="00c67f26" officeooo:paragraph-rsid="00d00806" style:font-size-asian="10pt" style:font-size-complex="10pt"/>
    </style:style>
    <style:style style:name="P571" style:family="paragraph" style:parent-style-name="Standard" style:list-style-name="L3">
      <style:paragraph-properties fo:line-height="200%"/>
      <style:text-properties style:font-name="Liberation Sans" fo:font-weight="normal" officeooo:rsid="0200ed6f" officeooo:paragraph-rsid="01143542" style:font-weight-asian="normal" style:font-weight-complex="normal"/>
    </style:style>
    <style:style style:name="P572" style:family="paragraph" style:parent-style-name="Standard" style:list-style-name="L5">
      <style:paragraph-properties fo:line-height="115%" fo:text-align="justify" style:justify-single-word="false"/>
      <style:text-properties officeooo:paragraph-rsid="01706e73"/>
    </style:style>
    <style:style style:name="P573" style:family="paragraph" style:parent-style-name="Standard" style:list-style-name="L7">
      <style:paragraph-properties fo:line-height="115%" fo:text-align="justify" style:justify-single-word="false"/>
      <style:text-properties fo:font-size="10pt" officeooo:paragraph-rsid="00b7355b" style:font-size-asian="10pt" style:font-size-complex="10pt"/>
    </style:style>
    <style:style style:name="P574" style:family="paragraph" style:parent-style-name="Standard" style:list-style-name="L9">
      <style:paragraph-properties fo:line-height="115%" fo:text-align="justify" style:justify-single-word="false"/>
      <style:text-properties fo:font-size="10pt" officeooo:paragraph-rsid="00f856fe" style:font-size-asian="10pt" style:font-size-complex="10pt"/>
    </style:style>
    <style:style style:name="P575" style:family="paragraph" style:parent-style-name="Standard" style:list-style-name="L7">
      <style:paragraph-properties fo:line-height="115%" fo:text-align="justify" style:justify-single-word="false" fo:break-before="page"/>
      <style:text-properties fo:color="#0000ff" style:font-name="Liberation Sans" fo:font-size="10pt" officeooo:rsid="00abe9fd" officeooo:paragraph-rsid="00b5b291" style:font-size-asian="10pt" style:font-size-complex="10pt"/>
    </style:style>
    <style:style style:name="P576" style:family="paragraph" style:parent-style-name="Text_20_body" style:list-style-name="L4">
      <style:paragraph-properties fo:margin-top="0cm" fo:margin-bottom="0cm" loext:contextual-spacing="false" fo:line-height="115%"/>
      <style:text-properties fo:color="#0000ff" style:font-name="Liberation Sans" fo:font-size="10pt" fo:font-weight="normal" officeooo:rsid="00142257" officeooo:paragraph-rsid="001b617f" style:font-size-asian="10pt" style:font-size-complex="10pt"/>
    </style:style>
    <style:style style:name="P577" style:family="paragraph" style:parent-style-name="Text_20_body" style:list-style-name="L4">
      <style:paragraph-properties fo:margin-top="0cm" fo:margin-bottom="0cm" loext:contextual-spacing="false" fo:line-height="115%"/>
      <style:text-properties fo:color="#0000ff" style:font-name="Liberation Sans" fo:font-size="10pt" fo:font-weight="normal" officeooo:paragraph-rsid="001b617f" style:font-size-asian="10pt" style:font-size-complex="10pt"/>
    </style:style>
    <style:style style:name="P578" style:family="paragraph" style:parent-style-name="Text_20_body" style:list-style-name="L4">
      <style:paragraph-properties fo:margin-top="0cm" fo:margin-bottom="0cm" loext:contextual-spacing="false" fo:line-height="115%"/>
      <style:text-properties fo:color="#0000ff" style:font-name="Liberation Sans" fo:font-size="10pt" officeooo:rsid="0033e92c" officeooo:paragraph-rsid="001b617f" style:font-size-asian="10pt" style:font-size-complex="10pt"/>
    </style:style>
    <style:style style:name="T1" style:family="text">
      <style:text-properties officeooo:rsid="02010c4b"/>
    </style:style>
    <style:style style:name="T2" style:family="text">
      <style:text-properties officeooo:rsid="01ff108e"/>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da03b" style:font-style-asian="italic" style:font-style-complex="italic"/>
    </style:style>
    <style:style style:name="T6" style:family="text">
      <style:text-properties fo:font-style="italic" officeooo:rsid="01c53a9e" style:font-style-asian="italic" style:font-style-complex="italic"/>
    </style:style>
    <style:style style:name="T7" style:family="text">
      <style:text-properties fo:font-style="italic" officeooo:rsid="00218241" style:font-style-asian="italic" style:font-style-complex="italic"/>
    </style:style>
    <style:style style:name="T8" style:family="text">
      <style:text-properties fo:font-style="italic" officeooo:rsid="01c786e6" style:font-style-asian="italic" style:font-style-complex="italic"/>
    </style:style>
    <style:style style:name="T9" style:family="text">
      <style:text-properties fo:font-style="italic" officeooo:rsid="017cda52" style:font-style-asian="italic" style:font-style-complex="italic"/>
    </style:style>
    <style:style style:name="T10" style:family="text">
      <style:text-properties fo:font-style="italic" officeooo:rsid="01bfd70a" style:font-style-asian="italic" style:font-style-complex="italic"/>
    </style:style>
    <style:style style:name="T11" style:family="text">
      <style:text-properties fo:font-style="italic" officeooo:rsid="01c01ec0" style:font-style-asian="italic" style:font-style-complex="italic"/>
    </style:style>
    <style:style style:name="T12" style:family="text">
      <style:text-properties fo:font-style="italic" officeooo:rsid="00c3e0d5" style:font-style-asian="italic" style:font-style-complex="italic"/>
    </style:style>
    <style:style style:name="T13" style:family="text">
      <style:text-properties fo:font-style="italic" officeooo:rsid="00cc21f3" style:font-style-asian="italic" style:font-style-complex="italic"/>
    </style:style>
    <style:style style:name="T14" style:family="text">
      <style:text-properties fo:font-style="italic" officeooo:rsid="00cfb214" style:font-style-asian="italic" style:font-style-complex="italic"/>
    </style:style>
    <style:style style:name="T15" style:family="text">
      <style:text-properties fo:font-style="italic" officeooo:rsid="00d4e11a" style:font-style-asian="italic" style:font-style-complex="italic"/>
    </style:style>
    <style:style style:name="T16" style:family="text">
      <style:text-properties fo:font-style="italic" officeooo:rsid="00d91598" style:font-style-asian="italic" style:font-style-complex="italic"/>
    </style:style>
    <style:style style:name="T17" style:family="text">
      <style:text-properties fo:font-style="italic" officeooo:rsid="00ea840e" style:font-style-asian="italic" style:font-style-complex="italic"/>
    </style:style>
    <style:style style:name="T18" style:family="text">
      <style:text-properties fo:font-style="italic" officeooo:rsid="010dcd81" style:font-style-asian="italic" style:font-style-complex="italic"/>
    </style:style>
    <style:style style:name="T19" style:family="text">
      <style:text-properties fo:font-style="italic" officeooo:rsid="002da343" style:font-style-asian="italic" style:font-style-complex="italic"/>
    </style:style>
    <style:style style:name="T20" style:family="text">
      <style:text-properties fo:font-style="italic" officeooo:rsid="01c876d2" style:font-style-asian="italic" style:font-style-complex="italic"/>
    </style:style>
    <style:style style:name="T21" style:family="text">
      <style:text-properties fo:font-style="italic" officeooo:rsid="018b456c" style:font-style-asian="italic" style:font-style-complex="italic"/>
    </style:style>
    <style:style style:name="T22" style:family="text">
      <style:text-properties fo:font-style="italic" officeooo:rsid="018dea68" style:font-style-asian="italic" style:font-style-complex="italic"/>
    </style:style>
    <style:style style:name="T23" style:family="text">
      <style:text-properties fo:font-style="italic" officeooo:rsid="018eb163" style:font-style-asian="italic" style:font-style-complex="italic"/>
    </style:style>
    <style:style style:name="T24" style:family="text">
      <style:text-properties fo:font-style="italic" officeooo:rsid="01bb78a6" style:font-style-asian="italic" style:font-style-complex="italic"/>
    </style:style>
    <style:style style:name="T25" style:family="text">
      <style:text-properties fo:font-style="italic" officeooo:rsid="01e79f30" style:font-style-asian="italic" style:font-style-complex="italic"/>
    </style:style>
    <style:style style:name="T26" style:family="text">
      <style:text-properties fo:font-style="italic" officeooo:rsid="01dd1374"/>
    </style:style>
    <style:style style:name="T27" style:family="text">
      <style:text-properties fo:font-style="italic" fo:font-weight="bold" style:font-weight-asian="bold" style:font-weight-complex="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text-underline-style="none" officeooo:rsid="0023207f"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1da03b" style:font-style-asian="normal" style:font-style-complex="normal"/>
    </style:style>
    <style:style style:name="T32" style:family="text">
      <style:text-properties fo:font-style="normal" officeooo:rsid="00218241" style:font-style-asian="normal" style:font-style-complex="normal"/>
    </style:style>
    <style:style style:name="T33" style:family="text">
      <style:text-properties fo:font-style="normal" officeooo:rsid="00943eae" style:font-style-asian="normal" style:font-style-complex="normal"/>
    </style:style>
    <style:style style:name="T34" style:family="text">
      <style:text-properties fo:font-style="normal" officeooo:rsid="00ea840e" style:font-style-asian="normal" style:font-style-complex="normal"/>
    </style:style>
    <style:style style:name="T35" style:family="text">
      <style:text-properties fo:font-style="normal" officeooo:rsid="0045de1c" style:font-style-asian="normal" style:font-style-complex="normal"/>
    </style:style>
    <style:style style:name="T36" style:family="text">
      <style:text-properties fo:font-style="normal" style:text-underline-style="none" officeooo:rsid="00293bc2" style:font-style-asian="normal" style:font-style-complex="normal"/>
    </style:style>
    <style:style style:name="T37" style:family="text">
      <style:text-properties fo:font-style="normal" style:text-underline-style="none" officeooo:rsid="01db3232" style:font-style-asian="normal" style:font-style-complex="normal"/>
    </style:style>
    <style:style style:name="T38" style:family="text">
      <style:text-properties fo:font-style="normal" fo:font-weight="normal" officeooo:rsid="018293fd" style:font-style-asian="normal" style:font-weight-asian="normal" style:font-style-complex="normal" style:font-weight-complex="normal"/>
    </style:style>
    <style:style style:name="T39" style:family="text">
      <style:text-properties fo:font-style="normal" fo:font-weight="normal" officeooo:rsid="01a227ee" style:font-style-asian="normal" style:font-weight-asian="normal" style:font-style-complex="normal" style:font-weight-complex="normal"/>
    </style:style>
    <style:style style:name="T40" style:family="text">
      <style:text-properties fo:font-style="normal" fo:font-weight="normal" officeooo:rsid="01a3c3a6" style:font-style-asian="normal" style:font-weight-asian="normal" style:font-style-complex="normal" style:font-weight-complex="normal"/>
    </style:style>
    <style:style style:name="T41" style:family="text">
      <style:text-properties officeooo:rsid="01c53a9e"/>
    </style:style>
    <style:style style:name="T42" style:family="text">
      <style:text-properties officeooo:rsid="00440d59"/>
    </style:style>
    <style:style style:name="T43" style:family="text">
      <style:text-properties officeooo:rsid="00218241"/>
    </style:style>
    <style:style style:name="T44" style:family="text">
      <style:text-properties fo:font-size="8pt"/>
    </style:style>
    <style:style style:name="T45" style:family="text">
      <style:text-properties fo:font-size="8pt" officeooo:rsid="00f19d4f"/>
    </style:style>
    <style:style style:name="T46" style:family="text">
      <style:text-properties fo:font-size="8pt" style:font-size-asian="8pt" style:font-size-complex="8pt"/>
    </style:style>
    <style:style style:name="T47" style:family="text">
      <style:text-properties fo:font-size="8pt" style:font-size-asian="8pt" style:font-size-complex="8pt" text:display="none"/>
    </style:style>
    <style:style style:name="T48" style:family="text">
      <style:text-properties fo:font-size="8pt" officeooo:rsid="01466a7b" style:font-size-asian="8pt" style:font-size-complex="8pt"/>
    </style:style>
    <style:style style:name="T49" style:family="text">
      <style:text-properties fo:font-size="8pt" officeooo:rsid="00f32496" style:font-size-asian="8pt" style:font-size-complex="8pt"/>
    </style:style>
    <style:style style:name="T50" style:family="text">
      <style:text-properties fo:font-size="8pt" fo:font-weight="bold" style:font-size-asian="8pt" style:font-weight-asian="bold" style:font-size-complex="8pt" style:font-weight-complex="bold"/>
    </style:style>
    <style:style style:name="T51" style:family="text">
      <style:text-properties fo:font-size="8pt" fo:font-style="normal" officeooo:rsid="001da03b" style:font-size-asian="8pt" style:font-style-asian="normal" style:font-size-complex="8pt" style:font-style-complex="normal"/>
    </style:style>
    <style:style style:name="T52" style:family="text">
      <style:text-properties officeooo:rsid="00a957dc"/>
    </style:style>
    <style:style style:name="T53" style:family="text">
      <style:text-properties officeooo:rsid="00dd13ca"/>
    </style:style>
    <style:style style:name="T54" style:family="text">
      <style:text-properties officeooo:rsid="00ab3515"/>
    </style:style>
    <style:style style:name="T55" style:family="text">
      <style:text-properties officeooo:rsid="00af3a71"/>
    </style:style>
    <style:style style:name="T56" style:family="text">
      <style:text-properties officeooo:rsid="0012a1a6"/>
    </style:style>
    <style:style style:name="T57" style:family="text">
      <style:text-properties officeooo:rsid="00f38279"/>
    </style:style>
    <style:style style:name="T58" style:family="text">
      <style:text-properties officeooo:rsid="01c786e6"/>
    </style:style>
    <style:style style:name="T59" style:family="text">
      <style:text-properties officeooo:rsid="0045de1c"/>
    </style:style>
    <style:style style:name="T60" style:family="text">
      <style:text-properties officeooo:rsid="01c876d2"/>
    </style:style>
    <style:style style:name="T61" style:family="text">
      <style:text-properties officeooo:rsid="001501f1"/>
    </style:style>
    <style:style style:name="T62" style:family="text">
      <style:text-properties officeooo:rsid="00bddfe7"/>
    </style:style>
    <style:style style:name="T63" style:family="text">
      <style:text-properties officeooo:rsid="00b14d64"/>
    </style:style>
    <style:style style:name="T64" style:family="text">
      <style:text-properties officeooo:rsid="00245599"/>
    </style:style>
    <style:style style:name="T65" style:family="text">
      <style:text-properties officeooo:rsid="004917a6"/>
    </style:style>
    <style:style style:name="T66" style:family="text">
      <style:text-properties officeooo:rsid="010ce85a"/>
    </style:style>
    <style:style style:name="T67" style:family="text">
      <style:text-properties officeooo:rsid="001b627b"/>
    </style:style>
    <style:style style:name="T68" style:family="text">
      <style:text-properties officeooo:rsid="005bf94f"/>
    </style:style>
    <style:style style:name="T69" style:family="text">
      <style:text-properties officeooo:rsid="00bede85"/>
    </style:style>
    <style:style style:name="T70" style:family="text">
      <style:text-properties officeooo:rsid="0018757c"/>
    </style:style>
    <style:style style:name="T71" style:family="text">
      <style:text-properties officeooo:rsid="0019dbc9"/>
    </style:style>
    <style:style style:name="T72" style:family="text">
      <style:text-properties officeooo:rsid="0025c79c"/>
    </style:style>
    <style:style style:name="T7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74" style:family="text">
      <style:text-properties style:text-outline="false" style:text-line-through-style="none" style:text-line-through-type="none" fo:font-style="normal" fo:text-shadow="none" style:text-underline-style="none" fo:font-weight="normal" officeooo:rsid="0025c79c" style:font-style-asian="normal" style:font-weight-asian="normal" style:text-emphasize="none"/>
    </style:style>
    <style:style style:name="T75" style:family="text">
      <style:text-properties style:text-outline="false" style:text-line-through-style="none" style:text-line-through-type="none" fo:font-style="normal" fo:text-shadow="none" style:text-underline-style="none" fo:font-weight="normal" officeooo:rsid="0026e0a6" style:font-style-asian="normal" style:font-weight-asian="normal" style:text-emphasize="none"/>
    </style:style>
    <style:style style:name="T76" style:family="text">
      <style:text-properties style:text-outline="false" style:text-line-through-style="none" style:text-line-through-type="none" fo:font-style="normal" fo:text-shadow="none" style:text-underline-style="none" fo:font-weight="normal" officeooo:rsid="00bede85" style:font-style-asian="normal" style:font-weight-asian="normal" style:text-emphasize="none"/>
    </style:style>
    <style:style style:name="T77" style:family="text">
      <style:text-properties style:text-outline="false" style:text-line-through-style="none" style:text-line-through-type="none" fo:font-style="normal" fo:text-shadow="none" style:text-underline-style="none" fo:font-weight="normal" officeooo:rsid="0039c2cb" style:font-style-asian="normal" style:font-weight-asian="normal" style:text-emphasize="none"/>
    </style:style>
    <style:style style:name="T78" style:family="text">
      <style:text-properties style:text-outline="false" style:text-line-through-style="none" style:text-line-through-type="none" fo:font-style="normal" fo:text-shadow="none" style:text-underline-style="none" fo:font-weight="normal" officeooo:rsid="003d89a9" style:font-style-asian="normal" style:font-weight-asian="normal" style:text-emphasize="none"/>
    </style:style>
    <style:style style:name="T79" style:family="text">
      <style:text-properties style:text-outline="false" style:text-line-through-style="none" style:text-line-through-type="none" fo:font-style="normal" fo:text-shadow="none" style:text-underline-style="none" fo:font-weight="normal" officeooo:rsid="003aeef9" style:font-style-asian="normal" style:font-weight-asian="normal" style:text-emphasize="none"/>
    </style:style>
    <style:style style:name="T80" style:family="text">
      <style:text-properties style:text-outline="false" style:text-line-through-style="none" style:text-line-through-type="none" fo:font-style="normal" fo:text-shadow="none" style:text-underline-style="none" fo:font-weight="normal" officeooo:rsid="003ce856" style:font-style-asian="normal" style:font-weight-asian="normal" style:text-emphasize="none"/>
    </style:style>
    <style:style style:name="T81" style:family="text">
      <style:text-properties style:text-outline="false" style:text-line-through-style="none" style:text-line-through-type="none" fo:font-style="normal" fo:text-shadow="none" style:text-underline-style="none" fo:font-weight="normal" officeooo:rsid="0039c3d5" style:font-style-asian="normal" style:font-weight-asian="normal" style:text-emphasize="none"/>
    </style:style>
    <style:style style:name="T82" style:family="text">
      <style:text-properties style:text-outline="false" style:text-line-through-style="none" style:text-line-through-type="none" fo:font-style="normal" fo:text-shadow="none" style:text-underline-style="none" fo:font-weight="normal" officeooo:rsid="00b6b6e6" style:font-style-asian="normal" style:font-weight-asian="normal" style:text-emphasize="none"/>
    </style:style>
    <style:style style:name="T83" style:family="text">
      <style:text-properties style:text-outline="false" style:text-line-through-style="none" style:text-line-through-type="none" fo:font-style="normal" fo:text-shadow="none" style:text-underline-style="none" fo:font-weight="normal" officeooo:rsid="00b571d8"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03c6052"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04917a6"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03e33a5"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0426e80"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10e745b"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1c923a5"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04a0040"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04c5871"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0dd13ca"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0b14d64"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0b26593"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0b38802"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0b6c531"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0b8479e"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0307fe1"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05ff965"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06285cc"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05fa8c2"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0603308"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0617e6c"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09bcff9"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063bc11"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0295ee9"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02770be"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1ca574c"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029af86"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0312954"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05ca901"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02d21c0"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08fa39e"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02d7897"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0384317"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03eeb17"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05dea45"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0beed79"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04b42ee"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0410813"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0deabed"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04052ab"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04208ea"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04f1f38"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1cbe3fe"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0500ec7"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0512308"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1cd3a9b"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031860a"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0330691"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03451b7"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12c538e"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1cef717"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06c52a7"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officeooo:rsid="01c43a97"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1e936b4" style:font-style-asian="normal" style:font-weight-asian="normal" style:text-emphasize="none"/>
    </style:style>
    <style:style style:name="T137" style:family="text">
      <style:text-properties style:text-outline="false" style:text-line-through-style="none" style:text-line-through-type="none" fo:font-style="normal" fo:text-shadow="none" style:text-underline-style="none" fo:font-weight="normal" officeooo:rsid="01eae4f5" style:font-style-asian="normal" style:font-weight-asian="normal" style:text-emphasize="none"/>
    </style:style>
    <style:style style:name="T138" style:family="text">
      <style:text-properties style:text-outline="false" style:text-line-through-style="none" style:text-line-through-type="none" fo:font-style="normal" fo:text-shadow="none" style:text-underline-style="none" fo:font-weight="normal" officeooo:rsid="01ebc4ba" style:font-style-asian="normal" style:font-weight-asian="normal" style:text-emphasize="none"/>
    </style:style>
    <style:style style:name="T139" style:family="text">
      <style:text-properties style:text-outline="false" style:text-line-through-style="none" style:text-line-through-type="none" fo:font-style="normal" fo:text-shadow="none" style:text-underline-style="none" fo:font-weight="bold" officeooo:rsid="006c52a7" style:font-style-asian="normal" style:font-weight-asian="bold" style:font-weight-complex="bold" style:text-emphasize="none"/>
    </style:style>
    <style:style style:name="T140" style:family="text">
      <style:text-properties style:text-outline="false" style:text-line-through-style="none" style:text-line-through-type="none" fo:font-style="italic" fo:text-shadow="none" style:text-underline-style="none" fo:font-weight="normal" officeooo:rsid="00b38802" style:font-style-asian="italic" style:font-weight-asian="normal" style:font-style-complex="italic" style:text-emphasize="none"/>
    </style:style>
    <style:style style:name="T141" style:family="text">
      <style:text-properties style:text-outline="false" style:text-line-through-style="none" style:text-line-through-type="none" fo:font-style="italic" fo:text-shadow="none" style:text-underline-style="none" fo:font-weight="normal" officeooo:rsid="01c923a5" style:font-style-asian="italic" style:font-weight-asian="normal" style:font-style-complex="italic" style:text-emphasize="none"/>
    </style:style>
    <style:style style:name="T142" style:family="text">
      <style:text-properties style:text-outline="false" style:text-line-through-style="none" style:text-line-through-type="none" fo:font-style="italic" fo:text-shadow="none" style:text-underline-style="none" fo:font-weight="normal" officeooo:rsid="003451b7" style:font-style-asian="italic" style:font-weight-asian="normal" style:font-style-complex="italic" style:text-emphasize="none"/>
    </style:style>
    <style:style style:name="T143" style:family="text">
      <style:text-properties style:text-outline="false" style:text-line-through-style="none" style:text-line-through-type="none" fo:font-style="italic" fo:text-shadow="none" style:text-underline-style="none" fo:font-weight="normal" officeooo:rsid="006c52a7" style:font-style-asian="italic" style:font-weight-asian="normal" style:font-style-complex="italic" style:text-emphasize="none"/>
    </style:style>
    <style:style style:name="T144" style:family="text">
      <style:text-properties style:text-outline="false" style:text-line-through-style="none" style:text-line-through-type="none" fo:font-style="italic" fo:text-shadow="none" style:text-underline-style="none" fo:font-weight="normal" officeooo:rsid="00c4d067" style:font-style-asian="italic" style:font-weight-asian="normal" style:font-style-complex="italic" style:text-emphasize="none"/>
    </style:style>
    <style:style style:name="T145" style:family="text">
      <style:text-properties style:text-outline="false" style:text-line-through-style="none" style:text-line-through-type="none" fo:font-style="italic" fo:text-shadow="none" style:text-underline-style="none" fo:font-weight="normal" officeooo:rsid="00c48775" style:font-style-asian="italic" style:font-weight-asian="normal" style:font-style-complex="italic" style:text-emphasize="none"/>
    </style:style>
    <style:style style:name="T146" style:family="text">
      <style:text-properties style:text-outline="false" style:text-line-through-style="none" style:text-line-through-type="none" fo:font-style="italic" fo:text-shadow="none" style:text-underline-style="none" fo:font-weight="normal" officeooo:rsid="00d0171a" style:font-style-asian="italic" style:font-weight-asian="normal" style:font-style-complex="italic" style:text-emphasize="none"/>
    </style:style>
    <style:style style:name="T147" style:family="text">
      <style:text-properties style:text-outline="false" style:text-line-through-style="none" style:text-line-through-type="none" fo:font-style="italic" fo:text-shadow="none" style:text-underline-style="none" fo:font-weight="normal" officeooo:rsid="01cef717" style:font-style-asian="italic" style:font-weight-asian="normal" style:font-style-complex="italic" style:text-emphasize="none"/>
    </style:style>
    <style:style style:name="T148" style:family="text">
      <style:text-properties style:text-outline="false" style:text-line-through-style="none" style:text-line-through-type="none" fo:font-style="italic" fo:text-shadow="none" style:text-underline-style="none" fo:font-weight="normal" officeooo:rsid="01ebf5ab" style:font-style-asian="italic" style:font-weight-asian="normal" style:font-style-complex="italic" style:text-emphasize="none"/>
    </style:style>
    <style:style style:name="T149" style:family="text">
      <style:text-properties style:text-outline="false" style:text-line-through-style="none" style:text-line-through-type="none" style:text-position="super 58%" fo:font-style="normal" fo:text-shadow="none" style:text-underline-style="none" fo:font-weight="normal" officeooo:rsid="010e745b" style:font-style-asian="normal" style:font-weight-asian="normal" style:text-emphasize="none"/>
    </style:style>
    <style:style style:name="T150" style:family="text">
      <style:text-properties style:text-outline="false" style:text-line-through-style="none" style:text-line-through-type="none" style:font-name="Ubuntu1" fo:font-size="11pt" fo:letter-spacing="normal" fo:font-style="normal" fo:text-shadow="none" style:text-underline-style="none" fo:font-weight="normal" style:letter-kerning="true" style:font-size-asian="11pt" style:font-style-asian="normal" style:font-weight-asian="normal" style:text-emphasize="none"/>
    </style:style>
    <style:style style:name="T151" style:family="text">
      <style:text-properties style:text-outline="false" style:text-line-through-style="none" style:text-line-through-type="none" style:font-name="Ubuntu1" fo:font-size="11pt" fo:letter-spacing="normal" fo:font-style="normal" fo:text-shadow="none" style:text-underline-style="none" fo:font-weight="normal" officeooo:rsid="0155189c" style:letter-kerning="true" style:font-size-asian="11pt" style:font-style-asian="normal" style:font-weight-asian="normal" style:text-emphasize="none"/>
    </style:style>
    <style:style style:name="T152" style:family="text">
      <style:text-properties style:text-outline="false" style:text-line-through-style="none" style:text-line-through-type="none" style:font-name="Ubuntu1" fo:font-size="11pt" fo:letter-spacing="normal" fo:font-style="normal" fo:text-shadow="none" style:text-underline-style="none" style:letter-kerning="true" style:font-size-asian="11pt" style:font-style-asian="normal" style:text-emphasize="none"/>
    </style:style>
    <style:style style:name="T153" style:family="text">
      <style:text-properties style:text-outline="false" style:text-line-through-style="none" style:text-line-through-type="none" style:font-name="Ubuntu1" fo:font-size="11pt" fo:letter-spacing="normal" fo:font-style="normal" fo:text-shadow="none" style:text-underline-style="none" officeooo:rsid="01c01ec0" style:letter-kerning="true" style:font-size-asian="11pt" style:font-style-asian="normal" style:text-emphasize="none"/>
    </style:style>
    <style:style style:name="T154" style:family="text">
      <style:text-properties style:text-outline="false" style:text-line-through-style="none" style:text-line-through-type="none" style:font-name="Ubuntu1" fo:font-size="11pt" fo:letter-spacing="normal" fo:font-style="italic" fo:text-shadow="none" style:text-underline-style="none" fo:font-weight="normal" style:letter-kerning="true" style:font-size-asian="11pt" style:font-style-asian="italic" style:font-weight-asian="normal" style:font-style-complex="italic" style:text-emphasize="none"/>
    </style:style>
    <style:style style:name="T155" style:family="text">
      <style:text-properties style:text-outline="false" style:text-line-through-style="none" style:text-line-through-type="none" style:font-name="Liberation Sans" fo:font-size="10pt" fo:font-style="normal" fo:text-shadow="none" style:text-underline-style="none" fo:font-weight="normal" officeooo:rsid="00c1c800" style:font-size-asian="10pt" style:font-style-asian="normal" style:font-weight-asian="normal" style:font-size-complex="10pt" style:text-emphasize="none"/>
    </style:style>
    <style:style style:name="T156" style:family="text">
      <style:text-properties style:text-outline="false" style:text-line-through-style="none" style:text-line-through-type="none" style:font-name="Liberation Sans" fo:font-size="10pt" fo:font-style="normal" fo:text-shadow="none" style:text-underline-style="none" fo:font-weight="normal" officeooo:rsid="0050c532" style:font-size-asian="10pt" style:font-style-asian="normal" style:font-weight-asian="normal" style:font-size-complex="10pt" style:text-emphasize="none"/>
    </style:style>
    <style:style style:name="T157" style:family="text">
      <style:text-properties style:text-outline="false" style:text-line-through-style="none" style:text-line-through-type="none" style:font-name="Liberation Sans" fo:font-size="10pt" fo:font-style="normal" fo:text-shadow="none" style:text-underline-style="none" fo:font-weight="normal" officeooo:rsid="0050ee71" style:font-size-asian="10pt" style:font-style-asian="normal" style:font-weight-asian="normal" style:font-size-complex="10pt" style:text-emphasize="none"/>
    </style:style>
    <style:style style:name="T158" style:family="text">
      <style:text-properties style:text-outline="false" style:text-line-through-style="none" style:text-line-through-type="none" style:font-name="Liberation Sans" fo:font-size="10pt" fo:font-style="normal" fo:text-shadow="none" style:text-underline-style="none" fo:font-weight="normal" officeooo:rsid="0052cc26" style:font-size-asian="10pt" style:font-style-asian="normal" style:font-weight-asian="normal" style:font-size-complex="10pt" style:text-emphasize="none"/>
    </style:style>
    <style:style style:name="T159" style:family="text">
      <style:text-properties style:text-outline="false" style:text-line-through-style="none" style:text-line-through-type="none" style:font-name="Liberation Sans" fo:font-size="10pt" fo:font-style="normal" fo:text-shadow="none" style:text-underline-style="none" fo:font-weight="normal" officeooo:rsid="01cbe3fe" style:font-size-asian="10pt" style:font-style-asian="normal" style:font-weight-asian="normal" style:font-size-complex="10pt" style:text-emphasize="none"/>
    </style:style>
    <style:style style:name="T160" style:family="text">
      <style:text-properties style:text-outline="false" style:text-line-through-style="none" style:text-line-through-type="none" style:font-name="Liberation Sans" fo:font-size="10pt" fo:font-style="normal" fo:text-shadow="none" style:text-underline-style="none" fo:font-weight="normal" officeooo:rsid="00938566" style:font-size-asian="10pt" style:font-style-asian="normal" style:font-weight-asian="normal" style:font-size-complex="10pt" style:text-emphasize="none"/>
    </style:style>
    <style:style style:name="T161" style:family="text">
      <style:text-properties style:text-outline="false" style:text-line-through-style="none" style:text-line-through-type="none" style:font-name="Liberation Sans" fo:font-size="10pt" fo:font-style="normal" fo:text-shadow="none" style:text-underline-style="none" fo:font-weight="normal" officeooo:rsid="00512308" style:font-size-asian="10pt" style:font-style-asian="normal" style:font-weight-asian="normal" style:font-size-complex="10pt" style:text-emphasize="none"/>
    </style:style>
    <style:style style:name="T162" style:family="text">
      <style:text-properties style:text-outline="false" style:text-line-through-style="none" style:text-line-through-type="none" style:font-name="Liberation Sans" fo:font-size="10pt" fo:font-style="normal" fo:text-shadow="none" style:text-underline-style="none" fo:font-weight="normal" officeooo:rsid="00500ec7" style:font-size-asian="10pt" style:font-style-asian="normal" style:font-weight-asian="normal" style:font-size-complex="10pt" style:text-emphasize="none"/>
    </style:style>
    <style:style style:name="T163" style:family="text">
      <style:text-properties style:text-outline="false" style:text-line-through-style="none" style:text-line-through-type="none" style:font-name="Liberation Sans" fo:font-size="10pt" fo:font-style="normal" fo:text-shadow="none" style:text-underline-style="none" fo:font-weight="normal" officeooo:rsid="0050a58e" style:font-size-asian="10pt" style:font-style-asian="normal" style:font-weight-asian="normal" style:font-size-complex="10pt" style:text-emphasize="none"/>
    </style:style>
    <style:style style:name="T164" style:family="text">
      <style:text-properties style:text-outline="false" style:text-line-through-style="none" style:text-line-through-type="none" style:font-name="Liberation Sans" fo:font-size="10pt" fo:font-style="normal" fo:text-shadow="none" style:text-underline-style="none" fo:font-weight="normal" officeooo:rsid="00deabed" style:font-size-asian="10pt" style:font-style-asian="normal" style:font-weight-asian="normal" style:font-size-complex="10pt" style:text-emphasize="none"/>
    </style:style>
    <style:style style:name="T165" style:family="text">
      <style:text-properties style:text-outline="false" style:text-line-through-style="none" style:text-line-through-type="none" style:font-name="Liberation Sans" fo:font-size="10pt" fo:font-style="normal" fo:text-shadow="none" style:text-underline-style="none" fo:font-weight="normal" officeooo:rsid="0050320b" style:font-size-asian="10pt" style:font-style-asian="normal" style:font-weight-asian="normal" style:font-size-complex="10pt" style:text-emphasize="none"/>
    </style:style>
    <style:style style:name="T166" style:family="text">
      <style:text-properties style:text-outline="false" style:text-line-through-style="none" style:text-line-through-type="none" style:font-name="Liberation Sans" fo:font-size="10pt" fo:font-style="normal" fo:text-shadow="none" style:text-underline-style="none" fo:font-weight="normal" officeooo:rsid="005dea45" style:font-size-asian="10pt" style:font-style-asian="normal" style:font-weight-asian="normal" style:font-size-complex="10pt" style:text-emphasize="none"/>
    </style:style>
    <style:style style:name="T167" style:family="text">
      <style:text-properties style:text-outline="false" style:text-line-through-style="none" style:text-line-through-type="none" style:font-name="Liberation Sans" fo:font-size="10pt" fo:font-style="normal" fo:text-shadow="none" style:text-underline-style="none" fo:font-weight="normal" officeooo:rsid="00c046f8" style:font-size-asian="10pt" style:font-style-asian="normal" style:font-weight-asian="normal" style:font-size-complex="10pt" style:text-emphasize="none"/>
    </style:style>
    <style:style style:name="T168" style:family="text">
      <style:text-properties style:text-outline="false" style:text-line-through-style="none" style:text-line-through-type="none" style:font-name="Liberation Sans" fo:font-size="10pt" fo:font-style="italic" fo:text-shadow="none" style:text-underline-style="none" fo:font-weight="normal" officeooo:rsid="00c046f8" style:font-size-asian="10pt" style:font-style-asian="italic" style:font-weight-asian="normal" style:font-size-complex="10pt" style:font-style-complex="italic" style:text-emphasize="none"/>
    </style:style>
    <style:style style:name="T169" style:family="text">
      <style:text-properties style:text-outline="false" style:text-line-through-style="none" style:text-line-through-type="none" style:font-name="Liberation Sans" fo:font-size="10pt" fo:font-style="italic" fo:text-shadow="none" style:text-underline-style="none" fo:font-weight="normal" officeooo:rsid="01cbe3fe" style:font-size-asian="10pt" style:font-style-asian="italic" style:font-weight-asian="normal" style:font-size-complex="10pt" style:font-style-complex="italic" style:text-emphasize="none"/>
    </style:style>
    <style:style style:name="T170" style:family="text">
      <style:text-properties style:text-outline="false" style:text-line-through-style="none" style:text-line-through-type="none" style:font-name="Liberation Sans" fo:font-size="10pt" fo:font-style="italic" fo:text-shadow="none" style:text-underline-style="none" fo:font-weight="normal" officeooo:rsid="00deabed" style:font-size-asian="10pt" style:font-style-asian="italic" style:font-weight-asian="normal" style:font-size-complex="10pt" style:font-style-complex="italic" style:text-emphasize="none"/>
    </style:style>
    <style:style style:name="T171" style:family="text">
      <style:text-properties style:text-outline="false" style:text-line-through-style="none" style:text-line-through-type="none" style:font-name="Liberation Sans" fo:font-size="10pt" fo:font-style="italic" fo:text-shadow="none" style:text-underline-style="none" fo:font-weight="normal" officeooo:rsid="00c1c800" style:font-size-asian="10pt" style:font-style-asian="italic" style:font-weight-asian="normal" style:font-size-complex="10pt" style:font-style-complex="italic" style:text-emphasize="none"/>
    </style:style>
    <style:style style:name="T172"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text-emphasize="none"/>
    </style:style>
    <style:style style:name="T173" style:family="text">
      <style:text-properties style:text-outline="false" style:text-line-through-style="none" style:text-line-through-type="none" style:font-name="Liberation Sans" fo:font-style="normal" fo:text-shadow="none" style:text-underline-style="none" fo:font-weight="normal" officeooo:rsid="00c1c800" style:font-style-asian="normal" style:font-weight-asian="normal" style:text-emphasize="none"/>
    </style:style>
    <style:style style:name="T174" style:family="text">
      <style:text-properties style:text-outline="false" style:text-line-through-style="none" style:text-line-through-type="none" style:font-name="Liberation Sans1" fo:font-style="normal" fo:text-shadow="none" style:text-underline-style="none" fo:font-weight="normal" officeooo:rsid="002d7897" style:font-style-asian="normal" style:font-weight-asian="normal" style:text-emphasize="none"/>
    </style:style>
    <style:style style:name="T175" style:family="text">
      <style:text-properties officeooo:rsid="00b6b6e6"/>
    </style:style>
    <style:style style:name="T176" style:family="text">
      <style:text-properties officeooo:rsid="004b42ee"/>
    </style:style>
    <style:style style:name="T177" style:family="text">
      <style:text-properties officeooo:rsid="00597211"/>
    </style:style>
    <style:style style:name="T178" style:family="text">
      <style:text-properties officeooo:rsid="01cd3a9b"/>
    </style:style>
    <style:style style:name="T179" style:family="text">
      <style:text-properties officeooo:rsid="0090931c"/>
    </style:style>
    <style:style style:name="T180" style:family="text">
      <style:text-properties officeooo:rsid="01cef717"/>
    </style:style>
    <style:style style:name="T181" style:family="text">
      <style:text-properties officeooo:rsid="006aebaf"/>
    </style:style>
    <style:style style:name="T182" style:family="text">
      <style:text-properties officeooo:rsid="00732ce4"/>
    </style:style>
    <style:style style:name="T183" style:family="text">
      <style:text-properties officeooo:rsid="0067db85"/>
    </style:style>
    <style:style style:name="T184" style:family="text">
      <style:text-properties fo:font-weight="bold"/>
    </style:style>
    <style:style style:name="T185" style:family="text">
      <style:text-properties fo:font-weight="bold" style:font-weight-asian="bold" style:font-weight-complex="bold"/>
    </style:style>
    <style:style style:name="T186" style:family="text">
      <style:text-properties fo:font-weight="bold" officeooo:rsid="012639af" style:font-weight-asian="bold" style:font-weight-complex="bold"/>
    </style:style>
    <style:style style:name="T187" style:family="text">
      <style:text-properties fo:font-weight="bold" officeooo:rsid="0100c603" style:font-weight-asian="bold" style:font-weight-complex="bold"/>
    </style:style>
    <style:style style:name="T188" style:family="text">
      <style:text-properties fo:font-weight="bold" officeooo:rsid="01447939" style:font-weight-asian="bold" style:font-weight-complex="bold"/>
    </style:style>
    <style:style style:name="T189" style:family="text">
      <style:text-properties fo:font-weight="bold" officeooo:rsid="0142043f" style:font-weight-asian="bold" style:font-weight-complex="bold"/>
    </style:style>
    <style:style style:name="T190" style:family="text">
      <style:text-properties fo:font-weight="bold" officeooo:rsid="018c3d12" style:font-weight-asian="bold" style:font-weight-complex="bold"/>
    </style:style>
    <style:style style:name="T191" style:family="text">
      <style:text-properties fo:font-weight="bold" officeooo:rsid="01c8f21f" style:font-weight-asian="bold" style:font-weight-complex="bold"/>
    </style:style>
    <style:style style:name="T192" style:family="text">
      <style:text-properties officeooo:rsid="007b9d0b"/>
    </style:style>
    <style:style style:name="T193" style:family="text">
      <style:text-properties officeooo:rsid="0076417b"/>
    </style:style>
    <style:style style:name="T194" style:family="text">
      <style:text-properties officeooo:rsid="006fc79d"/>
    </style:style>
    <style:style style:name="T195" style:family="text">
      <style:text-properties officeooo:rsid="007d5b17"/>
    </style:style>
    <style:style style:name="T196" style:family="text">
      <style:text-properties officeooo:rsid="007f8846"/>
    </style:style>
    <style:style style:name="T197" style:family="text">
      <style:text-properties officeooo:rsid="01cfe49e"/>
    </style:style>
    <style:style style:name="T198" style:family="text">
      <style:text-properties officeooo:rsid="00916e9c"/>
    </style:style>
    <style:style style:name="T199" style:family="text">
      <style:text-properties officeooo:rsid="00835e7b"/>
    </style:style>
    <style:style style:name="T200" style:family="text">
      <style:text-properties officeooo:rsid="00996276"/>
    </style:style>
    <style:style style:name="T201" style:family="text">
      <style:text-properties officeooo:rsid="00893f62"/>
    </style:style>
    <style:style style:name="T202" style:family="text">
      <style:text-properties officeooo:rsid="008bfc39"/>
    </style:style>
    <style:style style:name="T203" style:family="text">
      <style:text-properties officeooo:rsid="008b8bc6"/>
    </style:style>
    <style:style style:name="T204" style:family="text">
      <style:text-properties officeooo:rsid="00a0542c"/>
    </style:style>
    <style:style style:name="T205" style:family="text">
      <style:text-properties officeooo:rsid="01d10e54"/>
    </style:style>
    <style:style style:name="T206" style:family="text">
      <style:text-properties officeooo:rsid="00a5763f"/>
    </style:style>
    <style:style style:name="T207" style:family="text">
      <style:text-properties officeooo:rsid="00a71348"/>
    </style:style>
    <style:style style:name="T208" style:family="text">
      <style:text-properties officeooo:rsid="00c6110a"/>
    </style:style>
    <style:style style:name="T209" style:family="text">
      <style:text-properties officeooo:rsid="00c7f81c"/>
    </style:style>
    <style:style style:name="T210" style:family="text">
      <style:text-properties officeooo:rsid="00d6216e"/>
    </style:style>
    <style:style style:name="T211" style:family="text">
      <style:text-properties officeooo:rsid="00d5bc39"/>
    </style:style>
    <style:style style:name="T212" style:family="text">
      <style:text-properties officeooo:rsid="00d199b8"/>
    </style:style>
    <style:style style:name="T213" style:family="text">
      <style:text-properties officeooo:rsid="00d7cc3d"/>
    </style:style>
    <style:style style:name="T214" style:family="text">
      <style:text-properties officeooo:rsid="00db83c2"/>
    </style:style>
    <style:style style:name="T215" style:family="text">
      <style:text-properties officeooo:rsid="00d903a2"/>
    </style:style>
    <style:style style:name="T216" style:family="text">
      <style:text-properties officeooo:rsid="00e15e1b"/>
    </style:style>
    <style:style style:name="T217" style:family="text">
      <style:text-properties officeooo:rsid="00e1566f"/>
    </style:style>
    <style:style style:name="T218" style:family="text">
      <style:text-properties officeooo:rsid="01d30641"/>
    </style:style>
    <style:style style:name="T219" style:family="text">
      <style:text-properties officeooo:rsid="016f813c"/>
    </style:style>
    <style:style style:name="T220" style:family="text">
      <style:text-properties officeooo:rsid="00feb623"/>
    </style:style>
    <style:style style:name="T221" style:family="text">
      <style:text-properties style:text-position="super 58%"/>
    </style:style>
    <style:style style:name="T222" style:family="text">
      <style:text-properties style:text-position="super 58%" officeooo:rsid="00feb623"/>
    </style:style>
    <style:style style:name="T223" style:family="text">
      <style:text-properties style:text-position="super 58%" officeooo:rsid="01103b5d"/>
    </style:style>
    <style:style style:name="T224" style:family="text">
      <style:text-properties officeooo:rsid="01d6a68f"/>
    </style:style>
    <style:style style:name="T225" style:family="text">
      <style:text-properties officeooo:rsid="01937d19"/>
    </style:style>
    <style:style style:name="T226" style:family="text">
      <style:text-properties officeooo:rsid="01666cb0"/>
    </style:style>
    <style:style style:name="T227" style:family="text">
      <style:text-properties officeooo:rsid="01f0860c"/>
    </style:style>
    <style:style style:name="T228" style:family="text">
      <style:text-properties officeooo:rsid="01093c8a"/>
    </style:style>
    <style:style style:name="T229" style:family="text">
      <style:text-properties officeooo:rsid="002f9af5"/>
    </style:style>
    <style:style style:name="T230" style:family="text">
      <style:text-properties officeooo:rsid="002624b2"/>
    </style:style>
    <style:style style:name="T231" style:family="text">
      <style:text-properties officeooo:rsid="010654d3"/>
    </style:style>
    <style:style style:name="T232" style:family="text">
      <style:text-properties officeooo:rsid="011ddbaf"/>
    </style:style>
    <style:style style:name="T233" style:family="text">
      <style:text-properties officeooo:rsid="00157464"/>
    </style:style>
    <style:style style:name="T234" style:family="text">
      <style:text-properties officeooo:rsid="010efdc5"/>
    </style:style>
    <style:style style:name="T235" style:family="text">
      <style:text-properties officeooo:rsid="001d1e0c"/>
    </style:style>
    <style:style style:name="T236" style:family="text">
      <style:text-properties officeooo:rsid="000da1d6"/>
    </style:style>
    <style:style style:name="T237" style:family="text">
      <style:text-properties officeooo:rsid="01db8c61"/>
    </style:style>
    <style:style style:name="T238" style:family="text">
      <style:text-properties officeooo:rsid="01103b5d"/>
    </style:style>
    <style:style style:name="T239" style:family="text">
      <style:text-properties officeooo:rsid="00299e0d"/>
    </style:style>
    <style:style style:name="T240" style:family="text">
      <style:text-properties officeooo:rsid="012cbfe8"/>
    </style:style>
    <style:style style:name="T241" style:family="text">
      <style:text-properties officeooo:rsid="011679bf"/>
    </style:style>
    <style:style style:name="T242" style:family="text">
      <style:text-properties officeooo:rsid="011a7b44"/>
    </style:style>
    <style:style style:name="T243" style:family="text">
      <style:text-properties officeooo:rsid="003b422a"/>
    </style:style>
    <style:style style:name="T244" style:family="text">
      <style:text-properties officeooo:rsid="0038732f"/>
    </style:style>
    <style:style style:name="T245" style:family="text">
      <style:text-properties officeooo:rsid="011beb5c"/>
    </style:style>
    <style:style style:name="T246" style:family="text">
      <style:text-properties style:text-underline-style="none"/>
    </style:style>
    <style:style style:name="T247" style:family="text">
      <style:text-properties style:text-underline-style="none" fo:font-weight="normal" style:font-weight-asian="normal" style:font-weight-complex="normal"/>
    </style:style>
    <style:style style:name="T248" style:family="text">
      <style:text-properties style:text-underline-style="none" fo:font-weight="normal" officeooo:rsid="013601f8" style:font-weight-asian="normal" style:font-weight-complex="normal"/>
    </style:style>
    <style:style style:name="T249" style:family="text">
      <style:text-properties style:text-underline-style="none" fo:font-weight="normal" officeooo:rsid="001b94f8" style:font-weight-asian="normal" style:font-weight-complex="normal"/>
    </style:style>
    <style:style style:name="T250" style:family="text">
      <style:text-properties style:text-underline-style="none" fo:font-weight="normal" officeooo:rsid="002f9af5" style:font-weight-asian="normal" style:font-weight-complex="normal"/>
    </style:style>
    <style:style style:name="T251" style:family="text">
      <style:text-properties style:text-underline-style="none" fo:font-weight="normal" officeooo:rsid="001829d6" style:font-weight-asian="normal" style:font-weight-complex="normal"/>
    </style:style>
    <style:style style:name="T252" style:family="text">
      <style:text-properties style:text-underline-style="none" fo:font-weight="normal" officeooo:rsid="0018d22c" style:font-weight-asian="normal" style:font-weight-complex="normal"/>
    </style:style>
    <style:style style:name="T253" style:family="text">
      <style:text-properties style:text-underline-style="none" fo:font-weight="normal" officeooo:rsid="001ac8a0" style:font-weight-asian="normal" style:font-weight-complex="normal"/>
    </style:style>
    <style:style style:name="T254" style:family="text">
      <style:text-properties style:text-underline-style="none" fo:font-weight="normal" officeooo:rsid="01dd1374" style:font-weight-asian="normal" style:font-weight-complex="normal"/>
    </style:style>
    <style:style style:name="T255" style:family="text">
      <style:text-properties style:text-underline-style="none" fo:font-weight="normal" officeooo:rsid="001ada7e" style:font-weight-asian="normal" style:font-weight-complex="normal"/>
    </style:style>
    <style:style style:name="T256" style:family="text">
      <style:text-properties style:text-underline-style="none" fo:font-weight="normal" officeooo:rsid="002b2945" style:font-weight-asian="normal" style:font-weight-complex="normal"/>
    </style:style>
    <style:style style:name="T257" style:family="text">
      <style:text-properties style:text-underline-style="none" fo:font-weight="normal" officeooo:rsid="0020fdb5" style:font-weight-asian="normal" style:font-weight-complex="normal"/>
    </style:style>
    <style:style style:name="T258" style:family="text">
      <style:text-properties style:text-underline-style="none" fo:font-weight="normal" officeooo:rsid="0135d459" style:font-weight-asian="normal" style:font-weight-complex="normal"/>
    </style:style>
    <style:style style:name="T259" style:family="text">
      <style:text-properties style:text-underline-style="none" fo:font-weight="normal" officeooo:rsid="00157464" style:font-weight-asian="normal" style:font-weight-complex="normal"/>
    </style:style>
    <style:style style:name="T260" style:family="text">
      <style:text-properties style:text-underline-style="none" fo:font-weight="normal" officeooo:rsid="000a97fd" style:font-weight-asian="normal" style:font-weight-complex="normal"/>
    </style:style>
    <style:style style:name="T261" style:family="text">
      <style:text-properties style:text-underline-style="none" fo:font-weight="normal" officeooo:rsid="00112581" style:font-weight-asian="normal" style:font-weight-complex="normal"/>
    </style:style>
    <style:style style:name="T262" style:family="text">
      <style:text-properties style:text-underline-style="none" fo:font-weight="normal" officeooo:rsid="012f015e" style:font-weight-asian="normal" style:font-weight-complex="normal"/>
    </style:style>
    <style:style style:name="T263" style:family="text">
      <style:text-properties style:text-underline-style="none" fo:font-weight="normal" officeooo:rsid="013c47b5" style:font-weight-asian="normal" style:font-weight-complex="normal"/>
    </style:style>
    <style:style style:name="T264" style:family="text">
      <style:text-properties style:text-underline-style="none" fo:font-weight="normal" officeooo:rsid="0033e92c" style:font-weight-asian="normal" style:font-weight-complex="normal"/>
    </style:style>
    <style:style style:name="T265" style:family="text">
      <style:text-properties style:text-underline-style="none" fo:font-weight="normal" officeooo:rsid="0013e191" style:font-weight-asian="normal" style:font-weight-complex="normal"/>
    </style:style>
    <style:style style:name="T266" style:family="text">
      <style:text-properties style:text-underline-style="none" fo:font-weight="bold" officeooo:rsid="0135d459" style:font-weight-asian="bold" style:font-weight-complex="bold"/>
    </style:style>
    <style:style style:name="T267" style:family="text">
      <style:text-properties style:text-underline-style="none" officeooo:rsid="01dd1374"/>
    </style:style>
    <style:style style:name="T268" style:family="text">
      <style:text-properties style:text-underline-style="none" officeooo:rsid="0023207f"/>
    </style:style>
    <style:style style:name="T269" style:family="text">
      <style:text-properties style:text-underline-style="none" officeooo:rsid="01ad129c"/>
    </style:style>
    <style:style style:name="T270" style:family="text">
      <style:text-properties style:text-underline-style="none" officeooo:rsid="01cbbf22"/>
    </style:style>
    <style:style style:name="T271" style:family="text">
      <style:text-properties officeooo:rsid="01270812"/>
    </style:style>
    <style:style style:name="T272" style:family="text">
      <style:text-properties style:font-weight-complex="bold"/>
    </style:style>
    <style:style style:name="T273" style:family="text">
      <style:text-properties officeooo:rsid="01dd1374"/>
    </style:style>
    <style:style style:name="T274" style:family="text">
      <style:text-properties officeooo:rsid="0033e92c"/>
    </style:style>
    <style:style style:name="T275" style:family="text">
      <style:text-properties officeooo:rsid="001c877d"/>
    </style:style>
    <style:style style:name="T276" style:family="text">
      <style:text-properties officeooo:rsid="014c83e9"/>
    </style:style>
    <style:style style:name="T277" style:family="text">
      <style:text-properties officeooo:rsid="0157664f"/>
    </style:style>
    <style:style style:name="T278" style:family="text">
      <style:text-properties officeooo:rsid="015edc88"/>
    </style:style>
    <style:style style:name="T279" style:family="text">
      <style:text-properties officeooo:rsid="015f4ec5"/>
    </style:style>
    <style:style style:name="T280" style:family="text">
      <style:text-properties officeooo:rsid="017b862e"/>
    </style:style>
    <style:style style:name="T281" style:family="text">
      <style:text-properties officeooo:rsid="017cda52"/>
    </style:style>
    <style:style style:name="T282" style:family="text">
      <style:text-properties officeooo:rsid="01ae45ba"/>
    </style:style>
    <style:style style:name="T283" style:family="text">
      <style:text-properties officeooo:rsid="002fc29c"/>
    </style:style>
    <style:style style:name="T284" style:family="text">
      <style:text-properties officeooo:rsid="003053b4"/>
    </style:style>
    <style:style style:name="T285" style:family="text">
      <style:text-properties officeooo:rsid="003213d0"/>
    </style:style>
    <style:style style:name="T286" style:family="text">
      <style:text-properties officeooo:rsid="003b31d1"/>
    </style:style>
    <style:style style:name="T287" style:family="text">
      <style:text-properties fo:font-weight="normal" style:font-weight-asian="normal" style:font-weight-complex="normal"/>
    </style:style>
    <style:style style:name="T288" style:family="text">
      <style:text-properties fo:font-weight="normal" officeooo:rsid="003837a4" style:font-weight-asian="normal" style:font-weight-complex="normal"/>
    </style:style>
    <style:style style:name="T289" style:family="text">
      <style:text-properties fo:font-weight="normal" officeooo:rsid="00293bc2" style:font-weight-asian="normal" style:font-weight-complex="normal"/>
    </style:style>
    <style:style style:name="T290" style:family="text">
      <style:text-properties fo:font-weight="normal" officeooo:rsid="00292877" style:font-weight-asian="normal" style:font-weight-complex="normal"/>
    </style:style>
    <style:style style:name="T291" style:family="text">
      <style:text-properties fo:font-weight="normal" officeooo:rsid="00296dd0" style:font-weight-asian="normal" style:font-weight-complex="normal"/>
    </style:style>
    <style:style style:name="T292" style:family="text">
      <style:text-properties fo:font-weight="normal" officeooo:rsid="003a7b60" style:font-weight-asian="normal" style:font-weight-complex="normal"/>
    </style:style>
    <style:style style:name="T293" style:family="text">
      <style:text-properties fo:font-weight="normal" officeooo:rsid="00340c3d" style:font-weight-asian="normal" style:font-weight-complex="normal"/>
    </style:style>
    <style:style style:name="T294" style:family="text">
      <style:text-properties fo:font-weight="normal" officeooo:rsid="002abf2e" style:font-weight-asian="normal" style:font-weight-complex="normal"/>
    </style:style>
    <style:style style:name="T295" style:family="text">
      <style:text-properties fo:font-weight="normal" officeooo:rsid="002c6567" style:font-weight-asian="normal" style:font-weight-complex="normal"/>
    </style:style>
    <style:style style:name="T296" style:family="text">
      <style:text-properties fo:font-weight="normal" officeooo:rsid="01a227ee" style:font-weight-asian="normal" style:font-weight-complex="normal"/>
    </style:style>
    <style:style style:name="T297" style:family="text">
      <style:text-properties fo:font-weight="normal" officeooo:rsid="01a1bfcf" style:font-weight-asian="normal" style:font-weight-complex="normal"/>
    </style:style>
    <style:style style:name="T298" style:family="text">
      <style:text-properties fo:font-weight="normal" officeooo:rsid="01a3c3a6" style:font-weight-asian="normal" style:font-weight-complex="normal"/>
    </style:style>
    <style:style style:name="T299" style:family="text">
      <style:text-properties fo:font-weight="normal" officeooo:rsid="01a1dae6" style:font-weight-asian="normal" style:font-weight-complex="normal"/>
    </style:style>
    <style:style style:name="T300" style:family="text">
      <style:text-properties fo:font-weight="normal" officeooo:rsid="01dfd3a8" style:font-weight-asian="normal" style:font-weight-complex="normal"/>
    </style:style>
    <style:style style:name="T301" style:family="text">
      <style:text-properties fo:font-weight="normal" officeooo:rsid="01a4beef" style:font-weight-asian="normal" style:font-weight-complex="normal"/>
    </style:style>
    <style:style style:name="T302" style:family="text">
      <style:text-properties fo:font-weight="normal" officeooo:rsid="01447939" style:font-weight-asian="normal" style:font-weight-complex="normal"/>
    </style:style>
    <style:style style:name="T303" style:family="text">
      <style:text-properties fo:font-weight="normal" officeooo:rsid="014759ce" style:font-weight-asian="normal" style:font-weight-complex="normal"/>
    </style:style>
    <style:style style:name="T304" style:family="text">
      <style:text-properties fo:font-weight="normal" officeooo:rsid="014ee6e3" style:font-weight-asian="normal" style:font-weight-complex="normal"/>
    </style:style>
    <style:style style:name="T305" style:family="text">
      <style:text-properties fo:font-weight="normal" officeooo:rsid="0143a855" style:font-weight-asian="normal" style:font-weight-complex="normal"/>
    </style:style>
    <style:style style:name="T306" style:family="text">
      <style:text-properties fo:font-weight="normal" officeooo:rsid="01462690" style:font-weight-asian="normal" style:font-weight-complex="normal"/>
    </style:style>
    <style:style style:name="T307" style:family="text">
      <style:text-properties fo:font-weight="normal" officeooo:rsid="017a6b22" style:font-weight-asian="normal" style:font-weight-complex="normal"/>
    </style:style>
    <style:style style:name="T308" style:family="text">
      <style:text-properties fo:font-weight="normal" officeooo:rsid="0154e780" style:font-weight-asian="normal" style:font-weight-complex="normal"/>
    </style:style>
    <style:style style:name="T309" style:family="text">
      <style:text-properties fo:font-weight="normal" officeooo:rsid="004dbc93" style:font-weight-asian="normal" style:font-weight-complex="normal"/>
    </style:style>
    <style:style style:name="T310" style:family="text">
      <style:text-properties fo:font-weight="normal" officeooo:rsid="010d8da9" style:font-weight-asian="normal" style:font-weight-complex="normal"/>
    </style:style>
    <style:style style:name="T311" style:family="text">
      <style:text-properties fo:font-weight="normal" officeooo:rsid="014b055f" style:font-weight-asian="normal" style:font-weight-complex="normal"/>
    </style:style>
    <style:style style:name="T312" style:family="text">
      <style:text-properties fo:font-weight="normal" officeooo:rsid="01db3232" style:font-weight-asian="normal" style:font-weight-complex="normal"/>
    </style:style>
    <style:style style:name="T313" style:family="text">
      <style:text-properties fo:font-weight="normal" officeooo:rsid="01dca4d5" style:font-weight-asian="normal" style:font-weight-complex="normal"/>
    </style:style>
    <style:style style:name="T314" style:family="text">
      <style:text-properties fo:font-weight="normal" officeooo:rsid="01f0a472" style:font-weight-asian="normal" style:font-weight-complex="normal"/>
    </style:style>
    <style:style style:name="T315" style:family="text">
      <style:text-properties officeooo:rsid="00fdb6af"/>
    </style:style>
    <style:style style:name="T316" style:family="text">
      <style:text-properties officeooo:rsid="0100c603"/>
    </style:style>
    <style:style style:name="T317" style:family="text">
      <style:text-properties officeooo:rsid="01d4e047"/>
    </style:style>
    <style:style style:name="T318" style:family="text">
      <style:text-properties officeooo:rsid="018b283f"/>
    </style:style>
    <style:style style:name="T319" style:family="text">
      <style:text-properties officeooo:rsid="018e4e47"/>
    </style:style>
    <style:style style:name="T320" style:family="text">
      <style:text-properties officeooo:rsid="018fdbaf"/>
    </style:style>
    <style:style style:name="T321" style:family="text">
      <style:text-properties officeooo:rsid="01d78b71"/>
    </style:style>
    <style:style style:name="T322" style:family="text">
      <style:text-properties officeooo:rsid="01918b09"/>
    </style:style>
    <style:style style:name="T323" style:family="text">
      <style:text-properties officeooo:rsid="0195d993"/>
    </style:style>
    <style:style style:name="T324" style:family="text">
      <style:text-properties officeooo:rsid="01b8f851"/>
    </style:style>
    <style:style style:name="T325" style:family="text">
      <style:text-properties officeooo:rsid="0196cdb9"/>
    </style:style>
    <style:style style:name="T326" style:family="text">
      <style:text-properties officeooo:rsid="01d8aefb"/>
    </style:style>
    <style:style style:name="T327" style:family="text">
      <style:text-properties officeooo:rsid="01ba1472"/>
    </style:style>
    <style:style style:name="T328" style:family="text">
      <style:text-properties officeooo:rsid="01bb0862"/>
    </style:style>
    <style:style style:name="T329" style:family="text">
      <style:text-properties officeooo:rsid="01e28a6e"/>
    </style:style>
    <style:style style:name="T330" style:family="text">
      <style:text-properties officeooo:rsid="01e93e80"/>
    </style:style>
    <style:style style:name="T331" style:family="text">
      <style:text-properties officeooo:rsid="01e2c064"/>
    </style:style>
    <style:style style:name="T332" style:family="text">
      <style:text-properties officeooo:rsid="01af210a"/>
    </style:style>
    <style:style style:name="T333" style:family="text">
      <style:text-properties officeooo:rsid="01a1dae6"/>
    </style:style>
    <style:style style:name="T334" style:family="text">
      <style:text-properties fo:color="#0000ff"/>
    </style:style>
    <style:style style:name="T335" style:family="text">
      <style:text-properties fo:color="#0000ff" style:font-name="Liberation Sans" fo:font-weight="bold" officeooo:rsid="00f157f1"/>
    </style:style>
    <style:style style:name="T336" style:family="text">
      <style:text-properties fo:color="#0000ff" style:font-name="Liberation Sans" fo:font-weight="normal" officeooo:rsid="00f157f1" style:font-weight-asian="normal" style:font-weight-complex="normal"/>
    </style:style>
    <style:style style:name="T337" style:family="text">
      <style:text-properties fo:color="#0000ff" style:font-name="Liberation Sans" fo:font-weight="normal" officeooo:rsid="00f320b4" style:font-weight-asian="normal" style:font-weight-complex="normal"/>
    </style:style>
    <style:style style:name="T338" style:family="text">
      <style:text-properties fo:color="#0000ff" style:font-name="Liberation Sans" fo:font-style="italic" style:font-style-asian="italic" style:font-style-complex="italic"/>
    </style:style>
    <style:style style:name="T339" style:family="text">
      <style:text-properties fo:color="#0000ff" style:font-name="Liberation Sans" fo:font-style="italic" officeooo:rsid="001f188a" style:font-style-asian="italic" style:font-style-complex="italic"/>
    </style:style>
    <style:style style:name="T340" style:family="text">
      <style:text-properties fo:color="#0000ff" style:font-name="Liberation Sans" fo:font-style="italic" officeooo:rsid="00c651d4" style:font-style-asian="italic" style:font-style-complex="italic"/>
    </style:style>
    <style:style style:name="T341" style:family="text">
      <style:text-properties fo:color="#0000ff" style:font-name="Liberation Sans" fo:font-style="italic" officeooo:rsid="00f856fe" style:font-style-asian="italic" style:font-style-complex="italic"/>
    </style:style>
    <style:style style:name="T342" style:family="text">
      <style:text-properties fo:color="#0000ff" style:font-name="Liberation Sans" fo:font-style="italic" fo:font-weight="normal" officeooo:rsid="00f157f1" style:font-style-asian="italic" style:font-weight-asian="normal" style:font-style-complex="italic" style:font-weight-complex="normal"/>
    </style:style>
    <style:style style:name="T343" style:family="text">
      <style:text-properties fo:color="#0000ff" style:font-name="Liberation Sans" fo:font-style="normal" style:font-style-asian="normal" style:font-style-complex="normal"/>
    </style:style>
    <style:style style:name="T344" style:family="text">
      <style:text-properties fo:color="#0000ff" style:font-name="Liberation Sans" fo:font-style="normal" officeooo:rsid="00218241" style:font-style-asian="normal" style:font-style-complex="normal"/>
    </style:style>
    <style:style style:name="T345" style:family="text">
      <style:text-properties fo:color="#0000ff" style:font-name="Liberation Sans" fo:font-style="normal" officeooo:rsid="01c53a9e" style:font-style-asian="normal" style:font-style-complex="normal"/>
    </style:style>
    <style:style style:name="T346" style:family="text">
      <style:text-properties fo:color="#0000ff" style:font-name="Liberation Sans" fo:font-style="normal" fo:font-weight="normal" officeooo:rsid="00f864f3" style:font-style-asian="normal" style:font-weight-asian="normal" style:font-style-complex="normal" style:font-weight-complex="normal"/>
    </style:style>
    <style:style style:name="T347" style:family="text">
      <style:text-properties fo:color="#0000ff" style:font-name="Liberation Sans" officeooo:rsid="00b7355b"/>
    </style:style>
    <style:style style:name="T348" style:family="text">
      <style:text-properties fo:color="#0000ff" style:font-name="Liberation Sans" officeooo:rsid="010f9cea"/>
    </style:style>
    <style:style style:name="T349" style:family="text">
      <style:text-properties fo:color="#0000ff" style:font-name="Liberation Sans" officeooo:rsid="00b82570"/>
    </style:style>
    <style:style style:name="T350" style:family="text">
      <style:text-properties fo:color="#0000ff" style:font-name="Liberation Sans" officeooo:rsid="00ba084a"/>
    </style:style>
    <style:style style:name="T351" style:family="text">
      <style:text-properties fo:color="#0000ff" style:font-name="Liberation Sans" officeooo:rsid="00f856fe"/>
    </style:style>
    <style:style style:name="T352" style:family="text">
      <style:text-properties fo:color="#0000ff" style:font-name="Liberation Sans" officeooo:rsid="00c651d4"/>
    </style:style>
    <style:style style:name="T353" style:family="text">
      <style:text-properties fo:color="#0000ff" style:font-name="Liberation Sans" officeooo:rsid="00f003a9"/>
    </style:style>
    <style:style style:name="T354" style:family="text">
      <style:text-properties fo:color="#0000ff" style:font-name="Liberation Sans" officeooo:rsid="00f157f1"/>
    </style:style>
    <style:style style:name="T355" style:family="text">
      <style:text-properties fo:color="#0000ff" style:font-name="Liberation Sans" fo:font-size="10pt" style:font-size-asian="10pt" style:font-size-complex="10pt"/>
    </style:style>
    <style:style style:name="T356" style:family="text">
      <style:text-properties fo:color="#0000ff" style:font-name="Liberation Sans" fo:font-size="10pt" officeooo:rsid="00a3b258" style:font-size-asian="10pt" style:font-size-complex="10pt"/>
    </style:style>
    <style:style style:name="T357" style:family="text">
      <style:text-properties fo:color="#0000ff" style:font-name="Liberation Sans" fo:font-size="10pt" officeooo:rsid="00b96dae" style:font-size-asian="10pt" style:font-size-complex="10pt"/>
    </style:style>
    <style:style style:name="T358" style:family="text">
      <style:text-properties fo:color="#0000ff" style:font-name="Liberation Sans" fo:font-size="10pt" officeooo:rsid="00a32ad5" style:font-size-asian="10pt" style:font-size-complex="10pt"/>
    </style:style>
    <style:style style:name="T359" style:family="text">
      <style:text-properties fo:color="#0000ff" style:font-name="Liberation Sans" fo:font-size="10pt" officeooo:rsid="01af210a" style:font-size-asian="10pt" style:font-size-complex="10pt"/>
    </style:style>
    <style:style style:name="T360" style:family="text">
      <style:text-properties fo:color="#0000ff" style:font-name="Liberation Sans" fo:font-size="10pt" officeooo:rsid="0012a1a6" style:font-size-asian="10pt" style:font-size-complex="10pt"/>
    </style:style>
    <style:style style:name="T361" style:family="text">
      <style:text-properties fo:color="#0000ff" style:font-name="Liberation Sans" fo:font-size="10pt" officeooo:rsid="01c786e6" style:font-size-asian="10pt" style:font-size-complex="10pt"/>
    </style:style>
    <style:style style:name="T362" style:family="text">
      <style:text-properties fo:color="#0000ff" style:font-name="Liberation Sans" fo:font-size="10pt" officeooo:rsid="010dcd81" style:font-size-asian="10pt" style:font-size-complex="10pt"/>
    </style:style>
    <style:style style:name="T363" style:family="text">
      <style:text-properties fo:color="#0000ff" style:font-name="Liberation Sans" fo:font-size="10pt" officeooo:rsid="01e93e80" style:font-size-asian="10pt" style:font-size-complex="10pt"/>
    </style:style>
    <style:style style:name="T364" style:family="text">
      <style:text-properties fo:color="#0000ff" style:font-name="Liberation Sans" fo:font-size="10pt" officeooo:rsid="015f6a55" style:font-size-asian="10pt" style:font-size-complex="10pt"/>
    </style:style>
    <style:style style:name="T365" style:family="text">
      <style:text-properties fo:color="#0000ff" style:font-name="Liberation Sans" fo:font-size="10pt" officeooo:rsid="01bf1257" style:font-size-asian="10pt" style:font-size-complex="10pt"/>
    </style:style>
    <style:style style:name="T366" style:family="text">
      <style:text-properties fo:color="#0000ff" style:font-name="Liberation Sans" fo:font-size="10pt" officeooo:rsid="01cb5051" style:font-size-asian="10pt" style:font-size-complex="10pt"/>
    </style:style>
    <style:style style:name="T367" style:family="text">
      <style:text-properties fo:color="#0000ff" style:font-name="Liberation Sans" fo:font-size="10pt" fo:font-style="italic" officeooo:rsid="01bfd70a" style:font-size-asian="10pt" style:font-style-asian="italic" style:font-size-complex="10pt" style:font-style-complex="italic"/>
    </style:style>
    <style:style style:name="T368" style:family="text">
      <style:text-properties fo:color="#0000ff" style:font-name="Liberation Sans" fo:font-size="10pt" fo:font-style="italic" officeooo:rsid="01dede0f" style:font-size-asian="10pt" style:font-style-asian="italic" style:font-size-complex="10pt" style:font-style-complex="italic"/>
    </style:style>
    <style:style style:name="T369" style:family="text">
      <style:text-properties fo:color="#0000ff" style:font-name="Liberation Sans" fo:font-size="10pt" style:text-underline-style="none" style:font-size-asian="10pt" style:font-size-complex="10pt"/>
    </style:style>
    <style:style style:name="T370" style:family="text">
      <style:text-properties fo:color="#0000ff" style:font-name="Liberation Sans" fo:font-size="8pt" fo:font-style="normal" fo:font-weight="normal" officeooo:rsid="00f864f3" style:font-size-asian="8pt" style:font-style-asian="normal" style:font-weight-asian="normal" style:font-size-complex="8pt" style:font-style-complex="normal" style:font-weight-complex="normal"/>
    </style:style>
    <style:style style:name="T371" style:family="text">
      <style:text-properties fo:color="#0000ff" style:font-name="Liberation Sans" officeooo:rsid="01d0c575"/>
    </style:style>
    <style:style style:name="T372" style:family="text">
      <style:text-properties fo:color="#0000ff" fo:font-size="10pt" style:font-size-asian="10pt" style:font-size-complex="10pt"/>
    </style:style>
    <style:style style:name="T373" style:family="text">
      <style:text-properties fo:color="#0000ff" fo:font-size="10pt" officeooo:rsid="02010c4b" style:font-size-asian="10pt" style:font-size-complex="10pt"/>
    </style:style>
    <style:style style:name="T374" style:family="text">
      <style:text-properties fo:color="#0000ff" fo:font-size="10pt" officeooo:rsid="01143542" style:font-size-asian="10pt" style:font-size-complex="10pt"/>
    </style:style>
    <style:style style:name="T375" style:family="text">
      <style:text-properties fo:color="#0000ff" fo:font-size="10pt" officeooo:rsid="015b52cd" style:font-size-asian="10pt" style:font-size-complex="10pt"/>
    </style:style>
    <style:style style:name="T376" style:family="text">
      <style:text-properties fo:color="#0000ff" fo:font-size="10pt" officeooo:rsid="01eedb33" style:font-size-asian="10pt" style:font-size-complex="10pt"/>
    </style:style>
    <style:style style:name="T377" style:family="text">
      <style:text-properties fo:color="#0000ff" fo:font-size="10pt" style:text-underline-style="none" style:font-size-asian="10pt" style:font-size-complex="10pt"/>
    </style:style>
    <style:style style:name="T378" style:family="text">
      <style:text-properties fo:color="#0000ff" fo:font-size="8pt" style:font-size-asian="8pt" style:font-size-complex="8pt"/>
    </style:style>
    <style:style style:name="T379" style:family="text">
      <style:text-properties fo:color="#0000ff" officeooo:rsid="0069a4eb"/>
    </style:style>
    <style:style style:name="T380" style:family="text">
      <style:text-properties fo:color="#0000ff" fo:font-size="7pt" style:font-size-asian="7pt" style:font-size-complex="7pt"/>
    </style:style>
    <style:style style:name="T381" style:family="text">
      <style:text-properties fo:color="#0000ff" fo:font-size="7pt" officeooo:rsid="006a5045" style:font-size-asian="7pt" style:font-size-complex="7pt"/>
    </style:style>
    <style:style style:name="T382" style:family="text">
      <style:text-properties fo:color="#0000ff" fo:font-weight="bold" style:font-weight-asian="bold" style:font-weight-complex="bold"/>
    </style:style>
    <style:style style:name="T383" style:family="text">
      <style:text-properties fo:color="#0000ff" fo:font-weight="bold" officeooo:rsid="01b7a13f" style:font-weight-asian="bold" style:font-weight-complex="bold"/>
    </style:style>
    <style:style style:name="T384" style:family="text">
      <style:text-properties fo:color="#0000ff" fo:font-weight="bold" officeooo:rsid="01b817b0" style:font-weight-asian="bold" style:font-weight-complex="bold"/>
    </style:style>
    <style:style style:name="T385" style:family="text">
      <style:text-properties fo:color="#0000ff" officeooo:rsid="00694107"/>
    </style:style>
    <style:style style:name="T386" style:family="text">
      <style:text-properties fo:color="#0000ff" officeooo:rsid="0128b7d4"/>
    </style:style>
    <style:style style:name="T387" style:family="text">
      <style:text-properties fo:color="#0000ff" officeooo:rsid="0133578c"/>
    </style:style>
    <style:style style:name="T388" style:family="text">
      <style:text-properties fo:color="#0000ff" fo:font-size="12pt" style:font-size-asian="12pt" style:font-size-complex="12pt"/>
    </style:style>
    <style:style style:name="T389" style:family="text">
      <style:text-properties fo:color="#0000ff" style:text-outline="false" style:text-line-through-style="none" style:text-line-through-type="none" style:font-name="Liberation Sans" fo:font-size="10pt" fo:font-style="normal" fo:text-shadow="none" style:text-underline-style="none" fo:font-weight="normal" officeooo:rsid="0063bc11" style:font-size-asian="10pt" style:font-style-asian="normal" style:font-weight-asian="normal" style:font-size-complex="10pt" style:text-emphasize="none"/>
    </style:style>
    <style:style style:name="T390" style:family="text">
      <style:text-properties fo:color="#0000ff" style:text-outline="false" style:text-line-through-style="none" style:text-line-through-type="none" style:font-name="Ubuntu1" fo:font-size="11pt" fo:letter-spacing="normal" fo:font-style="normal" fo:text-shadow="none" style:text-underline-style="none" fo:font-weight="normal" style:letter-kerning="true" style:font-size-asian="11pt" style:font-style-asian="normal" style:font-weight-asian="normal" style:text-emphasize="none"/>
    </style:style>
    <style:style style:name="T391" style:family="text">
      <style:text-properties fo:color="#0000ff" officeooo:rsid="015a6f9d"/>
    </style:style>
    <style:style style:name="T392" style:family="text">
      <style:text-properties fo:color="#0000ff" officeooo:rsid="018057dc"/>
    </style:style>
    <style:style style:name="T393" style:family="text">
      <style:text-properties fo:color="#0000ff" officeooo:rsid="01835de1"/>
    </style:style>
    <style:style style:name="T394" style:family="text">
      <style:text-properties fo:color="#0000ff" fo:font-style="italic" style:font-style-asian="italic" style:font-style-complex="italic"/>
    </style:style>
    <style:style style:name="T395" style:family="text">
      <style:text-properties fo:color="#0000ff" fo:font-style="italic" officeooo:rsid="0183b2ff" style:font-style-asian="italic" style:font-style-complex="italic"/>
    </style:style>
    <style:style style:name="T396" style:family="text">
      <style:text-properties fo:color="#0000ff" fo:font-style="italic" officeooo:rsid="018ccb51" style:font-style-asian="italic" style:font-style-complex="italic"/>
    </style:style>
    <style:style style:name="T397" style:family="text">
      <style:text-properties fo:color="#0000ff" fo:font-style="italic" officeooo:rsid="018dea68" style:font-style-asian="italic" style:font-style-complex="italic"/>
    </style:style>
    <style:style style:name="T398" style:family="text">
      <style:text-properties fo:color="#0000ff" style:text-position="33% 80%" fo:font-style="italic" style:font-style-asian="italic" style:font-style-complex="italic"/>
    </style:style>
    <style:style style:name="T399" style:family="text">
      <style:text-properties fo:color="#0000ff" officeooo:rsid="0183b2ff"/>
    </style:style>
    <style:style style:name="T400" style:family="text">
      <style:text-properties fo:color="#0000ff" style:text-position="super 58%" fo:font-style="italic" officeooo:rsid="018dea68" style:font-style-asian="italic" style:font-style-complex="italic"/>
    </style:style>
    <style:style style:name="T401" style:family="text">
      <style:text-properties fo:color="#0000ff" style:text-position="0% 100%" fo:font-style="italic" officeooo:rsid="018dea68" style:font-style-asian="italic" style:font-style-complex="italic"/>
    </style:style>
    <style:style style:name="T402" style:family="text">
      <style:text-properties fo:color="#0000ff" officeooo:rsid="0196dcff"/>
    </style:style>
    <style:style style:name="T403" style:family="text">
      <style:text-properties fo:color="#0000ff" officeooo:rsid="01984505"/>
    </style:style>
    <style:style style:name="T404" style:family="text">
      <style:text-properties fo:color="#0000ff" officeooo:rsid="01997f3b"/>
    </style:style>
    <style:style style:name="T405" style:family="text">
      <style:text-properties fo:color="#0000ff" officeooo:rsid="019a247f"/>
    </style:style>
    <style:style style:name="T406" style:family="text">
      <style:text-properties fo:color="#0000ff" officeooo:rsid="019b3019"/>
    </style:style>
    <style:style style:name="T407" style:family="text">
      <style:text-properties fo:color="#0000ff" officeooo:rsid="019cf372"/>
    </style:style>
    <style:style style:name="T408" style:family="text">
      <style:text-properties fo:color="#0000ff" officeooo:rsid="019db7d7"/>
    </style:style>
    <style:style style:name="T409" style:family="text">
      <style:text-properties fo:color="#0000ff" officeooo:rsid="019ede8e"/>
    </style:style>
    <style:style style:name="T410" style:family="text">
      <style:text-properties fo:color="#0000ff" officeooo:rsid="019fea54"/>
    </style:style>
    <style:style style:name="T411" style:family="text">
      <style:text-properties fo:color="#0000ff" officeooo:rsid="01a5cf69"/>
    </style:style>
    <style:style style:name="T412" style:family="text">
      <style:text-properties fo:color="#0000ff" officeooo:rsid="01a9b37c"/>
    </style:style>
    <style:style style:name="T413" style:family="text">
      <style:text-properties fo:color="#0000ff" officeooo:rsid="01ab7676"/>
    </style:style>
    <style:style style:name="T414" style:family="text">
      <style:text-properties fo:color="#0000ff" officeooo:rsid="01aef42e"/>
    </style:style>
    <style:style style:name="T415" style:family="text">
      <style:text-properties fo:color="#0000ff" officeooo:rsid="01aefbaa"/>
    </style:style>
    <style:style style:name="T416" style:family="text">
      <style:text-properties fo:color="#0000ff" officeooo:rsid="01af33c0"/>
    </style:style>
    <style:style style:name="T417" style:family="text">
      <style:text-properties fo:color="#0000ff" officeooo:rsid="01b0bf42"/>
    </style:style>
    <style:style style:name="T418" style:family="text">
      <style:text-properties fo:color="#0000ff" officeooo:rsid="01b12763"/>
    </style:style>
    <style:style style:name="T419" style:family="text">
      <style:text-properties fo:color="#0000ff" officeooo:rsid="01b29644"/>
    </style:style>
    <style:style style:name="T420" style:family="text">
      <style:text-properties fo:color="#0000ff" officeooo:rsid="01b2beb6"/>
    </style:style>
    <style:style style:name="T421" style:family="text">
      <style:text-properties fo:color="#0000ff" officeooo:rsid="01b41c91"/>
    </style:style>
    <style:style style:name="T422" style:family="text">
      <style:text-properties fo:color="#0000ff" officeooo:rsid="01b55d28"/>
    </style:style>
    <style:style style:name="T423" style:family="text">
      <style:text-properties fo:color="#0000ff" officeooo:rsid="01b65568"/>
    </style:style>
    <style:style style:name="T424" style:family="text">
      <style:text-properties fo:color="#0000ff" officeooo:rsid="01b65e95"/>
    </style:style>
    <style:style style:name="T425" style:family="text">
      <style:text-properties fo:color="#0000ff" officeooo:rsid="01b6c4ca"/>
    </style:style>
    <style:style style:name="T426" style:family="text">
      <style:text-properties fo:color="#0000ff" officeooo:rsid="01b7a13f"/>
    </style:style>
    <style:style style:name="T427" style:family="text">
      <style:text-properties fo:color="#0000ff" officeooo:rsid="01b817b0"/>
    </style:style>
    <style:style style:name="T428" style:family="text">
      <style:text-properties fo:color="#0000ff" officeooo:rsid="01b89976"/>
    </style:style>
    <style:style style:name="T429" style:family="text">
      <style:text-properties fo:color="#0000ff" officeooo:rsid="01d8523c"/>
    </style:style>
    <style:style style:name="T430" style:family="text">
      <style:text-properties fo:color="#0000ff" officeooo:rsid="01d9753a"/>
    </style:style>
    <style:style style:name="T431" style:family="text">
      <style:text-properties fo:color="#0000ff" officeooo:rsid="01db3232"/>
    </style:style>
    <style:style style:name="T432" style:family="text">
      <style:text-properties officeooo:rsid="003ebed6"/>
    </style:style>
    <style:style style:name="T433" style:family="text">
      <style:text-properties officeooo:rsid="00530385"/>
    </style:style>
    <style:style style:name="T434" style:family="text">
      <style:text-properties officeooo:rsid="0055e8ef"/>
    </style:style>
    <style:style style:name="T435" style:family="text">
      <style:text-properties officeooo:rsid="0056ccb2"/>
    </style:style>
    <style:style style:name="T436" style:family="text">
      <style:text-properties officeooo:rsid="005acece"/>
    </style:style>
    <style:style style:name="T437" style:family="text">
      <style:text-properties officeooo:rsid="00632d0f"/>
    </style:style>
    <style:style style:name="T438" style:family="text">
      <style:text-properties officeooo:rsid="007ad6af"/>
    </style:style>
    <style:style style:name="T439" style:family="text">
      <style:text-properties officeooo:rsid="007f36b2"/>
    </style:style>
    <style:style style:name="T440" style:family="text">
      <style:text-properties officeooo:rsid="00898d5b"/>
    </style:style>
    <style:style style:name="T441" style:family="text">
      <style:text-properties officeooo:rsid="008cd65a"/>
    </style:style>
    <style:style style:name="T442" style:family="text">
      <style:text-properties officeooo:rsid="00942dd0"/>
    </style:style>
    <style:style style:name="T443" style:family="text">
      <style:text-properties officeooo:rsid="00956b9c"/>
    </style:style>
    <style:style style:name="T444" style:family="text">
      <style:text-properties officeooo:rsid="0096d46a"/>
    </style:style>
    <style:style style:name="T445" style:family="text">
      <style:text-properties officeooo:rsid="0098aeba"/>
    </style:style>
    <style:style style:name="T446" style:family="text">
      <style:text-properties officeooo:rsid="009a264f"/>
    </style:style>
    <style:style style:name="T447" style:family="text">
      <style:text-properties officeooo:rsid="009be4d8"/>
    </style:style>
    <style:style style:name="T448" style:family="text">
      <style:text-properties officeooo:rsid="00a8595a"/>
    </style:style>
    <style:style style:name="T449" style:family="text">
      <style:text-properties officeooo:rsid="00aa0dfd"/>
    </style:style>
    <style:style style:name="T450" style:family="text">
      <style:text-properties officeooo:rsid="00ad5ac0"/>
    </style:style>
    <style:style style:name="T451" style:family="text">
      <style:text-properties officeooo:rsid="00ad784d"/>
    </style:style>
    <style:style style:name="T452" style:family="text">
      <style:text-properties officeooo:rsid="00aefa34"/>
    </style:style>
    <style:style style:name="T453" style:family="text">
      <style:text-properties officeooo:rsid="00b3f8fc"/>
    </style:style>
    <style:style style:name="T454" style:family="text">
      <style:text-properties officeooo:rsid="00ba084a"/>
    </style:style>
    <style:style style:name="T455" style:family="text">
      <style:text-properties officeooo:rsid="00bb69eb"/>
    </style:style>
    <style:style style:name="T456" style:family="text">
      <style:text-properties officeooo:rsid="00be5732"/>
    </style:style>
    <style:style style:name="T457" style:family="text">
      <style:text-properties officeooo:rsid="00c2c7bb"/>
    </style:style>
    <style:style style:name="T458" style:family="text">
      <style:text-properties officeooo:rsid="00c5e055"/>
    </style:style>
    <style:style style:name="T459" style:family="text">
      <style:text-properties officeooo:rsid="00c67f26"/>
    </style:style>
    <style:style style:name="T460" style:family="text">
      <style:text-properties officeooo:rsid="00c8dbb9"/>
    </style:style>
    <style:style style:name="T461" style:family="text">
      <style:text-properties officeooo:rsid="00cc21f3"/>
    </style:style>
    <style:style style:name="T462" style:family="text">
      <style:text-properties officeooo:rsid="00cfb214"/>
    </style:style>
    <style:style style:name="T463" style:family="text">
      <style:text-properties officeooo:rsid="00d4e11a"/>
    </style:style>
    <style:style style:name="T464" style:family="text">
      <style:text-properties officeooo:rsid="00d91598"/>
    </style:style>
    <style:style style:name="T465" style:family="text">
      <style:text-properties officeooo:rsid="00de3041"/>
    </style:style>
    <style:style style:name="T466" style:family="text">
      <style:text-properties officeooo:rsid="00e37267"/>
    </style:style>
    <style:style style:name="T467" style:family="text">
      <style:text-properties officeooo:rsid="00fcf6a8"/>
    </style:style>
    <style:style style:name="T468" style:family="text">
      <style:text-properties officeooo:rsid="00fe8cf7"/>
    </style:style>
    <style:style style:name="T469" style:family="text">
      <style:text-properties officeooo:rsid="01015f6d"/>
    </style:style>
    <style:style style:name="T470" style:family="text">
      <style:text-properties officeooo:rsid="0102b85d"/>
    </style:style>
    <style:style style:name="T471" style:family="text">
      <style:text-properties officeooo:rsid="01046233"/>
    </style:style>
    <style:style style:name="T472" style:family="text">
      <style:text-properties officeooo:rsid="010d8da9"/>
    </style:style>
    <style:style style:name="T473" style:family="text">
      <style:text-properties officeooo:rsid="010e745b"/>
    </style:style>
    <style:style style:name="T474" style:family="text">
      <style:text-properties officeooo:rsid="010f9cea"/>
    </style:style>
    <style:style style:name="T475" style:family="text">
      <style:text-properties officeooo:rsid="002cac18"/>
    </style:style>
    <style:style style:name="T476" style:family="text">
      <style:text-properties officeooo:rsid="002da343"/>
    </style:style>
    <style:style style:name="T477" style:family="text">
      <style:text-properties officeooo:rsid="01177ff9"/>
    </style:style>
    <style:style style:name="T478" style:family="text">
      <style:text-properties officeooo:rsid="011a76b0"/>
    </style:style>
    <style:style style:name="T479" style:family="text">
      <style:text-properties officeooo:rsid="011da1ea"/>
    </style:style>
    <style:style style:name="T480" style:family="text">
      <style:text-properties officeooo:rsid="01364518"/>
    </style:style>
    <style:style style:name="T481" style:family="text">
      <style:text-properties officeooo:rsid="0137d4d8"/>
    </style:style>
    <style:style style:name="T482" style:family="text">
      <style:text-properties officeooo:rsid="0138576e"/>
    </style:style>
    <style:style style:name="T483" style:family="text">
      <style:text-properties officeooo:rsid="014229c3"/>
    </style:style>
    <style:style style:name="T484" style:family="text">
      <style:text-properties fo:color="#4c4c4c" style:text-outline="false" style:text-line-through-style="none" style:text-line-through-type="none" style:font-name="Ubuntu1" fo:font-size="11pt" fo:letter-spacing="normal" fo:font-style="normal" fo:text-shadow="none" style:text-underline-style="none" fo:font-weight="normal" style:letter-kerning="true" style:font-size-asian="11pt" style:font-style-asian="normal" style:font-weight-asian="normal" style:text-emphasize="none"/>
    </style:style>
    <style:style style:name="T485" style:family="text">
      <style:text-properties fo:color="#4c4c4c" style:text-outline="false" style:text-line-through-style="none" style:text-line-through-type="none" style:font-name="Ubuntu" fo:font-size="11pt" fo:letter-spacing="normal" fo:font-style="normal" fo:text-shadow="none" style:text-underline-style="none" fo:font-weight="normal" officeooo:rsid="00f864f3" style:letter-kerning="true" style:font-size-asian="11pt" style:font-style-asian="normal" style:font-weight-asian="normal" style:font-size-complex="8pt" style:font-style-complex="normal" style:font-weight-complex="normal" style:text-emphasize="none"/>
    </style:style>
    <style:style style:name="T486" style:family="text">
      <style:text-properties style:font-name="Ubuntu1" fo:font-size="11pt" fo:letter-spacing="normal" style:letter-kerning="true" style:font-size-asian="11pt"/>
    </style:style>
    <style:style style:name="T487" style:family="text">
      <style:text-properties fo:font-size="9pt" style:font-size-asian="9pt" style:font-size-complex="9pt"/>
    </style:style>
    <style:style style:name="T488" style:family="text">
      <style:text-properties fo:font-size="9pt" fo:font-weight="bold" style:font-size-asian="9pt" style:font-weight-asian="bold" style:font-size-complex="9pt" style:font-weight-complex="bold"/>
    </style:style>
    <style:style style:name="T489" style:family="text">
      <style:text-properties officeooo:rsid="006d74f4"/>
    </style:style>
    <style:style style:name="T490" style:family="text">
      <style:text-properties officeooo:rsid="0150ef1d"/>
    </style:style>
    <style:style style:name="T491" style:family="text">
      <style:text-properties fo:font-size="12pt" officeooo:rsid="0074d6eb"/>
    </style:style>
    <style:style style:name="T492" style:family="text">
      <style:text-properties fo:font-size="12pt" officeooo:rsid="00761c52"/>
    </style:style>
    <style:style style:name="T493" style:family="text">
      <style:text-properties fo:font-size="12pt" fo:font-weight="bold" officeooo:rsid="001d1e0c" style:font-size-asian="12pt" style:font-weight-asian="bold" style:font-size-complex="12pt" style:font-weight-complex="bold"/>
    </style:style>
    <style:style style:name="T494" style:family="text">
      <style:text-properties officeooo:rsid="015323bd"/>
    </style:style>
    <style:style style:name="T495" style:family="text">
      <style:text-properties officeooo:rsid="00ab2c26"/>
    </style:style>
    <style:style style:name="T496" style:family="text">
      <style:text-properties officeooo:rsid="00ee7bb9"/>
    </style:style>
    <style:style style:name="T497" style:family="text">
      <style:text-properties officeooo:rsid="00cde10f"/>
    </style:style>
    <style:style style:name="T498" style:family="text">
      <style:text-properties officeooo:rsid="01567eaa"/>
    </style:style>
    <style:style style:name="T499" style:family="text">
      <style:text-properties officeooo:rsid="01593ab5"/>
    </style:style>
    <style:style style:name="T500" style:family="text">
      <style:text-properties style:font-name="Liberation Sans1" officeooo:rsid="01593ab5" style:font-name-complex="Lohit Devanagari1"/>
    </style:style>
    <style:style style:name="T501" style:family="text">
      <style:text-properties style:font-name="Liberation Sans1" officeooo:rsid="01d72e89"/>
    </style:style>
    <style:style style:name="T502" style:family="text">
      <style:text-properties officeooo:rsid="0162a601"/>
    </style:style>
    <style:style style:name="T503" style:family="text">
      <style:text-properties officeooo:rsid="0169007e"/>
    </style:style>
    <style:style style:name="T504" style:family="text">
      <style:text-properties style:font-name="Liberation Serif1"/>
    </style:style>
    <style:style style:name="T505" style:family="text">
      <style:text-properties style:font-name="Liberation Serif1" officeooo:rsid="0169007e" style:font-name-asian="AR PL SungtiL GB" style:font-name-complex="Lohit Devanagari"/>
    </style:style>
    <style:style style:name="T506" style:family="text">
      <style:text-properties style:font-name="Liberation Serif1" fo:font-weight="bold" style:font-weight-asian="bold" style:font-weight-complex="bold"/>
    </style:style>
    <style:style style:name="T507" style:family="text">
      <style:text-properties style:font-name="Liberation Serif1" officeooo:rsid="01c8cee3" style:font-name-complex="Lohit Devanagari1"/>
    </style:style>
    <style:style style:name="T508" style:family="text">
      <style:text-properties officeooo:rsid="0170d839"/>
    </style:style>
    <style:style style:name="T509" style:family="text">
      <style:text-properties officeooo:rsid="018057dc"/>
    </style:style>
    <style:style style:name="T510" style:family="text">
      <style:text-properties style:font-name="Liberation Sans" fo:font-size="10pt" officeooo:rsid="01e93e80" style:font-size-asian="10pt" style:font-size-complex="10pt"/>
    </style:style>
    <style:style style:name="T511" style:family="text">
      <style:text-properties style:font-name="Liberation Sans" fo:font-size="10pt" officeooo:rsid="01865266" style:font-size-asian="10pt" style:font-size-complex="10pt"/>
    </style:style>
    <style:style style:name="T512" style:family="text">
      <style:text-properties style:font-name="Liberation Sans" fo:font-size="10pt" fo:font-weight="normal" officeooo:rsid="0027f3ab" style:font-size-asian="10pt" style:font-weight-asian="normal" style:font-size-complex="10pt" style:font-weight-complex="normal"/>
    </style:style>
    <style:style style:name="T513" style:family="text">
      <style:text-properties style:font-name="Liberation Sans" fo:font-size="10pt" fo:font-weight="normal" officeooo:rsid="00283fb8" style:font-size-asian="10pt" style:font-weight-asian="normal" style:font-size-complex="10pt" style:font-weight-complex="normal"/>
    </style:style>
    <style:style style:name="T514" style:family="text">
      <style:text-properties style:font-name="Liberation Sans" fo:font-size="10pt" fo:font-weight="normal" officeooo:rsid="003837a4" style:font-size-asian="10pt" style:font-weight-asian="normal" style:font-size-complex="10pt" style:font-weight-complex="normal"/>
    </style:style>
    <style:style style:name="T515" style:family="text">
      <style:text-properties style:font-name="Liberation Sans" fo:font-size="10pt" fo:font-weight="normal" officeooo:rsid="00293bc2" style:font-size-asian="10pt" style:font-weight-asian="normal" style:font-size-complex="10pt" style:font-weight-complex="normal"/>
    </style:style>
    <style:style style:name="T516" style:family="text">
      <style:text-properties style:font-name="Liberation Sans" fo:font-size="10pt" fo:font-weight="normal" officeooo:rsid="0028e2f0" style:font-size-asian="10pt" style:font-weight-asian="normal" style:font-size-complex="10pt" style:font-weight-complex="normal"/>
    </style:style>
    <style:style style:name="T517" style:family="text">
      <style:text-properties style:font-name="Liberation Sans" fo:font-size="10pt" fo:font-weight="normal" officeooo:rsid="00388fd5" style:font-size-asian="10pt" style:font-weight-asian="normal" style:font-size-complex="10pt" style:font-weight-complex="normal"/>
    </style:style>
    <style:style style:name="T518" style:family="text">
      <style:text-properties style:font-name="Liberation Sans" fo:font-size="10pt" fo:font-weight="normal" officeooo:rsid="00e85821" style:font-size-asian="10pt" style:font-weight-asian="normal" style:font-size-complex="10pt" style:font-weight-complex="normal"/>
    </style:style>
    <style:style style:name="T519" style:family="text">
      <style:text-properties style:font-name="Liberation Sans" fo:font-size="10pt" fo:font-weight="normal" officeooo:rsid="00292877" style:font-size-asian="10pt" style:font-weight-asian="normal" style:font-size-complex="10pt" style:font-weight-complex="normal"/>
    </style:style>
    <style:style style:name="T520" style:family="text">
      <style:text-properties style:font-name="Liberation Sans" fo:font-size="10pt" fo:font-style="italic" style:font-size-asian="10pt" style:font-style-asian="italic" style:font-size-complex="10pt" style:font-style-complex="italic"/>
    </style:style>
    <style:style style:name="T521" style:family="text">
      <style:text-properties style:font-name="Liberation Sans" fo:font-size="10pt" fo:font-style="italic" officeooo:rsid="00c36f48" style:font-size-asian="10pt" style:font-style-asian="italic" style:font-size-complex="10pt" style:font-style-complex="italic"/>
    </style:style>
    <style:style style:name="T522" style:family="text">
      <style:text-properties style:font-name="Liberation Sans" fo:font-size="10pt" fo:font-style="italic" officeooo:rsid="00c1c800" style:font-size-asian="10pt" style:font-style-asian="italic" style:font-size-complex="10pt" style:font-style-complex="italic"/>
    </style:style>
    <style:style style:name="T523" style:family="text">
      <style:text-properties officeooo:rsid="018246b6"/>
    </style:style>
    <style:style style:name="T524" style:family="text">
      <style:text-properties officeooo:rsid="01835de1"/>
    </style:style>
    <style:style style:name="T525" style:family="text">
      <style:text-properties officeooo:rsid="018b456c"/>
    </style:style>
    <style:style style:name="T526" style:family="text">
      <style:text-properties officeooo:rsid="018c3d12"/>
    </style:style>
    <style:style style:name="T527" style:family="text">
      <style:text-properties officeooo:rsid="01a19ee1"/>
    </style:style>
    <style:style style:name="T528" style:family="text">
      <style:text-properties officeooo:rsid="01a2f8e5"/>
    </style:style>
    <style:style style:name="T529" style:family="text">
      <style:text-properties officeooo:rsid="01a4e97e"/>
    </style:style>
    <style:style style:name="T530" style:family="text">
      <style:text-properties officeooo:rsid="01bb78a6"/>
    </style:style>
    <style:style style:name="T531" style:family="text">
      <style:text-properties style:font-name="Liberation Serif"/>
    </style:style>
    <style:style style:name="T532" style:family="text">
      <style:text-properties style:font-name="Liberation Serif" fo:font-weight="bold" style:font-weight-asian="bold" style:font-weight-complex="bold"/>
    </style:style>
    <style:style style:name="T533" style:family="text">
      <style:text-properties style:font-name="Liberation Serif" officeooo:rsid="01c8cee3" style:font-name-complex="Lohit Devanagari1"/>
    </style:style>
    <style:style style:name="T534" style:family="text">
      <style:text-properties officeooo:rsid="01c2388c"/>
    </style:style>
    <style:style style:name="T535" style:family="text">
      <style:text-properties officeooo:rsid="01c58ec7"/>
    </style:style>
    <style:style style:name="T536" style:family="text">
      <style:text-properties officeooo:rsid="01c89da9"/>
    </style:style>
    <style:style style:name="T537" style:family="text">
      <style:text-properties officeooo:rsid="01c8cee3"/>
    </style:style>
    <style:style style:name="T538" style:family="text">
      <style:text-properties officeooo:rsid="01ca07ff"/>
    </style:style>
    <style:style style:name="T539" style:family="text">
      <style:text-properties officeooo:rsid="01cae0a1"/>
    </style:style>
    <style:style style:name="T540" style:family="text">
      <style:text-properties officeooo:rsid="01cb5051"/>
    </style:style>
    <style:style style:name="T541" style:family="text">
      <style:text-properties officeooo:rsid="01d60e3e"/>
    </style:style>
    <style:style style:name="T542" style:family="text">
      <style:text-properties officeooo:rsid="01d72e89"/>
    </style:style>
    <style:style style:name="T543" style:family="text">
      <style:text-properties officeooo:rsid="002303a3"/>
    </style:style>
    <style:style style:name="T544" style:family="text">
      <style:text-properties officeooo:rsid="001de2a5"/>
    </style:style>
    <style:style style:name="T545" style:family="text">
      <style:text-properties officeooo:rsid="001ba81a"/>
    </style:style>
    <style:style style:name="T546" style:family="text">
      <style:text-properties officeooo:rsid="0017d703"/>
    </style:style>
    <style:style style:name="T547" style:family="text">
      <style:text-properties officeooo:rsid="00160428"/>
    </style:style>
    <style:style style:name="T548" style:family="text">
      <style:text-properties officeooo:rsid="001cb5ee"/>
    </style:style>
    <style:style style:name="T549" style:family="text">
      <style:text-properties officeooo:rsid="0019c651"/>
    </style:style>
    <style:style style:name="T550" style:family="text">
      <style:text-properties officeooo:rsid="01e2b127"/>
    </style:style>
    <style:style style:name="T551" style:family="text">
      <style:text-properties officeooo:rsid="01e30c29"/>
    </style:style>
    <style:style style:name="T552" style:family="text">
      <style:text-properties officeooo:rsid="01e5a42e"/>
    </style:style>
    <style:style style:name="T553" style:family="text">
      <style:text-properties officeooo:rsid="01e79f30"/>
    </style:style>
    <style:style style:name="T554" style:family="text">
      <style:text-properties officeooo:rsid="01eae4f5"/>
    </style:style>
    <style:style style:name="T555" style:family="text">
      <style:text-properties officeooo:rsid="01ed7f42"/>
    </style:style>
    <style:style style:name="T556" style:family="text">
      <style:text-properties officeooo:rsid="01ee6aba"/>
    </style:style>
    <style:style style:name="T557" style:family="text">
      <style:text-properties officeooo:rsid="01043952"/>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5"/>
      <text:p text:style-name="P179">Régis Leruste</text:p>
      <text:p text:style-name="P179">Un projet unique</text:p>
      <text:p text:style-name="P178">Saison 1 : <text:span text:style-name="T286">Souvenirs de jeunesse</text:span></text:p>
      <text:p text:style-name="P5"/>
      <text:p text:style-name="P181">Photo de couverture</text:p>
      <text:p text:style-name="P181">Maison_du_Broutteux.jpg.pn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471"/>
      <text:p text:style-name="P471"/>
      <text:p text:style-name="P471"/>
      <text:p text:style-name="P6">Photo de la page de titre : </text:p>
      <text:list xml:id="list1500964549" text:style-name="L1">
        <text:list-item>
          <text:p text:style-name="P536">Source Wikipédia</text:p>
        </text:list-item>
        <text:list-item>
          <text:p text:style-name="P536">https://fr.wikipedia.org/wiki/Jules_Watteeuw</text:p>
        </text:list-item>
        <text:list-item>
          <text:p text:style-name="P536">La maison de Jules Watteeuw à Tourcoing.</text:p>
        </text:list-item>
        <text:list-item>
          <text:p text:style-name="P549">Jules Watteeuw, né le 29 juillet 1849 à Tourcoing et mort dans la même ville le 28 mai 1947, fut un poète d'expression picarde demeuré célèbre dans sa ville natale.</text:p>
        </text:list-item>
      </text:list>
      <text:p text:style-name="P7">Données techniques :</text:p>
      <text:list xml:id="list3701299692" text:style-name="L2">
        <text:list-item>
          <text:p text:style-name="P537"><text:span text:style-name="T432">Nom du fichier : </text:span><text:file-name text:display="full">/media/airel/SAUV/regis/memoires/memoires_a5.odt</text:file-name></text:p>
        </text:list-item>
        <text:list-item>
          <text:p text:style-name="P538">Reliure : Wire’o</text:p>
        </text:list-item>
        <text:list-item>
          <text:p text:style-name="P538">papier : <text:span text:style-name="T509">100 gr ivoire</text:span></text:p>
        </text:list-item>
      </text:list>
      <text:p text:style-name="P11"/>
      <text:p text:style-name="P11"/>
      <text:p text:style-name="P11"/>
      <text:p text:style-name="P11"/>
      <text:p text:style-name="P11"/>
      <text:p text:style-name="P11"><text:soft-page-break/></text:p>
      <text:p text:style-name="P13"/>
      <text:p text:style-name="P159"/>
      <text:h text:style-name="P502" text:outline-level="1"><text:bookmark-start text:name="__RefHeading___Toc6507_2240072845"/>Dédicace<text:bookmark-end text:name="__RefHeading___Toc6507_2240072845"/></text:h>
      <text:p text:style-name="P8"/>
      <text:p text:style-name="P9"/>
      <text:p text:style-name="P9"/>
      <text:p text:style-name="P9"/>
      <text:p text:style-name="P9"/>
      <text:p text:style-name="P9"/>
      <text:p text:style-name="P10">Je dédie ce manuscrit à mes enfants, leur épouse et compagne et <text:span text:style-name="T433">à mes </text:span>petits enfants : Arnaud, Marie, Raphaël, Corentin, Bruno, Édina, Luka et Gabriel.</text:p>
      <text:h text:style-name="P493" text:outline-level="1"><text:bookmark-start text:name="__RefHeading___Toc6505_2240072845"/>Remerciements<text:bookmark-end text:name="__RefHeading___Toc6505_2240072845"/></text:h>
      <text:p text:style-name="P16"/>
      <text:p text:style-name="P16"/>
      <text:p text:style-name="P17">Je remercie <text:span text:style-name="T283">(dans l’ordre alphabétique des prénoms) </text:span>:</text:p>
      <text:list xml:id="list1583884119" text:style-name="L3">
        <text:list-item>
          <text:p text:style-name="P539">Christelle Congedo pour son hospitalité et son accompagnement sur les traces de Van Gogh au Borinage.</text:p>
        </text:list-item>
        <text:list-item>
          <text:p text:style-name="P540">Gwenola Chelet O’Sullivan pour ses questions astucieuses qui ont éclair<text:span text:style-name="T437">é les événements de</text:span> la vie familiale.</text:p>
        </text:list-item>
        <text:list-item>
          <text:p text:style-name="P541">Jean Faure, <text:span text:style-name="T2">ancien élève de Saint-Jean-Baptiste de la Salle, </text:span>pour l’organisation avec Philippe Campion de la rencontre <text:span text:style-name="T284">des anciens élèves dans une auberge des environs de Lille.</text:span></text:p>
        </text:list-item>
        <text:list-item>
          <text:p text:style-name="P542">Jean-Pierre Carpentier, <text:span text:style-name="T2">ancien élève de Saint Jean-Baptiste de la Salle,</text:span> <text:s/>pour ses commentaires <text:span text:style-name="T1">et compléments d’information</text:span>.</text:p>
        </text:list-item>
        <text:list-item>
          <text:p text:style-name="P571"><text:span text:style-name="T372">Joël kerouanton </text:span><text:span text:style-name="T373">de l’atelier « Écrire dans la ville » de St Nazaire pour son accueil, ses conseils, en particulier l’utilisation de la plateforme informatique</text:span><text:span text:style-name="T373"><text:note text:id="ftn1" text:note-class="footnote"><text:note-citation>1</text:note-citation><text:note-body><text:list xml:id="list152028322549879" text:continue-numbering="true" text:style-name="L3"><text:list-item><text:p text:style-name="P571"><text:span text:style-name="T374">h</text:span><text:a xlink:type="simple" xlink:href="https://ecriredanslaville.net/" text:style-name="Internet_20_link" text:visited-style-name="Visited_20_Internet_20_Link">ttps://ecriredanslaville</text:a><text:a xlink:type="simple" xlink:href="https://ecriredanslaville.net/" text:style-name="Internet_20_link" text:visited-style-name="Visited_20_Internet_20_Link">h</text:a><text:a xlink:type="simple" xlink:href="https://ecriredanslaville.net/" text:style-name="Internet_20_link" text:visited-style-name="Visited_20_Internet_20_Link">.net/</text:a><text:span text:style-name="T373">.</text:span></text:p></text:list-item></text:list></text:note-body></text:note></text:span></text:p>
        </text:list-item>
        <text:list-item>
          <text:p text:style-name="P545">Joël Pouilly, copain d’adolescence, pour ses commentaires.</text:p>
        </text:list-item>
        <text:list-item>
          <text:p text:style-name="P546"><text:soft-page-break/>Marie Surel, biographe sonore, pour ses conseils et ses idées originales.</text:p>
        </text:list-item>
        <text:list-item>
          <text:p text:style-name="P543">Michèle Tillet <text:span text:style-name="T2">de l’atelier « Écrire dans la ville » </text:span>pour ses conseils de style et sa relecture orthographique.</text:p>
        </text:list-item>
        <text:list-item>
          <text:p text:style-name="P542">Philippe Bajeux, <text:span text:style-name="T2">ancien élève de l’ÉSIT,</text:span> pour ses <text:span text:style-name="T284">informations et </text:span>commentaires.</text:p>
        </text:list-item>
        <text:list-item>
          <text:p text:style-name="P544">Philippe Campion (décédé en <text:span text:style-name="T2">2020) pour ses recherches des anciens élèves de Saint Jean-Baptiste de la Salle et pour l’organisation avec Jean Faure de la rencontre des anciens élèves dans une auberge des environs de Lille.</text:span></text:p>
        </text:list-item>
        <text:list-item>
          <text:p text:style-name="P543">Pierre Bonte, <text:span text:style-name="T2">ancien élève de l’ÉSIT,</text:span> pour ses <text:span text:style-name="T2">commentaires et ses </text:span>photos des États-Unis.</text:p>
        </text:list-item>
        <text:list-item>
          <text:p text:style-name="P547">Stéphane A<text:span text:style-name="T285">r</text:span>mand Leruste pour ses témoignages, informations, commentaires familiaux <text:span text:style-name="T472">et relecture orthographique</text:span>.</text:p>
        </text:list-item>
      </text:list>
      <text:p text:style-name="P15"/>
      <text:p text:style-name="P47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97">Table des matières</text:p>
          </text:index-title>
          <text:p text:style-name="P521"><text:a xlink:type="simple" xlink:href="#__RefHeading___Toc6507_2240072845" text:style-name="Index_20_Link" text:visited-style-name="Index_20_Link">Dédicace<text:tab/>5</text:a></text:p>
          <text:p text:style-name="P521"><text:a xlink:type="simple" xlink:href="#__RefHeading___Toc6505_2240072845" text:style-name="Index_20_Link" text:visited-style-name="Index_20_Link">Remerciements<text:tab/>6</text:a></text:p>
          <text:p text:style-name="P521"><text:a xlink:type="simple" xlink:href="#__RefHeading___Toc6401_2240072845" text:style-name="Index_20_Link" text:visited-style-name="Index_20_Link">Avant propos de l’auteur<text:tab/>11</text:a></text:p>
          <text:p text:style-name="P521"><text:a xlink:type="simple" xlink:href="#__RefHeading___Toc8323_1833629814" text:style-name="Index_20_Link" text:visited-style-name="Index_20_Link">La famille<text:tab/>14</text:a></text:p>
          <text:p text:style-name="P522"><text:a xlink:type="simple" xlink:href="#__RefHeading___Toc8325_1833629814" text:style-name="Index_20_Link" text:visited-style-name="Index_20_Link">Introduction<text:tab/>14</text:a></text:p>
          <text:p text:style-name="P522"><text:a xlink:type="simple" xlink:href="#__RefHeading___Toc8327_1833629814" text:style-name="Index_20_Link" text:visited-style-name="Index_20_Link">Ma naissance<text:tab/>19</text:a></text:p>
          <text:p text:style-name="P522"><text:a xlink:type="simple" xlink:href="#__RefHeading___Toc8329_1833629814" text:style-name="Index_20_Link" text:visited-style-name="Index_20_Link">Le contexte familial<text:tab/>22</text:a></text:p>
          <text:p text:style-name="P522"><text:a xlink:type="simple" xlink:href="#__RefHeading___Toc8331_1833629814" text:style-name="Index_20_Link" text:visited-style-name="Index_20_Link">La naissance de Bernard<text:tab/>26</text:a></text:p>
          <text:p text:style-name="P522"><text:a xlink:type="simple" xlink:href="#__RefHeading___Toc8333_1833629814" text:style-name="Index_20_Link" text:visited-style-name="Index_20_Link">L’</text:a><text:a xlink:type="simple" xlink:href="#__RefHeading___Toc8333_1833629814" text:style-name="Index_20_Link" text:visited-style-name="Index_20_Link">école </text:a><text:a xlink:type="simple" xlink:href="#__RefHeading___Toc8333_1833629814" text:style-name="Index_20_Link" text:visited-style-name="Index_20_Link">maternelle</text:a><text:a xlink:type="simple" xlink:href="#__RefHeading___Toc8333_1833629814" text:style-name="Index_20_Link" text:visited-style-name="Index_20_Link"><text:tab/>26</text:a></text:p>
          <text:p text:style-name="P522"><text:a xlink:type="simple" xlink:href="#__RefHeading___Toc8335_1833629814" text:style-name="Index_20_Link" text:visited-style-name="Index_20_Link">Les jeux<text:tab/>29</text:a></text:p>
          <text:p text:style-name="P522"><text:a xlink:type="simple" xlink:href="#__RefHeading___Toc8337_1833629814" text:style-name="Index_20_Link" text:visited-style-name="Index_20_Link">Le chômage de Stéphane<text:tab/>30</text:a></text:p>
          <text:p text:style-name="P522"><text:a xlink:type="simple" xlink:href="#__RefHeading___Toc8339_1833629814" text:style-name="Index_20_Link" text:visited-style-name="Index_20_Link">N</text:a><text:a xlink:type="simple" xlink:href="#__RefHeading___Toc8339_1833629814" text:style-name="Index_20_Link" text:visited-style-name="Index_20_Link">ouvelle situation professionnelle </text:a><text:a xlink:type="simple" xlink:href="#__RefHeading___Toc8339_1833629814" text:style-name="Index_20_Link" text:visited-style-name="Index_20_Link">et accident de voiture</text:a><text:a xlink:type="simple" xlink:href="#__RefHeading___Toc8339_1833629814" text:style-name="Index_20_Link" text:visited-style-name="Index_20_Link"><text:tab/>31</text:a></text:p>
          <text:p text:style-name="P522"><text:a xlink:type="simple" xlink:href="#__RefHeading___Toc8341_1833629814" text:style-name="Index_20_Link" text:visited-style-name="Index_20_Link">L</text:a><text:a xlink:type="simple" xlink:href="#__RefHeading___Toc8341_1833629814" text:style-name="Index_20_Link" text:visited-style-name="Index_20_Link">es vacances estivales</text:a><text:a xlink:type="simple" xlink:href="#__RefHeading___Toc8341_1833629814" text:style-name="Index_20_Link" text:visited-style-name="Index_20_Link"><text:tab/>32</text:a></text:p>
          <text:p text:style-name="P522"><text:a xlink:type="simple" xlink:href="#__RefHeading___Toc8343_1833629814" text:style-name="Index_20_Link" text:visited-style-name="Index_20_Link">Première voiture familiale<text:tab/>34</text:a></text:p>
          <text:p text:style-name="P522"><text:a xlink:type="simple" xlink:href="#__RefHeading___Toc8345_1833629814" text:style-name="Index_20_Link" text:visited-style-name="Index_20_Link">La villa Beau Séjour<text:tab/>35</text:a></text:p>
          <text:p text:style-name="P522"><text:a xlink:type="simple" xlink:href="#__RefHeading___Toc8347_1833629814" text:style-name="Index_20_Link" text:visited-style-name="Index_20_Link">La communion solennelle<text:tab/>37</text:a></text:p>
          <text:p text:style-name="P522"><text:a xlink:type="simple" xlink:href="#__RefHeading___Toc8349_1833629814" text:style-name="Index_20_Link" text:visited-style-name="Index_20_Link">Le vélo<text:tab/>39</text:a></text:p>
          <text:p text:style-name="P522"><text:a xlink:type="simple" xlink:href="#__RefHeading___Toc8351_1833629814" text:style-name="Index_20_Link" text:visited-style-name="Index_20_Link">La prise de risque<text:tab/>39</text:a></text:p>
          <text:p text:style-name="P522"><text:a xlink:type="simple" xlink:href="#__RefHeading___Toc8353_1833629814" text:style-name="Index_20_Link" text:visited-style-name="Index_20_Link">Les jeux de construction<text:tab/>40</text:a></text:p>
          <text:p text:style-name="P522"><text:a xlink:type="simple" xlink:href="#__RefHeading___Toc8355_1833629814" text:style-name="Index_20_Link" text:visited-style-name="Index_20_Link">Rentrée scolaire 1956<text:tab/>44</text:a></text:p>
          <text:p text:style-name="P522"><text:a xlink:type="simple" xlink:href="#__RefHeading___Toc8357_1833629814" text:style-name="Index_20_Link" text:visited-style-name="Index_20_Link">Les blagues<text:tab/>44</text:a></text:p>
          <text:p text:style-name="P522"><text:a xlink:type="simple" xlink:href="#__RefHeading___Toc8359_1833629814" text:style-name="Index_20_Link" text:visited-style-name="Index_20_Link">Excenevex<text:tab/>45</text:a></text:p>
          <text:p text:style-name="P522"><text:a xlink:type="simple" xlink:href="#__RefHeading___Toc8361_1833629814" text:style-name="Index_20_Link" text:visited-style-name="Index_20_Link">Faut les coller ?<text:tab/>48</text:a></text:p>
          <text:p text:style-name="P522"><text:a xlink:type="simple" xlink:href="#__RefHeading___Toc8363_1833629814" text:style-name="Index_20_Link" text:visited-style-name="Index_20_Link">Tupperware<text:tab/>50</text:a></text:p>
          <text:p text:style-name="P522"><text:a xlink:type="simple" xlink:href="#__RefHeading___Toc8365_1833629814" text:style-name="Index_20_Link" text:visited-style-name="Index_20_Link">Permis de conduire<text:tab/>53</text:a></text:p>
          <text:p text:style-name="P522"><text:a xlink:type="simple" xlink:href="#__RefHeading___Toc8367_1833629814" text:style-name="Index_20_Link" text:visited-style-name="Index_20_Link">Origines flamandes<text:tab/>54</text:a></text:p>
          <text:p text:style-name="P521"><text:a xlink:type="simple" xlink:href="#__RefHeading___Toc5145_3708041463" text:style-name="Index_20_Link" text:visited-style-name="Index_20_Link">Études secondaires<text:tab/>56</text:a></text:p>
          <text:p text:style-name="P522"><text:a xlink:type="simple" xlink:href="#__RefHeading___Toc7146_2233911976" text:style-name="Index_20_Link" text:visited-style-name="Index_20_Link">Abus sexuels<text:tab/>58</text:a></text:p>
          <text:p text:style-name="P522"><text:soft-page-break/><text:a xlink:type="simple" xlink:href="#__RefHeading___Toc7148_2233911976" text:style-name="Index_20_Link" text:visited-style-name="Index_20_Link">La cour de récréation<text:tab/>59</text:a></text:p>
          <text:p text:style-name="P522"><text:a xlink:type="simple" xlink:href="#__RefHeading___Toc7150_2233911976" text:style-name="Index_20_Link" text:visited-style-name="Index_20_Link">Les diplômes<text:tab/>59</text:a></text:p>
          <text:p text:style-name="P522"><text:a xlink:type="simple" xlink:href="#__RefHeading___Toc7152_2233911976" text:style-name="Index_20_Link" text:visited-style-name="Index_20_Link">Les copains<text:tab/>62</text:a></text:p>
          <text:p text:style-name="P522"><text:a xlink:type="simple" xlink:href="#__RefHeading___Toc7154_2233911976" text:style-name="Index_20_Link" text:visited-style-name="Index_20_Link">Une rencontre 50 ans après<text:tab/>65</text:a></text:p>
          <text:p text:style-name="P522"><text:a xlink:type="simple" xlink:href="#__RefHeading___Toc7156_2233911976" text:style-name="Index_20_Link" text:visited-style-name="Index_20_Link">Jacques-Yves Pruvost et Agnès Leruste<text:tab/>67</text:a></text:p>
          <text:p text:style-name="P521"><text:a xlink:type="simple" xlink:href="#__RefHeading___Toc5177_3222570802" text:style-name="Index_20_Link" text:visited-style-name="Index_20_Link">Études supérieures<text:tab/>68</text:a></text:p>
          <text:p text:style-name="P522"><text:a xlink:type="simple" xlink:href="#__RefHeading___Toc6744_1412919205" text:style-name="Index_20_Link" text:visited-style-name="Index_20_Link">Le baptême<text:tab/>70</text:a></text:p>
          <text:p text:style-name="P522"><text:a xlink:type="simple" xlink:href="#__RefHeading___Toc6746_1412919205" text:style-name="Index_20_Link" text:visited-style-name="Index_20_Link">Le programme scientifique<text:tab/>71</text:a></text:p>
          <text:p text:style-name="P522"><text:a xlink:type="simple" xlink:href="#__RefHeading___Toc7158_2233911976" text:style-name="Index_20_Link" text:visited-style-name="Index_20_Link">Les copains<text:tab/>71</text:a></text:p>
          <text:p text:style-name="P521"><text:a xlink:type="simple" xlink:href="#__RefHeading___Toc5003_3222570802" text:style-name="Index_20_Link" text:visited-style-name="Index_20_Link">Voyages<text:tab/>74</text:a></text:p>
          <text:p text:style-name="P522"><text:a xlink:type="simple" xlink:href="#__RefHeading___Toc5149_3708041463" text:style-name="Index_20_Link" text:visited-style-name="Index_20_Link">La Grèce en passant par les pays de l’Est<text:tab/>74</text:a></text:p>
          <text:p text:style-name="P522"><text:a xlink:type="simple" xlink:href="#__RefHeading___Toc5151_3708041463" text:style-name="Index_20_Link" text:visited-style-name="Index_20_Link">L’Andalousie<text:tab/>80</text:a></text:p>
          <text:p text:style-name="P522"><text:a xlink:type="simple" xlink:href="#__RefHeading___Toc5005_3222570802" text:style-name="Index_20_Link" text:visited-style-name="Index_20_Link">Les USA<text:tab/>86</text:a></text:p>
          <text:p text:style-name="P521"><text:a xlink:type="simple" xlink:href="#__RefHeading___Toc5631_3222570802" text:style-name="Index_20_Link" text:visited-style-name="Index_20_Link">Les arts<text:tab/>89</text:a></text:p>
          <text:p text:style-name="P522"><text:a xlink:type="simple" xlink:href="#__RefHeading___Toc5331_2121156770" text:style-name="Index_20_Link" text:visited-style-name="Index_20_Link">L’architecture [1]<text:tab/>89</text:a></text:p>
          <text:p text:style-name="P522"><text:a xlink:type="simple" xlink:href="#__RefHeading___Toc5152_2121156770" text:style-name="Index_20_Link" text:visited-style-name="Index_20_Link">La sculpture [2]<text:tab/>90</text:a></text:p>
          <text:p text:style-name="P522"><text:a xlink:type="simple" xlink:href="#__RefHeading___Toc5333_2121156770" text:style-name="Index_20_Link" text:visited-style-name="Index_20_Link">La peinture [3]<text:tab/>91</text:a></text:p>
          <text:p text:style-name="P522"><text:a xlink:type="simple" xlink:href="#__RefHeading___Toc5156_2121156770" text:style-name="Index_20_Link" text:visited-style-name="Index_20_Link">La musique [4]<text:tab/>95</text:a></text:p>
          <text:p text:style-name="P522"><text:a xlink:type="simple" xlink:href="#__RefHeading___Toc5158_2121156770" text:style-name="Index_20_Link" text:visited-style-name="Index_20_Link">La littérature [5]<text:tab/>100</text:a></text:p>
          <text:p text:style-name="P522"><text:a xlink:type="simple" xlink:href="#__RefHeading___Toc5507_2121156770" text:style-name="Index_20_Link" text:visited-style-name="Index_20_Link">Le théâtre [6]<text:tab/>101</text:a></text:p>
          <text:p text:style-name="P522"><text:a xlink:type="simple" xlink:href="#__RefHeading___Toc5500_3708041463" text:style-name="Index_20_Link" text:visited-style-name="Index_20_Link">Le cinéma [7]<text:tab/>103</text:a></text:p>
          <text:p text:style-name="P522"><text:a xlink:type="simple" xlink:href="#__RefHeading___Toc5337_2121156770" text:style-name="Index_20_Link" text:visited-style-name="Index_20_Link">Radio et télévision [8]<text:tab/>111</text:a></text:p>
          <text:p text:style-name="P522"><text:a xlink:type="simple" xlink:href="#__RefHeading___Toc5509_2121156770" text:style-name="Index_20_Link" text:visited-style-name="Index_20_Link">L’art culinaire [11]<text:tab/>112</text:a></text:p>
          <text:p text:style-name="P521"><text:a xlink:type="simple" xlink:href="#__RefHeading___Toc5718_2233911976" text:style-name="Index_20_Link" text:visited-style-name="Index_20_Link">Conclusion<text:tab/>115</text:a></text:p>
        </text:index-body>
      </text:table-of-content>
      <text:p text:style-name="P15"/>
      <text:h text:style-name="P502" text:outline-level="1"/>
      <text:h text:style-name="P493" text:outline-level="1"><text:bookmark-start text:name="__RefHeading___Toc6401_2240072845"/>Avant propos de l’auteur<text:bookmark-end text:name="__RefHeading___Toc6401_2240072845"/></text:h>
      <text:p text:style-name="P18"/>
      <text:p text:style-name="P18"/>
      <text:p text:style-name="P19">L’objet de l’écriture de mes mémoires est le souhait de laisser à ma famille et à mes amis une trace des faits marquants qui ont jalonné ma vie.</text:p>
      <text:p text:style-name="P20">Ce projet unique est en soi une aventure. Il a nécessité un important travail de mémoire. Il a été aussi une belle occasion pour établir le contact avec la famille, les amis, les copains et pour découvrir de nouveaux horizons, comme l’atelier <text:span text:style-name="T4">Écrire dans la ville </text:span><text:span text:style-name="T36">de S</text:span><text:span text:style-name="T37">ain</text:span><text:span text:style-name="T36">t- Nazaire</text:span>.</text:p>
      <text:p text:style-name="P514">Pour fabriquer ce livre, j’ai d’abord <text:span text:style-name="T185">mis en place des outils</text:span>. J’ai utilisé <text:span text:style-name="T545">principalement </text:span>: la suite bureautique Libreoffice, <text:span text:style-name="T546">en particulier, </text:span>le traitement de texte « <text:span text:style-name="T545">W</text:span>riter » et le tableur « calc » ; <text:span text:style-name="T547">Gimp qui est un outil d’édition et de retouche de l’image et sur Internet l’encyclopédie Wikipédia.</text:span></text:p>
      <text:p text:style-name="P515">Avec le tableur, j’ai créé un fichier chronologique qui met en place plusieurs champs : date, désignation, adresse du domicile, adresse de l’école ou de l’entreprise, note. Chaque enregistrement renseigne ces différents champs <text:span text:style-name="T550">en vue de documenter un événement</text:span>. La périodicité des enregistrements est <text:span text:style-name="T551">généralement </text:span>annuelle et calée sur l’année scolaire. Des enregistrements supplémentaires peuvent être insérés pour renseigner des faits marquants particuliers. Ce fichier permet de reconstituer une chronologie précise. <text:span text:style-name="T550">Un extrait est donné ci-dessous :</text:span></text:p>
      <text:p text:style-name="P510"><draw:frame draw:style-name="fr1" draw:name="Objet1" text:anchor-type="paragraph" svg:width="10.352cm" svg:height="1.321cm" draw:z-index="0"><draw:object xlink:href="./Object 1" xlink:type="simple" xlink:show="embed" xlink:actuate="onLoad"/><draw:image xlink:href="./ObjectReplacements/Object 1" xlink:type="simple" xlink:show="embed" xlink:actuate="onLoad"/></draw:frame></text:p>
      <text:p text:style-name="P512"><text:soft-page-break/>Le traitement de texte est l’outil principal de la saisie. En outre, il offre des fonctionnalités complémentaires comme l<text:span text:style-name="T548">a</text:span> pagination <text:span text:style-name="T543">automatique</text:span>, la répétition de l’entête de la page ainsi que la création automatique de la table des matières qui est un outil précieux pour naviguer à l’intérieur du document. <text:span text:style-name="T549">Grammalecte est un correcteur grammatical et typographique qui vient compléter le correcteur orthographique de Writer.</text:span></text:p>
      <text:p text:style-name="P513">Gimp est utilisé pour cadrer les images, les découper, ajuster leur taille en vue de diminuer le poids <text:span text:style-name="T544">informatique de leur</text:span> fichier.</text:p>
      <text:p text:style-name="P511">Les outils étant mis en place, il <text:span text:style-name="T543">a été </text:span>nécessaire de définir une méthode. La démarche est particulière puisqu’il s’agit d’un travail de mémoire. <text:span text:style-name="T552">Pour démarrer</text:span>, un plan ne m’a pas semblé utile. <text:span text:style-name="T544">Le fichier chronologique a permis de fixer les jalons principaux. Ensuite, j’ai foncé tête baisée durant 48 mois à raison de quatre heures par semaine pour en finale obtenir un brouillon. À partir de ce moment, j’ai pensé au plan. Je l’ai construit en construisant la table des matières. En utilisant les remarques et commentaires de mes lecteurs ainsi que mes propres constats, en utilisant la fonctionnalité du couper/coller, j’ai structuré le document en déplaçant des paragraphes entiers. j’ai ensuite effectué plusieurs relectures qui avaient pour objet de prolonger ce travail de classement. À ce jour une simple lecture de la table des matières me permet la supervision du plan.</text:span></text:p>
      <text:p text:style-name="P29">Le travail de mémoire est un exercice surprenant. Le point de départ est un souvenir particulier <text:span text:style-name="T466">et isolé</text:span>. À partir de ce souvenir, <text:span text:style-name="T466">le travail consiste en la reconstitution du fait, retrouver des dates par recoupement d’informations, étoffer le sujet en faisant appel à des expertises, Wikipédia ainsi que l’avis des personnes qui ont vécu les mêmes circonstances. En final, je suis souvent surpris par la qualité du résultat. L’impression est comme-si j’étais amené à extirper un grain de raisin et de m’apercevoir que par cette action l’ensemble de </text:span><text:soft-page-break/><text:span text:style-name="T466">la grappe vient également, pas instantanément mais plutôt lentement et progressivement. Que sur cette grappe, tous les grains ne sont pas présents à un instant donné, mais qu’au fil du temps et du travail de mémoire les grains manquants font leur apparition. Le temps consacré, au travail de recherche, d’enquête, et de reconstitution, est globalement plus important que le travail de rédaction. Il me semble que la reconstitution complète de ma vie soit possible mais avec toutefois une grande inconnue : combien de temps faudrait-il pour y parvenir ? </text:span></text:p>
      <text:p text:style-name="P30"/>
      <text:p text:style-name="P175"><text:span text:style-name="T512">Une introduction permet de décrire le contexte politique avant et pendant la seconde guerre mondiale </text:span><text:span text:style-name="T513">ainsi que</text:span><text:span text:style-name="T512"> </text:span><text:span text:style-name="T513">la situation </text:span><text:span text:style-name="T512">familiale </text:span><text:span text:style-name="T514">et professionnelle </text:span><text:span text:style-name="T512">de </text:span><text:span text:style-name="T515">notre</text:span><text:span text:style-name="T513"> père </text:span><text:span text:style-name="T512">Stéphane. </text:span><text:span text:style-name="T516">C’est alors que quelque</text:span><text:span text:style-name="T517">s</text:span><text:span text:style-name="T516"> années après ma naissance </text:span><text:span text:style-name="T518">(28/12/1946)</text:span><text:span text:style-name="T513">, </text:span><text:span text:style-name="T516">à partir de mes souvenirs complétés par des commentaires et témoignages de mon entourage, je me lance dans la description de la vie familiale,</text:span><text:span text:style-name="T519"> scolaire et ludique ainsi que des drames paternels (chômage et accident de voiture).</text:span></text:p>
      <text:p text:style-name="P41"><text:span text:style-name="T309">Plusieurs paragraphes se succèdent. Un premier d’</text:span><text:span text:style-name="T290">importan</text:span><text:span text:style-name="T309">ce</text:span><text:span text:style-name="T290"> est celui des vacances </text:span><text:span text:style-name="T289">estivales fédérées par, </text:span><text:span text:style-name="T292">Marie-Françoise,</text:span><text:span text:style-name="T289"> notre mère. Un </text:span><text:span text:style-name="T309">second</text:span><text:span text:style-name="T289"> est celui de la reconstruction de la villa Beau-séjour </text:span><text:span text:style-name="T293">à Ambleteuse (62) </text:span><text:span text:style-name="T289">par, </text:span><text:span text:style-name="T292">Marie-Louise Del</text:span><text:span text:style-name="T310">es</text:span><text:span text:style-name="T292">cluse,</text:span><text:span text:style-name="T289"> notre grand-mère paternelle.</text:span><text:span text:style-name="T291"> </text:span><text:span text:style-name="T294">Un </text:span><text:span text:style-name="T309">troisième</text:span><text:span text:style-name="T294"> est celui dédié à Tupperware qui décrit le parcours professionnel de notre mère.</text:span></text:p>
      <text:p text:style-name="P41"><text:span text:style-name="T289">Au milieu de tout cela apparaissent en vrac : les jeux, le vélo, la communion solennelle</text:span><text:span text:style-name="T291">, les complicités fraternelles, les fêtes familiales, les espiègleries.</text:span></text:p>
      <text:p text:style-name="P41"><text:span text:style-name="T291">E</text:span><text:span text:style-name="T288">nsuite, j’aborde mon éveil culturel </text:span><text:span text:style-name="T312">par les arts : architecture, sculpture, musique, littérature, </text:span><text:span text:style-name="T313">théâtre, cinéma, radio et télévision ainsi que l’art culinaire</text:span><text:span text:style-name="T295">.</text:span></text:p>
      <text:p text:style-name="P23">Enfin, deux paragraphes séparés relatent mes études secondaires et supérieures.</text:p>
      <text:p text:style-name="P22"><text:soft-page-break/>Au centre de mes préoccupations, les voyages tiennent une place importante. Les principaux sont abordés, en particulier, la Grèce en passant par les pays d’Europe de l’Est, l’Andalousie et les États-Unis. Avec le recul, au milieu de cette vie familiale, je m’aperçois que j’ai évolué avec en tête une passion qui est celle de la découverte de l’art et de la culture. Au fil du temps cette passion est restée intacte, plus, elle s’est intensifiée avec une soif de découverte. Ce n’est pas le milieu familial qui me l’a inculquée mais bien plutôt une démarche personnelle et autodidacte.</text:p>
      <text:p text:style-name="P409"><text:span text:style-name="T334">Illustration </text:span><text:span text:style-name="T334"><text:sequence text:ref-name="refIllustration0" text:name="Illustration" text:formula="ooow:Illustration+1" style:num-format="1">1</text:sequence></text:span><text:span text:style-name="T334">: </text:span></text:p>
      <text:p text:style-name="P208">Régis Leruste <text:span text:style-name="T477">né le 28 décembre 1946</text:span></text:p>
      <text:p text:style-name="P220">Photo prise en 2013</text:p>
      <text:p text:style-name="P355">régis-leruste.jpg</text:p>
      <text:p text:style-name="P332"/>
      <text:p text:style-name="P21"/>
      <text:p text:style-name="P21"/>
      <text:p text:style-name="P21"/>
      <text:p text:style-name="P21"/>
      <text:p text:style-name="P21"/>
      <text:p text:style-name="P21"/>
      <text:p text:style-name="P21"/>
      <text:p text:style-name="P21"/>
      <text:h text:style-name="P492" text:outline-level="1"><text:bookmark-start text:name="__RefHeading___Toc8323_1833629814"/>La famille<text:bookmark-end text:name="__RefHeading___Toc8323_1833629814"/></text:h>
      <text:h text:style-name="P523" text:outline-level="2"><text:bookmark-start text:name="__RefHeading___Toc8325_1833629814"/>Introduction<text:bookmark-end text:name="__RefHeading___Toc8325_1833629814"/></text:h>
      <text:p text:style-name="P44">À l’issue de la première guerre mondiale, «<text:span text:style-name="T4">le 28 juin 1919, le traité de Versailles est conclu entre l’Allemagne et les puissances alliées et associées. Parmi ses clauses, la limitation du potentiel militaire allemand </text:span><text:span text:style-name="T5">et le versement par l’Allemagne de 20 milliards de mark-or au titre des réparations.»</text:span><text:span text:style-name="T5"><text:note text:id="ftn2" text:note-class="footnote"><text:note-citation>2</text:note-citation><text:note-body><text:p text:style-name="P45"><text:span text:style-name="T31"><text:s text:c="4"/></text:span><text:span text:style-name="T51">Extrait du dictionnaire le petit Larousse 2008.</text:span></text:p></text:note-body></text:note></text:span></text:p>
      <text:p text:style-name="P145"/>
      <text:p text:style-name="P200"><text:span text:style-name="T343">La pilule est amère ! </text:span><text:span text:style-name="T345">L</text:span><text:span text:style-name="T343">’Allemagne prépare sa revanche. En 1933, Adolphe Hitler arrive au pouvoir. </text:span><text:span text:style-name="T339">«Il est le fondateur et figure centrale du nazisme, il instaure une dictature totalitaire, impérialiste, antisémite, raciste et xénophobe désignée sous le nom de Troisième Reich</text:span><text:span text:style-name="T338"> » </text:span><text:span text:style-name="T343"><text:s/></text:span><text:span text:style-name="T344">(Extrait wikipédia).</text:span></text:p>
      <text:p text:style-name="P145"/>
      <text:p text:style-name="P46"><text:span text:style-name="T30">Un documentaire </text:span><text:span text:style-name="T4">«Les Nazis et l’argent au cœur du III</text:span><text:span text:style-name="T6">è</text:span><text:span text:style-name="T4">me Reic</text:span><text:span text:style-name="T18">h</text:span><text:span text:style-name="T4">»</text:span><text:span text:style-name="T30"> diffusé sur Arte le 09 février 2021 met en évidence la mise en place par Hitler de </text:span><text:span text:style-name="T4">la remilitarisation, qui ne pouvait trouver d’issue que dans la guerre. Une fois celle-ci déclenchée, le pillage systématique des territoires occupés, le retour au travail forcé et l’élimination des bouches inutiles (les populations des zones conquises</text:span><text:span text:style-name="T7">) ont fait office de politique économique… </text:span><text:span text:style-name="T32">(Extrait Télérama N°3708).</text:span></text:p>
      <text:p text:style-name="P146"/>
      <text:p text:style-name="P147">En France, Albert Lebrun est président de la république de 1932 à 1940 pour deux septennats successifs, le second <text:span text:style-name="T42">sera interrompu par l’arrivée au pouvoir du maréchal Pétain (source Wikipédia).</text:span></text:p>
      <text:p text:style-name="P47"/>
      <text:p text:style-name="P41"><text:soft-page-break/><text:span text:style-name="T43">Dans ce contexte, en 1939, Stéphane</text:span><text:span text:style-name="T43"><text:note text:id="ftn3" text:note-class="footnote"><text:note-citation>3</text:note-citation><text:note-body><text:p text:style-name="P436"><text:span text:style-name="T44">Selon une tradition familiale, le prénom du père peut être </text:span><text:span text:style-name="T45">attribué au fils aîné et ce parfois sur plusieurs générations, c’est le cas pour la famille Leruste dont les prénoms sont successivement : Stéphane Roger, Stéphane Armand et Stéphane Vincent. Toutefois dans le langage quotidien, les appellations respectives sont : Stéphane père, fils et petit fils.</text:span></text:p></text:note-body></text:note></text:span><text:span text:style-name="T43"> a 29 ans, il habite Tourcoing avec sa famille. Son épouse, Marie lui a donné trois enfants : Stéphane, Jean-Pierre et Patrick. Il occupe un poste de directeur dans une usine de filature textile (Jonglez). Dans cette entreprise, son père Amand Leruste (05/09/1881 – 23/12/1945), autodidacte, </text:span>avait gagné la confiance de ses patrons et gravi tous les échelons jusqu’au poste de directeur de la filature. <text:span text:style-name="T52">D</text:span>ans les années trente, <text:span text:style-name="T41">i</text:span>l <text:span text:style-name="T41">y </text:span>a présenté son fils Stéphane qui a été embauché.</text:p>
      <text:p text:style-name="P48"/>
      <text:p text:style-name="P41"><text:span text:style-name="T53">Suite à l’invasion de la Pologne, le 3 septembre le Royaume-Uni et la France déclarent la guerre à l’Allemagne nazie. La première période est nommée « drôle de guerre ». Stéphane </text:span>est mobilisé dans le courant d<text:span text:style-name="T54">e ce</text:span> <text:span text:style-name="T54">même </text:span>mois, à une date décalée car il est père de trois enfants. C’était un <text:span text:style-name="T55">l</text:span>undi <text:span text:style-name="T54">témoigne son fils, également prénommé, Stéphane, 5 ans :</text:span> « <text:span text:style-name="T41">J</text:span><text:span text:style-name="T4">e me vois sur les genoux de ma mère, dans la cuisine (celle du bout de la maison) </text:span><text:span text:style-name="T6">lui </text:span><text:span text:style-name="T4">disant au revoir ».</text:span><text:span text:style-name="T56"> Il obtient ensuite une permission</text:span><text:span text:style-name="T56"><text:note text:id="ftn4" text:note-class="footnote"><text:note-citation>4</text:note-citation><text:note-body><text:p text:style-name="P467"><text:span text:style-name="T57">Témoignage de Stéphane fils: j</text:span>e me souviens toutefois d’une photo (que je n’ai pas retrouvée) où il est en permission avec Marie et nous trois dans un jardin public. C’était pendant la « drôle de guerre » <text:span text:style-name="T58">où il était</text:span> fantassin en poste dans les Ardennes et sous l’autorité de l’armée française. Fait prisonnier après l’invasion de Mai 1940, il <text:s/>rest<text:span text:style-name="T58">a</text:span> en détention.</text:p></text:note-body></text:note></text:span><text:span text:style-name="T56">.</text:span></text:p>
      <text:p text:style-name="P195"><text:span text:style-name="T360">Dans les mois qui suivent sa mobilisation, il est capturé dans les Ardennes et fait prisonnier par les Allemands. Il est conduit dans un camp de guerre (Kriegslager en allemand) situé aux environs de Munich. Durant sa captivité, il perfectionne sa connaissance de la langue allemande, il est interprète occasionnel. I</text:span><text:span text:style-name="T355">l exerce de </text:span><text:span text:style-name="T361">nombreux</text:span><text:span text:style-name="T355"> métiers (conducteur de tramway</text:span><text:span text:style-name="T355"><text:note text:id="ftn5" text:note-class="footnote"><text:note-citation>5</text:note-citation><text:note-body><text:p text:style-name="P439"><text:span text:style-name="T49">Commentaire de Stéphane fils: à</text:span><text:span text:style-name="T46"> ce sujet, il m’avait dit avoir intégré un dépôt de tramways. Il assurait les réparations ou l’entretien voire à l’occasion la conduite.</text:span></text:p></text:note-body></text:note></text:span><text:span text:style-name="T355">) se plaint de la </text:span><text:soft-page-break/><text:span text:style-name="T355">nourriture (il aurait mangé de la graisse à chaussures) et ce régime pendant </text:span><text:span text:style-name="T361">trente-deux</text:span><text:span text:style-name="T355"> mois ! La conduite d’un tramway était sans aucun doute très encadrée ne permettant </text:span><text:span text:style-name="T362">aucune </text:span><text:span text:style-name="T355">évasion </text:span><text:span text:style-name="T362">possible</text:span><text:span text:style-name="T355">.</text:span></text:p>
      <text:p text:style-name="P198"><text:span text:style-name="T334">Illustration </text:span><text:span text:style-name="T334"><text:sequence text:ref-name="refIllustration1" text:name="Illustration" text:formula="ooow:Illustration+1" style:num-format="1">2</text:sequence></text:span><text:span text:style-name="T334">:</text:span></text:p>
      <text:p text:style-name="P208">Stéphane Roger Leruste</text:p>
      <text:p text:style-name="P208">(31/05/1910 – 24/06/1988)</text:p>
      <text:p text:style-name="P224">Photo prise le 17 mai 1931</text:p>
      <text:p text:style-name="P362">stephane_leruste.png</text:p>
      <text:p text:style-name="P302"/>
      <text:p text:style-name="P38"/>
      <text:p text:style-name="P38"/>
      <text:p text:style-name="P41"><text:span text:style-name="T59">Le 17 mai 1940, le maréchal Pétain est rappelé au gouvernement, le 18 juin le général de Gaulle lance son appel, le 22 juin, Pétain fait signer l’armistice </text:span><text:span text:style-name="T35">(source Wikipédia)</text:span><text:span text:style-name="T59">.</text:span></text:p>
      <text:p text:style-name="P96">Par une lettre parvenue dix-neuf mois après sa mobilisation, Stéphane apprend le décès par maladie de Marie (2 mars 1941), son épouse. En sa situation de veuf avec trois enfants, il profite des accords de Pierre Laval avec l’autorité nazie, et rentre en mai 1942, soit trente-deux mois d’absence. À l’issue du décès de Marie, leurs trois enfants ont été confiés dans la famille. Stéphane et Jean-Pierre chez Bonne Maman Gadenne (mère de Marie) et scolarisés au collège S<text:span text:style-name="T553">ain</text:span>t-Joseph à Lille. Patrick vivait chez Bonne Maman Leruste à Tulle et c’est Thérèse (sœur de Stéphane) qui s’occupait surtout de lui. C’est à Lille, Place du théâtre, au terminus du tramway que les retrouvailles se déroulent. Stéphane retrouve ses deux fils aînés mais ils ne le reconnaissent pas ou mal ! Cette froideur de leur part (Stéphane 8 ans et Jean-pierre 6 ans) l’avait beaucoup affecté et il s’en est ouvert dans la famille. Quant à Patrick, il était absent lors de ces retrouvailles.</text:p>
      <text:p text:style-name="P41"><text:span text:style-name="T59">À cette époque, son fils Stéphane témoigne : </text:span><text:span text:style-name="T12">« Au retour de Papa en mai 1942 - après une scolarisation au collège S</text:span><text:span text:style-name="T25">ain</text:span><text:span text:style-name="T12">t-Joseph de </text:span><text:soft-page-break/><text:span text:style-name="T12">Lille, nous réintégrons Tourcoing et sommes inscrits avec Jipé (Jean-Pierre) chez les Frères, à proximité de la rue du Brun Pain, et ce, pour </text:span><text:span text:style-name="T8">deux</text:span><text:span text:style-name="T12"> ans consécutifs. La guerre n’est pas terminée. Un soir, au retour de l’école, la sirène nous avertit de l’imminence d’un <text:s/>bombardement. Respectant la consigne formulée par les parents, nous nous réfugions chez un marchand de parapluies qui nous accueille et nous réconforte. À propos des précautions face aux bombardements, la maison que nous occupions était dotée d’une cave comme toutes celles avoisinantes. La Défense Passive recommandait le percement du mur mitoyen de façon, en cas d’effondrement, à ce que nous </text:span><text:span text:style-name="T8">ayons</text:span><text:span text:style-name="T12"> la possibilité de passer chez le voisin ou la voisine ! (en l’occurrence Mme Flourens qui avait </text:span><text:span text:style-name="T20">deux</text:span><text:span text:style-name="T12"> fils dont l’un était plus âgé que moi). »</text:span></text:p>
      <text:p text:style-name="P141"/>
      <text:p text:style-name="P283"><text:span text:style-name="T334">Illustration </text:span><text:span text:style-name="T334"><text:sequence text:ref-name="refIllustration2" text:name="Illustration" text:formula="ooow:Illustration+1" style:num-format="1">3</text:sequence></text:span><text:span text:style-name="T334">:</text:span></text:p>
      <text:p text:style-name="P208">Stéphane Leruste</text:p>
      <text:p text:style-name="P258">devant un tramway de la ville de Munich</text:p>
      <text:p text:style-name="P398">stephane_leruste_tramway.png</text:p>
      <text:p text:style-name="P353"/>
      <text:p text:style-name="P284"><text:span text:style-name="T334">Illustration </text:span><text:span text:style-name="T334"><text:sequence text:ref-name="refIllustration3" text:name="Illustration" text:formula="ooow:Illustration+1" style:num-format="1">4</text:sequence></text:span><text:span text:style-name="T334">:</text:span></text:p>
      <text:p text:style-name="P209">Stéphane Leruste</text:p>
      <text:p text:style-name="P257">Camp de guerre au environ de Munich</text:p>
      <text:p text:style-name="P399">stephane_leruste_munich.png</text:p>
      <text:p text:style-name="P301"/>
      <text:p text:style-name="P139"/>
      <text:p text:style-name="P140"/>
      <text:p text:style-name="P39"><text:span text:style-name="T61">Stéphane, à son retour, est accueilli par ses parents. À cette époque, nous pouvons imaginer les réflexions familiales, du style : il faut le remarier ! </text:span>Il retrouve alors parents et amis et aussi les relations d’avant-guerre <text:s/>entre les <text:span text:style-name="T62">familles</text:span> Delpierre et Leruste à Ambleteuse. Il est reçu et fait la connaissance des <text:span text:style-name="T60">trois</text:span> filles. Dans un premier <text:soft-page-break/>temps, c’est Anne Marie (Tante Mimi) qui retient son attention mais elle repousse ses avances. Mais les balades en canoë avec sa sœur, Marie-Fran<text:span text:style-name="T482">ç</text:span>oise, dynamique, décontractée, pleine d’entrain l’ont définitivement séduit. <text:span text:style-name="T63">Elle a onze ans de moins que lui, Stéphane se souvient avoir pris la gamine sur ses genoux quand elle était petite !</text:span></text:p>
      <text:p text:style-name="P49">Le 8 août 1943, <text:span text:style-name="T60">i</text:span>l<text:span text:style-name="T64">s</text:span> se <text:span text:style-name="T53">marient</text:span> à S<text:span text:style-name="T478">ain</text:span>t-Omer <text:span text:style-name="T65">dans le Pas-de-Calais.</text:span></text:p>
      <text:p text:style-name="P49"/>
      <text:p text:style-name="P284"><text:span text:style-name="T334">Illustration </text:span><text:span text:style-name="T334"><text:sequence text:ref-name="refIllustration4" text:name="Illustration" text:formula="ooow:Illustration+1" style:num-format="1">5</text:sequence></text:span><text:span text:style-name="T334">:</text:span></text:p>
      <text:p text:style-name="P227">Mariage de Marie-Françoise et Stéphane août 1943</text:p>
      <text:p text:style-name="P365">mariage_stephane_marie_francoise.png</text:p>
      <text:p text:style-name="P304"/>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74">Chantal leur premier enfant est né<text:span text:style-name="T60">e</text:span> le 2<text:span text:style-name="T63">6</text:span> mai 1944.</text:p>
      <text:p text:style-name="P284"><text:span text:style-name="T334">Illustration </text:span><text:span text:style-name="T334"><text:sequence text:ref-name="refIllustration5" text:name="Illustration" text:formula="ooow:Illustration+1" style:num-format="1">6</text:sequence></text:span><text:span text:style-name="T334">:</text:span></text:p>
      <text:p text:style-name="P209"><text:s/>Chantal Leruste</text:p>
      <text:p text:style-name="P264">(<text:span text:style-name="T63">2</text:span>6/05/1944 – <text:span text:style-name="T434">19/04/2005</text:span>)</text:p>
      <text:p text:style-name="P400">chantal_leruste.png</text:p>
      <text:p text:style-name="P339"/>
      <text:p text:style-name="P49"/>
      <text:p text:style-name="P49"/>
      <text:p text:style-name="P49"/>
      <text:p text:style-name="P49"/>
      <text:p text:style-name="P49"/>
      <text:p text:style-name="P49"/>
      <text:p text:style-name="P49"/>
      <text:p text:style-name="P49"/>
      <text:p text:style-name="P49"/>
      <text:p text:style-name="P12"/>
      <text:p text:style-name="P12"/>
      <text:p text:style-name="P12"/>
      <text:p text:style-name="P12"/>
      <text:h text:style-name="P523" text:outline-level="2"><text:bookmark-start text:name="__RefHeading___Toc8327_1833629814"/>Ma naissance<text:bookmark-end text:name="__RefHeading___Toc8327_1833629814"/></text:h>
      <text:p text:style-name="P418"><text:span text:style-name="T46">Illustration </text:span><text:span text:style-name="T46"><text:sequence text:ref-name="refIllustration6" text:name="Illustration" text:formula="ooow:Illustration+1" style:num-format="1">7</text:sequence></text:span><text:span text:style-name="T46">: C'est pas moi, c'est le fils d'Angélique Let</text:span><text:span text:style-name="T47"><text:line-break/></text:span><text:span text:style-name="T46">hie</text:span><text:span text:style-name="T48">c</text:span></text:p>
      <text:p text:style-name="P192">regis_bebe.png</text:p>
      <text:p text:style-name="P158"/>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Je suis né à Roubaix, le 28 décembre 1946 <text:span text:style-name="T66">à 17 heures </text:span>et je suis le fils de Stéphane et Marie-Fran<text:span text:style-name="T479">ç</text:span>oise, <text:span text:style-name="T67">Chantal est ma sœur et j’ai trois frères aînés : Stéphane, Jean-Pierre et Patrick.</text:span></text:p>
      <text:p text:style-name="P92">Je m’appelle Régis, à cette époque ce prénom est rare, aujourd’hui, il est peu répandu. <text:span text:style-name="T60">Voici</text:span> pourquoi ma mère <text:span text:style-name="T60">a</text:span> choisi ce prénom. <text:span text:style-name="T435">I</text:span>l s’agit d’un chagrin d’amour. Marie-Élisabeth <text:span text:style-name="T68">(tante Babeth)</text:span>, <text:span text:style-name="T69">sa </text:span>sœur, exerce l’activité d’aide aux mères <text:span text:style-name="T70">(appellation usitée à cette époque et disparue aujourd’hui) qui consiste en l’accompagnement de familles aisées (garde des enfants et sans doute quelques travaux d’intendance). Dans les années qui ont précédé ma naissance, elle accepte une mission en Tunisie (Sfax) et c’est là, sous le soleil de la Méditerranée, qu’elle s’amourache d’un garçon nommé Régis qui la demande en mariage. À l’annonce de la nouvelle, un conseil de famille est aussitôt réuni. Les parents de Régis sont divorcés, ce qui suffit pour que le conseil s’oppose catégoriquement au mariage. Cette opposition restera imparable, <text:s/></text:span>Marie-Élisabeth <text:span text:style-name="T71">se résigne mais souhaite perpétuer le prénom…</text:span></text:p>
      <text:p text:style-name="P477"/>
      <text:p text:style-name="P284"><text:span text:style-name="T334">Illustration </text:span><text:span text:style-name="T334"><text:sequence text:ref-name="refIllustration7" text:name="Illustration" text:formula="ooow:Illustration+1" style:num-format="1">8</text:sequence></text:span><text:span text:style-name="T334">:</text:span></text:p>
      <text:p text:style-name="P201"><text:span text:style-name="T334">Marie-Élisabeth Delpierr</text:span><text:span text:style-name="T386">e</text:span></text:p>
      <text:p text:style-name="P228">22/03/1925 - ?</text:p>
      <text:p text:style-name="P366">marie_elisabeth_delpierre.png</text:p>
      <text:p text:style-name="P305"/>
      <text:p text:style-name="P473"/>
      <text:p text:style-name="P39"><text:span text:style-name="T72">Depuis le 16 décembre 1946, Vincent Auriol est le </text:span><text:span text:style-name="T73">Président de l'Assemblée nationale </text:span><text:span text:style-name="T74">et il </text:span><text:span text:style-name="T73">exerce les fonctions de chef de l'État, </text:span><text:span text:style-name="T74">le 16 janvier 1947, il est élu Président de la république, il le restera </text:span><text:span text:style-name="T75">jusqu’au 16 janvier 1954 </text:span><text:span text:style-name="T76">(source Wikipédia)</text:span><text:span text:style-name="T75">.</text:span></text:p>
      <text:p text:style-name="P161"/>
      <text:p text:style-name="P161">Évidemment, <text:span text:style-name="T60">l</text:span>a première période de ma vie ne me laisse aucun souvenir, le seul commentaire, que ma mère gravera ensuite dans ma mémoire, est que durant cette période j’ai été gravement malade et que j’ai failli en mourir. Je ne connais aucun détail complémentaire.</text:p>
      <text:p text:style-name="P161"/>
      <text:h text:style-name="P523" text:outline-level="2"><text:bookmark-start text:name="__RefHeading___Toc8329_1833629814"/>Le contexte familial<text:bookmark-end text:name="__RefHeading___Toc8329_1833629814"/></text:h>
      <text:p text:style-name="P39"><text:span text:style-name="T77">La maison que nous habitions, </text:span><text:span text:style-name="T78">8 </text:span><text:span text:style-name="T79">rue Philippe de </text:span><text:span text:style-name="T80">G</text:span><text:span text:style-name="T79">irard </text:span><text:span text:style-name="T81">à Tourcoing, dans le quartier d</text:span><text:span text:style-name="T82">it « Le</text:span><text:span text:style-name="T81"> broutteux » </text:span><text:span text:style-name="T83">(s</text:span>urnom de Jules Watteeuw [1849-1947]<text:span text:style-name="T69">)</text:span>, poète patoisant local <text:span text:style-name="T175">et auteur du célèbre </text:span>PTIT QUINQUIN).<text:span text:style-name="T81"> </text:span><text:span text:style-name="T83">Elle</text:span><text:span text:style-name="T81"> </text:span><text:span text:style-name="T77">est </text:span><text:span text:style-name="T81">située à 10 minutes à pied du centre-ville, proche du théâtre </text:span><text:span text:style-name="T79">devenu aujourd’hui théâtre municipal Raymond Devos</text:span><text:span text:style-name="T81">. En fa</text:span><text:span text:style-name="T79">ç</text:span><text:span text:style-name="T81">ade, elle est étroite</text:span><text:span text:style-name="T79"> et mitoyenne comme toutes les maisons de cette rue. </text:span><text:span text:style-name="T84"><text:s/>Uniquement </text:span><text:span text:style-name="T85">a</text:span><text:span text:style-name="T84">u rez-de-chaussée, l</text:span><text:span text:style-name="T79">es pièces d’habitation se trouvent en enfilade. </text:span><text:span text:style-name="T86">Dès la porte d’entrée, </text:span><text:span text:style-name="T84">un long couloir </text:span><text:span text:style-name="T86">dessert par deux portes successives</text:span><text:span text:style-name="T84"> un double salon, </text:span><text:span text:style-name="T80">ensuite </text:span><text:span text:style-name="T86">une troisième porte </text:span><text:span text:style-name="T87">donne</text:span><text:span text:style-name="T86"> l’accès à</text:span><text:span text:style-name="T80"> </text:span><text:span text:style-name="T85">la cave puis à </text:span><text:span text:style-name="T84">deux pièces de vie chacune éclairée par une verrière, une salle à manger, </text:span><text:span text:style-name="T88">un lavabo-vestiaire au pied de l’escalier menant au 1</text:span><text:span text:style-name="T149">er</text:span><text:span text:style-name="T88"> étage</text:span><text:span text:style-name="T84"> puis une cuisine. </text:span><text:span text:style-name="T80">Enfin, cette enfilade continue mais se </text:span><text:span text:style-name="T89">divise</text:span><text:span text:style-name="T80"> en deux. D’un côté le jardin dont une partie est carrelée. De l’autre, une salle de bains, les WC, l’arrière-cuisine, la chaufferie. Et pour finir le bâtiment se termine par un appentis nommé « trou à charbon ». </text:span><text:span text:style-name="T85">Le chauffage central est distribué dans toute la maison, </text:span><text:span text:style-name="T90">pour améliorer </text:span><text:span text:style-name="T85">sa </text:span><text:soft-page-break/><text:span text:style-name="T85">performance, </text:span><text:span text:style-name="T90">mon père fait install</text:span><text:span text:style-name="T89">er</text:span><text:span text:style-name="T90"> un accélérateur (pompe électrique).</text:span><text:span text:style-name="T85"> </text:span><text:span text:style-name="T90">A</text:span><text:span text:style-name="T85">ujourd’hui, </text:span><text:span text:style-name="T91">cette maison</text:span><text:span text:style-name="T90"> </text:span><text:span text:style-name="T85">serait qualifié</text:span><text:span text:style-name="T92">e</text:span><text:span text:style-name="T85"> de passoire thermique.</text:span></text:p>
      <text:p text:style-name="P169"/>
      <text:p text:style-name="P170"><text:span text:style-name="T486">Illustration </text:span><text:span text:style-name="T486"><text:sequence text:ref-name="refIllustration8" text:name="Illustration" text:formula="ooow:Illustration+1" style:num-format="1">9</text:sequence></text:span></text:p>
      <text:p text:style-name="P173">Marie-Francoise Delpierre (04/10/1921 – 13/06/1998)</text:p>
      <text:p text:style-name="P182">marie_francoise_delpierre.png</text:p>
      <text:p text:style-name="P183"/>
      <text:p text:style-name="P169"/>
      <text:p text:style-name="P478"><text:span text:style-name="T78">Au-dessus du double salon, il y a deux étages puis un grenier. Chaque étage est équipé de </text:span><text:span text:style-name="T89">deux</text:span><text:span text:style-name="T78"> chambres à coucher. </text:span><text:span text:style-name="T90">Aucune, de ces </text:span><text:span text:style-name="T89">quatre</text:span><text:span text:style-name="T90"> chambres n’est équipée de sanitaire, la salle de bains du rez-de-chaussée est le seul endroit où faire sa toilette, bonjour les files d’attente !</text:span></text:p>
      <text:p text:style-name="P39"><text:span text:style-name="T90">P</text:span><text:span text:style-name="T93">etit retour en arrière, cette maison a été réquisitionnée pendant la guerre </text:span><text:span text:style-name="T94">et occupée par un officier allemand qui a eu la bonne idée de remplacer la chaudière ! En 1943, à l’issue du mariage, la maison est </text:span><text:span text:style-name="T89">à nouveau </text:span><text:span text:style-name="T94">occupée. Au fur et à mesure, l’affectation des chambres à coucher se modifie. Dans un premier temps les </text:span><text:span text:style-name="T89">deux</text:span><text:span text:style-name="T94"> chambres du </text:span><text:span text:style-name="T136">deuxième</text:span><text:span text:style-name="T94"> étage sont occupées par mes frères aînés. </text:span><text:span text:style-name="T95">Stéphane se souvient : « </text:span><text:span text:style-name="T140">Concernant le confort, très limité, Jean-Pierre et moi logions au grenier équipé de </text:span><text:span text:style-name="T141">deux</text:span><text:span text:style-name="T140"> chambres sans radiateur, donc non chauffées</text:span><text:span text:style-name="T140"><text:note text:id="ftn6" text:note-class="footnote"><text:note-citation>6</text:note-citation><text:note-body><text:p text:style-name="P468">Cette phrase cré<text:span text:style-name="T554">e</text:span> un point de divergence ente Stéphane et moi-même, lui qualifie les deux chambres du deuxième étage de grenier, tandis que moi, <text:span text:style-name="T554">je parle d’un grenier à un étage encore supérieur, sous la toiture, quant au chauffage il était existant mais hors fonctionnement à l’époque dont parle Stéphane.</text:span> </text:p></text:note-body></text:note></text:span><text:span text:style-name="T140">. Pour les besoins sanitaires, </text:span><text:span text:style-name="T141">deux</text:span><text:span text:style-name="T140"> étages à descendre, un couloir glacial pour atteindre la lunette tant espérée. Parfois en plein cœur de l’hiver, le chéneau nous invitait à nous soulager !</text:span></text:p>
      <text:p text:style-name="P142">Le matin, le givre obscurcissait les fenêtres ce qui nous obligeait à les gratter si l’on voulait voir les filles de l’école ménagère, située en face de la maison ! »</text:p>
      <text:p text:style-name="P51"><text:span text:style-name="T95">A</text:span><text:span text:style-name="T73">u fil du temps </text:span><text:span text:style-name="T96">et des moyens financiers</text:span><text:span text:style-name="T73">, le mode de chauffage de la maison évolue, l’utilisation d</text:span><text:span text:style-name="T96">e</text:span><text:span text:style-name="T73"> la chaudière est </text:span><text:span text:style-name="T96">d’abord abandonnée au profit de poêles dit à « feu continu » installés dans certaines pièces (séjour, cuisine et certaines chambres équipées de cheminée) de la maison. Ce terme de feu continu est tout relatif, cela suppose que chaque poêle soit entretenu (vidage du cendrier </text:span><text:span text:style-name="T97">et alimentation en charbon). À titre d’exemple, la chambre dont parle </text:span><text:soft-page-break/><text:span text:style-name="T97">Stéphane ci-dessus, je l’ai occupée plusieurs années plus tard, équipée d’un poêle à charbon, puis à mazout. Ensuite, dans les années 60, le chauffage central est amélioré et remis en utilisation permanente durant la période hivernale.</text:span></text:p>
      <text:p text:style-name="P162"/>
      <text:p text:style-name="P285"><text:span text:style-name="T334">Illustration </text:span><text:span text:style-name="T334"><text:sequence text:ref-name="refIllustration9" text:name="Illustration" text:formula="ooow:Illustration+1" style:num-format="1">10</text:sequence></text:span><text:span text:style-name="T334">:</text:span></text:p>
      <text:p text:style-name="P269">Tante Renée et Oncle Louis</text:p>
      <text:p text:style-name="P367">'renee_louis-duprez.png'</text:p>
      <text:p text:style-name="P346"/>
      <text:h text:style-name="P532" text:outline-level="2"><text:bookmark-start text:name="__RefHeading___Toc8331_1833629814"/>La naissance de Bernard<text:bookmark-end text:name="__RefHeading___Toc8331_1833629814"/></text:h>
      <text:p text:style-name="P134"><text:span text:style-name="T98">L</text:span><text:span text:style-name="T73">e 27 avril 1950, naissance de mon frère Bernard. </text:span><text:span text:style-name="T99">Dans la famille, la pratique religieuse est de rig</text:span><text:span text:style-name="T100">u</text:span><text:span text:style-name="T99">eur, n</text:span><text:span text:style-name="T101">ous avons tous les trois été baptisés. Chantal a pour marraine Anne-</text:span><text:span text:style-name="T92">M</text:span><text:span text:style-name="T101">arie Delpierre (tante </text:span><text:span text:style-name="T89">M</text:span><text:span text:style-name="T101">imie), sœur de notre mère et pour parrain Louis Duprez (oncle Louis), époux de Renée Leruste (tante Renée) sœur aînée de notre père. </text:span><text:span text:style-name="T99">Régis a pour marraine tante </text:span><text:span text:style-name="T100">B</text:span><text:span text:style-name="T99">abeth et pour parrain </text:span><text:span text:style-name="T100">notre</text:span><text:span text:style-name="T99"> frère aîné Stéphane. </text:span><text:span text:style-name="T102">Bernard a pour marraine, Josette Larnaudie (tante Josette) épouse d’</text:span><text:span text:style-name="T103">André </text:span><text:span text:style-name="T104">L</text:span><text:span text:style-name="T103">eruste </text:span><text:span text:style-name="T100">(oncle André) </text:span><text:span text:style-name="T103">frère de notre père et pour parrain Jean-Pierre notre frère aîné.</text:span><text:span text:style-name="T102"> </text:span></text:p>
      <text:p text:style-name="P163"/>
      <text:p text:style-name="P52"><text:span text:style-name="T102">Chantal avait reçu de tante </text:span><text:span text:style-name="T89">M</text:span><text:span text:style-name="T102">imie une magnifique poupée. Elle avait de très beaux yeux dont les paupières et les cils étaient commandés par une mécanique astucieuse. Debout, la poupée avait les yeux ouverts, couch</text:span><text:span text:style-name="T92">ée</text:span><text:span text:style-name="T102">, elle avait les yeux fermés. </text:span><text:span text:style-name="T103">Bernard avait reçu de tante Josette un ours en peluche. Je n’ai pas reçu de jouet similaire, j’ai juste le souvenir d’un camion de bois que j’enfourchais pour effectuer </text:span><text:span text:style-name="T105">inlassablement</text:span><text:span text:style-name="T103"> le tour de la table </text:span><text:span text:style-name="T100">de</text:span><text:span text:style-name="T103"> salle à manger.</text:span></text:p>
      <text:p text:style-name="P164"/>
      <text:h text:style-name="P523" text:outline-level="2"><text:bookmark-start text:name="__RefHeading___Toc8333_1833629814"/><text:span text:style-name="T98">L’</text:span><text:span text:style-name="T73">école </text:span><text:span text:style-name="T135">maternelle</text:span><text:bookmark-end text:name="__RefHeading___Toc8333_1833629814"/></text:h>
      <text:p text:style-name="P54"><text:span text:style-name="T98">En</text:span><text:span text:style-name="T73"> octobre 1952, </text:span><text:span text:style-name="T106">j’ai presque </text:span><text:span text:style-name="T89">six</text:span><text:span text:style-name="T106"> ans, </text:span><text:span text:style-name="T73">j’entre en classe de </text:span><text:span text:style-name="T137">douzième</text:span><text:span text:style-name="T73"> que l’on appellerait aujourd’hui maternelle. L’institution religieuse Notre </text:span><text:span text:style-name="T88">D</text:span><text:span text:style-name="T73">ame des </text:span><text:span text:style-name="T92">A</text:span><text:span text:style-name="T73">nges est tenue par des « bonnes sœurs ». À cette époque, les garçons sont admis dans </text:span><text:span text:style-name="T107">ce </text:span><text:span text:style-name="T73">type d’établissement. </text:span><text:span text:style-name="T108">T</text:span><text:span text:style-name="T106">rès tôt des responsabilités sont confiées aux enfants : ma sœur Chantal, h</text:span><text:span text:style-name="T108">uit</text:span><text:span text:style-name="T106"> ans, est chargée de la conduite journalière d’un groupe d’enfants du voisinage, la distance entre le domicile et l’école </text:span><text:span text:style-name="T108">étant</text:span><text:span text:style-name="T106"> </text:span><text:soft-page-break/><text:span text:style-name="T106">d’environ </text:span><text:span text:style-name="T108">un</text:span><text:span text:style-name="T106"> km. </text:span><text:span text:style-name="T109">Cette première année de maternelle est suivie d’une seconde (</text:span><text:span text:style-name="T137">onzi</text:span><text:span text:style-name="T109">ème).</text:span></text:p>
      <text:p text:style-name="P55"><text:span text:style-name="T106">J’</text:span><text:span text:style-name="T108">en </text:span><text:span text:style-name="T73">ai gardé quelques souvenirs éparpillés. La sévérité redoutée de sœur S</text:span><text:span text:style-name="T137">ain</text:span><text:span text:style-name="T73">t-Amand qui avait pour habitude de menacer les enfants. </text:span><text:span text:style-name="T98">Elle avait, soit disant, </text:span><text:span text:style-name="T110">élabor</text:span><text:span text:style-name="T108">é</text:span><text:span text:style-name="T110"> la recette d’un si</text:span><text:span text:style-name="T73">rop vert </text:span><text:span text:style-name="T110">dont l’administration était réservé</text:span><text:span text:style-name="T108">e</text:span><text:span text:style-name="T110"> aux enfants </text:span><text:span text:style-name="T73">«pas sages». Il me semble qu’il s’agissait d’une invention destinée à foutre la trouille aux enfants </text:span><text:span text:style-name="T90">et à asseoir son autorité</text:span><text:span text:style-name="T73">. Je n’ai jamais vu ni le flacon ni la couleur du sirop !</text:span></text:p>
      <text:p text:style-name="P56"><text:span text:style-name="T73">L’élève qui est restée la plus célèbre de cette école est Brigitte Fossey, </text:span><text:span text:style-name="T111">née le 15 juin 1946 et</text:span><text:span text:style-name="T73"> qui, </text:span><text:span text:style-name="T112">à cette époque, </text:span><text:span text:style-name="T73">joue admirablement bien dans le film de René Clément « Jeux interdits ». </text:span><text:span text:style-name="T108">Malheureusement,</text:span><text:span text:style-name="T73"> je n’ai pas eu la chance de la connaître personnellement ! Il faut dire que dans ce genre d’établissement les classes des filles et des garçons étaient séparées.</text:span></text:p>
      <text:p text:style-name="P165"/>
      <text:p text:style-name="P57"><text:span text:style-name="T73">À l’aide d’une maquette de cuir percée de trous comme sur </text:span><text:span text:style-name="T113">une </text:span><text:span text:style-name="T73">paire de chaussures, j’ai appris à faire mes lacets, aujourd’hui, j’observe la complexité du geste qui permet de les nouer et je me dis que c’était un apprentissage </text:span><text:span text:style-name="T114">précieux et </text:span><text:span text:style-name="T73">merveilleux.</text:span></text:p>
      <text:p text:style-name="P57"><text:span text:style-name="T73">À propos de</text:span><text:span text:style-name="T114">s</text:span><text:span text:style-name="T73"> crayons </text:span><text:span text:style-name="T114">de papier</text:span><text:span text:style-name="T73">, j’ai </text:span><text:span text:style-name="T114">le</text:span><text:span text:style-name="T73"> souvenir d’une compétition avec un autre garçon qui consister à </text:span><text:span text:style-name="T114">épargner le plus longtemps possible celui en cours d’utilisation. Il s‘ensuivait qu’à force d’être taillé, le crayon devenait minuscule mais il fallait éviter d’en étrenner un nouveau !</text:span></text:p>
      <text:p text:style-name="P166"/>
      <text:p text:style-name="P166"/>
      <text:p text:style-name="P488"/>
      <text:p text:style-name="P285"><text:span text:style-name="T334">Illustration </text:span><text:span text:style-name="T334"><text:sequence text:ref-name="refIllustration10" text:name="Illustration" text:formula="ooow:Illustration+1" style:num-format="1">11</text:sequence></text:span><text:span text:style-name="T334">:</text:span></text:p>
      <text:p text:style-name="P271">Brigitte Fossey</text:p>
      <text:p text:style-name="P368">brigitte_fossey.png</text:p>
      <text:p text:style-name="P348"/>
      <text:h text:style-name="P532" text:outline-level="2"><text:bookmark-start text:name="__RefHeading___Toc8335_1833629814"/>Les jeux<text:bookmark-end text:name="__RefHeading___Toc8335_1833629814"/></text:h>
      <text:p text:style-name="P53"><text:span text:style-name="T108">J</text:span><text:span text:style-name="T73">’avais hérité d’une voiture à pédales, en métal peint en bleu. Elle avait d</text:span><text:span text:style-name="T108">û</text:span><text:span text:style-name="T73"> appartenir à l’un de mes frères aînés et devait dater d’avant-guerre. </text:span><text:span text:style-name="T86">Dans le jardin, e</text:span><text:span text:style-name="T73">n plus de l’exercice physique qu’elle me permettait de faire, </text:span><text:span text:style-name="T115">je l’utilisais pour organiser des voyages. La problématique, qui m’intéressait au plus haut point, était la création de la fonctionnalité permettant l’emport des bagages. Il fallait donc envisager des bricolages sommaires pour simuler ces bagages et leur fixation sur le véhicule. Comme tous les enfants, je m’exprimais à voix haute offrant la possibilité au voisinage d’interpréter mes jeux. </text:span><text:span text:style-name="T77">La proximité des jardins, </text:span><text:span text:style-name="T116">tous </text:span><text:span text:style-name="T77">étroits, </text:span><text:span text:style-name="T117">facili</text:span><text:span text:style-name="T116">tait </text:span><text:span text:style-name="T117">la communication</text:span><text:span text:style-name="T116">.</text:span><text:span text:style-name="T77"> </text:span><text:span text:style-name="T116">Notre</text:span><text:span text:style-name="T77"> voisine, </text:span><text:span text:style-name="T118">madame Flourens, </text:span><text:span text:style-name="T77">avait intercepté mes dires ainsi que ceux </text:span><text:span text:style-name="T119">de Guy </text:span><text:span text:style-name="T118">Robert</text:span><text:span text:style-name="T119">,</text:span><text:span text:style-name="T77"> un </text:span><text:span text:style-name="T116">autre gamin du même </text:span><text:span text:style-name="T108">â</text:span><text:span text:style-name="T116">ge et de l’autre maison mitoyenne à la sienne. Elle avait interprété nos propos respectif</text:span><text:span text:style-name="T120">s</text:span><text:span text:style-name="T116"> et </text:span><text:span text:style-name="T121">les </text:span><text:span text:style-name="T77">avait rapporté</text:span><text:span text:style-name="T121">s</text:span><text:span text:style-name="T77"> à ma mère : </text:span><text:span text:style-name="T116">l’un ne parle que de voyage tandis que l’autre ne parle que de faire la guerre ! </text:span><text:span text:style-name="T122">Un goût prononcé pour les voyages m’a alors suivi toute ma vie. </text:span><text:span text:style-name="T123">La guerre ne m’a jamais passionné ce qui ne m’a pas empêché de faire toute ma carrière chez Thales électronicien de défense !</text:span></text:p>
      <text:p text:style-name="P167">Souvent, après le déjeuner, mon rêve de voyage s’arrêtait brutalement quand Chantal m’interpellait en me disant que c’était l’heure de partir à l’école.</text:p>
      <text:p text:style-name="P168"><text:span text:style-name="T176">Il y avait aussi le c</text:span>yclorameur <text:span text:style-name="T176">qui devait lui aussi dâtait d’avant-guerre : la force motrice résultait du mouvement des bras, tandis que les pieds constituaient l’organe de direction. Il offrait l’avantage d’être très maniable et sa performance de vitesse était accrue par rapport à la voiture à pédales. D’après Stéphane mon aîné, notre grand-mère paternelle disait que sa pratique, par la traction des bras, permettait un bon entretien de la cage thoracique et la musculation de nos jeunes biceps.</text:span></text:p>
      <text:h text:style-name="P523" text:outline-level="2"><text:bookmark-start text:name="__RefHeading___Toc8337_1833629814"/><text:soft-page-break/>Le ch<text:span text:style-name="T536">ô</text:span>mage de Stéphane<text:bookmark-end text:name="__RefHeading___Toc8337_1833629814"/></text:h>
      <text:p text:style-name="P39"><text:span text:style-name="T124">À son retour de la guerre, mon père retrouve son activité de directeur. </text:span><text:span text:style-name="T125">Au d</text:span><text:span text:style-name="T124">ébut de l’année 1954 un drame familial survient. Un soir, en rentrant du travail, sur un ton protocolaire, il invite ma mère à s’asseoir et à l’écouter. Il lui annonce que son licenciement est imminent. La raison était sans doute une compr</text:span><text:span text:style-name="T126">e</text:span><text:span text:style-name="T124">ssion de personnel, </text:span><text:span text:style-name="T126">je n’ai pas souvenir avoir entendu d’autres arguments. Par contre, j’ai des souvenirs précis des conséquences que cela </text:span><text:span text:style-name="T125">a</text:span><text:span text:style-name="T126"> entraîn</text:span><text:span text:style-name="T125">ées</text:span><text:span text:style-name="T126">.</text:span></text:p>
      <text:p text:style-name="P176"><text:span text:style-name="T162">Par fierté personnelle, mon père </text:span><text:span text:style-name="T158">n’a </text:span><text:span text:style-name="T163">pas</text:span><text:span text:style-name="T162"> voulu aller pointer au chômage. Sans doute avait-</text:span><text:span text:style-name="T164">t-</text:span><text:span text:style-name="T162">il perçu une indemnité de licenciement conséquente ? Vraisemblablement, ma mère a </text:span><text:span text:style-name="T165">dû </text:span><text:span text:style-name="T162">réu</text:span><text:span text:style-name="T165">ssir à le convaincre de se conformer aux règles du chômage </text:span><text:span text:style-name="T159">pour </text:span><text:span text:style-name="T165">obtenir </text:span><text:span text:style-name="T166">des compensations financières</text:span><text:span text:style-name="T165">. Toujours est-il </text:span><text:span text:style-name="T159">que</text:span><text:span text:style-name="T165"> la situation financière de la famille était alarmante, un loyer, des charges locatives, </text:span><text:span text:style-name="T163">les écoles, </text:span><text:span text:style-name="T159">huit</text:span><text:span text:style-name="T165"> bouches à nourrir, </text:span><text:span text:style-name="T163">etc. Cette situation a duré environ un an. </text:span><text:span text:style-name="T159">Témoignage de </text:span><text:span text:style-name="T167">Stéphane </text:span><text:span text:style-name="T159">sur</text:span><text:span text:style-name="T167"> </text:span><text:span text:style-name="T155">le</text:span><text:span text:style-name="T167"> licenciement </text:span><text:span text:style-name="T159">et sur </text:span><text:span text:style-name="T155">l’aide apportée par certains membres de la famille </text:span><text:span text:style-name="T167">: </text:span><text:span text:style-name="T168">« il me semble </text:span><text:span text:style-name="T169">que, d’après</text:span><text:span text:style-name="T168"> le recueil des conversations, l’entreprise Jonglez n’était plus placé</text:span><text:span text:style-name="T170">e</text:span><text:span text:style-name="T168"> sur le marché du peigné et que la concurrence étrangère commençait à se faire sentir. De ce fait, les carnets de commande peinaient à se remplir ! Tout ceci ayant pour conséquence le licenciement de cadres comme Papa. À l’époque, André </text:span><text:span text:style-name="T171">Leruste, </text:span><text:span text:style-name="T168">son frère, avait lancé à Tourcoing un négoce de pelotes de laine et aurait proposé à Papa de se joindre à lui pour développer l’affaire - ce qu’il aurait décliné - sans doute par peur du risque encouru. </text:span><text:span text:style-name="T520">De même, Louis </text:span><text:span text:style-name="T521">Duprez</text:span><text:span text:style-name="T520">, </text:span><text:span text:style-name="T522">son beau-frère,</text:span><text:span text:style-name="T520"> a dû proposer des solutions pour retrouver une activité normale.</text:span><text:span text:style-name="T168">»</text:span></text:p>
      <text:p text:style-name="P172"/>
      <text:h text:style-name="P524" text:outline-level="2"><text:bookmark-start text:name="__RefHeading___Toc8339_1833629814"/><text:soft-page-break/><text:span text:style-name="T173">N</text:span><text:span text:style-name="T172">ouvelle situation professionnelle</text:span><text:bookmark-end text:name="__RefHeading___Toc8339_1833629814"/></text:h>
      <text:p text:style-name="P176"><text:span text:style-name="T155">Notre</text:span><text:span text:style-name="T156"> père a finalement réussi à retrouver du travail à condition d</text:span><text:span text:style-name="T157">e faire </text:span><text:span text:style-name="T156">certaines concessions, </text:span><text:span text:style-name="T158">financière</text:span><text:span text:style-name="T159">s</text:span><text:span text:style-name="T158"> en particulier</text:span><text:span text:style-name="T156">. </text:span><text:span text:style-name="T157">D’une place de directeur, il prend la casquette de représentant de commerce pour une usine textile tourquennoise </text:span><text:span text:style-name="T160">(Établissement Motte Dewavrin)</text:span><text:span text:style-name="T157">. </text:span><text:span text:style-name="T161">Son activité consiste essentiellement </text:span><text:span text:style-name="T159">à</text:span><text:span text:style-name="T161"> effectu</text:span><text:span text:style-name="T159">er</text:span><text:span text:style-name="T161"> des tournées en clientèle d’une durée de </text:span><text:span text:style-name="T159">trois</text:span><text:span text:style-name="T161"> semaines.</text:span></text:p>
      <text:p text:style-name="P285"><text:span text:style-name="T334">Illustration </text:span><text:span text:style-name="T334"><text:sequence text:ref-name="refIllustration11" text:name="Illustration" text:formula="ooow:Illustration+1" style:num-format="1">12</text:sequence></text:span><text:span text:style-name="T334">:</text:span></text:p>
      <text:p text:style-name="P210">Citroën traction avant</text:p>
      <text:p text:style-name="P272">Source : Wikipédia</text:p>
      <text:p text:style-name="P369">traction_avant.png</text:p>
      <text:p text:style-name="P349"/>
      <text:p text:style-name="P93"><text:span text:style-name="T127">Une voiture de fonction lui </text:span><text:span text:style-name="T128">est</text:span><text:span text:style-name="T127"> attribuée, celle dont je me souviens, </text:span><text:span text:style-name="T132">c’</text:span><text:span text:style-name="T127">est une Citroën traction avant.</text:span></text:p>
      <text:h text:style-name="P523" text:outline-level="2"><text:span text:style-name="T174">É</text:span><text:span text:style-name="T73">cole primaire</text:span></text:h>
      <text:p text:style-name="P93"><text:span text:style-name="T114">E</text:span><text:span text:style-name="T127">n octobre </text:span><text:span text:style-name="T129">1954, je suis rentré à l’école des Frères en classe de </text:span><text:span text:style-name="T138">dixième</text:span><text:span text:style-name="T129">, institut tenu par les frères des écoles chrétiennes. </text:span><text:span text:style-name="T130">Compte tenu des </text:span><text:span text:style-name="T128">trois</text:span><text:span text:style-name="T130"> km qui séparai</text:span><text:span text:style-name="T128">en</text:span><text:span text:style-name="T130">t le domicile </text:span><text:span text:style-name="T128">de</text:span><text:span text:style-name="T130"> l’école mon inscription s’est concrétisé</text:span><text:span text:style-name="T128">e</text:span><text:span text:style-name="T130"> avec l’option demi-pensionnaire. </text:span><text:span text:style-name="T129">Au préalable ma mère et moi avons été reçus par le frère économe. Il nous a fait visiter l’établissement. Quand nous sommes arrivés devant le réfectoire qui ressemblait à une salle des fêtes vieillotte, ma mère l’a questionné </text:span><text:span text:style-name="T131">sur la qualité de la nourriture, la réponse est restée, mot pour mot, gravée dans ma mémoire : «</text:span><text:span text:style-name="T142">il sera très bien nourri</text:span><text:span text:style-name="T131">». </text:span><text:span text:style-name="T122">À posteriori, l</text:span><text:span text:style-name="T131">e ressenti, lié à cette phrase, </text:span><text:span text:style-name="T122">a été</text:span><text:span text:style-name="T131"> </text:span><text:span text:style-name="T122">pour moi </text:span><text:span text:style-name="T131">le premier pas dans le monde de l’hypocrisie.</text:span></text:p>
      <text:h text:style-name="P523" text:outline-level="2"><text:soft-page-break/>Accident de voiture</text:h>
      <text:p text:style-name="P102">Cette même année mon père, lors d’une tournée commerciale, est victime d’un accident de voiture. Ce nouveau drame survient dans les environs de Roanne dans le département de la Loire. Il est hospi<text:span text:style-name="T177">t</text:span>alisé, <text:span text:style-name="T178">trois</text:span> fractures, sa vie n’est pas en danger. <text:span text:style-name="T177">La raison de l’accident n’est pas connue, il n’y a pas eu de collision avec un autre véhicule. Longtemps après, mon frère aîné Stéphane soupçonnera un repas bien arrosé le midi-même ayant occasionné une somnolence...</text:span></text:p>
      <text:p text:style-name="P58">Après quelques jours de soins et de repos (il a plusieurs membres plâtrés), l’hôpital autorise sa sortie. <text:span text:style-name="T179">En train, ma mère rejoint Roanne. Pour le voyage de retour, l’itinéraire ne passe pas par Paris, il est installé sur un brancard, elle se débrouille pour le transporter. De ses dires, sa plus grande frayeur était la correspondance en gare de Lyon (la ville) : le temps entre les deux trains est minimal, c’est la course contre la montre ! De justesse, ils attrapent le train à destination de Tourcoing.</text:span></text:p>
      <text:p text:style-name="P94"><text:span text:style-name="T131">Mon père est alité sur le divan du salon. Ce </text:span><text:span text:style-name="T133">qui</text:span><text:span text:style-name="T131"> facilite les soins </text:span><text:span text:style-name="T133">et</text:span><text:span text:style-name="T131"> la prise des repas.</text:span></text:p>
      <text:h text:style-name="P523" text:outline-level="2"><text:bookmark-start text:name="__RefHeading___Toc8341_1833629814"/><text:span text:style-name="T131">L</text:span><text:span text:style-name="T73">es vacances estivales</text:span><text:bookmark-end text:name="__RefHeading___Toc8341_1833629814"/></text:h>
      <text:p text:style-name="P59"><text:span text:style-name="T131">Les vacances </text:span><text:span text:style-name="T105">estivales étaient considérées par notre mère comme sacrées. Elles commençaient le lendemain de la remise des prix et se terminaient à la veille de la rentrée des classes (deux mois et demi environ). Pour remplir toute cette période, il s’agissait d’une part de trouver des solutions les plus économiques possibles et <text:s/>d’autre part de planifier plusieurs destinations de voyages et de séjours. Les thèmes suivants ont été envisagés : accompagner mon père lors de l’une ses tournées commerciales, faire du camping, <text:s/></text:span><text:soft-page-break/><text:span text:style-name="T105">séjourner dans une maison appartenant à la famille. Voilà, dans ce contexte, il s’agissait d’établir chaque année un programme.</text:span></text:p>
      <text:p text:style-name="P61"><text:span text:style-name="T181">Mon père avait la responsabilité commerciale de la moitié nord de la France, l</text:span>’accompagne<text:span text:style-name="T181">r,</text:span> lors d’une <text:span text:style-name="T181">de ses </text:span>tournée<text:span text:style-name="T182">s,</text:span> supposait une famille restreinte, en plus de nos parents, j’ai souvenir de Chantal et de moi-même. Pendant que notre père visit<text:span text:style-name="T180">ait</text:span> son client, nous <text:span text:style-name="T183">avions quartier libre et la possibilité de nous promener aux alentours du lieu de rendez-vous. Tous les soirs nous faisions étape à l’hôtel. Une seule chambre était réservée. Chantal et moi dormions sur des matelas pneumatiques. Au restaurant, notre mère commandait un seul menu pour les deux enfants. Dans certains cas, le restaurateur était complaisant et nous servait correctement, dans d’autres, il fallait envisager la commande d’un supplément qui pouvait se retrouver sur la note. Dans la voiture, il n’y avait pas de banquette à l’arrière, les échantillons textiles y étaient entreposés, notre mère organisait des installations de fortunes. Mais j’ai surtout souvenir d’un certain inconfort.</text:span></text:p>
      <text:p text:style-name="P95"><text:span text:style-name="T105">Le camping était la formule royale pour la grande famille que nous étions. Les premières années le voyage se faisait en train. Le matériel de camping était envoyé au préalable </text:span><text:span text:style-name="T134">et </text:span><text:span text:style-name="T105">en petite vitesse. </text:span><text:span text:style-name="T134">Les destinations étaient celles de la SNCF. Au début des années 50, j’ai souvenir du train de nuit Tourcoing – Vintimille (frontière franco-italienne), il partait à 18 heures pour arriver à destination dans la matinée du lendemain. À cette époque, beaucoup de curieux venaient sur le quai assister au départ du train. Un jour un monsieur a croisé mon regard et m’a demandé quelle était ma destination, je lui ai répondu fièrement par le nom de la ville prestigieuse, que je ne connaissais pas, mais que j’avais appris par cœur : </text:span><text:span text:style-name="T139">Cannes</text:span><text:span text:style-name="T134"> ! En complément le témoignage de notre frère aîné Stéphane : </text:span><text:span text:style-name="T143">« Enfin les vacances ! Grand sujet ! Le camping fut la solution idéale pour la famille que nous formions. </text:span><text:span text:style-name="T144">J</text:span><text:span text:style-name="T143">e me souviens de ce projet concocté par Françoise et les Vandenschriek </text:span><text:span text:style-name="T145">(</text:span><text:span text:style-name="T146">Serge et Ginette, </text:span><text:span text:style-name="T145">leurs enfants : </text:span><text:soft-page-break/><text:span text:style-name="T145">Patrick et Martine) </text:span><text:span text:style-name="T143">qui consistait à descendre par le train sur la côte d’Azur (S</text:span><text:span text:style-name="T148">ain</text:span><text:span text:style-name="T143">t-Raphaël et Juan-les-Pins). On profitait d’une réduction de </text:span><text:span text:style-name="T148">soixante-quinze pourcent</text:span><text:span text:style-name="T143"> à la SNCF, avantage qui disparaissait à mes </text:span><text:span text:style-name="T148">vingt</text:span><text:span text:style-name="T143"> ans, l’année suivante. Très beau souvenir en se réveillant le matin après une nuit de voyage </text:span><text:span text:style-name="T147">de</text:span><text:span text:style-name="T143"> découvrir la côte baignée de soleil !!! »</text:span></text:p>
      <text:h text:style-name="P532" text:outline-level="2"><text:bookmark-start text:name="__RefHeading___Toc8343_1833629814"/>Première voiture familiale<text:bookmark-end text:name="__RefHeading___Toc8343_1833629814"/></text:h>
      <text:p text:style-name="P171"/>
      <text:p text:style-name="P278"><text:span text:style-name="T389">Illustration </text:span><text:span text:style-name="T389"><text:sequence text:ref-name="refIllustration12" text:name="Illustration" text:formula="ooow:Illustration+1" style:num-format="1">13</text:sequence></text:span><text:span text:style-name="T389">: </text:span><text:span text:style-name="T390">Peugeot 203 - Source : Wikipédia</text:span></text:p>
      <text:p text:style-name="P370">203.png</text:p>
      <text:p text:style-name="P347"/>
      <text:p text:style-name="P270"/>
      <text:p text:style-name="P270"/>
      <text:p text:style-name="P270">Illustration <text:sequence text:ref-name="refIllustration13" text:name="Illustration" text:formula="ooow:Illustration+1" style:num-format="1">14</text:sequence>: Flèche de direction - Source Wikipédia</text:p>
      <text:p text:style-name="P370">fleche.png</text:p>
      <text:p text:style-name="P347"/>
      <text:p text:style-name="P480">La première voiture familiale achetée d’occasion était une <text:span text:style-name="T192">P</text:span>eugeot 203. <text:span text:style-name="T193">Elle a été commercialisée à partir de 1949. Son acquisition se situe dans le courant de l’année 1954. À cette époque, le changement de direction se matérialisait à l’aide d’une flèche. On ne disait pas : mets ton clignotant, mais bien, mets ta flèche. C’est à cette même époque que le clignotant est apparu puis il est devenu obligatoire, le garagiste s’est donc occupé de la modification. Le logo de la marque se concrétisait par un lion fixé sur l’avant du capot avant. Notre père conduisait depuis longtemps, notre mère n’avait pas son permis de conduire, elle régla dans la foulée cette formalité.</text:span></text:p>
      <text:h text:style-name="P523" text:outline-level="2"><text:bookmark-start text:name="__RefHeading___Toc8345_1833629814"/>La villa Beau Séjour<text:bookmark-end text:name="__RefHeading___Toc8345_1833629814"/></text:h>
      <text:p text:style-name="P97">Le 14 juillet 1956, ma grand-mère Marie-Louise Del<text:span text:style-name="T473">es</text:span>cluse inaugure sa villa Beau-Séjour à Ambleteuse (Pas de Calais, proche de Boulogne-sur-mer). Cette villa <text:span text:style-name="T194">a été bombardée durant la seconde guerre mondiale. Son acquisition remonte aux années trente, par son mari Amand Leruste, mon grand-père que je n’ai pas connu. Des dommages de guerre sont mis à disposition pour la <text:s/>reconstruire, ma grand-mère est conseillée par son plus jeune fils Emmanuel Leruste (oncle Manu). Cette maison est conçue selon un modèle traditionnel sur quatre niveaux, les pièces de séjour au rez-de-chaussée et les trois autres étages accueillent les chambres à coucher. Ils décident la division de l’immeuble en deux appartements, chacun occupant deux niveaux et ayant en commun une entrée et un garage situé en sous-sol. Ce concept nouveau pour l’époque devait permettre à deux ménages d’y séjourner en toute autonomie. L’attention est également portée sur la possibilité de location de ces appartements.</text:span></text:p>
      <text:p text:style-name="P60"/>
      <text:p text:style-name="P479"/>
      <text:p text:style-name="P286"><text:span text:style-name="T334">Illustration </text:span><text:span text:style-name="T334"><text:sequence text:ref-name="refIllustration14" text:name="Illustration" text:formula="ooow:Illustration+1" style:num-format="1">15</text:sequence></text:span><text:span text:style-name="T334">:</text:span></text:p>
      <text:p text:style-name="P211">Villa Beau Séjour</text:p>
      <text:p text:style-name="P202"><text:span text:style-name="T387">62 </text:span><text:span text:style-name="T334">Ambleteuse</text:span></text:p>
      <text:p text:style-name="P229">Photo prise le 26 août 1997</text:p>
      <text:p text:style-name="P371">beau_sejour.png</text:p>
      <text:p text:style-name="P306"/>
      <text:h text:style-name="P532" text:outline-level="2"><text:bookmark-start text:name="__RefHeading___Toc8347_1833629814"/>La communion solennelle<text:bookmark-end text:name="__RefHeading___Toc8347_1833629814"/></text:h>
      <text:p text:style-name="P64">Le 25 mai 1958 est le jour de ma communion solennelle. <text:span text:style-name="T195">Je m’y suis soigneusement préparé. L’aspect religieux a été formaté par mon entourage, ma mère et ma marraine. Toutes les deux étaient <text:s/>persuadées de l’importance du missel. Je l’ai donc reçu en cadeau, il s’agit du Missel quotidien des fidèles par le R. P. J. FEDER S. J.</text:span></text:p>
      <text:p text:style-name="P65">L’aspect cadeau a <text:span text:style-name="T196">retenu toute mon attention, j’avais déjà à cette époque une aversion pour le cadeau inutile. Et pour éviter cet écueil, j’avais convaincu les personnes susceptibles de m’en offrir de le concrétiser sous la forme d’un billet de banque glissé dans une enveloppe. L’enjeu était de taille puisqu’il s’agissait d’acheter mon premier vélo. Par ailleurs, une montre de marque Oméga avait été achetée l’année précédente, par mes parents, à Genève, lors de vacances estivales aux bords du lac Léman.</text:span></text:p>
      <text:p text:style-name="P66"/>
      <text:p text:style-name="P66">Lors de telle<text:span text:style-name="T197">s</text:span> occasion<text:span text:style-name="T197">s</text:span>, ma mère avait l’habitude d’organiser une réunion familiale. Elle se déroulait sous la forme d’un « cinq à sept », selon l’expression usitée dans les années <text:span text:style-name="T555">cinquante</text:span>. Une vingtaine de personnes étaient présentes. Elle se terminait par la dégustation de la pièce montée.</text:p>
      <text:p text:style-name="P67">Le lendemain, c’était le retour à l’école. Les gamins se vantaient de leurs cadeaux. <text:span text:style-name="T197">L</text:span>e plus visible était bien sûr la montre. Les réflexions étai<text:span text:style-name="T197">en</text:span>t du genre : la mienne est en plaqué or <text:span text:style-name="T197">avec</text:span> plusieurs rubis et exact<text:span text:style-name="T198">e</text:span> à la seconde près. Mon Oméga, d’un grand classique et équipée d’un bracelet noir était passée totalement inaperçue ! <text:span text:style-name="T199">Ce que j’en ai retenu, c’était cette notion de précision de la mesure du temps en me disant bien qu’elle ne devait être que relative.</text:span></text:p>
      <text:p text:style-name="P68"/>
      <text:p text:style-name="P70"/>
      <text:p text:style-name="P70"/>
      <text:p text:style-name="P68"><text:soft-page-break/></text:p>
      <text:p text:style-name="P71"/>
      <text:p text:style-name="P287"><text:span text:style-name="T388">Illustration </text:span><text:span text:style-name="T388"><text:sequence text:ref-name="refIllustration15" text:name="Illustration" text:formula="ooow:Illustration+1" style:num-format="1">16</text:sequence></text:span><text:span text:style-name="T388">: </text:span></text:p>
      <text:p text:style-name="P274">Communion solennelle - Le Missel</text:p>
      <text:p text:style-name="P405">missel.png</text:p>
      <text:p text:style-name="P351"/>
      <text:p text:style-name="P274"/>
      <text:p text:style-name="P287"><text:span text:style-name="T334">Illustration </text:span><text:span text:style-name="T334"><text:sequence text:ref-name="refIllustration16" text:name="Illustration" text:formula="ooow:Illustration+1" style:num-format="1">17</text:sequence></text:span><text:span text:style-name="T334">:</text:span></text:p>
      <text:p text:style-name="P212">Communion solennelle</text:p>
      <text:p text:style-name="P230">Régis et Bernard Leruste</text:p>
      <text:p text:style-name="P372">communion.png</text:p>
      <text:p text:style-name="P307"/>
      <text:p text:style-name="P69"/>
      <text:p text:style-name="P69"/>
      <text:p text:style-name="P69"/>
      <text:h text:style-name="P532" text:outline-level="2"><text:bookmark-start text:name="__RefHeading___Toc8349_1833629814"/>Le vélo<text:bookmark-end text:name="__RefHeading___Toc8349_1833629814"/></text:h>
      <text:p text:style-name="P412">Illustration <text:sequence text:ref-name="refIllustration17" text:name="Illustration" text:formula="ooow:Illustration+1" style:num-format="1">18</text:sequence>: Vélo randonneur - Source : Wikipédia</text:p>
      <text:p text:style-name="P422">velo.png</text:p>
      <text:p text:style-name="P72"/>
      <text:p text:style-name="P71">Dans la semaine qui a suivi la communion solennelle, accompagné de ma mère, nous sommes allés chez Couvreur, magasin d<text:span text:style-name="T200">e vélo </text:span>commercialisant la marque Peugeot. Mon choix était fait depuis bien longtemps, il s’agissait d’un randonneur qui ressemblait à celui de la photo. La vendeuse qui était également la patronne a passé une bonne dizaine de minutes à le nettoyer et à installer la trousse à outils. <text:span text:style-name="T201">L’achat s’est donc conclu, c’était mon premier vélo et je me suis senti le plus heureux des gamins. Ses premières utilisations ont été les trajets journaliers pour aller à l’école.</text:span></text:p>
      <text:h text:style-name="P523" text:outline-level="2"><text:bookmark-start text:name="__RefHeading___Toc8351_1833629814"/>La prise de risque<text:bookmark-end text:name="__RefHeading___Toc8351_1833629814"/></text:h>
      <text:p text:style-name="P73">Lors de visite<text:span text:style-name="T202">s</text:span> ou de réunion<text:span text:style-name="T202">s</text:span>, j’avais pris l’habitude d’écouter les conversations des adultes et j’avais remarqué que certaines étaient d’un grand intérêt et permettaient de combler certain<text:span text:style-name="T202">e</text:span>s <text:span text:style-name="T202">lacunes</text:span> du quotidien familial. <text:span text:style-name="T202">Voici u</text:span>n exemple de ce genre de situation, en présence de tante Renée et Oncle Louis, elle disait : « nous venons d’acheter une machine à laver, nous n’en avions pas le premier sou ». <text:span text:style-name="T203">Puis, Louis entama une longue conversation d’affaire avec mon père. Il savait que sa situation professionnelle n’était financièrement pas brillante. À l’opposé, la sienne était nettement plus confortable. Il avait en main un gros portefeuille de représentations industrielles. Il sensibilisa mon père à la notion de prise de risque. Rien n’était simple mais il fallait oser et aller de l’avant. J’ai bien senti que mon père restait insensible à son </text:span><text:soft-page-break/><text:span text:style-name="T203">discours. Il avait la qualité d’un administrateur de haut niveau, mais la création, la nouveauté, le risque n’étaient pas son domaine. En conclusion, le profit de cette conversation, c’est moi qui en ai bénéficié et il m’a été souvent utile.</text:span></text:p>
      <text:h text:style-name="P523" text:outline-level="2"><text:bookmark-start text:name="__RefHeading___Toc8353_1833629814"/>Les <text:span text:style-name="T204">jeux de construction</text:span><text:bookmark-end text:name="__RefHeading___Toc8353_1833629814"/></text:h>
      <text:p text:style-name="P62">Les <text:span text:style-name="T204">jeux de construction ont été des occupations favorites. Le premier, le « Chalet suisse », comme son nom l’indique, permet la fabrication du chalet à partir de pièces modulaires : traverses de bois empilables, portes, fenêtres, éléments de toitures, cheminées. Avec un peu de jugeote, il est possible d’imaginer des habitations qui offrent des fonctionnalités diverses. En particulier, je me souviens avoir attaché beaucoup d’importance aux fenêtres favorisant la luminosité des espaces de vie et à l’existence d’un garage permettant la mise à l’abri de la voiture. En effet mon père m’a appris qu’une voiture était un élément essentiel du patrimoine familial et qu’il fallait en prendre soin. Le nec plus ultra était l’introduction d’un éclairage sur batterie qui rendait l’habitation plus chaleureuse.</text:span></text:p>
      <text:p text:style-name="P180"><text:span text:style-name="T356">Le second, le Trix, marque concurrente de Meccano, permet la fabrication d’engins mécaniques de chantier comme la grue (photo). </text:span><text:span text:style-name="T355">Les modules standard préfabriqués étaient des lames métalliques perforées de trous circulaires </text:span><text:span text:style-name="T357">espacés régulièrement</text:span><text:span text:style-name="T355">. </text:span><text:span text:style-name="T358">L’assemblage des différents modules s’effectue avec des vis et des écrous. En complément, </text:span><text:span text:style-name="T355">des cornières, des plaques, des axes, des roues et des </text:span></text:p>
      <text:p text:style-name="P489"><text:a xlink:type="simple" xlink:href="https://fr.wikipedia.org/wiki/Engrenage" text:style-name="Internet_20_link" text:visited-style-name="Visited_20_Internet_20_Link"><text:span text:style-name="T369"/></text:a></text:p>
      <text:p text:style-name="P288"><text:span text:style-name="T334">Illustration </text:span><text:span text:style-name="T334"><text:sequence text:ref-name="refIllustration18" text:name="Illustration" text:formula="ooow:Illustration+1" style:num-format="1">19</text:sequence></text:span><text:span text:style-name="T334">:</text:span></text:p>
      <text:p text:style-name="P259">Chalet suisse (Source : Wikipédia)</text:p>
      <text:p text:style-name="P406">chalet_suisse.png</text:p>
      <text:p text:style-name="P335"/>
      <text:p text:style-name="P259"/>
      <text:p text:style-name="P279"><text:span text:style-name="T369">Illustration </text:span><text:span text:style-name="T369"><text:sequence text:ref-name="refIllustration19" text:name="Illustration" text:formula="ooow:Illustration+1" style:num-format="1">20</text:sequence></text:span><text:span text:style-name="T369">: Jeu de construction de la marque TRIX (source : Wikipédia)</text:span></text:p>
      <text:p text:style-name="P406">trix.png</text:p>
      <text:p text:style-name="P335"/>
      <text:p text:style-name="P259"/>
      <text:p text:style-name="P157"/>
      <text:p text:style-name="P157"/>
      <text:p text:style-name="P489"><text:a xlink:type="simple" xlink:href="https://fr.wikipedia.org/wiki/Engrenage" text:style-name="Internet_20_link" text:visited-style-name="Visited_20_Internet_20_Link"><text:span text:style-name="T377">engrenages</text:span></text:a><text:span text:style-name="T355"> en laiton </text:span><text:span text:style-name="T358">ainsi que des chaînes. Dans l’exemple de la grue qui était pour moi le projet favori, il fallait ruser d’astuces pour constituer deux mécanismes à manivelles et engrenages, le premier capable d’élever la charge, le second capable la mise en rotation de la flèche. La réalisation d’un tel projet demandait environ trois heures et je n’ai jamais réussi à convaincre un copain de participer à une telle construction.</text:span></text:p>
      <text:p text:style-name="P63"/>
      <text:p text:style-name="P62">Le <text:span text:style-name="T206">troisième, le </text:span>train électrique <text:span text:style-name="T207">JEP à l’échelle I (écartement : 45 mm), nécessite une grande surface pour satisfaire son installation. Une grande pièce, tel que le deuxième salon pouvait correspondre à ce besoin. La première motrice ressemblait à celle de la photo ci-dessus. La seconde, une Micheline ressemblait à celle de la photo ci-dessous.</text:span></text:p>
      <text:p text:style-name="P74">En complément, <text:span text:style-name="T205">trois</text:span> wagons de voyageur et <text:span text:style-name="T205">un</text:span> de marchandise. <text:span text:style-name="T208">En plus du </text:span>jeu <text:span text:style-name="T208">de rails, le circuit était composé de deux aiguillages et de deux croisements. </text:span>Quand l’installation était terminée, entre les participants (adultes et enfants), les responsabilités étaient attribuées. Le premier prenait en charge le transformateur <text:span text:style-name="T555">qui</text:span> permet la mise en marche et le réglage de la vitesse des motrices. Le second <text:span text:style-name="T205">a</text:span> la commande du premier aiguillage, le troisième <text:span text:style-name="T205">a</text:span> la commande du <text:span text:style-name="T209">deuxième</text:span> aiguillage. <text:span text:style-name="T208">La grande attraction pouvait alors commencer. L’objectif était de faire rouler les trains en maîtrisant leur distance pour éviter leur collision. Chacun assumait sa responsabilité. L’ambiance s’installait puis s’intensifiait, sous la forme d’un mélange de cris, de rires, de brèves réflexions. Le suspense prenait place, la responsabilité des aiguilleurs était déterminante. La conclusion était toujours la même, elle se concrétisait par un grand cri collégial qui annonçait la collision fatale ! Le déraillement des motrices était inévitable. Il fallait donc tout remettre en place pour ensuite recommencer indéfiniment le même jeu.</text:span></text:p>
      <text:p text:style-name="P231"><text:soft-page-break/>Illustration <text:sequence text:ref-name="refIllustration20" text:name="Illustration" text:formula="ooow:Illustration+1" style:num-format="1">21</text:sequence>: Reproduction d'une BB 67000 par Jouef en 1964. Source : Wikipédia</text:p>
      <text:p text:style-name="P373">train_electrique_1.png</text:p>
      <text:p text:style-name="P308"/>
      <text:p text:style-name="P75"/>
      <text:p text:style-name="P231">Illustration <text:sequence text:ref-name="refIllustration21" text:name="Illustration" text:formula="ooow:Illustration+1" style:num-format="1">22</text:sequence>: Micheline XM 5005 Est (type 22) Source : Wikipédia</text:p>
      <text:p text:style-name="P373">train_electrique_2.png</text:p>
      <text:p text:style-name="P308"/>
      <text:h text:style-name="P532" text:outline-level="2"><text:bookmark-start text:name="__RefHeading___Toc8355_1833629814"/><text:span text:style-name="T535">R</text:span>entrée scolaire 1956<text:bookmark-end text:name="__RefHeading___Toc8355_1833629814"/></text:h>
      <text:p text:style-name="P300"><text:span text:style-name="T334">Illustration </text:span><text:span text:style-name="T334"><text:sequence text:ref-name="refIllustration22" text:name="Illustration" text:formula="ooow:Illustration+1" style:num-format="1">23</text:sequence></text:span><text:span text:style-name="T334">:</text:span></text:p>
      <text:p text:style-name="P216">Frère Agathon (1731-1798) supérieur général des Frères des écoles chrétiennes</text:p>
      <text:p text:style-name="P256">Source : Wikipédia</text:p>
      <text:p text:style-name="P397">sjb_Agathon,_frère.jpg</text:p>
      <text:p text:style-name="P76">Lors de la rentrée scolaire 1956, mon frère Bernard m’a rejoin<text:span text:style-name="T210">t</text:span> à l’école des Frères. Parfois nous nous retrouvions pour le repas de midi. Sur la qualité de la nourriture son avis différait peu du mien. Évidemment, notre mère était une excellente cuisinière et malgré les difficultés financières de cette époque, nous avions l’habitude de manger très correctement <text:span text:style-name="T211">à la maison</text:span>. À l’opposé, la cantine <text:span text:style-name="T211">du midi</text:span> ne <text:span text:style-name="T212">nous </text:span>laisse pas de <text:span text:style-name="T212">très </text:span>bon<text:span text:style-name="T212">s</text:span> souvenir<text:span text:style-name="T212">s</text:span>. <text:span text:style-name="T212">Nous en discutions avec les camarades de classe. L’un d’entre eux, entendant nos propos, prit le contre-pied. D’après lui, alors que nous étions absents, le plat de résistance était un magnifique plat de poulet. Un tel plat, à cette époque, était réservé au repas dominical. Le plat, présenté à la table des gamins, contenait une cuisse de poulet par personne. Nous ne l’avons pas cru et immédiatement j’ai tourné l’affaire en dérision. Le gamin s’était forcément trompé, il ne s’agissait certainement pas de cuisses de poulet mais bien de fesses de rat. Par la suite, nous avons perpétué cette vision des faits. Une autre particularité de la cantine chez les frères était la consommation de bière à table. Paradoxalement, dès l’âge de six ans les gamins s’habituaient à la consommation de cette boisson alcoolisée !</text:span></text:p>
      <text:h text:style-name="P523" text:outline-level="2"><text:bookmark-start text:name="__RefHeading___Toc8357_1833629814"/><text:span text:style-name="T535">L</text:span>es blagues<text:bookmark-end text:name="__RefHeading___Toc8357_1833629814"/></text:h>
      <text:p text:style-name="P98">À l’écoute des blagues racontées par les adultes, j’en ai retenu une en particulier. <text:span text:style-name="T213">Sur le trottoir longeant de la maison, à partir de l’une </text:span><text:soft-page-break/><text:span text:style-name="T213">des fenêtres du second étage, i</text:span>l s’agissait de simuler le <text:span text:style-name="T214">tintement</text:span> caractéristique d’une pièce de monnaie qui tomb<text:span text:style-name="T556">e</text:span> <text:span text:style-name="T215">au sol </text:span>lors du passage d<text:span text:style-name="T556">u </text:span>piéton. <text:span text:style-name="T213">Un pot de confiture contenait des pièces de monnaie d’avant-guerre. Certaines étant percées en leur centre, le dispositif consistait à y nouer une ficelle d’une longueur suffisante pour suspendre la pièce au ras du trottoir. Penché à cette fenêtre, le jeu consiste tout d’abord à attendre le passage d’un piéton. Lors de son arrivée, secouer le dispositif pour simuler la pièce qui tombe, il tâte ses poches et observe de tous côtés, il ne trouve rien, secouer à nouveau, il s’étonne de plus en plus et tourne en rond, continuer le jeu…, jusqu’aux rires, découverte, abandon !</text:span></text:p>
      <text:h text:style-name="P523" text:outline-level="2"><text:bookmark-start text:name="__RefHeading___Toc8359_1833629814"/>Excenevex<text:bookmark-end text:name="__RefHeading___Toc8359_1833629814"/></text:h>
      <text:p text:style-name="P77">Lors des vacances estivales, une destination favorite, a été <text:span text:style-name="T216">à </text:span>plusieurs <text:span text:style-name="T217">reprises</text:span>, les bords du lac Léman. Le petit bourg d’<text:span text:style-name="T217">Excenevex offre une possibilité exceptionnelle de camping à la ferme. La propriété est vaste, le nombre de campeurs est très limité, les installations sont bien espacées. Dans ces conditions, camper est très agréable. Le revers de la médaille est que les activités se limitent à celles offertes par le lac, nous sommes loin de celles à la carte du club Med ! La baignade est bien sûr privilégiée mais insuffisante pour combler le temps libre de la journée. Nos parents sont très peu fédérateurs, à nous de nous débrouiller pour improviser notre emploi du temps. Patrick, notre frère aîné, est expert en pêche à la ligne. Bernard et moi-même avons bénéficié de son expertise. Il s’agit d’approvisionner une ligne équipée d’un hameçon de taille 15 ou 16, pour la canne, trouver dans la nature une tige de bambou d’un profil approprié, pour l’appât, des vers de terre. Voilà, un bon assemblage de ces composants ainsi que la réalisation des réglages adéquats et nous sommes prêts pour la pratique. Les poissons les plus fréquents sont la perche et l’ablette. </text:span></text:p>
      <text:p text:style-name="P99"><text:soft-page-break/>Une jetée, composée d’enrochements, permet d’avancer vers le début des profondeurs du lac. À cet endroit, en fonction de l’envie du moment, la p<text:span text:style-name="T218">ê</text:span>che et la baignade vont être pratiquées alternativement. La p<text:span text:style-name="T218">ê</text:span>che nécessite beaucoup de patience, après avoir lanc<text:span text:style-name="T218">é</text:span> la ligne, il s’agit d’observer le bouchon, d’attendre que le poisson vienne titiller l’appât, le moment le plus important est celui où il faut décider de ferrer pour finaliser le rôle de l’hameçon dans la gueule du poisson.</text:p>
      <text:p text:style-name="P99"/>
      <text:p text:style-name="P481"/>
      <text:p text:style-name="P288"><text:span text:style-name="T334">Illustration </text:span><text:span text:style-name="T334"><text:sequence text:ref-name="refIllustration23" text:name="Illustration" text:formula="ooow:Illustration+1" style:num-format="1">24</text:sequence></text:span><text:span text:style-name="T334">:</text:span></text:p>
      <text:p text:style-name="P232">Excenevex 1958 - Régis et Bernard Leruste</text:p>
      <text:p text:style-name="P374">regis_bernard_leruste.png</text:p>
      <text:p text:style-name="P309"/>
      <text:p text:style-name="P481">Observez la photo ci-<text:span text:style-name="T480">dessus</text:span>, notre mère mettait un point d’honneur à la qualité de notre habillement, un maillot de bain et une chemisette suffisaient à nous rendre élégants. À tout cela et pour rompre avec la mélancolie, il fallait y ajout<text:span text:style-name="T218">er</text:span> une blague. Elle consistait à profiter de la crédulité de l’adulte. À l’approche de promeneurs, un petit signe à Bernard signifiait le départ de la phase préparatoire, quand ils étaient suffisamment proche<text:span text:style-name="T218">s</text:span>, je donnais le top départ, tout habillé, avec les cannes à p<text:span text:style-name="T218">ê</text:span>che, nous nous jetions à l’eau, simulions l’affolement, au secours, au secours, je me noie ! Immanquablement ils étaient pris de panique et le but était atteint, pour y mettre fin il nous suffisait de regagner la jetée en nageant impeccablement et en prenant soin de rapatrier le matériel de p<text:span text:style-name="T218">ê</text:span>che. Les chemisettes en textile synthétique étaient disposées sur l’un des enrochements pour sécher. En moins d’une demi<text:span text:style-name="T556">e </text:span>heure, l’affaire était réglée, ni vu ni connu, les parents n’en s<text:span text:style-name="T218">au</text:span>ront rien et nous avions bien rigol<text:span text:style-name="T218">é</text:span> !</text:p>
      <text:p text:style-name="P75"/>
      <text:h text:style-name="P523" text:outline-level="2"><text:bookmark-start text:name="__RefHeading___Toc8361_1833629814"/>Faut les coller ?<text:bookmark-end text:name="__RefHeading___Toc8361_1833629814"/></text:h>
      <text:p text:style-name="P78">« Faut[-il] les coller ? », ils, <text:span text:style-name="T218">ce</text:span> sont les cheveux. Nous sommes chez un coiffeur de la rue de la Cloche à Tourcoing. Durant les années 1960, Bernard avait adopté ce coiffeur <text:span text:style-name="T219">et me l’avait fortement conseillé. Ses prix étaient très raisonnables et permettaient de réaliser de petites économies sur notre argent de poche. Quand il avait terminé sa prestation, il posait avec l’accent chti la question rituelle : faut les coller ? Au début, je ne comprenais pas, puis j’ai fini par m’y habituer. Cette prestation complémentaire et gratuite consistait à fixer le cheveu en le pommadant avec un mélange savamment dosé de savon et d’eau, en quelque sorte le gel ou la laque du pauvre ! Cet homme devait avoir la cinquantaine. Il aimait parler avec ses clients. D’une fois sur l’autre, la conversation était </text:span><text:soft-page-break/><text:span text:style-name="T219">répétitive et centrée sur son bien-être. Sa vie était heureuse et basée sur des plaisirs simples. Il avait acheté une Simca 1000 dont il</text:span></text:p>
      <text:p text:style-name="P78"/>
      <text:p text:style-name="P289"><text:span text:style-name="T334">Illustration </text:span><text:span text:style-name="T334"><text:sequence text:ref-name="refIllustration24" text:name="Illustration" text:formula="ooow:Illustration+1" style:num-format="1">25</text:sequence></text:span><text:span text:style-name="T334">: Simca 1000</text:span></text:p>
      <text:p text:style-name="P233">Source : Wikipédia</text:p>
      <text:p text:style-name="P375">Simca_1000.jpg</text:p>
      <text:p text:style-name="P310"/>
      <text:p text:style-name="P78"/>
      <text:p text:style-name="P78"/>
      <text:p text:style-name="P78"/>
      <text:p text:style-name="P78"><text:span text:style-name="T219">était très satisfait. À la belle saison, il allait passer la journée du lundi au bord de la mer. Sa destination préférée était la plage de Bray-Dunes</text:span><text:span text:style-name="T219"><text:note text:id="ftn7" text:note-class="footnote"><text:note-citation>7</text:note-citation><text:note-body><text:p text:style-name="P199"><text:s/><text:span text:style-name="T372">Bray-Dunes : en partant de Dunkerque, cette plage est la dernière avant d’arriver à la frontière belge. Elle se situe après celle de Zuidcoote </text:span><text:span text:style-name="T376">plus connue de part les événements de la seconde guerre mondiale et de son film « Week-end à </text:span><text:span text:style-name="T372">Zuidcoote » </text:span><text:span text:style-name="T376">dont le rôle principal est tenu par Jean-Paul Belmondo</text:span><text:span text:style-name="T375">.</text:span></text:p></text:note-body></text:note></text:span><text:span text:style-name="T219">. Son second élément de confort était la télévision en couleur. Il aimait beaucoup les documentaires. Il expliquait que les regarder lui permettait de voyager dans le monde entier. En l’écoutant, je me disais que voyager était également mon plaisir mais que je préférais voir les paysages dans leur réalité. Maintenant que j’écris ces lignes mon jugement s’est modifié. J’aime toujours les voyages. Mais j’aime de plus en plus regarder à la télévision des documentaires. Je découvre ainsi des paysages que je n’aurais sans doute pas la possibilité de voir autrement. Voilà, je n’ai pas oublié mon petit coiffeur de la rue de la Cloche. Son mode de pensée est resté pour moi un modèle que j’ai adapté à ma situation.</text:span></text:p>
      <text:h text:style-name="P532" text:outline-level="2"><text:bookmark-start text:name="__RefHeading___Toc8363_1833629814"/>Tupperware<text:bookmark-end text:name="__RefHeading___Toc8363_1833629814"/></text:h>
      <text:p text:style-name="P295"><text:span text:style-name="T334">Illustration </text:span><text:span text:style-name="T334"><text:sequence text:ref-name="refIllustration25" text:name="Illustration" text:formula="ooow:Illustration+1" style:num-format="1">26</text:sequence></text:span><text:span text:style-name="T334">:</text:span></text:p>
      <text:p text:style-name="P234">Marie Françoise Delpierre et Monsieur Voussen lors d'un séminaire Tupperware</text:p>
      <text:p text:style-name="P376">tupperware_seminaire.pdf</text:p>
      <text:p text:style-name="P104">Tupperware est un long chapitre. De 1954 à 1960 la situation financière de notre famille n’était pas brillante. Après sa période de chômage, notre père avait progressé dans sa situation professionnelle, sa clientèle lui assurait un c<text:span text:style-name="T330">a</text:span>rnet de commandes en progression. Toutefois, cette progression restait insuffisante pour combler les besoins familiaux. Notre mère invoquait fréquemment le <text:span text:style-name="T473">besoin </text:span>d’argent. <text:span text:style-name="T331">Les autres membres de notre famille affichaient des niveaux de vie nettement plus conséquents. Elle avait acquis une machine à tricoter pour pourvoir à une part de notre habillement. Les inégalités familiales créaient des tensions pouvant aller, chez elle, jusqu’à évoquer le pouvoir de l’argent. Visiblement, elle préparait une revanche et était prête à canaliser toute son énergie pour se sortir de cette situation. C’est dans le courant de l’année 1960 qu’elle démarre chez Tupperware. Elle prend d’abord la casquette de démonstratrice. Elle multiplie rapidement les réunions et son chiffre d’affaire devient vite conséquent. Sa nouvelle activité modifie les habitudes familiales, chaque enfant est invité à prendre davantage de responsabilités. Entre temps Stéphane et Jean-Pierre ont pris leur autonomie. Stéphane a fait son service militaire partiellement au Maroc, il s’est ensuite marié avec Michèle Simon, il profite du soutien de Louis Duprez qui l’oriente vers une situation chez Davum. Jean-Pierre s’est engagé dans l’armée en tant que parachutiste, il participe à une mission à Chypre puis en Égypte (Port Saïd). Patrick a réussi son CAP d’ajusteur et démarre une activité professionnelle chez Malard qui sera interrompue par son service militaire effectué </text:span><text:soft-page-break/><text:span text:style-name="T331">partiellement en Algérie. Chantal a seize ans, j’en ai quatorze et Bernard dix. L’activité Tupperware prend de l’importance, notre mère prend au fil du temps davantage de responsabilités, elle passe du statut de démonstratrice à celui de monitrice correspondant à l’encadrement de plusieurs démonstratrices. Notre père prend en charge l’intendance, le secrétariat, la comptabilité et le colisage. Périodiquement, les marchandises étaient mises à disposition par la concession de Roubaix dirigée par Monsieur Voussen. Les journées mémorables dont je me souviens sont celle dites des « colis ». la première phase consistait au transport de la livraison entre Roubaix et notre domicile de Tourcoing. Puis notre père mettait à profit ses excellentes qualités d’administrateur au service des besoins du magasinage. Dans la salle à manger, sur la table équipée de ses deux rallonges, il étalait en vrac l’ensemble des marchandises. La phase suivante consistait en la distribution en regard des commandes individuelles de chaque cliente. Au final, la phase de vérification où invariablement des manquants étaient identifiés, il fallait alors trouver l’erreur ! Quand le dispatching était terminé, il appartenait à notre mère de s’occuper des livraisons de ses clientes. J’ai un peu participé à cette activité, mon rôle était principalement de lui tenir compagnie. De manière certaine, les jours des « colis », l’ambiance dans la maison était plutôt tendue. Il valait mieux raser les murs que de se mêler à l’activité qui s’y déroulait ! Bien sûr, cette nouvelle situation a progressivement amélioré l’aisance financière de la famille. Un avantage significatif était en la faveur des plus jeunes dont je faisais partie. C’est d’ailleurs à cette époque que j’ai quitté les Frères de Tourcoing pour Saint-Jean-Baptiste de la Salle à Lille. Cet établissement est également tenu par les Frères des écoles chrétiennes. La carrière de notre mère chez Tupperware s’étend de 1960 jusqu’à environ 1985. Cette entreprise américaine fait appel à une organisation d’avant-garde et des méthodes de management qui lui sont propres. Le jargon américain est de rigueur : meeting, </text:span><text:soft-page-break/><text:span text:style-name="T331">training, etc. Chaque année, pour récompenser les meilleures vendeuses, un séminaire fastueux est organisé.</text:span></text:p>
      <text:h text:style-name="P532" text:outline-level="2"><text:bookmark-start text:name="__RefHeading___Toc8365_1833629814"/>Permis de conduire<text:bookmark-end text:name="__RefHeading___Toc8365_1833629814"/></text:h>
      <text:p text:style-name="P416">Illustration <text:sequence text:ref-name="refIllustration26" text:name="Illustration" text:formula="ooow:Illustration+1" style:num-format="1">27</text:sequence>: Permis de conduire</text:p>
      <text:p text:style-name="P188">permis_de_conduire.pdf</text:p>
      <text:p text:style-name="P109"/>
      <text:p text:style-name="P110">1965 est l’année de mon permis de conduire. Dès la fin de 1964, <text:span text:style-name="T439">avant mes 18 ans, </text:span>je me suis inscrit à l’auto-école, <text:span text:style-name="T439">j’ai commencé à prendre des leçons de conduite et à apprendre par cœur le code de la route. Peu après ma date anniversaire (28/12/1946), en janvier 1965, j’ai passé mon permis de conduire, j’ai réussi le code de la route et j’ai raté la conduite car je n’avais pas réussi le créneau. Je l’ai passé une deuxième fois et j’ai encore raté le créneau. Mon troisième passage devait être planifié avant l’été. Un événement est alors survenu. Ma sœur Chantal s’était inscrite dans la même auto-école. Elle venait de trouver un poste de secrétaire chez Tupperware et avait besoin urgemment de se déplacer quotidiennement entre Tourcoing et Roubaix. Le moniteur de l’auto-école m’a demandé si j’étais d’accord pour lui céder le créneau qui m’était réservé. J’ai bien sûr accepté. Chantal a réussi du premier coup et dans la foulée s’est acheté une 2 CV. Peu après mon retour de Grèce, le 31 août, je l’ai passé une troisième fois et j’ai encore raté le créneau mais l’examinateur qui en avait ras le bol de me voir me l’a quand même accordé. Je pouvais alors conduire officiellement, en effet, cela faisait déjà un an que je conduisais sans le précieux triptyque rouge. Il faut dire que j’avais subi l’excellente influence de mon ami Philippe Campion ! Il avait commencé à l’âge de huit ans, puis avait cessé de conduire à l’âge de onze ans car sa mère lui avait interdit à la suite de la mort de son mari dans un accident de voiture. Pour en revenir à Philippe, quand il s’est présenté à l’auto-école à l’age de dix-sept </text:span><text:soft-page-break/><text:span text:style-name="T439">ans et demi, le moniteur lui a demandé s’il avait déjà conduit, il a répondu que cela faisait environ six ans qu’il n’avait plus conduit !</text:span></text:p>
      <text:p text:style-name="P108">Mon père me prêtait à cette époque la voiture familiale qui était une Peugeot 404. Elle était idéale pour les performance de vitesse. Je l’utilisais pour aller suivre mes cours à Lille. Je me suis attiré <text:span text:style-name="T440">la jalousie de mes professeurs qui roulaient dans des voitures minables. Je me suis rendu compte que le fait d’avoir une voiture permettait de séduire plus facilement les jeunes-filles. Le bon dieu devait certainement me protéger car j’ai fait les 400 coups avec cette voiture et je n’ai jamais eu le moindre accrochage ! Par contre, ma mère qui utilisait également ce puissant véhicule a eu un accident assez grave et la belle 404 s’est retrouvée à la casse.</text:span></text:p>
      <text:p text:style-name="P108"/>
      <text:h text:style-name="P523" text:outline-level="2"><text:bookmark-start text:name="__RefHeading___Toc8367_1833629814"/><text:span text:style-name="T503">O</text:span>rigines flamandes<text:bookmark-end text:name="__RefHeading___Toc8367_1833629814"/></text:h>
      <text:p text:style-name="P296"><text:span text:style-name="T334">Illustration </text:span><text:span text:style-name="T334"><text:sequence text:ref-name="refIllustration27" text:name="Illustration" text:formula="ooow:Illustration+1" style:num-format="1">28</text:sequence></text:span><text:span text:style-name="T334">:</text:span></text:p>
      <text:p text:style-name="P218">Flandre française</text:p>
      <text:p text:style-name="P248">Source Wikipédia</text:p>
      <text:p text:style-name="P391">flandre_francaise.png</text:p>
      <text:p text:style-name="P324"/>
      <text:p text:style-name="P113">Les Flandres, la Belgique, la Wallonie, les problèmes linguistiques,</text:p>
      <text:p text:style-name="P114"><text:span text:style-name="T302">I</text:span><text:span text:style-name="T287">l est relativement compliqué d’e</text:span><text:span text:style-name="T314">n</text:span><text:span text:style-name="T287"> parler sans risquer de se tromper tellement ces sujets sont complexes. Les puristes sont invités à consulter Wikipédia et en particulier le </text:span><text:span text:style-name="T311">portail « Flandres</text:span><text:span text:style-name="T311"><text:note text:id="ftn8" text:note-class="footnote"><text:note-citation>8</text:note-citation><text:note-body><text:p text:style-name="P31"><text:tab/>https://fr.wikipedia.org/wiki/Portail:Flandres</text:p></text:note-body></text:note></text:span><text:span text:style-name="T311"> ». </text:span><text:span text:style-name="T557">En ce qui me concerne, j’en parlerai en me limitant à mes connaissances.</text:span></text:p>
      <text:p text:style-name="P112">Contrairement à ce que mes parents m’ont inculqué, je me revendique Flamand. <text:span text:style-name="T276">Suite à réflexion, s</text:span>i mes parents ont <text:span text:style-name="T276">dissimulé leurs origines, c’est qu’ils craignaient de se voir apposer l’étiquette de Flamand dans ce qu’elle avait de plus vulgaire. Nous avons vécu à <text:s/>Tourcoing donc bel et bien en pays flamand. Mon père est né dans </text:span><text:soft-page-break/><text:span text:style-name="T276">cette même ville et ma mère est née à Saint-Omer (Pas-de-Calais) également en pays flamand. Mes souvenirs des réunions de famille durant lesquelles nous chantions le P’tit Quinquin et le vivat flamand sont également des preuves de nos origines. Ce même constat de dissimulation est relativement fréquent dans de nombreuses familles des Hauts de France. Sur le plan linguistique, je n’ai jamais entendu d’autre langue que le français. À contrario, si nous franchissons la frontière belge nous sommes toujours en Flandres, les habitants parlent le flamand. Paradoxalement, dans la haute société, c’est le Français qui est usité en famille car reconnu comme langue culturelle. Pour illustrer le propos, durant mes études à Tournai, j’ai côtoyé un jeune étudiant flamand, originaire de Gand, qui parlait couramment le français et rencontrait des difficultés à parler le flamand tandis que l’on aurait pu supposer qu’il s’agissait de sa langue maternelle. </text:span></text:p>
      <text:h text:style-name="P492" text:outline-level="1"><text:bookmark-start text:name="__RefHeading___Toc5145_3708041463"/>Études secondaires<text:bookmark-end text:name="__RefHeading___Toc5145_3708041463"/></text:h>
      <text:p text:style-name="P290"><text:span text:style-name="T334">Illustration </text:span><text:span text:style-name="T334"><text:sequence text:ref-name="refIllustration28" text:name="Illustration" text:formula="ooow:Illustration+1" style:num-format="1">29</text:sequence></text:span><text:span text:style-name="T334">:</text:span></text:p>
      <text:p text:style-name="P203"><text:span text:style-name="T334">Jean-Baptiste de La Salle </text:span><text:span text:style-name="T378">(1651 – 1719) par Pierre Léger. </text:span></text:p>
      <text:p text:style-name="P236">Source : Wikipédia</text:p>
      <text:p text:style-name="P378">sjb_DeLasalle_Leger.jpg</text:p>
      <text:p text:style-name="P311"/>
      <text:p text:style-name="P79">En septembre 1961, je suis entré en classe de <text:span text:style-name="T536">quatrième </text:span>à Saint- Jean-Baptiste de la Salle à Lille. Cette école était tenue par les Frères des écoles chrétiennes, dans la continuité avec mes classes de <text:span text:style-name="T536">sixième</text:span> et <text:span text:style-name="T536">cinquième</text:span> à Tourcoing <text:span text:style-name="T228">ainsi que de celles du primaire</text:span>. Toutefois, ce choix présent<text:span text:style-name="T229">ait</text:span> l’inconvénient de la distance porte à porte d’environ <text:span text:style-name="T536">quinze kilomètres</text:span>. Au préalable <text:span text:style-name="T228">et pour une filière équivalente</text:span>, mon inscription avait également <text:span text:style-name="T230">été </text:span>faite à <text:span text:style-name="T231">l’EIC</text:span><text:span text:style-name="T231"><text:note text:id="ftn9" text:note-class="footnote"><text:note-citation>9</text:note-citation><text:note-body><text:p text:style-name="P465"><text:span text:style-name="T506">É</text:span><text:span text:style-name="T531">cole </text:span><text:span text:style-name="T532">I</text:span><text:span text:style-name="T531">ndustrielle et </text:span><text:span text:style-name="T532">C</text:span><text:span text:style-name="T531">ommerciale</text:span></text:p></text:note-body></text:note></text:span><text:span text:style-name="T231"> de Tourcoing qui a contrario se trouvait à cinquante mètres de notre domicile. À cette époque, c’est ma mère qui en avait décidé ainsi et je ne m’étais pas posé</text:span> <text:span text:style-name="T228">la question du pourquoi de ce choix. À posteriori, maintenant que j’écris ces lignes, je suis en situation de pouvoir l’analyser. En comparant les deux écoles, l’une est privée, coûteuse et éloignée, l’autre est publique, peu onéreuse et très proche. En conclusion, il me semble très vraisemblable que le côté catho l’ait emporté d’autant que l’aspect financier ne se posait plus grâce au travail de ma mère. Paradoxalement, la mère de Philippe Campion, copain connu à l’école des Frères de Tourcoing, avait <text:s/>fait le même choix. Aujourd’hui, je me représente l’importance de tous ces trajets ayant occasionné fatigue et perte de temps. En outre, j’ai perçu l’enseignement religieux comme une overdose qui m’a asphyxié à petit feu en m’éloignant progressivement de toute </text:span><text:soft-page-break/><text:span text:style-name="T228">possibilité de croyance en Dieu. Pourquoi cet acharnement ? Évidemment, on ne refait pas l’histoire !</text:span></text:p>
      <text:p text:style-name="P80">L<text:span text:style-name="T232">a filière</text:span> <text:span text:style-name="T233">suivie </text:span>était ce<text:span text:style-name="T234">lle </text:span>qui de nos jours aboutit à un baccalauréat professionnel. La spécialité était l’électronique. <text:span text:style-name="T234">La technologie, liée à c</text:span>ette discipline, <text:span text:style-name="T234">était et est toujours </text:span>en perpétuelle évolution. <text:span text:style-name="T234">J’ai </text:span>découv<text:span text:style-name="T234">ert les lampes, baptisées ensuite tubes électroniques puis les transistors.</text:span></text:p>
      <text:p text:style-name="P81">En parallèle à cette filière scientifique, <text:span text:style-name="T235">au sein de cette même école, existait une filière commerciale.</text:span></text:p>
      <text:p text:style-name="P290"><text:span text:style-name="T334">Illustration </text:span><text:span text:style-name="T334"><text:sequence text:ref-name="refIllustration29" text:name="Illustration" text:formula="ooow:Illustration+1" style:num-format="1">30</text:sequence></text:span><text:span text:style-name="T334">:</text:span></text:p>
      <text:p text:style-name="P217">Le tramway <text:span text:style-name="T537">ELRT</text:span></text:p>
      <text:p text:style-name="P205"><text:span text:style-name="T507">É</text:span><text:span text:style-name="T533">lectrique - </text:span>Lille - Roubaix – Tourcoing</text:p>
      <text:p text:style-name="P237">Source : Wikipédia</text:p>
      <text:p text:style-name="P379">mongy.jpg</text:p>
      <text:p text:style-name="P312"/>
      <text:p text:style-name="P82">Au fil du temps, le déplacement quotidien <text:span text:style-name="T236">a</text:span> été <text:span text:style-name="T237">effectu</text:span>é de diverses manières. La première, par les transports en communs <text:span text:style-name="T238">(une heure environ)</text:span>, <text:span text:style-name="T238">deux tramways successifs : un</text:span> premier (ELRT, <text:span text:style-name="T239">selon photo</text:span>) <text:span text:style-name="T238">entre le centre de Tourcoing et celui de Lille</text:span>, <text:span text:style-name="T240">un autre pour rejoindre le collège. La seconde à vélo (trente-cinq minutes sportives). La troisième en Mobylette (trente minutes). La quatrième en voiture (trente minutes) et en covoiturage. L’axe routier qui relie Lille, Roubaix et Tourcoing est appelé le grand boulevard. Il a été créé au début du XX</text:span><text:span text:style-name="T223">ème</text:span><text:span text:style-name="T238"> siècle par Alfred Mongy, ingénieur Arts et Métiers, d’une largeur de 50 mètres (70 mètres pour les champs Élysées). Lors de cette création, l’ingénieur a été accusé d’avoir la folie des grandeurs ! En 1961, il était déjà saturé aux heures de pointe ! Il est équipé d’une voie centrale, d’une double voie ferrée pour les tramways, <text:s/>de deux allées latérales pour desservir les habitations, une piste cavalière et une piste cyclable.</text:span></text:p>
      <text:p text:style-name="P83">Les professeurs <text:span text:style-name="T241">étaient soit religieux, soit laïcs. Les frères s’appelaient frère suivi de leur prénom et enseignaient une partie </text:span><text:soft-page-break/><text:span text:style-name="T241">des matières générales, la religion en particulier. Les laïcs <text:s/>s’appelaient Monsieur suivi de leur nom de famille, ils enseignaient également certaines matières générales ainsi que les matières spécifiques à notre filière comme l’électricité, l’électronique et les travaux pratiques.</text:span></text:p>
      <text:p text:style-name="P85">La religion<text:note text:id="ftn10" text:note-class="footnote"><text:note-citation>10</text:note-citation><text:note-body><text:p text:style-name="P437">Sans avoir un souvenir précis le coefficient attribué à la religion était conséquent en regard des autres matières.</text:p></text:note-body></text:note> était enseigné<text:span text:style-name="T229">e</text:span> par Frère Maurice. Il prétendait qu’avoir de bons résultats dans cette matière étaient la clé de la réussite dans les autres matières. Évidemment<text:span text:style-name="T242">, cette prétention a provoqué chez moi une réaction et m’a fait prendre le contre-pied. Mes résultats en religion étaient naturellement très médiocres et je m’efforçais d’obtenir des résultats conséquents dans les autres matières pour maintenir une moyenne générale honorable.</text:span></text:p>
      <text:p text:style-name="P86">La confession, une sorte de petite boîte aux lettres invitait les élèves <text:span text:style-name="T229">à</text:span> y introduire leur nom ce qui signifiait leur intention <text:span text:style-name="T229">de</text:span> se confesser. Je n’ai pas souvenir <text:span text:style-name="T237">d’</text:span>y avoir adhér<text:span text:style-name="T229">é</text:span> !</text:p>
      <text:p text:style-name="P86">Si mes souvenirs ne me font pas défaut, il y avait également une messe hebdomadaire obligatoire.</text:p>
      <text:p text:style-name="P290"><text:span text:style-name="T334">Illustration </text:span><text:span text:style-name="T334"><text:sequence text:ref-name="refIllustration30" text:name="Illustration" text:formula="ooow:Illustration+1" style:num-format="1">31</text:sequence></text:span><text:span text:style-name="T334">:</text:span></text:p>
      <text:p text:style-name="P203"><text:span text:style-name="T334"><text:s/></text:span><text:span text:style-name="T382">Cardinal et archevèque Philippe Barbarin</text:span></text:p>
      <text:p text:style-name="P225">(source Wikipédia)</text:p>
      <text:p text:style-name="P363">'Philippe_Barbarin_(cropped).jpg'</text:p>
      <text:h text:style-name="P523" text:outline-level="2"><text:bookmark-start text:name="__RefHeading___Toc7146_2233911976"/>Abus sexuels<text:bookmark-end text:name="__RefHeading___Toc7146_2233911976"/></text:h>
      <text:p text:style-name="P39"><text:span text:style-name="T475">Des abus sexuels sur un adolescent ont été dénoncés par les parents de la victime. Ils ont exigé et obtenu la mutation du religieux concerné. Entre les élèves, cette information a été véhiculée par le bouche-à-oreille. L’« affaire » a été vite étouffée puis oubliée ! Une minorité a dû en connaître les détails. Aujourd’hui, alors que j’écris ces lignes, le journal Ouest-France édite de nombreux articles à </text:span><text:soft-page-break/><text:span text:style-name="T475">propos de la commission indépendante sur les abus sexuels dans l’église. Jean-Marc Sauvé en est son président. Elle vient de remettre (6 octobre 2021) les conclusions de son enquête. Un véritable désastre ! L’église n’a plus d’autre alternative que de plaider coupable. </text:span><text:span text:style-name="T19">Elle est bouleversée, exprime sa honte et son effroi</text:span><text:span text:style-name="T19"><text:note text:id="ftn11" text:note-class="footnote"><text:note-citation>11</text:note-citation><text:note-body><text:p text:style-name="P438">Titre d’Ouest-France du 07 octobre 2021 qui reprend les mots prononcés par Mgr Éric de Moulins-Beaufort.</text:p></text:note-body></text:note></text:span><text:span text:style-name="T476">. Le film de François Ozon « Grâce à Dieu » est sorti en 2018 et diffusé sur France 2 le 18 octobre 2021. Il illustre parfaitement les abus sexuels </text:span>du prêtre <text:span text:style-name="T243">Bernard Preynat</text:span> <text:span text:style-name="T244">pour lequel Philippe Barbarin a été condamné en première instance en mars 2019, à six mois de prison avec sursis, pour ne pas avoir signalé à la justice les agissements pédocriminels de Bernard Preynat (voir article Ouest France page suivante).</text:span></text:p>
      <text:h text:style-name="P523" text:outline-level="2"><text:bookmark-start text:name="__RefHeading___Toc7148_2233911976"/>La cour de récréation<text:bookmark-end text:name="__RefHeading___Toc7148_2233911976"/></text:h>
      <text:p text:style-name="P83">La cour de récréation, <text:span text:style-name="T245">celle du Collège Saint-Pierre accessible dans certains créneaux horaires, était réservée au football. Dans la nôtre c’était le volleyball. Sinon, sous le préau, c’était la discussion en fumant une</text:span> cigarette, <text:span text:style-name="T245">ce qui était interdit. J’ai le souvenir du surveillant général (surnommé Cyrano à cause de son nez proéminent) qui m’a surpris en flagrant délit et qui m’a administré un magistral coup de pied au cul et qui m’a infligé la punition de balayage de la cours.</text:span></text:p>
      <text:h text:style-name="P523" text:outline-level="2"><text:bookmark-start text:name="__RefHeading___Toc7150_2233911976"/>Les diplômes<text:bookmark-end text:name="__RefHeading___Toc7150_2233911976"/></text:h>
      <text:p text:style-name="P87">J’ai obtenu un CAP de monteur câbleur en électronique ainsi qu’un Brevet d’Enseignement Industriel (BEI). La fili<text:span text:style-name="T237">è</text:span>re se terminait par une classe <text:span text:style-name="T233">terminale </text:span>dite « Spéciale » qui consistait en une mise à niveau facilitant l’entrée dans certaines écoles d’ingénieur.</text:p>
      <text:p text:style-name="P87"><text:soft-page-break/>J’ai toujours été admiratif du métier de monteur câbleur qui est malheureusement assez peu connu du grand public.</text:p>
      <text:p text:style-name="P475"><text:s/></text:p>
      <text:p text:style-name="P352">Illustration <text:sequence text:ref-name="refIllustration31" text:name="Illustration" text:formula="ooow:Illustration+1" style:num-format="1">32</text:sequence>: Photo de classe</text:p>
      <text:p text:style-name="P239">Professeur titulaire : Frère Maurice</text:p>
      <text:p text:style-name="P380">sjb_photo_de_classe.jpg</text:p>
      <text:p text:style-name="P313"/>
      <text:p text:style-name="P239"/>
      <text:p text:style-name="P84"/>
      <text:p text:style-name="P84"/>
      <text:p text:style-name="P84"/>
      <text:p text:style-name="P84"/>
      <text:p text:style-name="P84"/>
      <text:p text:style-name="P84"/>
      <text:p text:style-name="P84"/>
      <text:p text:style-name="P84"/>
      <text:p text:style-name="P84"/>
      <text:p text:style-name="P84"/>
      <text:p text:style-name="P84"/>
      <text:p text:style-name="P238">Illustration <text:sequence text:ref-name="refIllustration32" text:name="Illustration" text:formula="ooow:Illustration+1" style:num-format="1">33</text:sequence>: L'ex-prêtre Bernard Preynat incarcéré</text:p>
      <text:p text:style-name="P238">Source : Ouest-France du 18/11/2021</text:p>
      <text:p text:style-name="P381">bernard_preynat.pdf</text:p>
      <text:p text:style-name="P315"/>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h text:style-name="P523" text:outline-level="2"><text:bookmark-start text:name="__RefHeading___Toc7152_2233911976"/>Les copains<text:bookmark-end text:name="__RefHeading___Toc7152_2233911976"/></text:h>
      <text:p text:style-name="P83"><text:span text:style-name="T237">On se </text:span>faisait facilement <text:span text:style-name="T237">des copains </text:span>et par affinités. De la même classe, Philippe Campion, Patrick Léonhardt, François Ténèze, Francis Planque. De la filière commerciale, Jacques-Yves Pruvost et Danchain dont j’ai oublié le prénom.</text:p>
      <text:p text:style-name="P291"><text:span text:style-name="T334">Illustration </text:span><text:span text:style-name="T334"><text:sequence text:ref-name="refIllustration33" text:name="Illustration" text:formula="ooow:Illustration+1" style:num-format="1">34</text:sequence></text:span><text:span text:style-name="T334">: Mobylette bleue</text:span></text:p>
      <text:p text:style-name="P240">Source : Wikipédia</text:p>
      <text:p text:style-name="P382">280px-Mobylette_cycle_motor.jpg</text:p>
      <text:p text:style-name="P314"/>
      <text:p text:style-name="P40"><text:span text:style-name="T266">Philippe Campion</text:span><text:span text:style-name="T258">, fils d’une famille de </text:span><text:span text:style-name="T254">neuf</text:span><text:span text:style-name="T258"> enfants était turbulent, rigolard, doué dans les matières scientifique</text:span><text:span text:style-name="T259">s</text:span><text:span text:style-name="T258"> mais peu enclin à travailler. </text:span><text:span text:style-name="T260">Il est issu d’une famille férue de mécanique automobile. </text:span><text:span text:style-name="T248">Il a perdu l’un de ses oncles lors de la tragédie</text:span><text:span text:style-name="T247"> des 24 Heures du Mans </text:span><text:span text:style-name="T248">en 1955 et son père à la même époque dans un accident de voiture près de la ville d’</text:span><text:bookmark text:name="firstHeading"/><text:span text:style-name="T248">Hazebrouck dans le département du Nord.</text:span></text:p>
      <text:p text:style-name="P40"><text:span text:style-name="T248">Durant ces années passées avec lui, la mobylette était au centre de toutes les conversations et était l’objet de performances en tout genre. </text:span><text:span text:style-name="T249">Plusieurs</text:span><text:span text:style-name="T248"> d’entre nous en posséd</text:span><text:span text:style-name="T250">aient</text:span><text:span text:style-name="T248"> une. </text:span><text:span text:style-name="T251">Je me souviens précisément du trio Campion/Danchain/Leruste. </text:span><text:span text:style-name="T252">Pour nous protéger de la pluie mais également pour nous </text:span><text:span text:style-name="T253">faire remarquer</text:span><text:span text:style-name="T252">, nous avions adopté le ciré jaune. Nous pouvons imagin</text:span><text:span text:style-name="T249">er</text:span><text:span text:style-name="T252"> les </text:span><text:span text:style-name="T254">trois</text:span><text:span text:style-name="T252"> ados que nous étions, chacun équipé de ce fameux ciré jaune, sur leur mobylette bleue, ayant pour objectif la performance de vitesse. Nous avions pris nos habitudes au café de la Paix </text:span><text:span text:style-name="T255">de Lille </text:span><text:span text:style-name="T252">où nous consommions invariablement du lait grenadine ! </text:span><text:span text:style-name="T253">Les discussions allaient bon train, nous rêvions </text:span><text:span text:style-name="T252"><text:s/></text:span><text:span text:style-name="T253">de véhicule</text:span><text:span text:style-name="T254">s</text:span><text:span text:style-name="T253"> plus performant</text:span><text:span text:style-name="T254">s</text:span><text:span text:style-name="T253"> que le nôtre, en particulier de la marque Paloma qui déclinait plusieurs modèles désignés </text:span><text:span text:style-name="T256">par </text:span><text:span text:style-name="T253">de</text:span><text:span text:style-name="T256">s</text:span><text:span text:style-name="T253"> noms ronflants : Strada, Super Strada, Super Strada Flash. </text:span></text:p>
      <text:p text:style-name="P352"><text:soft-page-break/></text:p>
      <text:p text:style-name="P291"><text:span text:style-name="T334">Illustration </text:span><text:span text:style-name="T334"><text:sequence text:ref-name="refIllustration34" text:name="Illustration" text:formula="ooow:Illustration+1" style:num-format="1">35</text:sequence></text:span><text:span text:style-name="T334">: Paloma</text:span></text:p>
      <text:p text:style-name="P262">Source : Wikipédia</text:p>
      <text:p text:style-name="P356">paloma.jpg</text:p>
      <text:p text:style-name="P338"/>
      <text:p text:style-name="P39"><text:span text:style-name="T253">Sur la piste cyclable du grand boulevard, la figure la plus remarquable a été </text:span><text:span text:style-name="T257">celle qui consiste </text:span><text:span text:style-name="T253">de rouler à </text:span><text:span text:style-name="T257">trois</text:span><text:span text:style-name="T253"> de front. </text:span><text:span text:style-name="T255">Cela nous a valu d’être repér</text:span><text:span text:style-name="T250">és</text:span><text:span text:style-name="T255"> par les flics qui ont dressé un procès-verbal. Nos pères ont été convoqués au tribunal, il s’en </text:span><text:span text:style-name="T250">est</text:span><text:span text:style-name="T255"> suivi une am</text:span><text:span text:style-name="T257">e</text:span><text:span text:style-name="T255">nde ainsi que </text:span><text:span text:style-name="T257">le</text:span><text:span text:style-name="T255">s recommandations d’usage. Pour moi, c’était le premier contact avec la justice et je m’en foutais royalement.</text:span></text:p>
      <text:p text:style-name="P291"><text:span text:style-name="T334">Illustration </text:span><text:span text:style-name="T334"><text:sequence text:ref-name="refIllustration35" text:name="Illustration" text:formula="ooow:Illustration+1" style:num-format="1">36</text:sequence></text:span><text:span text:style-name="T334">:</text:span></text:p>
      <text:p text:style-name="P260"><text:span text:style-name="T185">Philippe Campion</text:span> <text:span text:style-name="T489">(1946 – 2020)</text:span></text:p>
      <text:p text:style-name="P357">philippe_campion.png</text:p>
      <text:p text:style-name="P336"/>
      <text:p text:style-name="P426">Philippe a poursuivi ses études de la 4ème à la 1ère. Lors du passage dans la classe terminale, il a été recalé. Pour obtenir une explication, sa mère est entrée en contact avec le directeur de l’établissement qui lui a dit : votre fils est devenu indésirable, cette phrase est restée gravée dans sa mémoire, il nous l’a redite 50 ans plus tard. Quelques années avant son décès en 2020, Il a réalisé un important travail de recherche. À partir de deux photos de classe (ci-dessus et ci-dessous) et de la plateforme « Les copains d’avant », il a réussi à entrer en contact et à retrouver la majorité des élèves de la classe. Le résultat se concrétise par la deuxième photo, sur laquelle il a affecté un numéro à chaque élève, associée à une liste des élèves complétée de commentaires et à une liste des professeurs.</text:p>
      <text:p text:style-name="P433">Illustration <text:sequence text:ref-name="refIllustration36" text:name="Illustration" text:formula="ooow:Illustration+1" style:num-format="1">37</text:sequence>: Photo de classe avec M. Dutertre</text:p>
      <text:p text:style-name="P432">'version08.3.2 Avec n° DeLaSalle.pdf'</text:p>
      <text:p text:style-name="P431"/>
      <text:p text:style-name="P427"><text:soft-page-break/></text:p>
      <text:p text:style-name="P429">L<text:span text:style-name="T271">es élèves</text:span> :</text:p>
      <text:p text:style-name="P43"><text:span text:style-name="T186">1</text:span> – Jean Faure <text:span text:style-name="T185">2</text:span><text:span text:style-name="T272"> –</text:span> Marc Ménage <text:span text:style-name="T185">3</text:span> – Francis Duez <text:span text:style-name="T185">4</text:span> <text:span text:style-name="T272">–</text:span><text:span text:style-name="T185"> </text:span><text:span text:style-name="T272">Bernard</text:span><text:span text:style-name="T185"> </text:span><text:span text:style-name="T272">Nonnon</text:span><text:span text:style-name="T185"> 5</text:span> – ??<text:span text:style-name="T185"> </text:span></text:p>
      <text:p text:style-name="P43"><text:span text:style-name="T185">6</text:span> – Francis Cornille <text:span text:style-name="T185">7</text:span> – Régis Leruste <text:span text:style-name="T185">8</text:span> – Christian Hocq <text:span text:style-name="T185">9</text:span> – Jean-Pierre Carpentier</text:p>
      <text:p text:style-name="P43"><text:span text:style-name="T185">10</text:span> – Jean-Marie Salembier <text:span text:style-name="T185">11</text:span> – Patrick Léonhardt <text:span text:style-name="T185">12</text:span> – Patrick Dallière (? jpc)</text:p>
      <text:p text:style-name="P43"><text:span text:style-name="T185">13</text:span> – Gérard Leroy <text:span text:style-name="T185">14</text:span>.-.Bernard Meulin <text:span text:style-name="T185">15</text:span> – Philippe Campion </text:p>
      <text:p text:style-name="P43"><text:span text:style-name="T185">16</text:span><text:span text:style-name="T272"> –</text:span><text:span text:style-name="T185"> </text:span><text:span text:style-name="T272">Roland Pruvost ( ? jpc)</text:span></text:p>
      <text:p text:style-name="P43"><text:span text:style-name="T185">17</text:span> – <text:span text:style-name="T272">Francis Delevoye </text:span><text:span text:style-name="T185">(Ses parents étaient épicier-patissier pace de l’Église à WAMBRECHIES) (YL)</text:span> </text:p>
      <text:p text:style-name="P43"><text:span text:style-name="T185">18</text:span><text:span text:style-name="T272"> –</text:span><text:span text:style-name="T185"> </text:span><text:span text:style-name="T272">Jacky Vanlaere</text:span><text:span text:style-name="T185"> mais il était super pote avec GUILLUY (n° 27) (YL)</text:span></text:p>
      <text:p text:style-name="P43"><text:span text:style-name="T185">19</text:span> – Christian Dekester <text:span text:style-name="T185">20</text:span> – Bernard Brunelle <text:span text:style-name="T185">21</text:span> – Bernard Bouquet ( ? jpc)</text:p>
      <text:p text:style-name="P423"><text:span text:style-name="T185">22</text:span> – Bernard Obin ( ? jpc)Je crois qu’il était le plus âgé de la classe, il n’a pas été jusqu’au BEI ; il est parti travaillé chez Decoock magasin d’électronique de Lille (JPC)</text:p>
      <text:p text:style-name="P43"><text:span text:style-name="T185">23</text:span> – Jean-Claude Walbrou <text:s/><text:span text:style-name="T185">24</text:span> – Yves Lemort <text:span text:style-name="T185">25</text:span> - Alain Josse <text:s/></text:p>
      <text:p text:style-name="P43"><text:span text:style-name="T185">26</text:span> – François Ténèze François d’après Régis et t.b. en Français (PhC) </text:p>
      <text:p text:style-name="P43"><text:span text:style-name="T185">27</text:span><text:span text:style-name="T272"> -</text:span> <text:span text:style-name="T185"> </text:span><text:span text:style-name="T272">Gérard</text:span><text:span text:style-name="T185"> </text:span><text:span text:style-name="T272">Guilluy</text:span><text:span text:style-name="T185">, 28</text:span> – Jean-Marc Wellens <text:span text:style-name="T185">29</text:span> – Alain Sannier <text:span text:style-name="T185">30 </text:span><text:span text:style-name="T272">–</text:span> <text:span text:style-name="T272">Francis Plancke</text:span></text:p>
      <text:p text:style-name="P43"><text:span text:style-name="T185">31</text:span> – Jean-Luc Huyghe ( ? jpc) <text:span text:style-name="T185">32</text:span> – Jean-Yves Dumortier</text:p>
      <text:p text:style-name="P43"><text:span text:style-name="T185">33</text:span> – Jacky Lautem (soufflé par Francis et copain de Ménage)</text:p>
      <text:p text:style-name="P423"><text:span text:style-name="T185">34</text:span> – Robert Chabrier <text:span text:style-name="T185">(Ses parents ont tenu un bistrot ( ?) rue des Postes à LILLE, où j’ai eu l’occasion de le rencontrer. Robert a fait carrière à E.D.F) (YL)</text:span></text:p>
      <text:p text:style-name="P428">35 – Jean-Pierre Couvreur (son père était tanneur à Carvin (PhC) (OK) (YL) O.K. je l’ai eu au tél , mais malheureusement il n’a pas Internet. (PhC)</text:p>
      <text:p text:style-name="P425"><text:soft-page-break/></text:p>
      <text:p text:style-name="P430">Les profs :</text:p>
      <text:p text:style-name="P423">Mrs :Dutertre :<text:tab/>Math et Physique-Chimie</text:p>
      <text:p text:style-name="P423">Lauwers :<text:tab/>Histoire-Géo et français ??</text:p>
      <text:p text:style-name="P423">Poquet :<text:tab/>Manipulation</text:p>
      <text:p text:style-name="P430">Denvers :<text:tab/>Techno <text:s/>(surnom :Pingouin)</text:p>
      <text:p text:style-name="P423">Collet :<text:tab/>travaux pratique<text:span text:style-name="T273">s</text:span></text:p>
      <text:p text:style-name="P423">Les Frères :<text:tab/>Maurice :<text:tab/>Cathé <text:s/>(en 3ème pour moi PhC)</text:p>
      <text:p text:style-name="P423">Fidèle :<text:tab/>?? et Cathé <text:s/>(en 1<text:span text:style-name="T221">ère</text:span> pour moi PhC)</text:p>
      <text:p text:style-name="P423"/>
      <text:p text:style-name="P425"/>
      <text:h text:style-name="P523" text:outline-level="2"><text:bookmark-start text:name="__RefHeading___Toc7154_2233911976"/>Une rencontre 50 ans après<text:bookmark-end text:name="__RefHeading___Toc7154_2233911976"/></text:h>
      <text:p text:style-name="P424"><text:span text:style-name="T261">Dans la foulée,</text:span><text:span text:style-name="T262"> </text:span><text:span text:style-name="T263">Philippe </text:span><text:span text:style-name="T264">et Jean Faure ont</text:span><text:span text:style-name="T263"> organisé une rencontre </text:span><text:span text:style-name="T262">dans une auberge de la région lilloise. Des 35 élèves que nous étions, nous nous sommes retrouvés à 10. Ce fut une rencontre très chaleureuse. Une table était réservée aux anciens, une autre pour leur épouse et conjointe</text:span><text:span text:style-name="T265">. La photo ci-dessus témoigne de cette rencontre</text:span><text:span text:style-name="T262">.</text:span></text:p>
      <text:list xml:id="list3086920280" text:style-name="L4">
        <text:list-item>
          <text:p text:style-name="P576">Philippe Campion</text:p>
        </text:list-item>
        <text:list-item>
          <text:p text:style-name="P577">Jean-Marie Salembier</text:p>
        </text:list-item>
        <text:list-item>
          <text:p text:style-name="P578">Dominique Varlet (d’une autre classe que la n<text:span text:style-name="T273">ô</text:span>tre)</text:p>
        </text:list-item>
        <text:list-item>
          <text:p text:style-name="P577">Jean Faure</text:p>
        </text:list-item>
        <text:list-item>
          <text:p text:style-name="P577">Daniel Liénart<text:span text:style-name="T274"> (d’une autre classe que la nôtre)</text:span></text:p>
        </text:list-item>
        <text:list-item>
          <text:p text:style-name="P577">Jean-Pierre Carpentier</text:p>
        </text:list-item>
        <text:list-item>
          <text:p text:style-name="P578">Yves Lemort (Jean-Pierre et Régis se souviennent de sa présence)</text:p>
        </text:list-item>
        <text:list-item>
          <text:p text:style-name="P577">François Ténèze</text:p>
        </text:list-item>
        <text:list-item>
          <text:p text:style-name="P577">Régis Leruste</text:p>
        </text:list-item>
        <text:list-item>
          <text:p text:style-name="P577">Christian Hocq</text:p>
        </text:list-item>
      </text:list>
      <text:p text:style-name="P498"/>
      <text:p text:style-name="P261"><text:soft-page-break/></text:p>
      <text:p text:style-name="P261"/>
      <text:p text:style-name="P261">Illustration <text:sequence text:ref-name="refIllustration37" text:name="Illustration" text:formula="ooow:Illustration+1" style:num-format="1">38</text:sequence>:</text:p>
      <text:p text:style-name="P261">Photo <text:span text:style-name="T490">d</text:span>es anciens de <text:span text:style-name="T490">l’école Saint-Jean-Baptiste de la Salle</text:span></text:p>
      <text:p text:style-name="P358">sjb_3.JPG</text:p>
      <text:p text:style-name="P337"/>
      <text:p text:style-name="P154"><text:span text:style-name="T275">Durant cette rencontre, un t</text:span>our de table <text:span text:style-name="T275">a été proposé. Chacun a pris la parole pour évoquer les souvenirs de cette époque et donner un aperçu du parcours qu’il avait suivi.</text:span></text:p>
      <text:p text:style-name="P419">Illustration <text:sequence text:ref-name="refIllustration38" text:name="Illustration" text:formula="ooow:Illustration+1" style:num-format="1">39</text:sequence>: Vélo Solex (source Wikipédia) utilisé par Jean-Pierre Carpentier et Jacques-Yves Pruvost</text:p>
      <text:p text:style-name="P189">260px-Solex.jpg</text:p>
      <text:p text:style-name="P155"/>
      <text:p text:style-name="P151"><text:span text:style-name="T184">Jean-Pierre Carpentier</text:span> apporte les précisions suivantes :</text:p>
      <text:p text:style-name="P151">« <text:span text:style-name="T3">En 4ème, notre première année d'étude, en section industrie, se nommait 4èmeR, pour faire référence à Radioélectricité l'appellation donnée à ce moment pour devenir ensuite l'électronique. Voilà pourquoi on a commencé par étudier les "lampes" que l'on a nommé</text:span><text:span text:style-name="T26">es</text:span><text:span text:style-name="T3"> ensuite les tubes électroniques. Le professeur titulaire de cette année était Mr Lauwers.</text:span></text:p>
      <text:p text:style-name="P151"><text:span text:style-name="T3">En 3ème ou seconde, le titulaire était Mr Michel Dutertre, notre professeur de mathématiques, il avait institué la fonction de "</text:span><text:span text:style-name="T27">chef de classe</text:span><text:span text:style-name="T3">" assujetti</text:span><text:span text:style-name="T26">e</text:span><text:span text:style-name="T3"> </text:span><text:span text:style-name="T26">a</text:span><text:span text:style-name="T3">u pouvoir de relation avec la classe et les profs et </text:span><text:span text:style-name="T26">a</text:span><text:span text:style-name="T3">u respect de la discipline réglementaire de l'établissement. Je me souviens que vous m'aviez nommé par deux fois à ce poste élogieux. La photo de classe date de cette année-là.</text:span></text:p>
      <text:p text:style-name="P143"><text:s/>Dans l'organisation du collège il y avait le frère préfet, c'était lui qui surveillait le bon respect de la discipline imposée dans l'établissement. Il a ensuite disparu pour le remplacer par un "civil". Il faut se souvenir des mises en rang obligatoires pour entrer et sortir de classe, <text:span text:style-name="T273">qui</text:span> devaient se faire dans un silence total.</text:p>
      <text:p text:style-name="P143"><text:soft-page-break/>Je me souviens aussi de cette messe obligatoire, qui, comme toi, m'exaspérait d'autant plus qu'elle avait lieu le lundi matin alors que j'avais assisté la veille à l'office dominical par obligation parentale.</text:p>
      <text:p text:style-name="P151"><text:span text:style-name="T3">Durant les premières années de collège nous avions "atelier" le samedi après-midi en dehors de l'établissement nous nous y rendions individuellement mais surveillés de près ou de loin par un frère que l'on voyait parfois nous suivre en vélo.</text:span> »</text:p>
      <text:h text:style-name="P525" text:outline-level="2"><text:bookmark-start text:name="__RefHeading___Toc7156_2233911976"/><text:span text:style-name="T185">Jacques-Yves Pruvost </text:span><text:span text:style-name="T191">et</text:span> <text:s/><text:span text:style-name="T235">Agnès Leruste</text:span><text:bookmark-end text:name="__RefHeading___Toc7156_2233911976"/></text:h>
      <text:p text:style-name="P153"><text:span text:style-name="T235">Jacques-Yves Pruvost</text:span><text:span text:style-name="T493"> </text:span><text:span text:style-name="T235">suivait la filière commerciale, il est devenu un copain, il a rencontré ma cousine Agnès Leruste dont il est tombé amoureux. Malheureusement, Agnès est décédée d’un accident de voiture le 08 août 1966. À cette époque, il poursuivait un cycle d’études en Suisse. Jacques-Yves est resté un ami de la famille Leruste. Il s’est marié avec Clotilde Fry, Il est décédé à Chartres en 1983 également d’un accident de voiture.</text:span></text:p>
      <text:p text:style-name="P152"/>
      <text:p text:style-name="P26"><text:span text:style-name="T246">Cinq ans (1961-1966) de mon adolescence venai</text:span><text:span text:style-name="T267">en</text:span><text:span text:style-name="T246">t de se dérouler, il m’en reste globalement un bon souvenir. </text:span><text:span text:style-name="T268">J’allais maintenant franchir la frontière pour poursuivre mes études en Belgique.</text:span></text:p>
      <text:p text:style-name="P156"/>
      <text:h text:style-name="P494" text:outline-level="1"><text:bookmark-start text:name="__RefHeading___Toc5177_3222570802"/><text:span text:style-name="T505">É</text:span>tudes supérieures<text:bookmark-end text:name="__RefHeading___Toc5177_3222570802"/></text:h>
      <text:p text:style-name="P296"><text:span text:style-name="T334">Illustration </text:span><text:span text:style-name="T334"><text:sequence text:ref-name="refIllustration39" text:name="Illustration" text:formula="ooow:Illustration+1" style:num-format="1">40</text:sequence></text:span><text:span text:style-name="T334">:</text:span></text:p>
      <text:p text:style-name="P249">Les cinq tours romanes et le chœur gothique de la <text:span text:style-name="T185">cathédrale Notre-Dame de Tournai</text:span>. <text:s/>Source : Wikipédia</text:p>
      <text:p text:style-name="P392">Tournai_JPG002.jpg</text:p>
      <text:p text:style-name="P325"/>
      <text:p text:style-name="P135">En septembre 1966, je sui<text:span text:style-name="T287">s entré </text:span><text:span text:style-name="T303">à l’</text:span><text:span text:style-name="T185">É</text:span><text:span text:style-name="T302">cole </text:span><text:span text:style-name="T185">S</text:span><text:span text:style-name="T287">upé</text:span><text:span text:style-name="T303">ri</text:span><text:span text:style-name="T287">eure d’</text:span><text:span text:style-name="T185">I</text:span><text:span text:style-name="T287">ngénieur </text:span><text:span text:style-name="T185">T</text:span><text:span text:style-name="T287">echnicien (ÉSIT) située à Tournai en Belgique </text:span><text:span text:style-name="T304">(Wallonie)</text:span><text:span text:style-name="T287">. Le titre d’ingénieur-technicien est spécifique à la Belgique. Il se caractérise par </text:span><text:span text:style-name="T303">l’aboutissement d’</text:span><text:span text:style-name="T287">un cycle de 3 ans précédés d’une année <text:s/></text:span><text:span text:style-name="T305">préparatoire. Le niveau d’étude est supérieur à celui d’un BTS ou d’un IUT en France. Et il est inférieur à celui d’un diplôme d’ingénieur français qui correspond à un cycle de 5 ans après le baccalauréat. Aujourd’hui, l’ÉSIT a été englobée dans une organisation nationale qui porte le nom de </text:span><text:span text:style-name="T188">HELHa</text:span><text:span text:style-name="T302"> (</text:span><text:span text:style-name="T188">H</text:span><text:span text:style-name="T302">aute </text:span><text:span text:style-name="T185">É</text:span><text:span text:style-name="T302">cole </text:span><text:span text:style-name="T188">L</text:span><text:span text:style-name="T302">ouvain en </text:span><text:span text:style-name="T188">Ha</text:span><text:span text:style-name="T302">inaut). Géographiquement, elle regroupe </text:span><text:span text:style-name="T306">12</text:span><text:span text:style-name="T302"> villes </text:span><text:span text:style-name="T306">belges dont </text:span><text:span text:style-name="T307">celle de </text:span><text:span text:style-name="T306">Tournai.</text:span></text:p>
      <text:p text:style-name="P136"><text:span text:style-name="T306">Illustration </text:span><text:span text:style-name="T306"><text:sequence text:ref-name="refIllustration40" text:name="Illustration" text:formula="ooow:Illustration+1" style:num-format="1">41</text:sequence></text:span><text:span text:style-name="T306">: Logo de :</text:span></text:p>
      <text:p text:style-name="P268"><text:span text:style-name="T188">H</text:span><text:span text:style-name="T302">aute </text:span><text:span text:style-name="T189">É</text:span><text:span text:style-name="T302">cole </text:span><text:span text:style-name="T188">L</text:span><text:span text:style-name="T302">ouvain en </text:span><text:span text:style-name="T188">Ha</text:span><text:span text:style-name="T302">inaut</text:span></text:p>
      <text:p text:style-name="P194">helha.png</text:p>
      <text:p text:style-name="P115"><text:span text:style-name="T302">T</text:span><text:span text:style-name="T287">ournai est une petite ville tranquille traversée par le fleuve l’Escaut. Pour un étudiant, elle offre suffisamment d’animation : bars, cinémas, restaurants. </text:span><text:span text:style-name="T308">C’est une ville touristique avec en particulier sa cathédrale et son beffroi.</text:span></text:p>
      <text:p text:style-name="P116">J’ai suivi le cycle complet de cette école, l’année préparatoire et les <text:span text:style-name="T538">trois</text:span> années d’études. En outre, j’ai redoublé la première année, <text:span text:style-name="T277">globalement j’y ai donc passé cinq ans.</text:span></text:p>
      <text:p text:style-name="P117">La distance entre notre domicile et l’école est approximativement de <text:span text:style-name="T538">trente</text:span> kilomètres. En voiture, la route est accidentée et <text:span text:style-name="T278">à cette </text:span><text:soft-page-break/><text:span text:style-name="T278">époque </text:span>nécessit<text:span text:style-name="T278">ait</text:span> le passage des barrières douanières, française et belge. En train, le trajet n’est pas direct et pas très pratique. Mes parents ont donc décidé de me louer une chambre chez l’habitant. Les deux premières années <text:span text:style-name="T279">boulevard des Déportés (près de la gare) chez les de Hollain, famille noble et prétentieuse. Le père était veuf et vivait avec sa sœur non mariée et son fils Gérard. Le père ne travaillait pas et vivait de ses rentes. Gérard, un peu plus âgé que moi, avait terminé ses études et était au chômage sans que cette situation soit clairement explicitée. Il animait un groupe nommé « Le pain de l’amitié » composé de jeunes gens qui approchaient tout doucement de la trentaine. Les femmes n’étaient pas très belles et recherchaient patiemment un mari. Il était fils unique, enfant gâté qui avait tous les droits. Accompagné de l’un de ses amis, ils entraient dans ma chambre précipitamment sans frapper. Il était le roi et tout lui était permis ! Il a donc fallu que je remette les pendules à l’heure pour faire respecter mon intimité. Leur habitation était constituée de deux maisons mitoyennes qui avaient été mises en communication par l’adjonction d’une porte intérieure. La maison de gauche était celle du père, celle de droite de la sœur. C’était cette dernière qui était réservée aux étudiants. Quatre chambres étaient ouvertes à la location. Le père s’occupait des petits travaux et du jardinage, la sœur s’occupait de la cuisine et du ménage. Les petits déjeuners étaient pris de manière autonome avec les moyens du bord. Les dîners (soupers en Belgique) étaient pris autour d’une grande table où se mêlaient famille et étudiants. Gérard, fidèle à ses attributions, jouait le rôle du maître de maison. Ce choix fait par ma mère l’avait rassurée en regard de leur noblesse mais ne me convenait pas vraiment. Successivement, j’ai occupé trois chambres différentes, celles sur le boulevard étaient bruyantes et j’en ai souffert. La première, sur le boulevard avec un magnifique bow-window, au premier étage, était considérée par ses propriétaires comme la plus belle. Elle était équipée d’un vieux lit rustique, d’une armoire et d’une </text:span><text:soft-page-break/><text:span text:style-name="T279">table de travail. En décoration deux niches en bois étaient accrochées au mur. La première était habitée par une statue de Saint-Joseph et la seconde par la Sainte-Vierge-Marie. À la vue de ces horreurs, je les avais enfouies au fond de l’armoire. En signe de revendication, j’avais entreposé à la place d’une des deux statues une bouteille de whisky ! La seconde, sur le boulevard également, <text:s/>au second étage, je ne m’en souviens pas vraiment car je l’ai occupée peu de temps. La troisième, sur le jardin, était plus simple et plus calme et je m’y sentais beaucoup mieux. Une semaine sur deux, j’étais autorisé à utiliser la voiture familiale, une Peugeot 404. Mon père comme ma mère n’en n’avait que peu d’usage puisqu’ils avaient chacun leur voiture de fonction.</text:span></text:p>
      <text:h text:style-name="P523" text:outline-level="2"><text:bookmark-start text:name="__RefHeading___Toc6744_1412919205"/>Le baptême<text:bookmark-end text:name="__RefHeading___Toc6744_1412919205"/></text:h>
      <text:p text:style-name="P137"><text:span text:style-name="T280">Après la classe préparatoire, au mois de septembre, l’entrée en classe de première année était sanctionnée par un </text:span><text:s/>baptême. <text:span text:style-name="T281">En référence à Wikipédia</text:span><text:span text:style-name="T281"><text:note text:id="ftn12" text:note-class="footnote"><text:note-citation>12</text:note-citation><text:note-body><text:p text:style-name="P520"><text:s/>https://fr.wikipedia.org/wiki/Bapt%C3%AAme_(folklore_%C3%A9tudiant)</text:p></text:note-body></text:note></text:span><text:span text:style-name="T281">, « </text:span><text:span text:style-name="T9">le baptême est à distinguer du simple bizutage, par sa forte connotation folklorique »</text:span><text:span text:style-name="T281">. Des souvenirs que j’en ai, le bizut se déguise avec des vêtements les plus ridicules possibles, il est ensuite peint par les baptisés. Quand l’ensemble de la promotion est prête un défilé dans la ville commence. Il est scandé par des injonctions prononcées par les baptisés du style : qu’est-ce qu’on fait quand un bizut est dans la merde, réponse : on l’enfonce. En ce qui me concerne, le défilé s’est arrêté devant une pharmacie. Un baptisé m’a demandé d’aller lui acheter une boîte de capotes anglaises (préservatifs), je me suis exécuté, la marche dans la ville a ensuite repris !…</text:span></text:p>
      <text:h text:style-name="P523" text:outline-level="2"><text:bookmark-start text:name="__RefHeading___Toc6746_1412919205"/><text:soft-page-break/>Le programme scientifique<text:bookmark-end text:name="__RefHeading___Toc6746_1412919205"/></text:h>
      <text:p text:style-name="P138">Le programme scientifique des études était généraliste d’une part, centré sur l’électronique d’autre part. Les matières étaient : mathématiques, électricité, topologie, thermodynamique, mécanique, chemin de fer, téléphonie. L’électronique suivait l’évolution de la technologie : les tubes électroniques disparaissaient progressivement, les transistors prenaient leur essor, les circuits logiques également, les circuits intégrés commençaient à montrer le bout de leur nez, l’informatique en était à ses balbutiements. En conséquence, mon choix du métier d’électronicien m’imposait, et m’impose encore aujourd’hui, de m’adapter à ces évolutions permanentes de la technologie.</text:p>
      <text:p text:style-name="P103"/>
      <text:h text:style-name="P523" text:outline-level="2"><text:bookmark-start text:name="__RefHeading___Toc7158_2233911976"/>Les copains<text:bookmark-end text:name="__RefHeading___Toc7158_2233911976"/></text:h>
      <text:p text:style-name="P250">Illustration <text:sequence text:ref-name="refIllustration41" text:name="Illustration" text:formula="ooow:Illustration+1" style:num-format="1">42</text:sequence>: Triumph <text:span text:style-name="T498">Sptifire </text:span>- Source : Wikipédia</text:p>
      <text:p text:style-name="P393">Triumph_Spitfire.jpg</text:p>
      <text:p text:style-name="P326"/>
      <text:list xml:id="list2429549534" text:style-name="L5">
        <text:list-item>
          <text:p text:style-name="P550">Marc Lantiez, <text:span text:style-name="T539">propriétaire de la magnifique « Triumph Spitfire », <text:s/></text:span>Thierry Lef<text:span text:style-name="T282">eb</text:span>vre <text:span text:style-name="T539">et moi-même, nous déplacions en ville dans la belle voiture et nous profitions des moments libres pour jouer au bridge.</text:span></text:p>
        </text:list-item>
        <text:list-item>
          <text:p text:style-name="P552"><text:span text:style-name="T332">Louis Dubus – Message de Philippe Bajeux en date du 01/01/2020 : </text:span><text:span text:style-name="T10">« </text:span><text:span text:style-name="T4">Mon cousin Louis est décédé en juillet 2019 d'une tumeur au cerveau. Il a vécu l'essentiel de sa vie professionnelle au Havre dans l'entreprise de l'un de ses oncles maternels et a passé sa retraite à Villedieu-sur-Indre où vit toujours son épouse Marie-France. »</text:span></text:p>
        </text:list-item>
      </text:list>
      <text:p text:style-name="P296"><text:span text:style-name="T334">Illustration </text:span><text:span text:style-name="T334"><text:sequence text:ref-name="refIllustration42" text:name="Illustration" text:formula="ooow:Illustration+1" style:num-format="1">43</text:sequence></text:span><text:span text:style-name="T334">:</text:span></text:p>
      <text:p text:style-name="P251">Philippe Bajeux</text:p>
      <text:p text:style-name="P407"><text:soft-page-break/>philippe_bajeux.jpg</text:p>
      <text:p text:style-name="P327"/>
      <text:list xml:id="list152029243503364" text:continue-numbering="true" text:style-name="L5">
        <text:list-item>
          <text:p text:style-name="P572"><text:span text:style-name="T359">Philippe Bajeux</text:span><text:span text:style-name="T359"><text:note text:id="ftn13" text:note-class="footnote"><text:note-citation>13</text:note-citation><text:note-body><text:p text:style-name="P197"><text:span text:style-name="T372"><text:s/></text:span><text:a xlink:type="simple" xlink:href="mailto:philippe.bajeux@telenet.be" text:style-name="Internet_20_link" text:visited-style-name="Visited_20_Internet_20_Link">philippe.bajeux@telenet.be</text:a></text:p></text:note-body></text:note></text:span><text:span text:style-name="T359"> </text:span><text:span text:style-name="T366">nous transmet ce m</text:span><text:span text:style-name="T359">essage de Philippe : </text:span><text:span text:style-name="T367">« Quan</text:span><text:span text:style-name="T368">t</text:span><text:span text:style-name="T367"> à moi, après Don-Bosco</text:span><text:span text:style-name="T367"><text:note text:id="ftn14" text:note-class="footnote"><text:note-citation>14</text:note-citation><text:note-body><text:p text:style-name="P466"><text:span text:style-name="T504">É</text:span><text:span text:style-name="T531">SIT</text:span></text:p></text:note-body></text:note></text:span><text:span text:style-name="T367"> j'ai trouvé du travail grâce à l'intermédiaire du frère de Mr Wambersie (notre prof. de Math.) à Leuven en Brabant flamand. Alors j'ai repris des études d'ingénieur civil d'abord à mi-temps en travaillant puis à temps-plein à Louvain-la-Neuve). J'ai trouvé du boulot dans une petite boîte qui s’appelait Giravia et qui importait en Belgique les hélicoptères de l'Aérospatiale et puis à partir de novembre 1990 chez Sensy (voir sensy.com) fabri</text:span><text:span text:style-name="T368">ca</text:span><text:span text:style-name="T367">nt de capteurs de force où j'ai eu une activité technico-commerciale pendant environ 30 ans. J'ai été marié et j'ai 4 enfants. Je suis le Papy de 3 petits-enfants (bientôt 4). Je joue toujours du saxo et suis le président de l'harmonie De Weergalm van Meerdael à Blanden dont le site internet t'a permis de me retrouver. »</text:span></text:p>
        </text:list-item>
        <text:list-item>
          <text:p text:style-name="P534"><text:span text:style-name="T540">Deux autres messages de Philippe Bajeux : </text:span><text:span text:style-name="T11">« </text:span><text:span text:style-name="T10">Jean-Claude Nihoul qui a été pendant de nombreuses années bourgmestre de Fernelmont près de Namur mais qui est aussi décédé maintenant. », </text:span><text:span text:style-name="T11">« </text:span><text:span text:style-name="T10">J'en ai reconnu d'autres comme Mercier, Petit et Hespel mais je ne me souviens plus de leur prénom. »</text:span></text:p>
        </text:list-item>
        <text:list-item>
          <text:p text:style-name="P551">Jean Dubois <text:span text:style-name="T540">avec lequel j’ai été copain pendant une dizaine d’années. À Tournai, nous avons vécu ensemble chez Madame Vanderbelle. Il a fait une carrière commerciale chez IBM à Strasbourg puis à Marseille. J’ai le souvenir de son mariage dans cette même ville.</text:span></text:p>
        </text:list-item>
        <text:list-item>
          <text:p text:style-name="P548"><text:soft-page-break/><text:span text:style-name="T269">Pierre Bonte, </text:span><text:span text:style-name="T270">à son sujet un m</text:span><text:span text:style-name="T269">essage de Philippe Bajeux : « </text:span><text:span text:style-name="T29">Il réside près de Dunkerque et a fait sa carrière dans les communications radio du port autonome. »</text:span></text:p>
        </text:list-item>
      </text:list>
      <text:p text:style-name="P144"/>
      <text:p text:style-name="P150"><text:span text:style-name="T268">E</text:span><text:span text:style-name="T246">n septembre 1971, j’ai obtenu mon diplôme puis j’ai quitté la Belgique.</text:span></text:p>
      <text:h text:style-name="P495" text:outline-level="1"><text:bookmark-start text:name="__RefHeading___Toc5003_3222570802"/>Voyages<text:bookmark-end text:name="__RefHeading___Toc5003_3222570802"/></text:h>
      <text:h text:style-name="P526" text:outline-level="2"><text:bookmark-start text:name="__RefHeading___Toc5149_3708041463"/><text:span text:style-name="T508">La</text:span> Grèce en passant par les pays de l’Est<text:bookmark-end text:name="__RefHeading___Toc5149_3708041463"/></text:h>
      <text:p text:style-name="P100"/>
      <text:p text:style-name="P241">Illustration <text:sequence text:ref-name="refIllustration43" text:name="Illustration" text:formula="ooow:Illustration+1" style:num-format="1">44</text:sequence>:</text:p>
      <text:p text:style-name="P241"><text:span text:style-name="T491">Voyage </text:span><text:span text:style-name="T492">en Grèce en passant par</text:span><text:span text:style-name="T491"> les pays de l’Est </text:span>Source : google/maps</text:p>
      <text:p text:style-name="P383">carte_pays_est.png</text:p>
      <text:p text:style-name="P316"/>
      <text:p text:style-name="P32"><text:span text:style-name="T454">Il y a aujourd’hui </text:span>5<text:span text:style-name="T454">7 ans que j’ai participé à ce très beau voyage. Je n’en ai gardé aucune photo, ni carte postale, ni aucune trace de quoi que ce soit. J’ai fait un travail de mémoire important pour reconstituer : l’itinéraire et les faits marquants. J’ai été aidé par notre merveilleux encyclopédie Wikipédia et de Google map.</text:span></text:p>
      <text:p text:style-name="P32">Les étapes :</text:p>
      <text:list xml:id="list4171783285" text:style-name="L6">
        <text:list-item>
          <text:p text:style-name="P553">Tourcoing (France),</text:p>
        </text:list-item>
        <text:list-item>
          <text:p text:style-name="P553">Bruxelles (Belgique),</text:p>
        </text:list-item>
        <text:list-item>
          <text:p text:style-name="P553">Cologne, Francfort, Nuremberg (Allemagne),</text:p>
        </text:list-item>
        <text:list-item>
          <text:p text:style-name="P553">Vienne (Autriche),</text:p>
        </text:list-item>
        <text:list-item>
          <text:p text:style-name="P553">Budapest (Hongrie),</text:p>
        </text:list-item>
        <text:list-item>
          <text:p text:style-name="P554">Belgrade (Yougoslavie, aujourd’hui la Serbie),</text:p>
        </text:list-item>
        <text:list-item>
          <text:p text:style-name="P554">Sofia (Bulgarie),</text:p>
        </text:list-item>
        <text:list-item>
          <text:p text:style-name="P554">Istanbul (Turquie),</text:p>
        </text:list-item>
        <text:list-item>
          <text:p text:style-name="P554">Thessalonique, Athènes, Corinthe, Delphes, Patras (Grèce),</text:p>
        </text:list-item>
        <text:list-item>
          <text:p text:style-name="P554">Brindisi, <text:span text:style-name="T438">Naples, Rome, Florence, Bologne, Milan (Italie),</text:span></text:p>
        </text:list-item>
        <text:list-item>
          <text:p text:style-name="P555">Bâle (Suisse),</text:p>
        </text:list-item>
        <text:list-item>
          <text:p text:style-name="P555">Tourcoing (France).</text:p>
        </text:list-item>
      </text:list>
      <text:p text:style-name="P88"/>
      <text:p text:style-name="P476">Les faits marquants :</text:p>
      <text:list xml:id="list1761446660" text:style-name="L7">
        <text:list-item>
          <text:p text:style-name="P556">Ce voyage était organisé par un abbé qui était très connu dans le milieu catho de mon adolescence. <text:span text:style-name="T442">Le prix du voyage défiait toute concurrence mais le confort des hôtels, la qualité des restaurants correspondaient à ce que l’on appelle aujourd’hui de l’entrée de gamme. J’ai également été en relation avec la famille Droulers de Tourcoing mais j’ai perdu leur trace, </text:span></text:p>
        </text:list-item>
        <text:list-item>
          <text:p text:style-name="P557">Le mode de transport : nous sommes à l’époque où le voyage en car est répandu. Contrairement à aujourd’hui, le car est d’un confort très spartiate, nous sommes en plein été et la climatisation est inexistante.</text:p>
        </text:list-item>
      </text:list>
      <text:p text:style-name="P32"/>
      <text:p text:style-name="P292"><text:span text:style-name="T334">Illustration </text:span><text:span text:style-name="T334"><text:sequence text:ref-name="refIllustration44" text:name="Illustration" text:formula="ooow:Illustration+1" style:num-format="1">45</text:sequence></text:span><text:span text:style-name="T334">:</text:span></text:p>
      <text:p text:style-name="P33">Billets de banque Source : Wikipédia</text:p>
      <text:p text:style-name="P184">Billets_de_5000.jpg</text:p>
      <text:p text:style-name="P33"/>
      <text:list xml:id="list152028411877081" text:continue-numbering="true" text:style-name="L7">
        <text:list-item>
          <text:p text:style-name="P558">La monnaie est différente d’un pays à l’autre, <text:span text:style-name="T441">le franc français en France, </text:span>le <text:span text:style-name="T441">f</text:span>ranc belge <text:span text:style-name="T441">en Belgique</text:span>, le <text:span text:style-name="T441">d</text:span>eutsche- Mark <text:span text:style-name="T441">en Allemagne, le schilling autrichien en Autriche, le forint en Hongrie, le dinar yougoslave en ex-Yougoslavie, l’ancien lev bulgare en Bulgarie, la livre turque en Turquie, le drachme en Grèce, la lire italienne en Italie et le franc suisse en Suisse. Mon père selon sa prévoyance habituelle était passé à la banque avant mon départ pour se procurer des devises en rapport aux pays que je devais traverser. Ils me les avaient soigneusement préparées dans des enveloppes séparées. Le montant de l’ensemble n’était pas mirobolant mais ce beau cadeau m’a été précieux. Pour certains pays comme la Hongrie, la Yougoslavie et la Bulgarie, les liasses de billets crasseux étaient impressionnantes mais représentaient un pouvoir d’achat dérisoire.</text:span></text:p>
        </text:list-item>
      </text:list>
      <text:p text:style-name="P34"><text:soft-page-break/></text:p>
      <text:p text:style-name="P413">Illustration <text:sequence text:ref-name="refIllustration45" text:name="Illustration" text:formula="ooow:Illustration+1" style:num-format="1">46</text:sequence>: Château de Schönbrunn Source : Wikipédia</text:p>
      <text:p text:style-name="P185">Château_de_Schönbrunn_Vienne.jpg</text:p>
      <text:p text:style-name="P35"/>
      <text:list xml:id="list152028199248526" text:continue-numbering="true" text:style-name="L7">
        <text:list-item>
          <text:p text:style-name="P559">Vienne <text:span text:style-name="T444">est le souvenir d’une ville où les monuments sont d’une beauté et d’une propreté remarquables, le château de Schönbrunn est un bel exemple.</text:span></text:p>
        </text:list-item>
      </text:list>
      <text:p text:style-name="P34"/>
      <text:p text:style-name="P242">Illustration <text:sequence text:ref-name="refIllustration46" text:name="Illustration" text:formula="ooow:Illustration+1" style:num-format="1">47</text:sequence>: Rideau de fer Source : Wikipédia</text:p>
      <text:p text:style-name="P384">rideau_de_fer.jpg</text:p>
      <text:p text:style-name="P317"/>
      <text:list xml:id="list152028628852813" text:continue-numbering="true" text:style-name="L7">
        <text:list-item>
          <text:p text:style-name="P560"><text:span text:style-name="T443">L</text:span>e passage de la frontière <text:span text:style-name="T443">entre l’Autriche </text:span>et <text:span text:style-name="T443">la Hongrie était à cette époque le passage du rideau de fer. Au poste frontière hongrois, un guide qui parlait le français est monté dans le car et il ne nous a plus quittés durant notre séjour en Hongrie, j’ai le souvenir précis qu’à Budapest, il a accompagné le groupe jusqu’à la boîte de nuit. Cette dernière était dans le sous-sol de l’hôtel pour éviter que les touristes ne s’éparpillent dans la ville. À notre arrivée dans la capitale, du car nous avons observé les impacts des obus des chars russes, reliquats de l’insurrection de Budapest de 1956 (9 ans avant notre passage). </text:span><text:span text:style-name="T4">« Budapest est coupée en deux par le Danube. Son pont du XIXe siècle relie le district vallonné de Buda au district plat de Pest. » </text:span><text:span text:style-name="T33">(Source : Wikipédia).</text:span></text:p>
        </text:list-item>
        <text:list-item>
          <text:p text:style-name="P559">Istanbul <text:span text:style-name="T445">est la ville, où à cette époque, un seul feu rouge était installé, autant dire que la circulation était bruyante et hyper folklorique. </text:span>S<text:span text:style-name="T455">ain</text:span>te Sophie <text:span text:style-name="T445">est la visite touristique obligée avec un guide qui s’est attaché à mettre en évidence la qualité acoustique sous l’un des dômes, il a frappé entre ses mains et un écho remarquable s’est produit. C’était pour </text:span><text:soft-page-break/><text:span text:style-name="T445">moi la première fois que je visitais un souk, l</text:span>es loukoums <text:span text:style-name="T446">étaient proposés sur de nombreux étals et vendus dans des petites boîtes de carton. La boîte était proposée au prix de 1 dollar US. Avec quelques copains du voyage, je me suis livré à un pari : 3 boîtes pour un dollar. Après quelques négociations avec l’un des vendeurs, j’ai réussi mon pari ! Par ailleurs, nous avons traversé le pont qui enjambe le Bosphore et rejoins la partie orientale de la Turquie, le car nous a fait une halte dédiée aux philatélistes, il s’agissait de se procurer cartes postales et timbres pour ensuite les écrire et les poster avant de revenir en Occident. Cette mini excursion en Orient avaient une haute valeur symbolique.</text:span></text:p>
        </text:list-item>
        <text:list-item>
          <text:p text:style-name="P561">Athènes <text:span text:style-name="T447">est la ville de </text:span>l’Acropole et <text:span text:style-name="T452">de s</text:span>es cariatides. <text:span text:style-name="T448">Avant mon départ les conversations de salon sur la Grèce allaient bon train. C’était du style : tu ne vas voir que des vieilles pierres ! Quand je me suis retrouvée devant les cariatides, je me suis dit que pour des vielles pierres, elles étaient plutôt belles au point de m’en laisser un souvenir inoubliable ! En 2014, j’y suis retourné pour compléter mes connaissances sur la Grèce et sur les cariatides en particulier. En fait, celles que l’on voit à l’Acropole sont des copies et celles que l’on voit au musée d’Athènes sont les originaux. Je me suis assis devant elles et je suis resté en admiration pendant environ 20 minutes. Celles du musée du Louvre réalisées par Jean Goujon en 1550 s’en inspirent (Source : Wikipédia).</text:span></text:p>
        </text:list-item>
      </text:list>
      <text:p text:style-name="P34"/>
      <text:p text:style-name="P34"/>
      <text:p text:style-name="P34"/>
      <text:p text:style-name="P34"/>
      <text:p text:style-name="P34"/>
      <text:p text:style-name="P34"/>
      <text:p text:style-name="P413"><text:soft-page-break/>Illustration <text:sequence text:ref-name="refIllustration47" text:name="Illustration" text:formula="ooow:Illustration+1" style:num-format="1">48</text:sequence>: Les Cariatides - Source : Wikipédia</text:p>
      <text:p text:style-name="P185">Cariatides.jpg</text:p>
      <text:p text:style-name="P35"/>
      <text:p text:style-name="P101"/>
      <text:list xml:id="list152028584766779" text:continue-numbering="true" text:style-name="L7">
        <text:list-item>
          <text:p text:style-name="P562">Corinthe – Le souvenir que j’en ai, c’est le canal tel qu’on le voit sur la photo ainsi qu’un marchand ambulant qui proposait du raisin de Corinthe frais, <text:span text:style-name="T451">c’est la seule fois de ma vie qu’il m’est appartenu de le goûter autrement que sec. Petits grains sucrés sans pépins, excellent !</text:span></text:p>
        </text:list-item>
      </text:list>
      <text:p text:style-name="P243">Illustration <text:sequence text:ref-name="refIllustration48" text:name="Illustration" text:formula="ooow:Illustration+1" style:num-format="1">49</text:sequence>: Canal de Corinthe</text:p>
      <text:p text:style-name="P385">canal_de_corinthe.jpg</text:p>
      <text:p text:style-name="P318"/>
      <text:list xml:id="list152029488254064" text:continue-numbering="true" text:style-name="L7">
        <text:list-item>
          <text:p text:style-name="P563">Delphes <text:span text:style-name="T494">est un s</text:span>ite antique <text:span text:style-name="T449">constitué du s</text:span>anctuaire d'Apollon, <text:span text:style-name="T449">du s</text:span>tade, <text:span text:style-name="T449">de la s</text:span>ource Castalie, <text:span text:style-name="T449">du</text:span> <text:span text:style-name="T449">g</text:span>ymnase, <text:span text:style-name="T449">du s</text:span>anctuaire d'Athéna Pronaïa, <text:span text:style-name="T449">du m</text:span>usée archéologique de Delphes <text:span text:style-name="T449">et du</text:span> <text:span text:style-name="T449">v</text:span>illage actuel de Delphes <text:span text:style-name="T449">(source : Wikipédia).</text:span></text:p>
        </text:list-item>
      </text:list>
      <text:p text:style-name="P34"/>
      <text:p text:style-name="P244">llustration <text:sequence text:ref-name="refIllustration49" text:name="Illustration" text:formula="ooow:Illustration+1" style:num-format="1">50</text:sequence> : Site antique de Delphes constitué du sanctuaire d'Apollon <text:span text:style-name="T495">(A)</text:span>, du stade <text:span text:style-name="T495">(B)</text:span>, de la source Castalie <text:span text:style-name="T495">(C)</text:span>, du gymnase <text:span text:style-name="T495">(D)</text:span>, du sanctuaire d'Athéna Pronaïa <text:span text:style-name="T495">(E)</text:span>, du musée archéologique de Delphes <text:span text:style-name="T495">(F) – Source : Wikipédia</text:span></text:p>
      <text:p text:style-name="P386">delphes.png</text:p>
      <text:p text:style-name="P319"/>
      <text:list xml:id="list152028932926306" text:continue-numbering="true" text:style-name="L7">
        <text:list-item>
          <text:p text:style-name="P575">Patras → Brindisi en bateau - J<text:span text:style-name="T451">e n’ai aucun souvenir de la traversée en bateau, je devais dormir !</text:span></text:p>
        </text:list-item>
      </text:list>
      <text:p text:style-name="P244">Illustration <text:sequence text:ref-name="refIllustration50" text:name="Illustration" text:formula="ooow:Illustration+1" style:num-format="1">51</text:sequence>: Port de Patras – <text:span text:style-name="T450">Source : Wikipédia</text:span></text:p>
      <text:p text:style-name="P386">Patras.jpg</text:p>
      <text:p text:style-name="P319"/>
      <text:list xml:id="list152028418194125" text:continue-numbering="true" text:style-name="L7">
        <text:list-item>
          <text:p text:style-name="P559">Naples et la pizzeria, <text:span text:style-name="T453">la fin du voyage se profilait tout doucement, le ras le bol des repas pris au restaurant avec le groupe s’était installé. L’idée de solliciter un groupe dissident m’est venue. L’Italie est l’endroit idéal pour déguster une pizza. La pizzeria fut facile à trouver et je me suis souvenu qu’il s’agissait du plat national et qu’il était très économique. </text:span></text:p>
        </text:list-item>
        <text:list-item>
          <text:p text:style-name="P573"><text:span text:style-name="T347">Puis ce fut à vitesse grand V : Rome et sa basilique S</text:span><text:span text:style-name="T348">ain</text:span><text:span text:style-name="T347">t-Pierre, Florence </text:span><text:span text:style-name="T349">capitale de la Toscane, Milan avec </text:span><text:span text:style-name="T350">son</text:span><text:span text:style-name="T349"> fameux théâtre </text:span><text:span text:style-name="T348">de</text:span><text:span text:style-name="T349"> la Scala, </text:span><text:span text:style-name="T350">puis la Suisse et le retour à Tourcoing.</text:span></text:p>
        </text:list-item>
      </text:list>
      <text:p text:style-name="P501">Illustration <text:sequence text:ref-name="refIllustration51" text:name="Illustration" text:formula="ooow:Illustration+1" style:num-format="1">52</text:sequence>: Théâtre la <text:s/>Scala <text:span text:style-name="T454">de Milan </text:span>au XIXe siècle - Source : Wikipédia</text:p>
      <text:p text:style-name="P500">Scala,_Milan.jpg</text:p>
      <text:p text:style-name="P499"/>
      <text:p text:style-name="P89">Voilà, ce voyage se terminait, je n’ai pas estimé le nombre de km parcourus mais je me souviens du chiffre de cinq mille. Ce fut le premier long voyage de ma vie. <text:span text:style-name="T4">« Les voyages forment la jeunesse »</text:span> <text:span text:style-name="T456">(phrase de Montaigne)</text:span> <text:span text:style-name="T456">me semble la stricte vérité. En particulier, ils permettent d’apprécier les différences entre son pays d’origine et ceux que l’on traverse. Quand on apprécie ces différences, on aime les voyages.</text:span></text:p>
      <text:p text:style-name="P90"/>
      <text:h text:style-name="P523" text:outline-level="2"><text:bookmark-start text:name="__RefHeading___Toc5151_3708041463"/><text:soft-page-break/><text:span text:style-name="T508">L’</text:span>Andalousie<text:bookmark-end text:name="__RefHeading___Toc5151_3708041463"/></text:h>
      <text:p text:style-name="P91">À la fin de mes études supérieures à Tournai en Belgique, j’<text:span text:style-name="T458">étais</text:span> attaché à une agence de voyage de Bruxelles pour laquelle mon engagement, <text:span text:style-name="T459">dans le cadre</text:span> de voyages organisés, <text:span text:style-name="T459">reposait</text:span> <text:span text:style-name="T459">sur</text:span> l’accompagnement de groupe<text:span text:style-name="T459">s</text:span>. <text:span text:style-name="T457">Le job n’est pas très compliqué, il consiste à traiter les problèmes classiques liés au groupe, tels que : perte de bagages, compte du nombre de personnes présentes à bord du car. Les voyages qui m’ont concerné sont un séjour aux sports d’hiver à Verbier en Suisse, le Liban et l’Andalousie. Verbier a été pour moi l’occasion de découvrir d’une belle station de ski. En 1969 ou 1970, le Liban a été victime d’insécurité politique et le voyage a été annulé. Pour l’Andalousie, j’ai la certitude de l’année puisque j’ai le souvenir précis du Choléra en Espagne. En effet, la présence du choléra à Saragosse a était confirmée par l'Organisation mondiale de la santé. Cette information a été publiée par le journal Le Monde le 23 juillet 1971. Le voyage commençait début août, pour la raison de sécurité sanitaire, l’agence de voyage a dans une première phase parlé d’annulation puis le voyage a été maintenu.</text:span></text:p>
      <text:p text:style-name="P36">Les étapes en car :</text:p>
      <text:list xml:id="list1828935357" text:style-name="L8">
        <text:list-item>
          <text:p text:style-name="P564">Bruxelles → frontière espagnole</text:p>
        </text:list-item>
        <text:list-item>
          <text:p text:style-name="P564">Barcelone, Taragone, Valence, Alicante, Alméria</text:p>
        </text:list-item>
        <text:list-item>
          <text:p text:style-name="P564">Grenade</text:p>
        </text:list-item>
        <text:list-item>
          <text:p text:style-name="P564">Malaga</text:p>
        </text:list-item>
        <text:list-item>
          <text:p text:style-name="P564">Séville</text:p>
        </text:list-item>
        <text:list-item>
          <text:p text:style-name="P564">Cordou</text:p>
        </text:list-item>
        <text:list-item>
          <text:p text:style-name="P564">Tolède</text:p>
        </text:list-item>
        <text:list-item>
          <text:p text:style-name="P564">Retour à Bruxelles.</text:p>
        </text:list-item>
      </text:list>
      <text:p text:style-name="P36"/>
      <text:p text:style-name="P36">Les faits marquants :</text:p>
      <text:list xml:id="list691169063" text:style-name="L9">
        <text:list-item>
          <text:p text:style-name="P567"><text:soft-page-break/>Je fonctionne en binôme avec le guide espagnol attaché à ce voyage, il a le même <text:span text:style-name="T474">â</text:span>ge que moi (24 ans), le temps de ce périple nous devenons copains, aux étapes, nous prenons l’habitude de faire cirer nos chaussures dans la rue par un cireur, généralement un jeune garçon équipé de son matériel ambulant.</text:p>
        </text:list-item>
        <text:list-item>
          <text:p text:style-name="P567"><text:span text:style-name="T4">« Francisco Franco </text:span><text:span text:style-name="T15">(</text:span><text:span text:style-name="T4">1892 - 1975</text:span><text:span text:style-name="T15">)</text:span><text:span text:style-name="T4">, est un militaire et homme d'État espagnol, qui instaura en Espagne, puis dirigea pendant près de 40 ans, de 1936 à 1975, un régime dictatorial nommé État espagnol »</text:span> <text:span text:style-name="T463">(source wikipédia)</text:span>. <text:span text:style-name="T463">Nous sommes en 1971, le dictateur est sur la fin de son règne. Sur les plages de sable fin de la Riviera espagnole, le touriste ne s’aperçoit pas qu’il est dans un pays totalitaire, la priorité est donnée au commerce et au tourisme qui l’alimentent abondamment.</text:span></text:p>
        </text:list-item>
      </text:list>
      <text:p text:style-name="P293"><text:span text:style-name="T334">Illustration </text:span><text:span text:style-name="T334"><text:sequence text:ref-name="refIllustration52" text:name="Illustration" text:formula="ooow:Illustration+1" style:num-format="1">53</text:sequence></text:span><text:span text:style-name="T334">:</text:span></text:p>
      <text:p text:style-name="P245">Position typique du Greco : union des doigts annulaire et majeur</text:p>
      <text:p text:style-name="P387">main_regis_greco.JPG</text:p>
      <text:p text:style-name="P320"/>
      <text:list xml:id="list152029177582819" text:continue-numbering="true" text:style-name="L9">
        <text:list-item>
          <text:p text:style-name="P568">La peinture espagnole est représentée principalement, par ordre chronologique par : Le Greco (1<text:span text:style-name="T465">541</text:span> – 1<text:span text:style-name="T465">614</text:span>), <text:span text:style-name="T464">Velasquez (1599 – 1660), </text:span>Goya (1746 – 1828) <text:span text:style-name="T464">et Pablo Picasso (1881 – 1973). Ce dernier, sur la fin de sa vie lors de notre voyage, a vécu majoritairement en France. En Andalousie, il est peu représenté, la création du musée Picasso de Malaga (sa ville natale) est plus tardive (2003). Celle du musée de Barcelone date de 1963 mais la visite de cette ville n’était pas au programme du voyage. Le souvenir, que j’ai, est principalement celui du Greco, de la qualité de sa peinture, d’un tableau précis qui est l’enterrement du comte d’Orgaz ainsi que d’une particularité propre à ce peintre, mis en évidence sur un autre tableau </text:span><text:span text:style-name="T16">Le baptême </text:span><text:soft-page-break/><text:span text:style-name="T16">du christ</text:span><text:span text:style-name="T464">, est, que la main gauche de Saint-Jean-Baptiste </text:span><text:span text:style-name="T16">adopte une position typique du Greco : union des doigts annulaire et majeur</text:span><text:span text:style-name="T17"> </text:span><text:span text:style-name="T34">(source : Wikipédia)</text:span><text:span text:style-name="T464">. Comme ce détail n’est pas toujours facile à discerner sur les reproduction de tableau dont nous disposons, je l’ai représenté sur ma propre main (voir photo).</text:span></text:p>
        </text:list-item>
      </text:list>
      <text:p text:style-name="P245">Illustration <text:sequence text:ref-name="refIllustration53" text:name="Illustration" text:formula="ooow:Illustration+1" style:num-format="1">54</text:sequence>: Le Gréco : Le baptême du christ (détail permettant de voir la position des doigts de la main gauche de St Jean-Baptiste<text:span text:style-name="T496">)</text:span></text:p>
      <text:p text:style-name="P387">el_greco_bapteme_du_christ_détail_doigts.jpg</text:p>
      <text:p text:style-name="P320"/>
      <text:list xml:id="list152028567994426" text:continue-numbering="true" text:style-name="L9">
        <text:list-item>
          <text:p text:style-name="P569"><text:span text:style-name="T4">« L’Andalousie est une communauté autonome composée de huit provinces, située dans le Sud de l'Espagne. Le Guadalquivir </text:span><text:span text:style-name="T14">est le</text:span><text:span text:style-name="T4"> fleuve long de 657 km </text:span><text:span text:style-name="T14">qui la traverse</text:span><text:span text:style-name="T4">. </text:span><text:span text:style-name="T14">Sa chaîne de montagne enneigée est la </text:span><text:span text:style-name="T4">Sierra Nevada</text:span><text:span text:style-name="T14">. Le flamenco est une danse qui appartient à son patrimoine »</text:span><text:span text:style-name="T462"> (source : Wikipédia).</text:span></text:p>
        </text:list-item>
        <text:list-item>
          <text:p text:style-name="P565">Grenade (Al<text:span text:style-name="T460">h</text:span>ambra), <text:span text:style-name="T461">en référence à Wikipédia, «</text:span><text:span text:style-name="T13">L'Alhambra (de l'arabe Al-Hamrâ - الحَمْراء) de Grenade en Andalousie est un ensemble palatial constituant l'un des monuments majeurs de l'architecture islamique. Acropole médiévale la plus majestueuse du monde méditerranéen, située sur le plateau de la Sabika qui domine la ville, elle se compose essentiellement de quatre parties incluses dans son enceinte fortifiée : l'Alcazaba, les palais nasrides, le Généralife, ses jardins, et le palais de Charles Quint. »</text:span></text:p>
        </text:list-item>
      </text:list>
      <text:p text:style-name="P414">Illustration <text:sequence text:ref-name="refIllustration54" text:name="Illustration" text:formula="ooow:Illustration+1" style:num-format="1">55</text:sequence>: Vue d'ensemble de l'Alhambra</text:p>
      <text:p text:style-name="P186">Vista_de_la_Alhambra.jpeg</text:p>
      <text:p text:style-name="P186"/>
      <text:p text:style-name="P415"><text:soft-page-break/><text:span text:style-name="T151">I</text:span><text:span text:style-name="T150">llustration </text:span><text:span text:style-name="T150"><text:sequence text:ref-name="refIllustration55" text:name="Illustration" text:formula="ooow:Illustration+1" style:num-format="1">56</text:sequence></text:span><text:span text:style-name="T150">: Source Wikipédia : </text:span><text:span text:style-name="T154">Alhambra par Juan Laurent, c. 1874, Department of Image Collections [archive], National Gallery of Art Library, Washington, DC</text:span></text:p>
      <text:p text:style-name="P191">Alhambra_by_Juan_Laurent.jpg</text:p>
      <text:p text:style-name="P37"/>
      <text:p text:style-name="P490">Illustration <text:sequence text:ref-name="refIllustration56" text:name="Illustration" text:formula="ooow:Illustration+1" style:num-format="1">57</text:sequence>: <text:span text:style-name="T497">Source Wikipédia : « </text:span>Au cœur des Palais nasrides, la Cour des Lions fait partie des trésors architecturaux les plus prisés de l'Alhambra »</text:p>
      <text:p text:style-name="P187">alhambra-Cour_des_lions.JPG</text:p>
      <text:p text:style-name="P37"/>
      <text:list xml:id="list152027419823095" text:continue-numbering="true" text:style-name="L9">
        <text:list-item>
          <text:p text:style-name="P570">Malaga est la ville natale de Pablo Picasso (1881 – 1973), sa région est connue pour son vin doux naturel ou liquoreux qui peut être servi à l’apéritif. En dehors de cela je n’ai aucun souvenir touristique de cette ville. Le musée Picasso n’existait pas à cette époque, il a vu le jour en 2003. </text:p>
        </text:list-item>
      </text:list>
      <text:p text:style-name="P36"/>
      <text:list xml:id="list152027714123192" text:continue-numbering="true" text:style-name="L9">
        <text:list-item>
          <text:p text:style-name="P574"><text:span text:style-name="T351">En référence à Wi</text:span><text:span text:style-name="T371">k</text:span><text:span text:style-name="T351">ipédia, </text:span><text:span text:style-name="T340">Séville </text:span><text:span text:style-name="T341">est </text:span><text:span text:style-name="T340">traversée par le fleuve Guadalquivir et connectée à un important réseau de communication, la cité est le cœur économique, politique et culturel de l’Andalousie, et constitue l’une des plus importantes villes du pays mais aussi de l'Europe du Sud</text:span><text:span text:style-name="T352">. </text:span><text:span text:style-name="T351">Elle est la </text:span><text:span text:style-name="T353">ville de naissance </text:span><text:span text:style-name="T354">Diego Vélasquez</text:span><text:span text:style-name="T335">, </text:span><text:span text:style-name="T336">la majorité des tableaux de ce peintre se trouve au musée du Prado à Madrid </text:span><text:span text:style-name="T337">raison pour laquelle je n’ai pas souvenir de ce peintre durant ce voyage</text:span><text:span text:style-name="T336">. Un buste du peintre est visible dans cette ville. </text:span><text:span text:style-name="T342">Le plus important des musées de la ville est sans conteste le musée des Beaux-Arts de Séville, où sont tout particulièrement représentées la peinture et la sculpture. Logé dans un somptueux monastère du XVIIIe siècle. </text:span><text:span text:style-name="T346">Concernant les tableaux que j’ai pu y voir, mon souvenir est imprécis : Vélasquez, peut-être, El Gréco, certainement.</text:span></text:p>
        </text:list-item>
      </text:list>
      <text:p text:style-name="P294"><text:span text:style-name="T372">Illustration </text:span><text:span text:style-name="T372"><text:sequence text:ref-name="refIllustration57" text:name="Illustration" text:formula="ooow:Illustration+1" style:num-format="1">58</text:sequence></text:span><text:span text:style-name="T372">:</text:span></text:p>
      <text:p text:style-name="P206">Diego Vélasquez</text:p>
      <text:p text:style-name="P280"><text:span text:style-name="T346">L'Infante Marguerite en bleu, </text:span><text:span text:style-name="T370">(1659), Kunsthistorisches Museum, Vienne) Source : Wikipédia</text:span></text:p>
      <text:p text:style-name="P408"><text:span text:style-name="T485">"Marguerite-Th</text:span><text:span text:style-name="T484">érèse_d'Autriche_-_Diego_Velasquez.jpg"</text:span></text:p>
      <text:p text:style-name="P344"><text:soft-page-break/></text:p>
      <text:p text:style-name="P294"><text:span text:style-name="T334">Illustration </text:span><text:span text:style-name="T334"><text:sequence text:ref-name="refIllustration58" text:name="Illustration" text:formula="ooow:Illustration+1" style:num-format="1">59</text:sequence></text:span><text:span text:style-name="T334">:</text:span></text:p>
      <text:p text:style-name="P246">Séville - Place d'Espagne Source : Wikipédia</text:p>
      <text:p text:style-name="P388">seville_place_d_espagne.JPG</text:p>
      <text:p text:style-name="P322"/>
      <text:p text:style-name="P321"/>
      <text:list xml:id="list152027751323366" text:continue-numbering="true" text:style-name="L9">
        <text:list-item>
          <text:p text:style-name="P566">Cordoue est <text:span text:style-name="T541">également </text:span>située sur les rives du fleuve Guadalquivir, <text:span text:style-name="T541">j’ai le souvenir d’une très belle ville caractérisée par l’absence quasi-totale de publicité. C’est la dernière ville visitée en Andalousie. Avant notre retour à Bruxelles la dernière ville visitée est </text:span>Tolède.</text:p>
        </text:list-item>
      </text:list>
      <text:p text:style-name="P36"/>
      <text:h text:style-name="P532" text:outline-level="2"><text:bookmark-start text:name="__RefHeading___Toc5005_3222570802"/>Le<text:span text:style-name="T508">s</text:span> USA<text:bookmark-end text:name="__RefHeading___Toc5005_3222570802"/></text:h>
      <text:p text:style-name="P296"><text:span text:style-name="T334">Illustration </text:span><text:span text:style-name="T334"><text:sequence text:ref-name="refIllustration59" text:name="Illustration" text:formula="ooow:Illustration+1" style:num-format="1">60</text:sequence></text:span><text:span text:style-name="T334">: Boeing 747</text:span></text:p>
      <text:p text:style-name="P247">Source : Wikipédia</text:p>
      <text:p text:style-name="P390">Boeing_747.jpg</text:p>
      <text:p text:style-name="P323"/>
      <text:p text:style-name="P111">En fin de troisième année <text:span text:style-name="T542">de mes études à l’</text:span><text:span text:style-name="T501">É</text:span><text:span text:style-name="T542">SIT</text:span>, l’ensemble des étudiants de ma promotion a été convié à un voyage aux États-Unis, <text:span text:style-name="T542">vingt-deux</text:span> d’entre eux ont participé à ce merveilleux projet. Le gouvernement belge prenait en charge le voyage en avion. En fait, la compagnie aérienne Sabena était à cette époque en difficulté financière et ne parvenait pas à remplir ses avions. L’un des remèdes consistait à offrir un tel voyage aux étudiants. Le séjour était prévu sur deux semaines. Le voyage se déroulait au départ de l’aéroport de Bruxelles et à destination de celui de New York. L’avion était un Boeing 747 prestigieux à cette époque. L’organisation du séjour est basée sur une entente préalable entre l’ÉSIT et <text:s/>Bucknell University. Je n’ai aucune idée sur la manière dont cette entente s’était mise en place.</text:p>
      <text:p text:style-name="P103"/>
      <text:p text:style-name="P296"><text:span text:style-name="T334">Illustration </text:span><text:span text:style-name="T334"><text:sequence text:ref-name="refIllustration60" text:name="Illustration" text:formula="ooow:Illustration+1" style:num-format="1">61</text:sequence></text:span><text:span text:style-name="T334">:</text:span></text:p>
      <text:p text:style-name="P213">Bucknell University</text:p>
      <text:p text:style-name="P226">Source : Wikipédia</text:p>
      <text:p text:style-name="P364">Bucknell_University.jpg</text:p>
      <text:p text:style-name="P303"/>
      <text:p text:style-name="P42"><text:span text:style-name="T333">Nous avons été accueillis à l’aéroport par une délégation de Bucknell University qui a mis à notre disposition un bus. Je n’ai pas un souvenir précis de la composition de cette délégation en dehors de la professeure d’anglais (voir photo devant le Capitole à Washington). Nous sommes logés à New-York dans le quartier prestigieux de Manhattan. L’hôtel est luxueux, il s’agit du Mc Alpin </text:span><text:soft-page-break/><text:span text:style-name="T333">qui lors de sa construction en 1912 était le plus grand hôtel du monde. Le premier jour était consacré à la visite de New-York, nous sommes allés au </text:span><text:span text:style-name="T38">Metropolitan Museum of Art </text:span><text:span text:style-name="T39">et nous sommes montés en haut de l’Empire state building. </text:span><text:span text:style-name="T40">J’ai souvenir d’un Américain qui m’a expliqué que les deux tours jumelles, que l’on apercevait, étaient en cours de construction ! </text:span><text:span text:style-name="T296">L</text:span><text:span text:style-name="T297">e second jour n</text:span><text:span text:style-name="T298">ous avons visité </text:span><text:span text:style-name="T297">Washington, </text:span><text:span text:style-name="T299">le Capitole (voir photo) <text:s/></text:span><text:span text:style-name="T297">ainsi que le cimetière d’Arlington </text:span><text:span text:style-name="T296">là ou John Kennedy (1917 - 1963) est enterré</text:span><text:span text:style-name="T297">. </text:span><text:span text:style-name="T298">Le reste de notre séjour s’est déroulé sur le campus de <text:s/></text:span><text:span text:style-name="T299">Bucknell University </text:span><text:span text:style-name="T298">où nous avons été gracieusement accueillis. </text:span><text:span text:style-name="T300">Nos</text:span><text:span text:style-name="T298"> seules dépenses étaient celles de notre nourriture. Pour le logement, l’ensemble du groupe a été réparti dans ce que les Américains appellent des Fraternités. Une fraternité </text:span><text:span text:style-name="T301">est une maison mise à la disposition de plusieurs étudiants du campus. Chacune d’elle avait réorganisé sa literie pour pouvoir nous accueillir. <text:s/></text:span><text:span text:style-name="T299">Bucknell University </text:span><text:span text:style-name="T301">est une université privée située dans l’état de Pen</text:span><text:span text:style-name="T300">n</text:span><text:span text:style-name="T301">sylvanie.</text:span></text:p>
      <text:p text:style-name="P491">Illustration <text:sequence text:ref-name="refIllustration61" text:name="Illustration" text:formula="ooow:Illustration+1" style:num-format="1">62</text:sequence>: Journal Le Courrier - En route pour les <text:span text:style-name="T500">É</text:span>tats-Unis</text:p>
      <text:p text:style-name="P190">etats_unis_journal.jpg</text:p>
      <text:p text:style-name="P24"/>
      <text:p text:style-name="P420">Illustration <text:sequence text:ref-name="refIllustration62" text:name="Illustration" text:formula="ooow:Illustration+1" style:num-format="1">63</text:sequence>: Bucknell University - photo <text:span text:style-name="T483">de classe devant le bus</text:span></text:p>
      <text:p text:style-name="P190">Etats-Unis-1971.jpg</text:p>
      <text:p text:style-name="P190"/>
      <text:p text:style-name="P296"><text:span text:style-name="T334">Illustration </text:span><text:span text:style-name="T334"><text:sequence text:ref-name="refIllustration63" text:name="Illustration" text:formula="ooow:Illustration+1" style:num-format="1">64</text:sequence></text:span><text:span text:style-name="T334">:</text:span></text:p>
      <text:p text:style-name="P213">Devant l'hôtel Mc Alpin</text:p>
      <text:p text:style-name="P213">En arrière plan : Jean Dubois</text:p>
      <text:p text:style-name="P213">En 1er plan en costume 3 pièces Pierre Bonte</text:p>
      <text:p text:style-name="P221"><text:span text:style-name="T153">et </text:span><text:span text:style-name="T152">Jean-Claude Nihoul</text:span></text:p>
      <text:p text:style-name="P359">'New York Mac Alpin Hôtel-002.jpg'</text:p>
      <text:p text:style-name="P350"/>
      <text:p text:style-name="P296"><text:span text:style-name="T334">Illustration </text:span><text:span text:style-name="T334"><text:sequence text:ref-name="refIllustration64" text:name="Illustration" text:formula="ooow:Illustration+1" style:num-format="1">65</text:sequence></text:span><text:span text:style-name="T334">:</text:span></text:p>
      <text:p text:style-name="P213">Hotel Mc Alpin</text:p>
      <text:p text:style-name="P213">Largest hotel in the world</text:p>
      <text:p text:style-name="P273">Source : Wikipédia</text:p>
      <text:p text:style-name="P359">220px-Hotel_McAlpin_1914.jpg</text:p>
      <text:p text:style-name="P350"/>
      <text:p text:style-name="P25"/>
      <text:p text:style-name="P296"><text:span text:style-name="T334">Illustration </text:span><text:span text:style-name="T334"><text:sequence text:ref-name="refIllustration65" text:name="Illustration" text:formula="ooow:Illustration+1" style:num-format="1">66</text:sequence></text:span><text:span text:style-name="T334">:</text:span></text:p>
      <text:p text:style-name="P213">Washington D.C.</text:p>
      <text:p text:style-name="P213">Le Capitole</text:p>
      <text:p text:style-name="P263">À la droite de Régis : la professeur<text:span text:style-name="T499">e</text:span> d’Anglais</text:p>
      <text:p text:style-name="P389">Waschington-001.jpg</text:p>
      <text:h text:style-name="P496" text:outline-level="1"><text:bookmark-start text:name="__RefHeading___Toc5631_3222570802"/>L<text:span text:style-name="T509">es </text:span>a<text:span text:style-name="T509">rts</text:span><text:span text:style-name="T509"><text:note text:id="ftn15" text:note-class="footnote"><text:note-citation>15</text:note-citation><text:note-body><text:p text:style-name="P470"><text:span text:style-name="T399">En référence à l’article de Wikipédia : </text:span><text:span text:style-name="T395">c</text:span><text:span text:style-name="T394">lassification des arts : aux cinq arts communément cités au </text:span><text:span text:style-name="T396">X</text:span><text:span text:style-name="T397">I</text:span><text:span text:style-name="T396">X</text:span><text:span text:style-name="T400">e </text:span><text:span text:style-name="T401">siècle</text:span><text:span text:style-name="T394">, le </text:span><text:span text:style-name="T397">XX</text:span><text:span text:style-name="T400">e</text:span><text:span text:style-name="T394"> va en rajouter cinq autres pour arriver à un total de dix arts sans pouvoir se mettre d’accord sur un </text:span><text:span text:style-name="T395">11</text:span><text:span text:style-name="T398">e</text:span><text:span text:style-name="T394"> art.</text:span></text:p></text:note-body></text:note></text:span><text:bookmark-end text:name="__RefHeading___Toc5631_3222570802"/></text:h>
      <text:h text:style-name="P527" text:outline-level="2"><text:bookmark-start text:name="__RefHeading___Toc5331_2121156770"/>L’architecture [1]<text:note text:id="ftn16" text:note-class="footnote"><text:note-citation>16</text:note-citation><text:note-body><text:p text:style-name="P455">Premier art.</text:p></text:note-body></text:note><text:bookmark-end text:name="__RefHeading___Toc5331_2121156770"/></text:h>
      <text:p text:style-name="P503"><text:span text:style-name="T393">A</text:span><text:span text:style-name="T334">u sein de la vie familiale, l’architecture évoque peu de choses. </text:span><text:span text:style-name="T402">Elle me f</text:span><text:span text:style-name="T409">ais</text:span><text:span text:style-name="T402">ait penser au dessinateur qui tirent des traits sur un plan selon des normes propres à cette activité </text:span><text:span text:style-name="T409">ainsi qu’à</text:span><text:span text:style-name="T402"> </text:span><text:span text:style-name="T409">u</text:span><text:span text:style-name="T402">n</text:span><text:span text:style-name="T409">e</text:span><text:span text:style-name="T402"> liasse notariale </text:span><text:span text:style-name="T409">incluant des plans de ce type</text:span><text:span text:style-name="T402">.</text:span></text:p>
      <text:p text:style-name="P504"><text:span text:style-name="T334">Par contre, les voyages effectués depuis ma plus tendre enfance m’ont fait découvrir la beauté </text:span><text:span text:style-name="T403">de certains édifices. Notamment lors de voyages, en Allemagne et en Autriche, que mon père affectionnaient t</text:span><text:span text:style-name="T411">out </text:span><text:span text:style-name="T403">particulièrement. Ensuite, ma passion des voyages et ma persévérance à les multiplier m’ont permis de m’imprégner de ce que je voyais : les maisons, l</text:span><text:span text:style-name="T409">es monuments, </text:span><text:span text:style-name="T403">les hôtels, les églises, les mairies, les théâtres etc... </text:span><text:span text:style-name="T404">mais </text:span><text:span text:style-name="T409">pas davantage,</text:span><text:span text:style-name="T404"> je n’avais en tête aucune </text:span><text:span text:style-name="T409">connaissance</text:span><text:span text:style-name="T404"> architectur</text:span><text:span text:style-name="T406">al</text:span><text:span text:style-name="T404">e. J’avais seulement remarqué que certaine</text:span><text:span text:style-name="T406">s</text:span><text:span text:style-name="T404"> maison</text:span><text:span text:style-name="T406">s</text:span><text:span text:style-name="T404"> notable</text:span><text:span text:style-name="T406">s</text:span><text:span text:style-name="T404"> </text:span><text:span text:style-name="T409">étaient</text:span><text:span text:style-name="T404"> pourvu</text:span><text:span text:style-name="T406">es</text:span><text:span text:style-name="T404"> d’une plaque qui permet </text:span><text:span text:style-name="T410">d’</text:span><text:span text:style-name="T404">identifi</text:span><text:span text:style-name="T410">er </text:span><text:span text:style-name="T404">l’architecte.</text:span></text:p>
      <text:p text:style-name="P282"><text:soft-page-break/><text:span text:style-name="T334">Illustration </text:span><text:span text:style-name="T334"><text:sequence text:ref-name="refIllustration66" text:name="Illustration" text:formula="ooow:Illustration+1" style:num-format="1">67</text:sequence></text:span><text:span text:style-name="T334">: Le Corbusier - Villa Jeanneret-</text:span><text:span text:style-name="T407">P</text:span><text:span text:style-name="T334">erret Source : Wikipédia</text:span></text:p>
      <text:p text:style-name="P275">le_corbusier.jpg</text:p>
      <text:p text:style-name="P421"/>
      <text:p text:style-name="P505"><text:span text:style-name="T404">I</text:span><text:span text:style-name="T334">l y a une dizaine d’année</text:span><text:span text:style-name="T407">s</text:span><text:span text:style-name="T334">, j’ai rencontré une famille guérandaise intéressée par l’architecture. </text:span><text:span text:style-name="T405">Récemment, elle m’a proposé de </text:span><text:span text:style-name="T411">les accompagner pour </text:span><text:span text:style-name="T405">suivre un cours dispensé par l’Université Inter Age (UIA) de Saint-Nazaire. J’ai donc emboîté le pas et j’ai commencé à acquérir des connaissances en ce domaine. J’ai identifié quelques architectes européen</text:span><text:span text:style-name="T406">s</text:span><text:span text:style-name="T405"> associés à certaines de leurs œuvres. Pour exemple, en France Le Corbusier (villa Jeanneret-Perret </text:span><text:span text:style-name="T406">en Suisse</text:span><text:span text:style-name="T405">), en Belgique Victor Horta (Hôtel Tassel), </text:span><text:span text:style-name="T406">en Espagne Antoni Gaudi (Sagrada Familia), en Autriche Adol</text:span><text:span text:style-name="T407">f</text:span><text:span text:style-name="T406"> Loos (</text:span><text:span text:style-name="T407">Maison sans sourcils</text:span><text:span text:style-name="T406">).</text:span></text:p>
      <text:h text:style-name="P528" text:outline-level="2"><text:bookmark-start text:name="__RefHeading___Toc5152_2121156770"/>La scul<text:span text:style-name="T523">p</text:span>ture<text:span text:style-name="T524"> [2]</text:span><text:span text:style-name="T524"><text:note text:id="ftn17" text:note-class="footnote"><text:note-citation>17</text:note-citation><text:note-body><text:p text:style-name="P456">Deuxième art.</text:p></text:note-body></text:note></text:span><text:bookmark-end text:name="__RefHeading___Toc5152_2121156770"/></text:h>
      <text:p text:style-name="P204"><text:span text:style-name="T393">Illustration </text:span><text:span text:style-name="T393"><text:sequence text:ref-name="refIllustration67" text:name="Illustration" text:formula="ooow:Illustration+1" style:num-format="1">68</text:sequence></text:span><text:span text:style-name="T393">: Camille Claudel - L’âge mûr - Source Wiki</text:span><text:span text:style-name="T408">p</text:span><text:span text:style-name="T393">édia</text:span></text:p>
      <text:p text:style-name="P276">camile_claudel.jpg</text:p>
      <text:p text:style-name="P277"/>
      <text:p text:style-name="P177">Comme pour l’architecture, la sculpture était absente de la culture familiale. En parallèle avec la peinture, je m’y suis intéressé à l’occasion des visites des musées et de leurs expositions. <text:span text:style-name="T527">Actuellement mes connaissances se limitent à Auguste Rodin et à Camille Claudel. Je connais le musée Rodin pour y avoir admiré le penseur, l’âge mûr de Camille </text:span><text:soft-page-break/><text:span text:style-name="T527">Claudel et « Les Bourgeois de Calais » dont j’avais un souvenir</text:span><text:span text:style-name="T527"><text:note text:id="ftn18" text:note-class="footnote"><text:note-citation>18</text:note-citation><text:note-body><text:p text:style-name="P460">Le souvenir des « Bourgeois de Calais » à Calais remonte à la fin des années 1960, le monument crasseux que l’on frôlait en passant en voiture sur une petite place !</text:p></text:note-body></text:note></text:span><text:span text:style-name="T527"> d’adolescence pour l’avoir vu à Calais. Mes visites périodiques au musée d’Orsay me donnent l’occasion d’admirer de Rodin : la « Porte de l’Enfer » ainsi qu’au monument dédié à Honoré de Balzac que j’aime beaucoup pour son réalisme.</text:span></text:p>
      <text:h text:style-name="P531" text:outline-level="2"><text:bookmark-start text:name="__RefHeading___Toc5333_2121156770"/><text:span text:style-name="T392">L</text:span><text:span text:style-name="T334">a peinture</text:span><text:span text:style-name="T393"> [3]</text:span><text:span text:style-name="T393"><text:note text:id="ftn19" text:note-class="footnote"><text:note-citation>19</text:note-citation><text:note-body><text:p text:style-name="P456"><text:span text:style-name="T526">En référence à Wikipédia, le troisième art intitulé « </text:span><text:span text:style-name="T190">arts visuels</text:span><text:span text:style-name="T526"> » inclut, entre autres, l</text:span>a peinture.</text:p></text:note-body></text:note></text:span><text:bookmark-end text:name="__RefHeading___Toc5333_2121156770"/></text:h>
      <text:p text:style-name="P4"><text:bookmark-start text:name="__RefHeading___Toc5335_2121156770"/>La peinture <text:span text:style-name="T528">faisait partie de la culture familiale puisque mon arrière-grand-oncle Gabriel Guay</text:span><text:span text:style-name="T528"><text:note text:id="ftn20" text:note-class="footnote"><text:note-citation>20</text:note-citation><text:note-body><text:p text:style-name="P461">Gabriel Guay 1848 – 15/09/1923.</text:p></text:note-body></text:note></text:span><text:span text:style-name="T528"> était peintre</text:span>. <text:span text:style-name="T529">Par contre, cette culture s’arrêtait au patrimoine que la collection de tableaux représentait. </text:span>Durant ma vie, j'ai côtoyé des amateurs et parfois des professionnels de cet art. Autodidacte, m<text:span text:style-name="T529">es</text:span> c<text:span text:style-name="T529">onnaissances sont</text:span> centrée<text:span text:style-name="T529">s</text:span> sur les mouvements artistiques comme l'impressionnisme, le postimpressionnisme et le cubisme. Lors de mon arrivée en Île-de-France en 1972, j'ai pris l'habitude de fréquenter les musées. Au début ponctuellement, en particulier à l'occasion de grandes expositions.<text:bookmark-end text:name="__RefHeading___Toc5335_2121156770"/></text:p>
      <text:p text:style-name="P298"><text:span text:style-name="T334">Illustration </text:span><text:span text:style-name="T334"><text:sequence text:ref-name="refIllustration68" text:name="Illustration" text:formula="ooow:Illustration+1" style:num-format="1">69</text:sequence></text:span><text:span text:style-name="T334">:</text:span></text:p>
      <text:p text:style-name="P219">Van Gogh</text:p>
      <text:p text:style-name="P281"><text:span text:style-name="T380">Barques à voiles aux S</text:span><text:span text:style-name="T381">ain</text:span><text:span text:style-name="T380">te</text:span><text:span text:style-name="T381">s-</text:span><text:span text:style-name="T380">Maries de la mer</text:span><text:span text:style-name="T334"> </text:span><text:span text:style-name="T379">(c</text:span><text:span text:style-name="T334">ollection Morozov</text:span><text:span text:style-name="T379">)</text:span></text:p>
      <text:p text:style-name="P266">Photo prise lors de l'exposition dédiée à la collection Morozov à la fondation Louis Vuitton à Paris en 2021</text:p>
      <text:p text:style-name="P404">van_gogh.JPG</text:p>
      <text:p text:style-name="P343"><text:soft-page-break/></text:p>
      <text:p text:style-name="P106"><text:span text:style-name="T330">Durant ma fin de carrière, à Colombes puis à Cholet, mon bureau était décoré d'une reproduction de Vincent Van Gogh. Dans l'un des derniers bureaux, partagé avec un autre ingénieur, nous avions l'un et l'autre accroché notre reproduction préférée. Le concernant, il s'agissait d'un phare breton en pleine tempête, me concernant, les barques à voiles peintes par l'artiste aux Saintes-Maries-de-la-Mer. Les commentaires des personnes de passage étaient divers et variés. Majoritairement, le phare breton était très apprécié tandis que l'œuvre de Van Gogh laissait soit le visiteur indifférent, soit suspect car l'artiste avait souffert de folie à la fin de sa vie. Depuis 2007, mon statut de retraité m'a permis d'y consacrer beaucoup plus de temps. Je me suis mis à voyager sur les traces de Van Gogh : Auvers-sur-Oise</text:span><text:span text:style-name="T330"><text:note text:id="ftn21" text:note-class="footnote"><text:note-citation>21</text:note-citation><text:note-body><text:p text:style-name="P450">Auvers-sur-Oise : pour la beauté de la ville et des paysages, le chemin des peintres et le cimetière où Vincent est enterré à côté de son frères Théo.</text:p></text:note-body></text:note></text:span><text:span text:style-name="T330">, Amsterdam</text:span><text:span text:style-name="T330"><text:note text:id="ftn22" text:note-class="footnote"><text:note-citation>22</text:note-citation><text:note-body><text:p text:style-name="P450">Amsterdam : Van Gogh museum and Rijksmuseum.</text:p></text:note-body></text:note></text:span><text:span text:style-name="T330">, Paris</text:span><text:span text:style-name="T330"><text:note text:id="ftn23" text:note-class="footnote"><text:note-citation>23</text:note-citation><text:note-body><text:p text:style-name="P450">Paris : Musée d’Orsay.</text:p></text:note-body></text:note></text:span><text:span text:style-name="T330">, Arles</text:span><text:span text:style-name="T330"><text:note text:id="ftn24" text:note-class="footnote"><text:note-citation>24</text:note-citation><text:note-body><text:p text:style-name="P450">Arles : Fondation Van Gogh.</text:p></text:note-body></text:note></text:span><text:span text:style-name="T330">, Saint-Rémy-de-Provence</text:span><text:span text:style-name="T330"><text:note text:id="ftn25" text:note-class="footnote"><text:note-citation>25</text:note-citation><text:note-body><text:p text:style-name="P435">Saint-Rémy-de-Provence : <text:span text:style-name="T227">St Paul de Mausole.</text:span></text:p></text:note-body></text:note></text:span><text:span text:style-name="T330"> et les Saintes-Maries-de-la-Mer</text:span><text:span text:style-name="T330"><text:note text:id="ftn26" text:note-class="footnote"><text:note-citation>26</text:note-citation><text:note-body><text:p text:style-name="P435">Saintes-Maries-de-la-Mer : <text:span text:style-name="T227">Capitale de la Camargue.</text:span></text:p></text:note-body></text:note></text:span><text:span text:style-name="T330">, Mons</text:span><text:span text:style-name="T330"><text:note text:id="ftn27" text:note-class="footnote"><text:note-citation>27</text:note-citation><text:note-body><text:p text:style-name="P451">Mons <text:span text:style-name="T468">(Belgique) </text:span>: Capitale européenne de la culture en 2015 - Exposition « Van Gogh au Borinage : La naissance d’un artiste ».</text:p></text:note-body></text:note></text:span><text:span text:style-name="T330">, le Borinage</text:span><text:span text:style-name="T330"><text:note text:id="ftn28" text:note-class="footnote"><text:note-citation>28</text:note-citation><text:note-body><text:p text:style-name="P435"><text:span text:style-name="T530">Source Wikipédia : </text:span><text:span text:style-name="T24">l</text:span><text:span text:style-name="T4">e Borinage est une région </text:span><text:span text:style-name="T24">minière </text:span><text:span text:style-name="T4">belge de la Région wallonne située dans la province de Hainaut, à l'ouest et au sud-ouest de la ville de Mons. Elle s’étend jusqu’à la frontière franco-belge, à l'extrémité ouest du sillon Sambre-et-Meuse. </text:span></text:p></text:note-body></text:note></text:span><text:span text:style-name="T330"> : Petit-</text:span><text:soft-page-break/><text:span text:style-name="T330">Wasmes</text:span><text:span text:style-name="T330"><text:note text:id="ftn29" text:note-class="footnote"><text:note-citation>29</text:note-citation><text:note-body><text:p text:style-name="P469"><text:span text:style-name="T391">Petit-</text:span><text:span text:style-name="T334">Wasmes : Commune proche de Mons où se situe la première m</text:span><text:span text:style-name="T385">aison où Van Gogh a habité durant son séjour au Borinage.</text:span></text:p></text:note-body></text:note></text:span><text:span text:style-name="T330"> et son site de Marcasse</text:span><text:span text:style-name="T330"><text:note text:id="ftn30" text:note-class="footnote"><text:note-citation>30</text:note-citation><text:note-body><text:p text:style-name="P452">Site de Marcasse est un site minier d'extraction de houille où Van Gogh est descendu en compagnie des mineurs à 700 mètres de profondeur.</text:p></text:note-body></text:note></text:span><text:span text:style-name="T330"> ainsi que Cuesmes</text:span><text:span text:style-name="T330"><text:note text:id="ftn31" text:note-class="footnote"><text:note-citation>31</text:note-citation><text:note-body><text:p text:style-name="P453">Cuesmes : <text:span text:style-name="T467">Commune proche de Mons où se situe la deuxième m</text:span>aison où Van Gogh a habité durant son séjour au Borinage.</text:p></text:note-body></text:note></text:span><text:span text:style-name="T330">. L'art de Vincent s'exprime par la peinture, le dessin et l'écriture du genre épistolaire. Son œuvre est composée principalement de tableaux, de dessins et de lettres. En plus de la connaissance de ses tableaux et dessins, la lecture de ses lettres est indispensable pour comprendre le message qu'il communique à l'humanité. Pour ma part, les lettres à son frère Théo, je les ai lues plus de dix fois. Au rythme de la découverte de son œuvre et après chaque lecture, ce message devient de plus en plus pertinent et précis. Parmi les artistes, Vincent est une exception. En ce sens que, de par l'abondance et la qualité de ses lettres, sa vie nous est connue dans les moindres détails. Pour se persuader de son talent littéraire, il suffit de lire la lettre répertoriée 346 N dans laquelle, lors de son retour chez ses parents à Nuenen, il se compare à un chien hirsute qui gêne tout le monde. Le sentiment que je ressens après une telle lecture, l'émotion en particulier, est d'une puissance inégalable. Pour moi, Vincent est un personnage central du monde de la peinture. Sa notoriété à l'échelle mondiale est la raison de la disponibilité d'une très large documentation. En premier, les musées, avec en tête celui d'Amsterdam, suivi de ceux des grandes capitales du monde entier. Ensuite sa correspondance évoquée ci-dessus, les livres et biographies de nombreux auteurs</text:span><text:span text:style-name="T330"><text:note text:id="ftn32" text:note-class="footnote"><text:note-citation>32</text:note-citation><text:note-body><text:p text:style-name="P463">La vie de Van Gogh d’Henri Perruchot - Vincent Van Gogh au Borinage de Georges Duez - Van Gogh au fond de la mine de Bruno Vouters - Le grand Atlas de Van Gogh de Nienke Denekamp et René Van Blerk. </text:p></text:note-body></text:note></text:span><text:span text:style-name="T330">, des émissions</text:span><text:span text:style-name="T330"><text:note text:id="ftn33" text:note-class="footnote"><text:note-citation>33</text:note-citation><text:note-body><text:p text:style-name="P464"><text:span text:style-name="T504">É</text:span><text:span text:style-name="T531">missions de radio ré-écoutables en podcasts.</text:span></text:p></text:note-body></text:note></text:span><text:span text:style-name="T330"> de radio, France Culture en particulier, des films.</text:span></text:p>
      <text:p text:style-name="P298"><text:soft-page-break/><text:span text:style-name="T334">Illustration </text:span><text:span text:style-name="T334"><text:sequence text:ref-name="refIllustration69" text:name="Illustration" text:formula="ooow:Illustration+1" style:num-format="1">70</text:sequence></text:span><text:span text:style-name="T334">:</text:span></text:p>
      <text:p text:style-name="P219">Van Gogh</text:p>
      <text:p text:style-name="P255">À la porte de l'éternité <text:span text:style-name="T46">Source : Wikipédia</text:span></text:p>
      <text:p text:style-name="P402">Vincent_Willem_van_Gogh_at_eternity_gate.jpg</text:p>
      <text:p text:style-name="P341"/>
      <text:p text:style-name="P119"><text:span text:style-name="T334">Concernant les films, citons les principaux cinéastes : Kobiela et Welchman, Kurosawa, Minelli, Pialat, Schnabel. Akira Kurosawa dans son film « Dreams » (Rêves), l'un des rêves, intitulé « Les Corbeaux », lui est consacré, il est remarquablement interprété par Martin Scorsese, sa durée, d'environ dix minutes, est suffisante pour décrire avec beaucoup de précision les sentiments de l'artiste. Julian Schnabel dans son film « At Eternity’s Gate », le rôle est interprété magnifiquement bien par Willem Dafoe. Dorota Kobiela et Hugh Welchman dans leur film d'animation « La Passion Van Gogh », l'animation est effectuée à partir des toiles du peintre lui-même, copiées et modifiées de manière à composer chaque image du film. Le résultat est très intéressant et donne un bon rendu des sentiments de l'artiste. Vincente Minelli dans son film « La Vie passionnée de Vincent van Gogh », le rôle </text:span><text:span text:style-name="T471">de Vincent </text:span><text:span text:style-name="T334">est interprété par Kirk Douglas </text:span><text:span text:style-name="T469">et celui de Paul Gauguin par Anthony Quinn, deux acteurs remarquables</text:span><text:span text:style-name="T334">. </text:span><text:span text:style-name="T470">C’est le seul film où la vie artistique de Vincent est traité intégralement de « La naissance de l’artiste » au Borinage à sa mort à Auvers-sur-Oise. Contrairement aux à priori, cette production Hollywoodienne est d’une grande sobriété et respectueuse des faits historiques. </text:span><text:span text:style-name="T334">Maurice Pialat dans son film « Van Gogh », le rôle est interprété par Jacques Dutronc. Les décors, les costumes et les paysages (bords de l'Oise en particulier) sont magnifiques. C'est sans doute le film le plus connu du grand public. Par contre, il y a beaucoup trop de scènes de fêtes et de bal qui ne me semblent pas en adéquation avec le côté austère de l'artiste. En outre, mon impression globale est que le cinéaste semble confondre Renoir et Van Gogh.</text:span></text:p>
      <text:h text:style-name="P529" text:outline-level="2"><text:bookmark-start text:name="__RefHeading___Toc5156_2121156770"/><text:soft-page-break/>La musique<text:span text:style-name="T524"> [4]</text:span><text:span text:style-name="T524"><text:note text:id="ftn34" text:note-class="footnote"><text:note-citation>34</text:note-citation><text:note-body><text:p text:style-name="P456">Quatrième art.</text:p></text:note-body></text:note></text:span><text:bookmark-end text:name="__RefHeading___Toc5156_2121156770"/></text:h>
      <text:p text:style-name="P298"><text:span text:style-name="T378">Illustration </text:span><text:span text:style-name="T378"><text:sequence text:ref-name="refIllustration70" text:name="Illustration" text:formula="ooow:Illustration+1" style:num-format="1">71</text:sequence></text:span><text:span text:style-name="T378">: Détail de l'aiguille et du diaphragme d'un gramophone</text:span></text:p>
      <text:p text:style-name="P265">Source : Wikipédia</text:p>
      <text:p text:style-name="P401">gramophone.JPG</text:p>
      <text:p text:style-name="P340"/>
      <text:p text:style-name="P119">La musique a été ma première passion. Dès l’âge de 5 ans, j'ai profité de la collection familiale de disques 78 tours. Nous étions équipés d’un meuble qui regroupait un pick-up et une radio électriques. Pour l'époque la sonorité de cette installation était tout à fait acceptable. Ma préférence allait vers les disques plutôt que la radio. Il s'agissait majoritairement de musique classique et un peu de variété, en particulier Tino Rossi et Charles Trenet, en outre, un disque de théâtre « Les vignes du seigneur » nous faisait beaucoup rire à cause de deux répliques mémorables : « Hubert dis-moi que tu m'aimes, … parce que je suis cocu ». J'ai le souvenir précis de la danse macabre de Camille St Saëns ainsi que de disques de valses. La technologie a évolué rapidement. Les disques 78 tours ont été remplacés par les microsillons qui nécessitaient des vitesses de rotation inférieures (45 et 33 tours par minute). Dans la foulée, en 1958, le son stéréophonique est adopté. En 1960, avec mes économies, je me suis acheté pour 280 francs un électrophone stéréo. Au fur et à mesure, je me suis constitué une collection de disques, un mélange entre la musique de variété et classique, Ray Charles, Fats Domino, Elvis Presley, Paul Anka, Mozart et Vivaldi, sans oublier le jazz. J’étais un auditeur très assidu. Au retour de vacances, je me précipitais sur l'électrophone pour écouter mes morceaux favoris.</text:p>
      <text:p text:style-name="P298"><text:span text:style-name="T372">Illustration </text:span><text:span text:style-name="T372"><text:sequence text:ref-name="refIllustration71" text:name="Illustration" text:formula="ooow:Illustration+1" style:num-format="1">72</text:sequence></text:span><text:span text:style-name="T372">:</text:span></text:p>
      <text:p text:style-name="P255"><text:span text:style-name="T50">Logo France Musique</text:span> <text:span text:style-name="T46">Source : </text:span><text:a xlink:type="simple" xlink:href="https://www.radiofrance.fr/francemusique" text:style-name="Internet_20_link" text:visited-style-name="Visited_20_Internet_20_Link"><text:span text:style-name="T46">https://www.radiofrance.fr/francemusique</text:span></text:a></text:p>
      <text:p text:style-name="P402">france_musique.png</text:p>
      <text:p text:style-name="P341"><text:soft-page-break/></text:p>
      <text:p text:style-name="P119">Dès mon adolescence, je me suis intéressé aux concerts et aux récitals ainsi qu'à l'Opéra. C'est à cette époque que j'ai commencé l'écoute journalière de France Musique. En 1972, pour mon travail, je suis parti pour Paris. C'est alors qu'une richesse culturelle s'est offerte à moi. Mes goûts avaient évolué, j'étais passé à la musique sacrée, les Passions de Jean‑Sébastien Bach, le Messie de Haendel, les messes de Mozart. Je suis allé périodiquement à l'église St Séverin, en particulier, pour entendre les concerts de Paul Kuentz, le Requiem de Mozart par exemple. Je l'ai retrouvé avec émotion en 2018, à La Baule, pour un concert en l'église Notre Dame.</text:p>
      <text:p text:style-name="P119">Dans le courant des années 1970, un collègue de travail m'a fait découvrir tous les opéras de Wagner.</text:p>
      <text:p text:style-name="P417"><text:span text:style-name="T487">Illustration </text:span><text:span text:style-name="T487"><text:sequence text:ref-name="refIllustration72" text:name="Illustration" text:formula="ooow:Illustration+1" style:num-format="1">73</text:sequence></text:span><text:span text:style-name="T487">: </text:span><text:span text:style-name="T488">Richard Wagner</text:span><text:span text:style-name="T487"> Source : Wikipédia</text:span></text:p>
      <text:p text:style-name="P193">RichardWagner.jpg</text:p>
      <text:p text:style-name="P160"/>
      <text:p text:style-name="P106"/>
      <text:p text:style-name="P410"><text:span text:style-name="T334">Illustration </text:span><text:span text:style-name="T334"><text:sequence text:ref-name="refIllustration73" text:name="Illustration" text:formula="ooow:Illustration+1" style:num-format="1">74</text:sequence></text:span><text:span text:style-name="T334">: </text:span></text:p>
      <text:p text:style-name="P215">Maria Callas</text:p>
      <text:p text:style-name="P235">Source : L'avant scène opéra avril 1983</text:p>
      <text:p text:style-name="P377">maria_callas.pdf</text:p>
      <text:p text:style-name="P331"/>
      <text:p text:style-name="P106"><text:span text:style-name="T330">Paradoxalement, c'est après la mort de Maria Callas que j'ai commencé à m'y intéresser. Elle est une artiste qui a atteint des sommets. Mon souffle s'est arrêté quand je l'ai écoutée pour la première fois dans la somnambule</text:span><text:span text:style-name="T330"><text:note text:id="ftn35" text:note-class="footnote"><text:note-citation>35</text:note-citation><text:note-body><text:p text:style-name="P448">Disque microsillon EMI C 069-03253</text:p><text:p text:style-name="P434"/></text:note-body></text:note></text:span><text:span text:style-name="T330"> de Vincenzo Bellini. Sur elle beaucoup d'émissions ont retenu mon attention, écoutées sur France Musique et France Culture, vues à la télévision, en particulier, celles diffusées aux anniversaires de sa disparition (16/09/1977). Je les ai enregistrées puis rabâchées pour mieux m'en imprégner. J'ai également lu plusieurs livres la concernant. D'elle, le souvenir que je garde précieusement est celui de son interprétation, à la Scala de Milan, du 28 mai 1955 de Violetta de l'opéra Traviata de Giuseppe Verdi. Je n'étais bien sûr pas présent lors de cette représentation. Ce souvenir, je l'ai construit dans mon imaginaire à partir de documents : en premier lieu du mensuel de l'Avant-Scène Opéra n° 51</text:span><text:span text:style-name="T330"><text:note text:id="ftn36" text:note-class="footnote"><text:note-citation>36</text:note-citation><text:note-body><text:p text:style-name="P448">L’avant-scène opéra d’avril 1983, la Traviata du siècle par Jacques Bourgeois.</text:p></text:note-body></text:note></text:span><text:span text:style-name="T330"> qui inclut un article, rédigé par Jacques Bourgeois</text:span><text:span text:style-name="T330"><text:note text:id="ftn37" text:note-class="footnote"><text:note-citation>37</text:note-citation><text:note-body><text:p text:style-name="P448">Source Wikipédia : Jacques Bourgeois est un musicographe français du XXe siècle né le 4 juin 1918 au Royaume-Uni et mort à Paris le 29 août 1996. </text:p></text:note-body></text:note></text:span><text:span text:style-name="T330">, intitulé « La Traviata du siècle ». Le texte donne un descriptif précis de la représentation ainsi que de très belles photos d'archives de la </text:span><text:soft-page-break/><text:span text:style-name="T330">Scala. En second lieu, des quelques rares enregistrements</text:span><text:span text:style-name="T330"><text:note text:id="ftn38" text:note-class="footnote"><text:note-citation>38</text:note-citation><text:note-body><text:p text:style-name="P449">Malheureusement, il reste très peu d’enregistrements de qualité de cette représentation.</text:p></text:note-body></text:note></text:span><text:span text:style-name="T330"> que j’ai pu voir et entendre.</text:span></text:p>
      <text:p text:style-name="P119">Dans les années 80 et 90, je me suis passionné pour des grands pianistes : Alfred Brendel, Arturo Benedetti Michelangeli, Claudio Arrau qui donnaient des récitals dans les salles Gaveau et Pleyel. À cette époque, je me suis abonné au Monde de la musique ce qui m'a permis de connaître ces grands interprètes ainsi que ceux qui les ont précédés : Clara Haskil, Edwin Ficher, Rudolf Serkin, Wilhelm Backhaus, Annie Fischer, Alfred Cortot. Parmi les grands pianistes, je me suis intéressé à Glenn Gould et en particulier à son interprétation des œuvres de Jean-Sébastien Bach. Une partition de Bach est une œuvre, une création. Son interprétation par Gould donne naissance à une nouvelle œuvre qui se distingue de celle de son compositeur. Quand je l'écoute dans les variations Goldberg, je n'entends pas une œuvre de Bach, mais bien une œuvre de Gould selon une partition de Bach. Un parallèle peut être établi dans le domaine de la peinture. Quand je regarde le semeur de Jean-François Millet, je regarde une œuvre de Millet. Quand je regarde le semeur de Vincent Van Gogh, je regarde une œuvre de Van Gogh inspiré par l'œuvre de Millet.</text:p>
      <text:p text:style-name="P119">Au fil du temps, parmi les compositeurs, je me suis intéressé à Mozart, Bach, Haendel, Beethoven, Maurice Ravel, Claude Debussy, Modeste Moussorgski, Igor Stravinsky, Olivier Messiaen. Henri Dutilleux, Pascal Dusapin.</text:p>
      <text:p text:style-name="P119">Beethoven, sa vie, son œuvre ont occupé en dominante plusieurs années de ma vie, en particulier, ses 9 symphonies, ses 32 sonates pour piano.</text:p>
      <text:p text:style-name="P196"><text:span text:style-name="T363">L'œuvre qui retient le plus mon attention est le sacre du printemps d’Igor Stravinsky. Au long de ma vie, il m'a appartenu d'en découvrir trois interprétations prestigieuses. La première, à la fin des années </text:span><text:soft-page-break/><text:span text:style-name="T363">60, à Bruxelles au théâtre de la Monnaie par Maurice Béjart. La seconde, en 2009, à l'opéra de Paris par Pina Baush. La troisième, en 2013, pour le centenaire de sa création, à la télévision (théâtre des Champs Élysées) par Sacha Waltz. Cette troisième interprétation, je l'ai enregistrée et je la regarde périodiquement. La musique contemporaine, ses compositeurs, le festival Présence, les concerts de la Maison de la Radio, les créations mondiales ont été et sont toujours un sujet de découverte. Je pense en particulier à Olivier Messiaen, Henri Dutilleux, Éric Tanguy, Tristan Murail, je ne cite que les anciens. Les jeunes, je ne les connais pas nominativement, mais je suis à leur écoute. France Musique leur consacre des émissions, en particulier, « Les lundis de la contemporaine » par Arnaud Merlin </text:span><text:span text:style-name="T365">et</text:span><text:span text:style-name="T363"> « Création Mondiale » </text:span><text:span text:style-name="T364">par Anne Montaron.</text:span></text:p>
      <text:p text:style-name="P27"/>
      <text:p text:style-name="P298"><text:span text:style-name="T334">Illustration </text:span><text:span text:style-name="T334"><text:sequence text:ref-name="refIllustration74" text:name="Illustration" text:formula="ooow:Illustration+1" style:num-format="1">75</text:sequence></text:span><text:span text:style-name="T334">:</text:span></text:p>
      <text:p text:style-name="P222">Paul Kuentz (91 ans)</text:p>
      <text:p text:style-name="P360">paul_kuentz.JPG</text:p>
      <text:p text:style-name="P333"/>
      <text:p text:style-name="P298"><text:span text:style-name="T334">Illustration </text:span><text:span text:style-name="T334"><text:sequence text:ref-name="refIllustration75" text:name="Illustration" text:formula="ooow:Illustration+1" style:num-format="1">76</text:sequence></text:span><text:span text:style-name="T334">:</text:span></text:p>
      <text:p text:style-name="P207">Église St Germain des Près à Paris</text:p>
      <text:p text:style-name="P223">Source : Wikipédia</text:p>
      <text:p text:style-name="P361">eglise_st_germain_des_pres.JPG</text:p>
      <text:p text:style-name="P334"/>
      <text:p text:style-name="P298"><text:span text:style-name="T334">Illustration </text:span><text:span text:style-name="T334"><text:sequence text:ref-name="refIllustration76" text:name="Illustration" text:formula="ooow:Illustration+1" style:num-format="1">77</text:sequence></text:span><text:span text:style-name="T334">:</text:span></text:p>
      <text:p text:style-name="P223">Photo de l'affiche du concert du Requiem de Mozart</text:p>
      <text:p text:style-name="P361">requiem_mozart.JPG</text:p>
      <text:p text:style-name="P334"/>
      <text:p text:style-name="P223"/>
      <text:p text:style-name="P28"/>
      <text:p text:style-name="P28"/>
      <text:p text:style-name="P27"><text:soft-page-break/><text:span text:style-name="T334">J’ai retrouvé dernièrement </text:span><text:span text:style-name="T226">(23/10/21) </text:span><text:span text:style-name="T334">Paul Kuentz </text:span><text:span text:style-name="T226">à Paris </text:span><text:span text:style-name="T334">en l’église St Germain des Près. </text:span><text:span text:style-name="T226">Il a interprété le Requiem de Mozart. Magnifique ! J’ai profité de l’entracte pour parler avec lui. Je lui ai dit que j’avais un excellent souvenir de lui, de l’avoir écouté en l’église St Séverin en 1973 et 1974. Cela lui a fait grand plaisir. Il m’a dit que c’était de plus en plus difficile d’organiser des concerts dans les églises. Je lui ai dit également que je me souvenais de son concert en l’église Notre Dame de La Baule. Ce qui m’a paru étrange est que malgré sa notoriété, il est resté d’une grande simplicité en regard de l’organisation de ses concerts dans des églises, organisation qui n’a quasiment pas changé depuis que je le connais.</text:span></text:p>
      <text:h text:style-name="P529" text:outline-level="2"><text:bookmark-start text:name="__RefHeading___Toc5158_2121156770"/>La littérature<text:span text:style-name="T524"> [5]</text:span><text:span text:style-name="T524"><text:note text:id="ftn39" text:note-class="footnote"><text:note-citation>39</text:note-citation><text:note-body><text:p text:style-name="P457">En référence à Wikipédia : <text:span text:style-name="T4">le cinquième art </text:span><text:span text:style-name="T22">intitulé</text:span><text:span text:style-name="T4"> « </text:span><text:span text:style-name="T28">littérature</text:span><text:span text:style-name="T4"> » </text:span><text:span text:style-name="T22">r</text:span><text:span text:style-name="T4">egroupe la poésie, les romans et tout ce qui se rattache à l’écriture.</text:span></text:p></text:note-body></text:note></text:span><text:bookmark-end text:name="__RefHeading___Toc5158_2121156770"/></text:h>
      <text:p text:style-name="P174"><text:span text:style-name="T510">Au fil du temps, la lecture est devenue pour moi indispensable. Enfant, je lisais, mais sans assiduité. J'étais attiré par la bande dessinée, Tintin et Milou en particulier. Ensuite, adolescent puis étudiant, je me suis intéressé, d'abord, aux romans policiers de Gaston Leroux et Agatha Christie, ensuite, aux livres d'Henri Troyat et d'Albert Camus. Durant ma carrière professionnelle, j'ai pris l'habitude de lire le journal dans les transports en commun. Les kiosques aux abords des gares me permettaient son achat au quotidien. J’ai lu La Tribune et Le Monde. À cette époque, je lisais quelques romans, mais le manque de temps en limitait la quantité. En 2007, j'ai pris ma retraite et au fil du temps, la lecture a pris une place de plus en plus grande. Tous les matins, Ouest France arrive dans ma boîte aux lettres, après le petit-déjeuner, une quarantaine de minutes me permettent de prendre connaissance de l'actualité dans le monde, la France, les pays de Loire, la Loire Atlantique, la presqu'île de Guérande et S</text:span><text:span text:style-name="T511">ain</text:span><text:span text:style-name="T510">t-Molf où je suis domicilié. J'aime cet </text:span><text:soft-page-break/><text:span text:style-name="T510">effet de zoom et sur tous les sujets, j'essaie d'en retenir une idée globale. Ma seconde lecture est l'hebdomadaire Télérama. Depuis environ 40 ans, je suis heureux de le découvrir dans ma boîte aux lettres. Comme son nom l'indique, il couvre la télévision, la radio, le cinéma et en outre, sommairement, l'actualité politique, puis, en détail l'activité culturelle sous la forme de Critiques : livres, cinéma, musique et théâtre. Sa lecture détaillée me permet de m'informer, de choisir mes programmes et le cas échéant de m'orienter vers l'achat de disques et de livres. En ce moment, je m'informe sur la Seconde Guerre mondiale qui a précédé ma naissance (voir l'introduction). Je cherche par mes lectures à documenter le mieux possible cette période. Deux livres lus récemment vont dans ce sens : le premier, « Théâtre I » de Robert Badinter, 3 pièces de théâtre, en particulier Cellule 107 qui relate la dernière nuit de Pierre Laval avant son exécution. Il se trouve confronté successivement à : René Bousquet, un ouvrier qu'il a connu quand il était maire d'Aubervilliers et une petite fille qui a été victime de la déportation avec sa maman lors de la rafle du Vel’ d'Hiv'. Le deuxième est « La victoire en pleurant » de Daniel Cordier, il a été le secrétaire de Jean Moulin et ses mémoires décrivent l'histoire de la résistance jusqu'en janvier 1946 quand le Général de Gaulle quitte le pouvoir.</text:span></text:p>
      <text:h text:style-name="P530" text:outline-level="2"><text:bookmark-start text:name="__RefHeading___Toc5507_2121156770"/>Le théâtre [6]<text:note text:id="ftn40" text:note-class="footnote"><text:note-citation>40</text:note-citation><text:note-body><text:p text:style-name="P458">En référence à Wikipédia, <text:span text:style-name="T4">le </text:span><text:span text:style-name="T22">sixième art intitulé l</text:span><text:span text:style-name="T4">es « </text:span><text:span text:style-name="T28">arts de la scène</text:span><text:span text:style-name="T4"> »</text:span><text:span text:style-name="T22">inclut le </text:span><text:span text:style-name="T4">théâtre </text:span><text:span text:style-name="T22">et</text:span><text:span text:style-name="T4"> également la danse, le mime et le cirque.</text:span></text:p></text:note-body></text:note><text:bookmark-end text:name="__RefHeading___Toc5507_2121156770"/></text:h>
      <text:p text:style-name="P299"><text:span text:style-name="T334">Illustration </text:span><text:span text:style-name="T334"><text:sequence text:ref-name="refIllustration77" text:name="Illustration" text:formula="ooow:Illustration+1" style:num-format="1">78</text:sequence></text:span><text:span text:style-name="T334">: </text:span><text:span text:style-name="T378">Programme du théâtre en 1909</text:span></text:p>
      <text:p text:style-name="P267">Source : Archives municipales de Tourcoing <text:span text:style-name="T436">110R3</text:span></text:p>
      <text:p text:style-name="P403">theatre_tourcoing.jpg</text:p>
      <text:p text:style-name="P342"/>
      <text:p text:style-name="P107"><text:span text:style-name="T330">Le théâtre est tout d'abord un souvenir de jeunesse. Dans les familles bourgeoises, théâtre se conjuguait avec voyage à Paris. Ce </text:span><text:soft-page-break/><text:span text:style-name="T330">qui, a priori, est une idiotie puisque nous habitions à 200 mètres du théâtre municipal. Mais voilà, les principes sont les principes et il faut les respecter. Mon attirance était sans concession pour le théâtre de boulevard. L'histoire du cocu cocasse fait toujours rire des salles entières, pourquoi en changer ! En revanche, notre mère n'était pas de cet avis, sa phrase rituelle était : ce n'est pas pour les enfants ! Donc, lors d'un voyage à Paris, j'avais 13 ou 14 ans, nos parents nous ont amenés, Chantal et moi, au théâtre Mogador. Dans ma tête résonnaient les blagues célèbres de Francis Blanche ou de Robert Lamoureux. Ce fut une réelle déception car au programme c'était « Rêves de valses » d'Oscar Strauss. À partir de ce constat catastrophique, il s'agissait de remettre les pendules à l'heure. Premièrement, il fallait favoriser notre théâtre municipal et secundo s'intéresser au boulevard. J'ai le souvenir précis d'un jour de grande représentation dans notre théâtre, devant chez nous, les places de stationnement étaient prises d'assaut, j'observais les personnes qui sortaient des voitures élégamment habillées. À côté de ma mère, j'utilisais une phrase toute faite de cette époque : « ce sont des gens bien », son objection fut immédiate : non, non des commerçants tout au plus ! Sur ce constat, deux solutions s'offraient à moi : la fraude ou la débrouille. La fraude consistait, à la représentation du dimanche après-midi, de m’introduire discrètement au moment de l'entracte, d'attendre que tout le monde soit placé et d'occuper une place restée libre. Ne recevant pas d'argent de poche, à l'époque de la mode des scoubidous, la débrouille consistait à approvisionner la matière première nécessaire, à les fabriquer et à les vendre dans la cour de récréation. De mémoire, l'opération m'avait rapporté 3 Francs et 50 centimes correspondant au prix du billet</text:span><text:span text:style-name="T330"><text:note text:id="ftn41" text:note-class="footnote"><text:note-citation>41</text:note-citation><text:note-body><text:p text:style-name="P454">Vraisemblablement une place à la poulaille !</text:p></text:note-body></text:note></text:span><text:span text:style-name="T330"> pour aller voir « Les Compagnons de la chanson ». Voilà, ce n'était pas sans mal, la partie était gagnée ! Pour le théâtre de boulevard, j'ai attendu ma </text:span><text:soft-page-break/><text:span text:style-name="T330">majorité, 21 ans. Une des premières pièces que j'ai adorées est « Fleur de cactus » interprétée par Sophie Desmarets. Avec cette même interprète de légende, je revoyais la pièce à la Comédie des Champs Élysées, vingt ans plus tard. C'est avec Catherine Frot et Michel Fau que je l'ai revue récemment à la télévision. Le rire est garanti tout au long de la pièce !</text:span></text:p>
      <text:p text:style-name="P120"/>
      <text:p text:style-name="P148">Ces quatre dernières années, je me suis intéressé au Festival de Rieux (Morbihan), c'est une nouvelle formule très originale qui inclut l'apéro et le dîner. Les organisateurs et acteurs sont majoritairement des bénévoles. Je connais l'un d'entre eux, il s'agit d'Henri-René Dardant qui habite La Baule. Cette année (2021), il interprétait magnifiquement bien le rôle de César dans la trilogie de Marcel Pagnol. Précédemment, j'ai vu « le Cercle de craie » et « La Rançon ».</text:p>
      <text:h text:style-name="P529" text:outline-level="2"><text:bookmark-start text:name="__RefHeading___Toc5500_3708041463"/>Le cinéma<text:span text:style-name="T524"> [7]</text:span><text:span text:style-name="T524"><text:note text:id="ftn42" text:note-class="footnote"><text:note-citation>42</text:note-citation><text:note-body><text:p text:style-name="P459">Le septième art.</text:p></text:note-body></text:note></text:span><text:bookmark-end text:name="__RefHeading___Toc5500_3708041463"/></text:h>
      <text:h text:style-name="P533" text:outline-level="3"><text:bookmark-start text:name="__RefHeading___Toc7787_1833629814"/>Préliminaire<text:bookmark-end text:name="__RefHeading___Toc7787_1833629814"/></text:h>
      <text:p text:style-name="P122">Le cinéma a occupé et occupe toujours une grande place dans ma vie. La sortie de deux films est restée gravée dans ma mémoire, le premier est « La Tunique » de Henry Koster, c’est le premier film en Cinéma Scope produit par la Fox, il est sorti en 1953. La motivation de mes parents était plus le côté catho, qu’autre chose. Le film, je ne l’ai pas vu car j’avais été jugé trop jeune pour le voir, évidemment, je n’avais que 6 ans ! Le deuxième est « Journal d’un curé de campagne » de Robert Bresson inspiré du livre de Georges Bernanos, il est sorti en 1951. À la réflexion, ce n’est pas du film que je me souviens mais bien du livre. Non pour l’avoir lu mais pour en avoir entendu parler car il faisait partie des lectures de cette famille <text:soft-page-break/>catho à laquelle j’appartenais. Concernant le film, ce n’est que bien plus tard que je l’ai découvert. En fait, c’est ma motivation à connaître l’œuvre de Bresson qui m’a amené à lui.</text:p>
      <text:p text:style-name="P123"/>
      <text:h text:style-name="P533" text:outline-level="3"><text:bookmark-start text:name="__RefHeading___Toc7789_1833629814"/>Les films du jeudi après-midi<text:bookmark-end text:name="__RefHeading___Toc7789_1833629814"/></text:h>
      <text:p text:style-name="P124">Quelques années plus tard, le cinéma Vox de Tourcoing a mis en place, le jeudi après-midi, une séance dédiée aux enfants, le tarif<text:note text:id="ftn43" text:note-class="footnote"><text:note-citation>43</text:note-citation><text:note-body><text:p text:style-name="P440">70 francs la séance, puis <text:span text:style-name="T220">70 centimes lors de l’apparition des nouveaux francs le 1</text:span><text:span text:style-name="T222">er</text:span><text:span text:style-name="T220"> janvier 1960 décidés par le Général de Gaulle.</text:span></text:p></text:note-body></text:note> était très abordable. J’ai le souvenir d’une foultitude de films en tout genre, western, film de guerre, cowboys et indiens, <text:span text:style-name="T315">film comique. Quant à leur titre, pas grand-chose me reviens, deux titres pourtant « Les bérets verts » et « Babette s’en va en guerre ». Le second est sorti en 1959, interprété par Brigitte Bardot. À mon grand étonnement, selon la critique</text:span><text:span text:style-name="T315"><text:note text:id="ftn44" text:note-class="footnote"><text:note-citation>44</text:note-citation><text:note-body><text:p text:style-name="P441">La grille de cotation : pour tous, adulte, adulte avec réserve, à rejeter.</text:p></text:note-body></text:note></text:span><text:span text:style-name="T315"> religieuse, très en vigueur à cette époque, le film, projeté à une assistance d’enfants, était coté </text:span><text:span text:style-name="T187">« pour adulte »</text:span><text:span text:style-name="T316">. Je me suis posé des questions sans jamais obtenir de réponse satisfaisante. Ma sœur, Chantal qui avait quatorze ans lors de la sortie du film, m’a indiqué que l’une des scènes était tournée dans un bordel. À mon sens et avec le recul, il s’agissait plus d’un cabaret que d’un bordel.</text:span></text:p>
      <text:p text:style-name="P14"/>
      <text:h text:style-name="P533" text:outline-level="3"><text:bookmark-start text:name="__RefHeading___Toc7791_1833629814"/>L’autorisation parentale<text:bookmark-end text:name="__RefHeading___Toc7791_1833629814"/></text:h>
      <text:p text:style-name="P125">À <text:span text:style-name="T317">mon a</text:span>dolescen<text:span text:style-name="T317">ce</text:span>, le cinéma a accentué son emprise. Les séances du jeudi après-midi touchaient à leur fin. Tout doucement, ma motivation pour une catégorie de films plus sérieux se mettait en place. L’autorisation parentale, pour envisager <text:span text:style-name="T317">une</text:span> telle sortie, demeurait une nécessité absolue. La consultation de la grille <text:soft-page-break/>religieuse permettait de valider cette autorisation. À ce propos, les demoiselles Voreux, qui habitaient <text:span text:style-name="T317">P</text:span>lace du théâtre, étaient abonnées à la précieuse revue religieuse. Avant tout, il fallait leur emprunter ce document pour le soumettre à l’autorité parentale. <text:span text:style-name="T318">Pour éviter cette censure, une précieuse solution consistait à sécher les cours au profit d’une séance de cinéma. À cette époque, le cinéma permanent</text:span><text:span text:style-name="T318"><text:note text:id="ftn45" text:note-class="footnote"><text:note-citation>45</text:note-citation><text:note-body><text:p text:style-name="P442">Le cinéma permanent fait son apparition à la fin des années 1950. Le même film était projeté plusieurs séances de suite.</text:p></text:note-body></text:note></text:span><text:span text:style-name="T318"> a fait son apparition. Cette nouvelle organisation des séances apportait au spectateur une certaine souplesse. Ayant payé son entrée, il pouvait rester dans la salle aussi logtemps qu’il le souhaitait. Il pouvait ainsi commencer un film en son milieu pour ensuite visionner la partie manquante à la séance suivante. Le samedi</text:span><text:span text:style-name="T318"><text:note text:id="ftn46" text:note-class="footnote"><text:note-citation>46</text:note-citation><text:note-body><text:p text:style-name="P443">À cette époque contrairement à aujourd’hui, les enfants étaient scolarisés le samedi.</text:p></text:note-body></text:note></text:span><text:span text:style-name="T318"> Après-midi au cinéma Vox, après avoir séché le dernier cours, je réussissais à enchaîner sur le film de la semaine. Cette stratégie était gagnante et évitait des palabres pour justifier mes retards. Le meilleur souvenir est, en 1959, « Pickpocket » de Robert Bresson. Par sa dextérité, Michel, le héros, m’avait beaucoup impressionné. Je n’avais pas compris grand-chose au film ! Par contre le style de Bresson me laissait deviner un cinéaste de grand </text:span></text:p>
      <text:p text:style-name="P482"/>
      <text:p text:style-name="P297"><text:span text:style-name="T334">Illustration </text:span><text:span text:style-name="T334"><text:sequence text:ref-name="refIllustration78" text:name="Illustration" text:formula="ooow:Illustration+1" style:num-format="1">79</text:sequence></text:span><text:span text:style-name="T334">:</text:span></text:p>
      <text:p text:style-name="P214">Pickpocket</text:p>
      <text:p text:style-name="P214">Robert Bresson</text:p>
      <text:p text:style-name="P252">Source : Télérama</text:p>
      <text:p text:style-name="P394">pickpocket.jpg</text:p>
      <text:p text:style-name="P328"/>
      <text:p text:style-name="P125"><text:span text:style-name="T481">talent et d’une grande envergure. Je ne me suis pas trompé et depuis, ce film, je l’ai revu plusieurs fois, avec à chaque fois une compréhension différente. « Rue des Prairies</text:span><text:span text:style-name="T481"><text:note text:id="ftn47" text:note-class="footnote"><text:note-citation>47</text:note-citation><text:note-body><text:p text:style-name="P444">Le rôle principal est interprété par <text:span text:style-name="T224">J</text:span>ean Gabin.</text:p></text:note-body></text:note></text:span><text:span text:style-name="T481"> » de Denys de la Patellière est sorti cette même année, j’ai le souvenir, un lundi matin, sur le chemin à vélo de l’école, d’avoir regardé avec envie la belle Marie-Josée Nat de l’affiche publicitaire, en pensant aux chanceux qui l’avaient vu lors de la séance tardive du dimanche soir. Quelques années plus tard, j’ai eu une impression similaire à celle que j’avais eue pour Bresson. En 1963, avec ma sœur Chantal, nous avons vu Le Guépard De Luchino Visconti, même remarque, je n’ai pas compris grand-chose, mais les costumes, les acteurs</text:span><text:span text:style-name="T481"><text:note text:id="ftn48" text:note-class="footnote"><text:note-citation>48</text:note-citation><text:note-body><text:p text:style-name="P445">Burt Lanc<text:span text:style-name="T224">a</text:span>ster, Alain Delon, Claudia Cardinale.</text:p></text:note-body></text:note></text:span><text:span text:style-name="T481">, les décors m’ont laissé un souvenir fabuleux. Petite anecdote, Chantal a remarqué la maladresse risible de don Calogero, père d’Angélina, quant à la fin du bal, il boit sa tasse de café</text:span><text:span text:style-name="T481"><text:note text:id="ftn49" text:note-class="footnote"><text:note-citation>49</text:note-citation><text:note-body><text:p text:style-name="P446">Cette scène marque la différence de milieu social entre la famille de don Calogero et celle du prince Salina.</text:p></text:note-body></text:note></text:span><text:span text:style-name="T481">.</text:span></text:p>
      <text:p text:style-name="P125"/>
      <text:p text:style-name="P125"/>
      <text:p text:style-name="P252">Illustration <text:sequence text:ref-name="refIllustration79" text:name="Illustration" text:formula="ooow:Illustration+1" style:num-format="1">80</text:sequence>: Brigitte Bardot - Source : Wikipédia</text:p>
      <text:p text:style-name="P394">Brigitte_Bardot_-_1962.jpg</text:p>
      <text:p text:style-name="P328"/>
      <text:p text:style-name="P252"/>
      <text:p text:style-name="P483"/>
      <text:p text:style-name="P126"><text:span text:style-name="T319">L</text:span>a même année sort « Le mépris » <text:span text:style-name="T320">de Jean-Luc Godard. Brigitte Bardot et Michel Piccolli sont les acteurs principaux. Les Américains qui participaient au financement ont exigé une scène de nu. En France cette scène, qui aujourd’hui est plus risible que choquante, a imposé l’interdiction du film aux moins de 18 ans. Je n’avais donc que 17 ans et je me souviens avoir eu une furieuse envie de me rincer l’œil. Sans vouloir l’avouer, Brigitte Bardot était mon actrice préférée. J’en ai parlé avec des copains de l’école. Ils m’ont répondu qu’il n’y avait aucun problème, tu es grand, tiens-toi bien droit devant la caissière, elle ne te demandera pas ta carte d’identité ! À Lille, la caissière du cinéma Capitole</text:span><text:span text:style-name="T320"><text:note text:id="ftn50" text:note-class="footnote"><text:note-citation>50</text:note-citation><text:note-body><text:p text:style-name="P447">Cinéma Capitole, rue de Béthune à Lille.</text:p></text:note-body></text:note></text:span><text:span text:style-name="T320"> me délivrait mon ticket et j’entrais dans la salle. BB était magnifique</text:span><text:span text:style-name="T320"><text:note text:id="ftn51" text:note-class="footnote"><text:note-citation>51</text:note-citation><text:note-body><text:p text:style-name="P447">Je n’ai pas vu la scène de nu qui se situe au tout début du film.</text:p></text:note-body></text:note></text:span><text:span text:style-name="T320">, à Capri, les prises de vue sur la mer étaient splendides. Je découvrai le style Godard, un grand cinéaste</text:span><text:span text:style-name="T320"><text:note text:id="ftn52" text:note-class="footnote"><text:note-citation>52</text:note-citation><text:note-body><text:p text:style-name="P447">En référence au livre « <text:span text:style-name="T225">Un an après » </text:span>d’Anne Wiazemsky <text:span text:style-name="T225">qui fut l’épouse de</text:span> <text:span text:style-name="T225">Jean-Luc Godard. Il est un grand cinéaste mais aussi un grand emmerdeur.</text:span></text:p></text:note-body></text:note></text:span><text:span text:style-name="T320"> !</text:span></text:p>
      <text:p text:style-name="P127"><text:span text:style-name="T322">U</text:span>n cinéaste également remarquable est Roger Vadim. Rien que les titres de ses films faisaient grincer la critique religieuse : « Et <text:span text:style-name="T321">D</text:span>ieu créa la femme, Le repos du guerrier, Les sept péchés capitaux ».</text:p>
      <text:p text:style-name="P297"><text:span text:style-name="T334">Illustration </text:span><text:span text:style-name="T334"><text:sequence text:ref-name="refIllustration80" text:name="Illustration" text:formula="ooow:Illustration+1" style:num-format="1">81</text:sequence></text:span><text:span text:style-name="T334">:</text:span></text:p>
      <text:p text:style-name="P214">Judith Anderson</text:p>
      <text:p text:style-name="P214">Joan Fontaine</text:p>
      <text:p text:style-name="P214">Rebecca d'Alfred Hitchcock</text:p>
      <text:p text:style-name="P253">Source : Wikipédia</text:p>
      <text:p text:style-name="P395">Rebecca.jpg</text:p>
      <text:p text:style-name="P329"/>
      <text:p text:style-name="P128">Parmi les grands cinéastes, Alfred Hitchcock constituait une référence au sein de notre famille <text:span text:style-name="T323">et je pense que c’était le seul. En </text:span><text:soft-page-break/><text:span text:style-name="T323">1963, avec Bernard, j’ai vu « Les oiseaux », j’ai le souvenir précis de m’être planqué sous mon imperméable durant certaines scènes d’horreur. « Rebecca » sorti en 1940 reste pour moi le meilleur film d’Alfred Hitchcock. Je l’ai découvert tardivement et dans la foulée, je me suis passionné à lire le livre de son auteur Daphné du Maurier ainsi que celui de Tatiana de Rosnay, « Manderley for ever ».</text:span></text:p>
      <text:p text:style-name="P484"/>
      <text:h text:style-name="P533" text:outline-level="3"><text:bookmark-start text:name="__RefHeading___Toc7793_1833629814"/>François Truffaut <text:span text:style-name="T324">et Robert Bresson</text:span><text:bookmark-end text:name="__RefHeading___Toc7793_1833629814"/></text:h>
      <text:p text:style-name="P297"><text:span text:style-name="T334">Illustration </text:span><text:span text:style-name="T334"><text:sequence text:ref-name="refIllustration81" text:name="Illustration" text:formula="ooow:Illustration+1" style:num-format="1">82</text:sequence></text:span><text:span text:style-name="T334">: </text:span></text:p>
      <text:p text:style-name="P214">François Truffaut</text:p>
      <text:p text:style-name="P254">Source : Wikipédia</text:p>
      <text:p text:style-name="P396">François_truffaut.jpg</text:p>
      <text:p text:style-name="P330"/>
      <text:p text:style-name="P129">Durant mes études supérieures et ensuite lors de mon entrée dans la vie active, l’un de mes cinéastes préféré<text:span text:style-name="T321">s</text:span> était et reste François Truffaut. De lui, c’est « La nuit américaine » qui me revient souvent à l’esprit. <text:span text:style-name="T325">L’impression qu’il me donne est la description de la vie telle qu’elle est dans la réalité. Également, son personnage favori, Antoine Doisnel, interprété magnifiquement par Jean-Pierre Léaud, me laisse à penser qu’en certains points, je lui ressemble.</text:span></text:p>
      <text:p text:style-name="P130"><text:span text:style-name="T325">U</text:span>n événement important est la sortie en 1966 du film « Au ha<text:span text:style-name="T326">s</text:span>ard Baltazar » de <text:span text:style-name="T326">R</text:span>obert Bresson. L’héroïne du film, Marie est interprétée par la petite fille de François Mauriac, Anne Wiazemsky. Elle est née en 1947, a été l’épouse de Jean-Luc Godard et écrivaine. Quasiment ma jumelle, je suis resté par la pensée en affinité avec elle. Elle est décédée en 2017. <text:span text:style-name="T326">J</text:span>’ai alors été surpris par le peu d’honneur que les médias lui ont témoigné. <text:span text:style-name="T326">J</text:span>’ai lu <text:span text:style-name="T327">une grande partie de ses livres, en particulier ceux qui décrivent les événements de mai 68.</text:span></text:p>
      <text:p text:style-name="P131"/>
      <text:h text:style-name="P533" text:outline-level="3"><text:bookmark-start text:name="__RefHeading___Toc7611_1833629814"/>Billy Wilder<text:bookmark-end text:name="__RefHeading___Toc7611_1833629814"/></text:h>
      <text:p text:style-name="P131">Récemment, <text:s/>j’ai découvert Billy Wilder né en 1906, 4 ans avant mon père !</text:p>
      <text:p text:style-name="P131">J’ai été surpris par la qualité de son film « Sunset Boulevard » sorti en 1950. Ce film, je l’ai regardé pas loin d’une dizaine de fois. À <text:soft-page-break/>chaque fois, il me donne l’impression du chef d’œuvre absolu ! Dans la foulée, j’ai lu le livre de <text:span text:style-name="T328">Jonathan Coe « Billy Wilder et moi » qui me l’a fait découvrir ainsi que son scénariste Iz Diamond et son interprète Calista. Le contexte du livre est le tournage du film « Fedora » sorti en 1978. Calista est une jeune femme grecque qui rencontre par hasard Billy Wilder dans un restaurant français de Los Angeles. Elle est l’héroïne et la narratrice du livre de Jonathan Coe.</text:span></text:p>
      <text:h text:style-name="P533" text:outline-level="3"><text:bookmark-start text:name="__RefHeading___Toc7795_1833629814"/><text:span text:style-name="T534">L</text:span>e cinéma d’aujou<text:span text:style-name="T502">r</text:span>d’hui<text:bookmark-end text:name="__RefHeading___Toc7795_1833629814"/></text:h>
      <text:p text:style-name="P132">Je continue à suivre l’actualité cinématographique mais sans doute avec moins d’assiduité qu’avant. Chaque semaine, je lis méthodiquement Télérama pour essayer de glaner les films qui m’intéressent. Dans les salles mais également à la télévision. En salle, j’ai vu récemment (mai 2021) « The father » qui traite merveilleusement bien de la maladie d’Alzheimer. À la télévision, j’enregistre de nombreux films <text:span text:style-name="T329">et je me suis constitué une importante vidéothèque.</text:span></text:p>
      <text:p text:style-name="P105"/>
      <text:p text:style-name="P105"/>
      <text:p text:style-name="P411"/>
      <text:h text:style-name="P523" text:outline-level="2"><text:bookmark-start text:name="__RefHeading___Toc5337_2121156770"/>Radio et télévision [8]<text:note text:id="ftn53" text:note-class="footnote"><text:note-citation>53</text:note-citation><text:note-body><text:p text:style-name="P459">En référence à Wikipédia, <text:span text:style-name="T4">le huitième art intitulé « </text:span><text:span text:style-name="T28">arts médiatiques</text:span><text:span text:style-name="T4"> » </text:span><text:span text:style-name="T23">inclut</text:span><text:span text:style-name="T4"> la radio et la télévision</text:span>.</text:p></text:note-body></text:note><text:bookmark-end text:name="__RefHeading___Toc5337_2121156770"/></text:h>
      <text:p text:style-name="P118">La radio, France Musique, j'en ai déjà parlé, concernant France Culture, je l’ai intégrée plus tardivement. C'est une radio sérieuse dont les sujets sont diversifiés. Au début, son accès n'est pas facile. Par contre, la qualité sonore est remarquable et les émissions sont soigneusement préparées. Après un effort pour intégrer certains de ses thèmes, la satisfaction est au rendez-vous. Comme pour la télévision, une consultation préalable des programmes dans Télérama est précieuse et nécessaire. C'est d'ailleurs pour cette raison que je me suis abonné à <text:span text:style-name="T534">Télérama</text:span> à la fin des années 1980. Sans entrer dans les détails de mes écoutes, mon émission préférée est celle de Jean de Loisy « L'art est la matière ».</text:p>
      <text:p text:style-name="P118"/>
      <text:p text:style-name="P133">Conjointement à la musique, la radio, les concerts ; le son a été depuis mon enfance au centre de mes activités. Ce centre d’intérêt a été d’abord instinctif pour devenir à l’<text:span text:style-name="T534">â</text:span>ge adulte mieux identifier. Trois faits marquants sont à l’origine de cette passion. Le premier est la découverte quand j’étais adolescent des chaîne HI-FI. En ma qualité de futur électronicien, j’ai, pendant une dizaine d’années, bidouillé des amplificateurs « basse<text:span text:style-name="T525">s</text:span> fréquence<text:span text:style-name="T525">s »</text:span> et leurs enceintes acoustiques. Ces bidouilles, je les ai réalisées avec l’idée de parfaire la qualité sonore. Le second est lors de mon arrivée à Paris de m’abreuver tant et plus de concerts, pour exemple ceux de Paul Kuentz. Le troisième est la découverte de Yann Paranthoën, homme de radio, de France Culture en particulier, fils d'un tailleur de pierre breton, il se dit "tailleur de sons". Son monde est celui du montage sonore et ses réalisations sont d’un grand intérêt. De nombreux <text:soft-page-break/>podcasts sont disponibles sur le site de France Culture. Le quatrième est la rencontre de Marie Surel, biographe sonore. Elle a travaillé chez France Culture, elle n’a pas connu <text:s/>personnellement Yann Paranthoën mais l’a comme moi beaucoup apprécié. Elle réalise des portraits sonores.</text:p>
      <text:p text:style-name="P133"/>
      <text:h text:style-name="P523" text:outline-level="2"><text:bookmark-start text:name="__RefHeading___Toc5509_2121156770"/>L’art culinaire [11]<text:note text:id="ftn54" text:note-class="footnote"><text:note-citation>54</text:note-citation><text:note-body><text:p text:style-name="P459">En référence à Wikipédia, <text:span text:style-name="T4">le onzième art n’a pas fait l’objet d’un consensus concernant sa désignation, il inclu</text:span><text:span text:style-name="T21">t</text:span><text:span text:style-name="T4"> entre autres l’art culinaire.</text:span></text:p></text:note-body></text:note><text:bookmark-end text:name="__RefHeading___Toc5509_2121156770"/></text:h>
      <text:p text:style-name="P506"><text:span text:style-name="T334">Au sein de la famille, l’art culinaire ou plus simplement la cuisine occupait une place prépondérante. Notre mère était une excellente cuisinière. Elle aimait faire plaisir et elle s’investissait en conséquence. Sa phrase rituelle avant de commencer la dégustation d’un plat était : régalez-vous mes enfants ! </text:span><text:span text:style-name="T412">Toutefois, la préparation des 14 repas hebdomadaires constituait une lourde charge et elle appréciait d’être aid</text:span><text:span text:style-name="T422">ée</text:span><text:span text:style-name="T412">, second</text:span><text:span text:style-name="T422">ée</text:span><text:span text:style-name="T412"> ou remplac</text:span><text:span text:style-name="T422">ée</text:span><text:span text:style-name="T412">. Parmi les six enfants que nous étions, les 5 garçons se débrouillaient plutôt bien, Chantal y participait mais sans trop de passion. Quand Marie-Françoise a démarré son activité chez Tupperware, </text:span><text:span text:style-name="T413">la délégation est devenue fréquente, la responsabilité de l’enfant était alors totale : le porte-monnaie est là, tu te débrouilles </text:span><text:span text:style-name="T422">disait-elle </text:span><text:span text:style-name="T413">! Avec le recul, cette politique était très efficace et avait le grand avantage de nous inculquer le sens des responsabilités.</text:span></text:p>
      <text:p text:style-name="P507"><text:soft-page-break/><text:span text:style-name="T413">E</text:span><text:span text:style-name="T334">n ce qui me concerne, j’ai très jeune été attiré par la cuisine. Dès l’age de dix ans, la responsabilité de la </text:span><text:span text:style-name="T428">fabrication</text:span><text:span text:style-name="T334"> des yaourts m’a été attribué. Le système était composé d’un dispositif isotherme sous forme </text:span><text:span text:style-name="T415">d’un socle </text:span><text:span text:style-name="T416">circulaire </text:span><text:span text:style-name="T415">surmonté d’un </text:span><text:span text:style-name="T416">couvercle </text:span><text:span text:style-name="T422">en</text:span><text:span text:style-name="T416"> forme d</text:span><text:span text:style-name="T415">e </text:span><text:span text:style-name="T334">cloche, de </text:span><text:span text:style-name="T422">8</text:span><text:span text:style-name="T334"> ramequins hexagonaux et </text:span><text:span text:style-name="T416">d’</text:span><text:span text:style-name="T334">un thermomètre. </text:span><text:span text:style-name="T414">À partir d’un ferment, acheté en pharmacie, dilué dans un peu de lait froid, d’un litre de lait porté à ébullition, puis versé dans les ramequins, le principe consiste à </text:span><text:span text:style-name="T416">diluer le ferment dans chaque ramequin et </text:span><text:span text:style-name="T414">attendre que la température, mesurée à l’aide du thermomètre dans l’un des ramequins, </text:span><text:span text:style-name="T415">diminue </text:span><text:span text:style-name="T414">jusqu’à atteindre </text:span><text:span text:style-name="T415">4</text:span><text:span text:style-name="T414">5 °C, </text:span><text:span text:style-name="T415">pour couvrir avec l</text:span><text:span text:style-name="T416">e couvercle</text:span><text:span text:style-name="T415">. Le déroulement du processus de fermentation demande </text:span><text:span text:style-name="T416">ensuite </text:span><text:span text:style-name="T415">12 heures. </text:span><text:span text:style-name="T416">Le yaourt obtenu est d’excellente qualité et très économique. Un résidu d’environ un quart d</text:span><text:span text:style-name="T417">e</text:span><text:span text:style-name="T416"> ramequin est </text:span><text:span text:style-name="T418">ré</text:span><text:span text:style-name="T416">servé pour servir de ferment à la fabrication suivante.</text:span></text:p>
      <text:p text:style-name="P508"><text:span text:style-name="T416">U</text:span><text:span text:style-name="T334">ne autre attribution également très appréciée, était la cuisson des frites. Pour éviter les odeurs, l’arrière-cuisine était alors utilisée. Traditionnellement, le bain de friture était, dans un premier temps, composé de gras de bœuf acheté chez le boucher, puis, ce fut de l’huile végétale. Deux bains de cuisson sont nécessaires pour obtenir un bon résultat, un premier </text:span><text:span text:style-name="T418">préalable et le second avant la dégustation. Le grand art est la bonne maîtrise de la température pour garantir une bonne cuisson de la pomme de terre et un croustillant agréable.</text:span></text:p>
      <text:p text:style-name="P516"><text:soft-page-break/><text:span text:style-name="T334">Un souvenir notable est lors d’un dîner familial à Ambleteuse avec notre grand-mère paternelle et l’abbé Courouble, </text:span><text:span text:style-name="T419">professeur-responsable de Bernard, </text:span><text:span text:style-name="T334">que Marie-Françoise avait généreusement invité pour les vacances </text:span><text:span text:style-name="T419">estivales</text:span><text:span text:style-name="T334">. </text:span><text:span text:style-name="T419">Au milieu du repas, la quantité de nourriture prévue s’est avérée insuffisante. Après un bref pourparler, j’ai été désigné pour cuisiner une omelette ! La rigueur de l’éducation familiale imposait que je sois le seul à m’isoler dans la cuisine et que la conversation puisse combler le temps d’attente. Voilà, je n’avais pas le droit à l’erreur, </text:span><text:span text:style-name="T421">du haut de mes treize ans, </text:span><text:span text:style-name="T419">il fallait que je </text:span><text:span text:style-name="T421">me </text:span><text:span text:style-name="T419">débrouille </text:span><text:span text:style-name="T420">pour cuire cette omelette et que sa présentation soit satisfaisante en regard d’un contexte quelque peu protocolaire ! L’objectif « numéro un » était que l’omelette attache le moins possible le fond de la poêle</text:span><text:span text:style-name="T420"><text:note text:id="ftn55" text:note-class="footnote"><text:note-citation>55</text:note-citation><text:note-body><text:p text:style-name="P462">La batterie de cuisine était à cette époque en aluminium.</text:p></text:note-body></text:note></text:span><text:span text:style-name="T420">. </text:span><text:span text:style-name="T422">Après avoir préparé les œufs dans un grand bol, </text:span><text:span text:style-name="T423">sur la gazinière, j’ai allumé le bec adéquat </text:span><text:span text:style-name="T424">en le réglant à son maximum</text:span><text:span text:style-name="T423">, positionné la poêle au centre du foyer, incorporé la matière grasse, attendu la montée en température, jeté le contenu du bol, puis à </text:span><text:span text:style-name="T424">l’attente </text:span><text:span text:style-name="T423">du frémissement, réglé l’intensité du foyer </text:span><text:span text:style-name="T424">à son minimum jusqu’à la fin de la cuisson. Le plat fut très apprécié mais ce qui a, au plus au point, retenu mon attention est la difficulté que j’avais eu au réglage minimum du foyer. En effet pour garantir la réussite de la cuisson, j’avais usé d’une astuce qui consistait à parfaire le réglage de ce minimum en intervenant sur le robinet </text:span><text:span text:style-name="T425">de la bouteille de gaz.</text:span></text:p>
      <text:p text:style-name="P517"><text:soft-page-break/><text:span text:style-name="T334">En regard de ces premières expériences, je me suis rendu compte que le réglage de la température de cuisson était très délicat et difficile à maîtriser. </text:span><text:span text:style-name="T426">À partir de là, je me suis dit qu’il serait intéressant d’automatiser ce réglage. Durant ma carrière professionnelle, je n’ai pas eu de temps à y consacrer et j’ai donc attendu ma mise à la retraite pour démarrer un projet</text:span><text:span text:style-name="T426"><text:note text:id="ftn56" text:note-class="footnote"><text:note-citation>56</text:note-citation><text:note-body><text:p text:style-name="P435">https://fablabo.net/wiki/SCC</text:p></text:note-body></text:note></text:span><text:span text:style-name="T426"> de </text:span><text:span text:style-name="T427">système de cuisson automatisée qui s’est concrétisé successivement par un </text:span><text:span text:style-name="T384">S</text:span><text:span text:style-name="T427">ystème de </text:span><text:span text:style-name="T384">C</text:span><text:span text:style-name="T427">uisson </text:span><text:span text:style-name="T384">A</text:span><text:span text:style-name="T427">ssisté par </text:span><text:span text:style-name="T384">O</text:span><text:span text:style-name="T427">rdinateur (</text:span><text:span text:style-name="T384">SCAO</text:span><text:span text:style-name="T427">) puis un </text:span><text:span text:style-name="T383">S</text:span><text:span text:style-name="T426">ystème de </text:span><text:span text:style-name="T383">C</text:span><text:span text:style-name="T426">uisson </text:span><text:span text:style-name="T383">I</text:span><text:span text:style-name="T426">ntelligente (</text:span><text:span text:style-name="T383">SCI</text:span><text:span text:style-name="T426">). </text:span><text:span text:style-name="T427">Ce dernier, sous la forme d’un prototype, est opérationnel dans ma maison de Saint-Molf.</text:span></text:p>
      <text:h text:style-name="Heading_20_1" text:outline-level="1"><text:bookmark-start text:name="__RefHeading___Toc5718_2233911976"/><text:span text:style-name="T427">C</text:span><text:span text:style-name="T334">onclusion</text:span><text:bookmark-end text:name="__RefHeading___Toc5718_2233911976"/></text:h>
      <text:p text:style-name="P518"><text:span text:style-name="T334">J’étais à l’approche de mes vingt-cinq </text:span><text:span text:style-name="T431">ans </text:span><text:span text:style-name="T334">quand j’ai terminé mes études à Tournai, </text:span><text:span text:style-name="T430">avec mon diplôme en poche, </text:span><text:span text:style-name="T334">cette première saison se terminait, </text:span><text:span text:style-name="T429">une deuxième allait commencer, c’est celle de mon entrée dans la vie active, puis de mon mariage avec Martine Alavoine, de mes enfants, Arnaud et Bruno, de ma vie familiale et professionnelle.</text:span></text:p>
      <text:p text:style-name="P519"><text:span text:style-name="T429">L’</text:span><text:span text:style-name="T334">écriture de ces souvenirs de jeunesse m’ont permis d’éclaircir les événements qui ont jalonné cette première phase de ma vie, </text:span><text:span text:style-name="T430">de m’en faire une idée globale pour mieux comprendre mes motivations.</text:span></text:p>
      <text:p text:style-name="P509"><text:soft-page-break/></text:p>
      <text:p text:style-name="P118"/>
      <text:p text:style-name="P118"/>
      <text:p text:style-name="P118"/>
      <text:p text:style-name="P121"/>
      <text:p text:style-name="P485"/>
      <text:p text:style-name="P354"/>
      <text:p text:style-name="P345"/>
      <text:p text:style-name="P486"/>
      <text:p text:style-name="P487">Couverture de fin</text:p>
      <text:p text:style-name="P149">texte de présentation à demander à Joël ou Isabel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loext:graphic-properties draw:fill="solid" draw:fill-color="#faf0e6"/>
      <style:paragraph-properties fo:margin-left="0cm" fo:margin-right="0cm" fo:text-indent="0cm" style:auto-text-indent="false" fo:background-color="#faf0e6"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solid" draw:fill-color="#ffffff"/>
      <style:paragraph-properties fo:margin-left="0cm" fo:margin-right="0cm" fo:text-indent="0cm" style:auto-text-indent="false" fo:background-color="#ffffff">
        <style:tab-stops>
          <style:tab-stop style:position="1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loext:graphic-properties draw:fill="solid" draw:fill-color="#faf0e6"/>
      <style:paragraph-properties fo:margin-left="0.499cm" fo:margin-right="0cm" fo:text-indent="0cm" style:auto-text-indent="false" fo:background-color="#faf0e6">
        <style:tab-stops>
          <style:tab-stop style:position="10.3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ff" officeooo:rsid="0041616e" officeooo:paragraph-rsid="0041616e"/>
    </style:style>
    <style:style style:name="MP2" style:family="paragraph" style:parent-style-name="Footer">
      <style:paragraph-properties fo:text-align="center" style:justify-single-word="false"/>
      <style:text-properties fo:color="#0000ff" fo:font-size="14pt" fo:font-weight="bold" officeooo:rsid="001b617f" officeooo:paragraph-rsid="001b617f" style:font-size-asian="14pt" style:font-weight-asian="bold" style:font-size-complex="14pt" style:font-weight-complex="bold"/>
    </style:style>
    <style:style style:name="MP3" style:family="paragraph" style:parent-style-name="Footer">
      <style:paragraph-properties fo:text-align="center" style:justify-single-word="false"/>
      <style:text-properties fo:color="#0000ff" fo:font-weight="bold" style:font-weight-asian="bold" style:font-weight-complex="bold"/>
    </style:style>
    <style:page-layout style:name="Mpm1">
      <style:page-layout-properties fo:page-width="14.801cm" fo:page-height="21.001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4.801cm" fo:page-height="21.001cm" style:num-format="1" style:print-orientation="portrait" fo:margin-top="2cm" fo:margin-bottom="2cm" fo:margin-left="2cm" fo:margin-right="2cm" fo:background-color="#faf0e6"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af0e6"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14.801cm" fo:page-height="21.001cm" style:num-format="1" style:print-orientation="portrait" fo:margin-top="2cm" fo:margin-bottom="2cm" fo:margin-left="2cm" fo:margin-right="2cm" style:shadow="none" fo:background-color="#faf0e6"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af0e6"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Souvenirs de jeunesse</text:p>
      </style:header>
      <style:footer>
        <text:p text:style-name="MP2"><text:page-number text:select-page="current">122</text:page-number></text:p>
      </style:footer>
    </style:master-page>
    <style:master-page style:name="First_20_Page" style:display-name="First Page" style:page-layout-name="Mpm2" style:next-style-name="Standard">
      <style:footer>
        <text:p text:style-name="Footer"/>
      </style:footer>
    </style:master-page>
    <style:master-page style:name="Conversion_20_1" style:display-name="Conversion 1" style:page-layout-name="Mpm3" style:next-style-name="Standard">
      <style:header>
        <text:p text:style-name="MP1">Souvenirs de jeunesse</text:p>
      </style:header>
      <style:footer>
        <text:p text:style-name="MP3"><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3T17:20:52.995724032</meta:creation-date>
    <dc:date>2022-11-19T15:20:26.805024501</dc:date>
    <meta:editing-duration>P1DT13M4S</meta:editing-duration>
    <meta:editing-cycles>120</meta:editing-cycles>
    <meta:generator>LibreOffice/6.4.7.2$Linux_X86_64 LibreOffice_project/40$Build-2</meta:generator>
    <meta:print-date>2022-11-06T11:59:17.824740125</meta:print-date>
    <meta:document-statistic meta:table-count="0" meta:image-count="0" meta:object-count="1" meta:page-count="122" meta:paragraph-count="706" meta:word-count="22390" meta:character-count="137941" meta:non-whitespace-character-count="1162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9.3mm"/>
    </style:style>
    <style:style style:name="co2" style:family="table-column">
      <style:table-column-properties fo:break-before="auto" style:column-width="56.73mm"/>
    </style:style>
    <style:style style:name="co3" style:family="table-column">
      <style:table-column-properties fo:break-before="auto" style:column-width="62.99mm"/>
    </style:style>
    <style:style style:name="co4" style:family="table-column">
      <style:table-column-properties fo:break-before="auto" style:column-width="88.58mm"/>
    </style:style>
    <style:style style:name="co5"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9.53mm" fo:break-before="auto" style:use-optimal-row-height="true"/>
    </style:style>
    <style:style style:name="ro3" style:family="table-row">
      <style:table-row-properties style:row-height="11.52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76" number:automatic-order="true">
      <number:day/>
      <number:text> </number:text>
      <number:month number:style="long" number:textual="true"/>
      <number:text> </number:text>
      <number:year number:style="long"/>
    </number:date-style>
    <style:style style:name="ce19" style:family="table-cell" style:parent-style-name="Default" style:data-style-name="N76">
      <style:table-cell-properties style:text-align-source="fix" style:repeat-content="false" fo:border="0.74pt solid #000000" style:vertical-align="middle"/>
      <style:paragraph-properties fo:text-align="center" fo:margin-left="0mm"/>
      <style:text-properties fo:color="#0000ff" fo:font-size="12pt" fo:font-weight="bold" style:font-size-asian="12pt" style:font-weight-asian="bold" style:font-size-complex="12pt" style:font-weight-complex="bold"/>
    </style:style>
    <style:style style:name="ce20" style:family="table-cell" style:parent-style-name="Default" style:data-style-name="N76">
      <style:table-cell-properties style:text-align-source="fix" style:repeat-content="false" fo:border="0.74pt solid #000000" style:vertical-align="middle"/>
      <style:paragraph-properties fo:text-align="center" fo:margin-left="0mm"/>
      <style:text-properties fo:color="#0000ff" fo:font-size="12pt" fo:font-weight="normal" style:font-size-asian="12pt" style:font-weight-asian="normal" style:font-size-complex="12pt" style:font-weight-complex="normal"/>
    </style:style>
    <style:style style:name="ce21" style:family="table-cell" style:parent-style-name="Default" style:data-style-name="N76">
      <style:table-cell-properties style:text-align-source="fix" style:repeat-content="false" fo:wrap-option="wrap" fo:border="0.74pt solid #000000" style:vertical-align="middle"/>
      <style:paragraph-properties fo:text-align="center" fo:margin-left="0mm"/>
      <style:text-properties fo:color="#0000ff" fo:font-size="12pt" fo:font-weight="normal" style:font-size-asian="12pt" style:font-weight-asian="normal" style:font-size-complex="12pt" style:font-weight-complex="normal"/>
    </style:style>
    <style:style style:name="ce22" style:family="table-cell" style:parent-style-name="Default" style:data-style-name="N76">
      <style:table-cell-properties style:text-align-source="fix" style:repeat-content="false" fo:border="0.74pt solid #000000" style:vertical-align="middle"/>
      <style:paragraph-properties fo:text-align="center"/>
      <style:text-properties fo:color="#0000ff" fo:font-size="12pt" style:font-size-asian="12pt" style:font-size-complex="12pt"/>
    </style:style>
    <style:style style:name="ce23" style:family="table-cell" style:parent-style-name="Default">
      <style:table-cell-properties style:text-align-source="fix" style:repeat-content="false" fo:border="0.74pt solid #000000"/>
      <style:paragraph-properties fo:text-align="center" fo:margin-left="0mm"/>
      <style:text-properties fo:color="#0000ff" fo:font-size="12pt" fo:font-weight="bold" style:font-size-asian="12pt" style:font-weight-asian="bold" style:font-size-complex="12pt" style:font-weight-complex="bold"/>
    </style:style>
    <style:style style:name="ce24" style:family="table-cell" style:parent-style-name="Default">
      <style:table-cell-properties style:text-align-source="fix" style:repeat-content="false" fo:border="0.74pt solid #000000"/>
      <style:paragraph-properties fo:text-align="center" fo:margin-left="0mm"/>
      <style:text-properties fo:color="#0000ff" fo:font-size="12pt" fo:font-weight="normal" style:font-size-asian="12pt" style:font-weight-asian="normal" style:font-size-complex="12pt" style:font-weight-complex="normal"/>
    </style:style>
    <style:style style:name="ce25" style:family="table-cell" style:parent-style-name="Default">
      <style:table-cell-properties style:text-align-source="fix" style:repeat-content="false" fo:wrap-option="wrap" fo:border="0.74pt solid #000000" style:vertical-align="middle"/>
      <style:paragraph-properties fo:text-align="center" fo:margin-left="0mm"/>
      <style:text-properties fo:color="#0000ff" fo:font-size="12pt" fo:font-weight="normal" style:font-size-asian="12pt" style:font-weight-asian="normal" style:font-size-complex="12pt" style:font-weight-complex="normal"/>
    </style:style>
    <style:style style:name="ce26" style:family="table-cell" style:parent-style-name="Default">
      <style:table-cell-properties style:text-align-source="fix" style:repeat-content="false" fo:wrap-option="wrap" fo:border="0.74pt solid #000000" style:vertical-align="middle"/>
      <style:paragraph-properties fo:text-align="center" fo:margin-left="0mm"/>
      <style:text-properties fo:color="#0000ff" fo:font-size="12pt" style:font-size-asian="12pt" style:font-size-complex="12pt"/>
    </style:style>
    <style:style style:name="ce27" style:family="table-cell" style:parent-style-name="Default">
      <style:table-cell-properties style:text-align-source="fix" style:repeat-content="false" fo:border="0.74pt solid #000000" style:vertical-align="middle"/>
      <style:paragraph-properties fo:text-align="center" fo:margin-left="0mm"/>
      <style:text-properties fo:color="#0000ff" fo:font-size="12pt" style:font-size-asian="12pt" style:font-size-complex="12pt"/>
    </style:style>
    <style:style style:name="ce10" style:family="table-cell" style:parent-style-name="Default" style:data-style-name="N76">
      <style:table-cell-properties style:text-align-source="fix" style:repeat-content="false" fo:border="0.74pt solid #000000" style:vertical-align="middle"/>
      <style:paragraph-properties fo:text-align="center" fo:margin-left="0mm"/>
      <style:text-properties fo:color="#0000ff" fo:font-size="12pt" fo:font-weight="bold" style:font-size-asian="12pt" style:font-weight-asian="bold" style:font-size-complex="12pt" style:font-weight-complex="bold"/>
    </style:style>
    <style:style style:name="ce11" style:family="table-cell" style:parent-style-name="Default" style:data-style-name="N76">
      <style:table-cell-properties style:text-align-source="fix" style:repeat-content="false" fo:border="0.74pt solid #000000" style:vertical-align="middle"/>
      <style:paragraph-properties fo:text-align="center" fo:margin-left="0mm"/>
      <style:text-properties fo:color="#0000ff" fo:font-size="12pt" fo:font-weight="normal" style:font-size-asian="12pt" style:font-weight-asian="normal" style:font-size-complex="12pt" style:font-weight-complex="normal"/>
    </style:style>
    <style:style style:name="ce12" style:family="table-cell" style:parent-style-name="Default" style:data-style-name="N76">
      <style:table-cell-properties style:text-align-source="fix" style:repeat-content="false" fo:wrap-option="wrap" fo:border="0.74pt solid #000000" style:vertical-align="middle"/>
      <style:paragraph-properties fo:text-align="center" fo:margin-left="0mm"/>
      <style:text-properties fo:color="#0000ff" fo:font-size="12pt" fo:font-weight="normal" style:font-size-asian="12pt" style:font-weight-asian="normal" style:font-size-complex="12pt" style:font-weight-complex="normal"/>
    </style:style>
    <style:style style:name="ce13" style:family="table-cell" style:parent-style-name="Default" style:data-style-name="N76">
      <style:table-cell-properties style:text-align-source="fix" style:repeat-content="false" fo:border="0.74pt solid #000000" style:vertical-align="middle"/>
      <style:paragraph-properties fo:text-align="center"/>
      <style:text-properties fo:color="#0000ff" fo:font-size="12pt" style:font-size-asian="12pt" style:font-size-complex="12pt"/>
    </style:style>
    <style:style style:name="ce14" style:family="table-cell" style:parent-style-name="Default">
      <style:table-cell-properties style:text-align-source="fix" style:repeat-content="false" fo:border="0.74pt solid #000000"/>
      <style:paragraph-properties fo:text-align="center" fo:margin-left="0mm"/>
      <style:text-properties fo:color="#0000ff" fo:font-size="12pt" fo:font-weight="bold" style:font-size-asian="12pt" style:font-weight-asian="bold" style:font-size-complex="12pt" style:font-weight-complex="bold"/>
    </style:style>
    <style:style style:name="ce15" style:family="table-cell" style:parent-style-name="Default">
      <style:table-cell-properties style:text-align-source="fix" style:repeat-content="false" fo:border="0.74pt solid #000000"/>
      <style:paragraph-properties fo:text-align="center" fo:margin-left="0mm"/>
      <style:text-properties fo:color="#0000ff" fo:font-size="12pt" fo:font-weight="normal" style:font-size-asian="12pt" style:font-weight-asian="normal" style:font-size-complex="12pt" style:font-weight-complex="normal"/>
    </style:style>
    <style:style style:name="ce16" style:family="table-cell" style:parent-style-name="Default">
      <style:table-cell-properties style:text-align-source="fix" style:repeat-content="false" fo:wrap-option="wrap" fo:border="0.74pt solid #000000" style:vertical-align="middle"/>
      <style:paragraph-properties fo:text-align="center" fo:margin-left="0mm"/>
      <style:text-properties fo:color="#0000ff" fo:font-size="12pt" fo:font-weight="normal" style:font-size-asian="12pt" style:font-weight-asian="normal" style:font-size-complex="12pt" style:font-weight-complex="normal"/>
    </style:style>
    <style:style style:name="ce17" style:family="table-cell" style:parent-style-name="Default">
      <style:table-cell-properties style:text-align-source="fix" style:repeat-content="false" fo:wrap-option="wrap" fo:border="0.74pt solid #000000" style:vertical-align="middle"/>
      <style:paragraph-properties fo:text-align="center" fo:margin-left="0mm"/>
      <style:text-properties fo:color="#0000ff" fo:font-size="12pt" style:font-size-asian="12pt" style:font-size-complex="12pt"/>
    </style:style>
    <style:style style:name="ce18" style:family="table-cell" style:parent-style-name="Default">
      <style:table-cell-properties style:text-align-source="fix" style:repeat-content="false" fo:border="0.74pt solid #000000" style:vertical-align="middle"/>
      <style:paragraph-properties fo:text-align="center" fo:margin-left="0mm"/>
      <style:text-properties fo:color="#0000ff" fo:font-size="12pt" style:font-size-asian="12pt" style:font-size-complex="12pt"/>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0"/>
        <table:table-column table:style-name="co2" table:default-cell-style-name="ce10"/>
        <table:table-column table:style-name="co3" table:default-cell-style-name="ce14"/>
        <table:table-column table:style-name="co4" table:default-cell-style-name="ce14"/>
        <table:table-row table:style-name="ro1">
          <table:table-cell office:value-type="string" calcext:value-type="string">
            <text:p>Date début</text:p>
          </table:table-cell>
          <table:table-cell office:value-type="string" calcext:value-type="string">
            <text:p>Date fin</text:p>
          </table:table-cell>
          <table:table-cell office:value-type="string" calcext:value-type="string">
            <text:p>Désignation</text:p>
          </table:table-cell>
          <table:table-cell office:value-type="string" calcext:value-type="string">
            <text:p>Evénement / lieu</text:p>
          </table:table-cell>
        </table:table-row>
        <table:table-row table:style-name="ro1">
          <table:table-cell table:style-name="ce11" office:value-type="date" office:date-value="1946-10-21" calcext:value-type="date">
            <text:p>21 octobre 1946</text:p>
          </table:table-cell>
          <table:table-cell table:style-name="ce11" office:value-type="date" office:date-value="1958-10-04" calcext:value-type="date">
            <text:p>4 octobre 1958</text:p>
          </table:table-cell>
          <table:table-cell table:style-name="ce15" office:value-type="string" calcext:value-type="string">
            <text:p>IV république</text:p>
          </table:table-cell>
          <table:table-cell table:style-name="ce15" office:value-type="string" calcext:value-type="string">
            <text:p>Adoption par référendum</text:p>
          </table:table-cell>
        </table:table-row>
        <table:table-row table:style-name="ro2">
          <table:table-cell table:style-name="ce12" office:value-type="date" office:date-value="1946-12-16" calcext:value-type="date">
            <text:p>16 décembre 1946</text:p>
          </table:table-cell>
          <table:table-cell table:style-name="ce12" office:value-type="date" office:date-value="1947-01-16" calcext:value-type="date">
            <text:p>16 janvier 1947</text:p>
          </table:table-cell>
          <table:table-cell table:style-name="ce16" office:value-type="string" calcext:value-type="string">
            <text:p>Vincent Auriol</text:p>
          </table:table-cell>
          <table:table-cell table:style-name="ce16" office:value-type="string" calcext:value-type="string">
            <text:p>Président de l'Assemblée nationale exerce les fonctions de chef de l'État</text:p>
          </table:table-cell>
        </table:table-row>
        <table:table-row table:style-name="ro3">
          <table:table-cell table:style-name="ce13" office:value-type="date" office:date-value="1946-12-28" calcext:value-type="date">
            <text:p>28 décembre 1946</text:p>
          </table:table-cell>
          <table:table-cell table:style-name="ce13"/>
          <table:table-cell table:style-name="ce17" office:value-type="string" calcext:value-type="string">
            <text:p>Naissance de Régis à Roubaix à 17h</text:p>
          </table:table-cell>
          <table:table-cell table:style-name="ce18" office:value-type="string" calcext:value-type="string">
            <text:p>8 rue Philippe de Girard 59 Tourcoing</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9">00/00/0000</text:date>, <text:time style:data-style-name="N2" text:time-value="11:48:39.1511997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